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4" table:number-rows-spanned="1" table:style-name="ce2">
            <text:p>Calculation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1">
            <text:p>MILP</text:p>
          </table:table-cell>
          <table:table-cell office:value-type="string" table:style-name="ce1">
            <text:p>QM</text:p>
          </table:table-cell>
          <table:table-cell office:value-type="string" table:style-name="ce1">
            <text:p>Exhaustive</text:p>
          </table:table-cell>
          <table:table-cell office:value-type="string" table:style-name="ce1">
            <text:p>Quick</text:p>
          </table:table-cell>
          <table:table-cell office:value-type="string" table:style-name="ce1">
            <text:p>Difference</text:p>
          </table:table-cell>
          <table:table-cell table:number-columns-repeated="16379"/>
        </table:table-row>
        <table:table-row table:style-name="ro1">
          <table:table-cell office:value-type="float" office:value="4237.1999999998698" table:formula="of:=MAX(['milp-acc-energy-usage'.B:.B])" table:style-name="ce1">
            <text:p>4237.2</text:p>
          </table:table-cell>
          <table:table-cell office:value-type="float" office:value="11971.4399999986" table:formula="of:=MAX(['qm-acc-energy-usage'.B:.B])" table:style-name="ce1">
            <text:p>11971.44</text:p>
          </table:table-cell>
          <table:table-cell office:value-type="float" office:value="4295.6597000000002" table:formula="of:=MAX(['sa-exhaustive-acc-energy-usage'.B:.B])" table:style-name="ce1">
            <text:p>4295.6597</text:p>
          </table:table-cell>
          <table:table-cell office:value-type="float" office:value="4428.4449999999997" table:formula="of:=MAX(['sa-quick-acc-energy-usage'.B:.B])" table:style-name="ce1">
            <text:p>4428.445</text:p>
          </table:table-cell>
          <table:table-cell office:value-type="float" office:value="58.459700000130397" table:formula="of:=[.C3]-[.A3]" table:style-name="ce1">
            <text:p>58.4597</text:p>
          </table:table-cell>
          <table:table-cell table:number-columns-repeated="16379"/>
        </table:table-row>
        <table:table-row table:number-rows-repeated="1048573" table:style-name="ro2">
          <table:table-cell table:number-columns-repeated="16384"/>
        </table:table-row>
      </table:table>
      <table:table table:name="milp-acc-energy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1">
            <text:p>0.034004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1">
            <text:p>0.058008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1">
            <text:p>0.0820120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1">
            <text:p>0.106016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1">
            <text:p>0.13002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1">
            <text:p>0.154024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1">
            <text:p>0.1780280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1">
            <text:p>0.202032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1">
            <text:p>0.2260360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1">
            <text:p>0.25004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1">
            <text:p>0.2740440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1">
            <text:p>0.298048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1">
            <text:p>0.3220520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1">
            <text:p>0.346056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1">
            <text:p>0.3700600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1">
            <text:p>0.3940640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1">
            <text:p>0.4180680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1">
            <text:p>0.442072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1">
            <text:p>0.4660760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1">
            <text:p>0.49008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1">
            <text:p>0.5140840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1">
            <text:p>0.538088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1">
            <text:p>0.5620920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1">
            <text:p>0.586096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1">
            <text:p>0.6101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1">
            <text:p>0.634104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1">
            <text:p>0.6581081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1">
            <text:p>0.682112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1">
            <text:p>0.7061161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1">
            <text:p>0.730120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1">
            <text:p>0.7541241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1">
            <text:p>0.778128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1">
            <text:p>0.8021321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1">
            <text:p>0.826136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1">
            <text:p>0.8501401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1">
            <text:p>0.874144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1">
            <text:p>0.8981481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1">
            <text:p>0.922152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1">
            <text:p>0.9461561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1">
            <text:p>0.97016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1">
            <text:p>0.9941641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1">
            <text:p>1.018168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1">
            <text:p>1.0421721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1">
            <text:p>1.066176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1">
            <text:p>1.0901801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1">
            <text:p>1.114184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1">
            <text:p>1.1381881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1">
            <text:p>1.162192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1">
            <text:p>1.1861961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1">
            <text:p>1.2102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1">
            <text:p>1.2342042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1">
            <text:p>1.258208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1">
            <text:p>1.2822122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1">
            <text:p>1.306216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1">
            <text:p>1.3302202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1">
            <text:p>1.354224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1">
            <text:p>1.3782282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1">
            <text:p>1.402232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1">
            <text:p>1.4262362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1">
            <text:p>1.45024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1">
            <text:p>1.4742442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1">
            <text:p>1.498248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1">
            <text:p>1.5222522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1">
            <text:p>1.546256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1">
            <text:p>1.5702602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1">
            <text:p>1.594264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1">
            <text:p>1.6182682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1">
            <text:p>1.642272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1">
            <text:p>1.6662762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1">
            <text:p>1.690280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1">
            <text:p>1.7142842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1">
            <text:p>1.738288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1">
            <text:p>1.7622922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1">
            <text:p>1.786296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1">
            <text:p>1.8103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1">
            <text:p>1.834304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1">
            <text:p>1.8583083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1">
            <text:p>1.882312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1">
            <text:p>1.9063163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1">
            <text:p>1.93032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1">
            <text:p>1.9543243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1">
            <text:p>1.978328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1">
            <text:p>2.0023323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1">
            <text:p>2.026336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1">
            <text:p>2.0503403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1">
            <text:p>2.074344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1">
            <text:p>2.0983483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1">
            <text:p>2.122352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1">
            <text:p>2.1463563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1">
            <text:p>2.170360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1">
            <text:p>2.1943643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1">
            <text:p>2.218368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1">
            <text:p>2.2423723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1">
            <text:p>2.266376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1">
            <text:p>2.2903803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1">
            <text:p>2.314384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1">
            <text:p>2.3383883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1">
            <text:p>2.362392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1">
            <text:p>2.3863963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1">
            <text:p>2.4104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1">
            <text:p>2.4344044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1">
            <text:p>2.458408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1">
            <text:p>2.4824124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1">
            <text:p>2.506416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1">
            <text:p>2.5304204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1">
            <text:p>2.554424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1">
            <text:p>2.5784284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1">
            <text:p>2.602432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1">
            <text:p>2.6264364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1">
            <text:p>2.650440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1">
            <text:p>2.6744444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1">
            <text:p>2.698448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1">
            <text:p>2.7224524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1">
            <text:p>2.746456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1">
            <text:p>2.7704604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1">
            <text:p>2.794464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1">
            <text:p>2.8184684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1">
            <text:p>2.8424724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1">
            <text:p>2.8664764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1">
            <text:p>2.89048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1">
            <text:p>2.9144844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1">
            <text:p>2.938488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1">
            <text:p>2.9624924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1">
            <text:p>2.986496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1">
            <text:p>3.0105005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1">
            <text:p>3.0345045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1">
            <text:p>3.0585085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1">
            <text:p>3.0825125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1">
            <text:p>3.1065165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1">
            <text:p>3.1305205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1">
            <text:p>3.15452452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1">
            <text:p>3.17852852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1">
            <text:p>3.20253253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1">
            <text:p>3.22653653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1">
            <text:p>3.25054054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1">
            <text:p>3.27454454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1">
            <text:p>3.29854854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1">
            <text:p>3.32255255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1">
            <text:p>3.34655655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1">
            <text:p>3.37056056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1">
            <text:p>3.39456456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1">
            <text:p>3.41856856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1">
            <text:p>3.44257257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1">
            <text:p>3.46657657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1">
            <text:p>3.49058058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1">
            <text:p>3.51458458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1">
            <text:p>3.53858858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1">
            <text:p>3.5625925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1">
            <text:p>3.5865965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1">
            <text:p>3.6106006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1">
            <text:p>3.6346046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1">
            <text:p>3.6586086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1">
            <text:p>3.6826126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1">
            <text:p>3.7066166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1">
            <text:p>3.7306206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1">
            <text:p>3.75462462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1">
            <text:p>3.77862862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1">
            <text:p>3.80263263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1">
            <text:p>3.82663663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1">
            <text:p>3.85064064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1">
            <text:p>3.87464464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1">
            <text:p>3.89864864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1">
            <text:p>3.92265265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1">
            <text:p>3.94665665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1">
            <text:p>3.97066066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1">
            <text:p>3.99466466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1">
            <text:p>4.01866866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1">
            <text:p>4.04267267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1">
            <text:p>4.06667667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1">
            <text:p>4.09068068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1">
            <text:p>4.11468468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1">
            <text:p>4.13868868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1">
            <text:p>4.1626926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1">
            <text:p>4.1866966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1">
            <text:p>4.2107007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1">
            <text:p>4.2347047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1">
            <text:p>4.2587087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1">
            <text:p>4.2827127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1">
            <text:p>4.3067167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1">
            <text:p>4.3307207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1">
            <text:p>4.35472472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1">
            <text:p>4.37872872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1">
            <text:p>4.40273273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1">
            <text:p>4.42673673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1">
            <text:p>4.45074074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1">
            <text:p>4.47474474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1">
            <text:p>4.49874874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1">
            <text:p>4.52275275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1">
            <text:p>4.54675675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1">
            <text:p>4.57076076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1">
            <text:p>4.59476476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1">
            <text:p>4.61876876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1">
            <text:p>4.64277277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1">
            <text:p>4.66677677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1">
            <text:p>4.69078078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1">
            <text:p>4.71478478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1">
            <text:p>4.73878878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1">
            <text:p>4.76279279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1">
            <text:p>4.7867967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1">
            <text:p>4.8108008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1">
            <text:p>4.8348048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1">
            <text:p>4.85880880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1">
            <text:p>4.8828128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1">
            <text:p>4.9068168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1">
            <text:p>4.93082082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1">
            <text:p>4.95482482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1">
            <text:p>4.97882882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1">
            <text:p>5.002832833</text:p>
          </table:table-cell>
          <table:table-cell office:value-type="float" office:value="0.72" table:style-name="ce1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1">
            <text:p>5.026836837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1">
            <text:p>5.050840841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1">
            <text:p>5.074844845</text:p>
          </table:table-cell>
          <table:table-cell office:value-type="float" office:value="2.88" table:style-name="ce1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1">
            <text:p>5.098848849</text:p>
          </table:table-cell>
          <table:table-cell office:value-type="float" office:value="3.6" table:style-name="ce1">
            <text:p>3.6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1">
            <text:p>5.122852853</text:p>
          </table:table-cell>
          <table:table-cell office:value-type="float" office:value="4.32" table:style-name="ce1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1">
            <text:p>5.146856857</text:p>
          </table:table-cell>
          <table:table-cell office:value-type="float" office:value="5.04" table:style-name="ce1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1">
            <text:p>5.170860861</text:p>
          </table:table-cell>
          <table:table-cell office:value-type="float" office:value="5.76" table:style-name="ce1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1">
            <text:p>5.194864865</text:p>
          </table:table-cell>
          <table:table-cell office:value-type="float" office:value="6.48" table:style-name="ce1">
            <text:p>6.48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1">
            <text:p>5.218868869</text:p>
          </table:table-cell>
          <table:table-cell office:value-type="float" office:value="7.2" table:style-name="ce1">
            <text:p>7.2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1">
            <text:p>5.242872873</text:p>
          </table:table-cell>
          <table:table-cell office:value-type="float" office:value="7.92" table:style-name="ce1">
            <text:p>7.92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1">
            <text:p>5.266876877</text:p>
          </table:table-cell>
          <table:table-cell office:value-type="float" office:value="8.64" table:style-name="ce1">
            <text:p>8.64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1">
            <text:p>5.290880881</text:p>
          </table:table-cell>
          <table:table-cell office:value-type="float" office:value="9.36" table:style-name="ce1">
            <text:p>9.36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1">
            <text:p>5.314884885</text:p>
          </table:table-cell>
          <table:table-cell office:value-type="float" office:value="10.08" table:style-name="ce1">
            <text:p>10.08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1">
            <text:p>5.338888889</text:p>
          </table:table-cell>
          <table:table-cell office:value-type="float" office:value="10.8" table:style-name="ce1">
            <text:p>10.8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1">
            <text:p>5.362892893</text:p>
          </table:table-cell>
          <table:table-cell office:value-type="float" office:value="11.52" table:style-name="ce1">
            <text:p>11.52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1">
            <text:p>5.386896897</text:p>
          </table:table-cell>
          <table:table-cell office:value-type="float" office:value="12.24" table:style-name="ce1">
            <text:p>12.24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1">
            <text:p>5.410900901</text:p>
          </table:table-cell>
          <table:table-cell office:value-type="float" office:value="12.96" table:style-name="ce1">
            <text:p>12.96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1">
            <text:p>5.434904905</text:p>
          </table:table-cell>
          <table:table-cell office:value-type="float" office:value="35.520000000000003" table:style-name="ce1">
            <text:p>35.52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1">
            <text:p>5.458908909</text:p>
          </table:table-cell>
          <table:table-cell office:value-type="float" office:value="58.08" table:style-name="ce1">
            <text:p>58.08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1">
            <text:p>5.482912913</text:p>
          </table:table-cell>
          <table:table-cell office:value-type="float" office:value="80.64" table:style-name="ce1">
            <text:p>80.64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1">
            <text:p>5.506916917</text:p>
          </table:table-cell>
          <table:table-cell office:value-type="float" office:value="103.2" table:style-name="ce1">
            <text:p>103.2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1">
            <text:p>5.530920921</text:p>
          </table:table-cell>
          <table:table-cell office:value-type="float" office:value="125.76" table:style-name="ce1">
            <text:p>125.76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1">
            <text:p>5.554924925</text:p>
          </table:table-cell>
          <table:table-cell office:value-type="float" office:value="148.32" table:style-name="ce1">
            <text:p>148.32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1">
            <text:p>5.578928929</text:p>
          </table:table-cell>
          <table:table-cell office:value-type="float" office:value="170.88" table:style-name="ce1">
            <text:p>170.88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1">
            <text:p>5.602932933</text:p>
          </table:table-cell>
          <table:table-cell office:value-type="float" office:value="193.44" table:style-name="ce1">
            <text:p>193.44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1">
            <text:p>5.626936937</text:p>
          </table:table-cell>
          <table:table-cell office:value-type="float" office:value="216" table:style-name="ce1">
            <text:p>216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1">
            <text:p>5.650940941</text:p>
          </table:table-cell>
          <table:table-cell office:value-type="float" office:value="216.72" table:style-name="ce1">
            <text:p>216.72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1">
            <text:p>5.674944945</text:p>
          </table:table-cell>
          <table:table-cell office:value-type="float" office:value="217.44" table:style-name="ce1">
            <text:p>217.44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1">
            <text:p>5.698948949</text:p>
          </table:table-cell>
          <table:table-cell office:value-type="float" office:value="218.16" table:style-name="ce1">
            <text:p>218.16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1">
            <text:p>5.722952953</text:p>
          </table:table-cell>
          <table:table-cell office:value-type="float" office:value="218.88" table:style-name="ce1">
            <text:p>218.88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1">
            <text:p>5.746956957</text:p>
          </table:table-cell>
          <table:table-cell office:value-type="float" office:value="219.6" table:style-name="ce1">
            <text:p>219.6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1">
            <text:p>5.770960961</text:p>
          </table:table-cell>
          <table:table-cell office:value-type="float" office:value="220.32" table:style-name="ce1">
            <text:p>220.32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1">
            <text:p>5.794964965</text:p>
          </table:table-cell>
          <table:table-cell office:value-type="float" office:value="242.88" table:style-name="ce1">
            <text:p>242.88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1">
            <text:p>5.818968969</text:p>
          </table:table-cell>
          <table:table-cell office:value-type="float" office:value="265.44" table:style-name="ce1">
            <text:p>265.44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1">
            <text:p>5.842972973</text:p>
          </table:table-cell>
          <table:table-cell office:value-type="float" office:value="288" table:style-name="ce1">
            <text:p>288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1">
            <text:p>5.866976977</text:p>
          </table:table-cell>
          <table:table-cell office:value-type="float" office:value="310.56" table:style-name="ce1">
            <text:p>310.56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1">
            <text:p>5.890980981</text:p>
          </table:table-cell>
          <table:table-cell office:value-type="float" office:value="333.12" table:style-name="ce1">
            <text:p>333.12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1">
            <text:p>5.914984985</text:p>
          </table:table-cell>
          <table:table-cell office:value-type="float" office:value="355.68" table:style-name="ce1">
            <text:p>355.68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1">
            <text:p>5.938988989</text:p>
          </table:table-cell>
          <table:table-cell office:value-type="float" office:value="378.24" table:style-name="ce1">
            <text:p>378.24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1">
            <text:p>5.962992993</text:p>
          </table:table-cell>
          <table:table-cell office:value-type="float" office:value="400.8" table:style-name="ce1">
            <text:p>400.8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1">
            <text:p>5.986996997</text:p>
          </table:table-cell>
          <table:table-cell office:value-type="float" office:value="423.36" table:style-name="ce1">
            <text:p>423.36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1">
            <text:p>6.011001001</text:p>
          </table:table-cell>
          <table:table-cell office:value-type="float" office:value="424.8" table:style-name="ce1">
            <text:p>424.8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1">
            <text:p>6.035005005</text:p>
          </table:table-cell>
          <table:table-cell office:value-type="float" office:value="426.24" table:style-name="ce1">
            <text:p>426.24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1">
            <text:p>6.059009009</text:p>
          </table:table-cell>
          <table:table-cell office:value-type="float" office:value="427.68" table:style-name="ce1">
            <text:p>427.68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1">
            <text:p>6.083013013</text:p>
          </table:table-cell>
          <table:table-cell office:value-type="float" office:value="429.12" table:style-name="ce1">
            <text:p>429.12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1">
            <text:p>6.107017017</text:p>
          </table:table-cell>
          <table:table-cell office:value-type="float" office:value="430.56" table:style-name="ce1">
            <text:p>430.56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1">
            <text:p>6.131021021</text:p>
          </table:table-cell>
          <table:table-cell office:value-type="float" office:value="432" table:style-name="ce1">
            <text:p>432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1">
            <text:p>6.155025025</text:p>
          </table:table-cell>
          <table:table-cell office:value-type="float" office:value="433.44" table:style-name="ce1">
            <text:p>433.44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1">
            <text:p>6.179029029</text:p>
          </table:table-cell>
          <table:table-cell office:value-type="float" office:value="434.88" table:style-name="ce1">
            <text:p>434.88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1">
            <text:p>6.203033033</text:p>
          </table:table-cell>
          <table:table-cell office:value-type="float" office:value="436.32000000000102" table:style-name="ce1">
            <text:p>436.32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1">
            <text:p>6.227037037</text:p>
          </table:table-cell>
          <table:table-cell office:value-type="float" office:value="437.76000000000101" table:style-name="ce1">
            <text:p>437.76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1">
            <text:p>6.251041041</text:p>
          </table:table-cell>
          <table:table-cell office:value-type="float" office:value="439.20000000000101" table:style-name="ce1">
            <text:p>439.2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1">
            <text:p>6.275045045</text:p>
          </table:table-cell>
          <table:table-cell office:value-type="float" office:value="440.64000000000101" table:style-name="ce1">
            <text:p>440.64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1">
            <text:p>6.299049049</text:p>
          </table:table-cell>
          <table:table-cell office:value-type="float" office:value="442.08000000000101" table:style-name="ce1">
            <text:p>442.08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1">
            <text:p>6.323053053</text:p>
          </table:table-cell>
          <table:table-cell office:value-type="float" office:value="443.520000000001" table:style-name="ce1">
            <text:p>443.52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1">
            <text:p>6.347057057</text:p>
          </table:table-cell>
          <table:table-cell office:value-type="float" office:value="444.960000000001" table:style-name="ce1">
            <text:p>444.96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1">
            <text:p>6.371061061</text:p>
          </table:table-cell>
          <table:table-cell office:value-type="float" office:value="446.400000000001" table:style-name="ce1">
            <text:p>446.4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1">
            <text:p>6.395065065</text:p>
          </table:table-cell>
          <table:table-cell office:value-type="float" office:value="469.68000000000097" table:style-name="ce1">
            <text:p>469.68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1">
            <text:p>6.419069069</text:p>
          </table:table-cell>
          <table:table-cell office:value-type="float" office:value="492.960000000001" table:style-name="ce1">
            <text:p>492.96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1">
            <text:p>6.443073073</text:p>
          </table:table-cell>
          <table:table-cell office:value-type="float" office:value="516.24000000000103" table:style-name="ce1">
            <text:p>516.24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1">
            <text:p>6.467077077</text:p>
          </table:table-cell>
          <table:table-cell office:value-type="float" office:value="539.520000000001" table:style-name="ce1">
            <text:p>539.52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1">
            <text:p>6.491081081</text:p>
          </table:table-cell>
          <table:table-cell office:value-type="float" office:value="562.80000000000098" table:style-name="ce1">
            <text:p>562.8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1">
            <text:p>6.515085085</text:p>
          </table:table-cell>
          <table:table-cell office:value-type="float" office:value="586.08000000000095" table:style-name="ce1">
            <text:p>586.08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1">
            <text:p>6.539089089</text:p>
          </table:table-cell>
          <table:table-cell office:value-type="float" office:value="609.36000000000104" table:style-name="ce1">
            <text:p>609.36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1">
            <text:p>6.563093093</text:p>
          </table:table-cell>
          <table:table-cell office:value-type="float" office:value="632.64000000000203" table:style-name="ce1">
            <text:p>632.64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1">
            <text:p>6.587097097</text:p>
          </table:table-cell>
          <table:table-cell office:value-type="float" office:value="655.92000000000201" table:style-name="ce1">
            <text:p>655.92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1">
            <text:p>6.611101101</text:p>
          </table:table-cell>
          <table:table-cell office:value-type="float" office:value="657.36000000000195" table:style-name="ce1">
            <text:p>657.36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1">
            <text:p>6.635105105</text:p>
          </table:table-cell>
          <table:table-cell office:value-type="float" office:value="658.800000000002" table:style-name="ce1">
            <text:p>658.8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1">
            <text:p>6.659109109</text:p>
          </table:table-cell>
          <table:table-cell office:value-type="float" office:value="660.24000000000206" table:style-name="ce1">
            <text:p>660.24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1">
            <text:p>6.683113113</text:p>
          </table:table-cell>
          <table:table-cell office:value-type="float" office:value="661.680000000002" table:style-name="ce1">
            <text:p>661.68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1">
            <text:p>6.707117117</text:p>
          </table:table-cell>
          <table:table-cell office:value-type="float" office:value="662.40000000000202" table:style-name="ce1">
            <text:p>662.4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1">
            <text:p>6.731121121</text:p>
          </table:table-cell>
          <table:table-cell office:value-type="float" office:value="663.12000000000205" table:style-name="ce1">
            <text:p>663.12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1">
            <text:p>6.755125125</text:p>
          </table:table-cell>
          <table:table-cell office:value-type="float" office:value="663.84000000000196" table:style-name="ce1">
            <text:p>663.84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1">
            <text:p>6.779129129</text:p>
          </table:table-cell>
          <table:table-cell office:value-type="float" office:value="664.56000000000199" table:style-name="ce1">
            <text:p>664.56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1">
            <text:p>6.803133133</text:p>
          </table:table-cell>
          <table:table-cell office:value-type="float" office:value="665.28000000000202" table:style-name="ce1">
            <text:p>665.28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1">
            <text:p>6.827137137</text:p>
          </table:table-cell>
          <table:table-cell office:value-type="float" office:value="666.72000000000196" table:style-name="ce1">
            <text:p>666.72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1">
            <text:p>6.851141141</text:p>
          </table:table-cell>
          <table:table-cell office:value-type="float" office:value="668.16000000000201" table:style-name="ce1">
            <text:p>668.16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1">
            <text:p>6.875145145</text:p>
          </table:table-cell>
          <table:table-cell office:value-type="float" office:value="669.60000000000196" table:style-name="ce1">
            <text:p>669.6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1">
            <text:p>6.899149149</text:p>
          </table:table-cell>
          <table:table-cell office:value-type="float" office:value="671.04000000000201" table:style-name="ce1">
            <text:p>671.04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1">
            <text:p>6.923153153</text:p>
          </table:table-cell>
          <table:table-cell office:value-type="float" office:value="672.48000000000195" table:style-name="ce1">
            <text:p>672.48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1">
            <text:p>6.947157157</text:p>
          </table:table-cell>
          <table:table-cell office:value-type="float" office:value="673.92000000000201" table:style-name="ce1">
            <text:p>673.92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1">
            <text:p>6.971161161</text:p>
          </table:table-cell>
          <table:table-cell office:value-type="float" office:value="675.36000000000195" table:style-name="ce1">
            <text:p>675.36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1">
            <text:p>6.995165165</text:p>
          </table:table-cell>
          <table:table-cell office:value-type="float" office:value="677.52000000000203" table:style-name="ce1">
            <text:p>677.52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1">
            <text:p>7.019169169</text:p>
          </table:table-cell>
          <table:table-cell office:value-type="float" office:value="679.68000000000302" table:style-name="ce1">
            <text:p>679.68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1">
            <text:p>7.043173173</text:p>
          </table:table-cell>
          <table:table-cell office:value-type="float" office:value="681.84000000000299" table:style-name="ce1">
            <text:p>681.84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1">
            <text:p>7.067177177</text:p>
          </table:table-cell>
          <table:table-cell office:value-type="float" office:value="684.00000000000296" table:style-name="ce1">
            <text:p>684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1">
            <text:p>7.091181181</text:p>
          </table:table-cell>
          <table:table-cell office:value-type="float" office:value="686.16000000000304" table:style-name="ce1">
            <text:p>686.16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1">
            <text:p>7.115185185</text:p>
          </table:table-cell>
          <table:table-cell office:value-type="float" office:value="688.32000000000301" table:style-name="ce1">
            <text:p>688.32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1">
            <text:p>7.139189189</text:p>
          </table:table-cell>
          <table:table-cell office:value-type="float" office:value="690.48000000000297" table:style-name="ce1">
            <text:p>690.48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1">
            <text:p>7.163193193</text:p>
          </table:table-cell>
          <table:table-cell office:value-type="float" office:value="692.64000000000306" table:style-name="ce1">
            <text:p>692.64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1">
            <text:p>7.187197197</text:p>
          </table:table-cell>
          <table:table-cell office:value-type="float" office:value="694.80000000000302" table:style-name="ce1">
            <text:p>694.8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1">
            <text:p>7.211201201</text:p>
          </table:table-cell>
          <table:table-cell office:value-type="float" office:value="696.96000000000299" table:style-name="ce1">
            <text:p>696.96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1">
            <text:p>7.235205205</text:p>
          </table:table-cell>
          <table:table-cell office:value-type="float" office:value="699.84000000000299" table:style-name="ce1">
            <text:p>699.84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1">
            <text:p>7.259209209</text:p>
          </table:table-cell>
          <table:table-cell office:value-type="float" office:value="702.72000000000298" table:style-name="ce1">
            <text:p>702.72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1">
            <text:p>7.283213213</text:p>
          </table:table-cell>
          <table:table-cell office:value-type="float" office:value="705.60000000000298" table:style-name="ce1">
            <text:p>705.6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1">
            <text:p>7.307217217</text:p>
          </table:table-cell>
          <table:table-cell office:value-type="float" office:value="708.480000000004" table:style-name="ce1">
            <text:p>708.48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1">
            <text:p>7.331221221</text:p>
          </table:table-cell>
          <table:table-cell office:value-type="float" office:value="711.36000000000399" table:style-name="ce1">
            <text:p>711.36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1">
            <text:p>7.355225225</text:p>
          </table:table-cell>
          <table:table-cell office:value-type="float" office:value="714.24000000000399" table:style-name="ce1">
            <text:p>714.24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1">
            <text:p>7.379229229</text:p>
          </table:table-cell>
          <table:table-cell office:value-type="float" office:value="717.12000000000398" table:style-name="ce1">
            <text:p>717.12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1">
            <text:p>7.403233233</text:p>
          </table:table-cell>
          <table:table-cell office:value-type="float" office:value="720.00000000000398" table:style-name="ce1">
            <text:p>720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1">
            <text:p>7.427237237</text:p>
          </table:table-cell>
          <table:table-cell office:value-type="float" office:value="722.88000000000397" table:style-name="ce1">
            <text:p>722.88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1">
            <text:p>7.451241241</text:p>
          </table:table-cell>
          <table:table-cell office:value-type="float" office:value="725.76000000000397" table:style-name="ce1">
            <text:p>725.76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1">
            <text:p>7.475245245</text:p>
          </table:table-cell>
          <table:table-cell office:value-type="float" office:value="728.64000000000397" table:style-name="ce1">
            <text:p>728.64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1">
            <text:p>7.499249249</text:p>
          </table:table-cell>
          <table:table-cell office:value-type="float" office:value="731.52000000000396" table:style-name="ce1">
            <text:p>731.52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1">
            <text:p>7.523253253</text:p>
          </table:table-cell>
          <table:table-cell office:value-type="float" office:value="734.40000000000498" table:style-name="ce1">
            <text:p>734.4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1">
            <text:p>7.547257257</text:p>
          </table:table-cell>
          <table:table-cell office:value-type="float" office:value="737.28000000000497" table:style-name="ce1">
            <text:p>737.28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1">
            <text:p>7.571261261</text:p>
          </table:table-cell>
          <table:table-cell office:value-type="float" office:value="762.000000000005" table:style-name="ce1">
            <text:p>762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1">
            <text:p>7.595265265</text:p>
          </table:table-cell>
          <table:table-cell office:value-type="float" office:value="786.72000000000503" table:style-name="ce1">
            <text:p>786.72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1">
            <text:p>7.619269269</text:p>
          </table:table-cell>
          <table:table-cell office:value-type="float" office:value="811.44000000000506" table:style-name="ce1">
            <text:p>811.44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1">
            <text:p>7.643273273</text:p>
          </table:table-cell>
          <table:table-cell office:value-type="float" office:value="836.16000000000497" table:style-name="ce1">
            <text:p>836.16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1">
            <text:p>7.667277277</text:p>
          </table:table-cell>
          <table:table-cell office:value-type="float" office:value="860.880000000005" table:style-name="ce1">
            <text:p>860.88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1">
            <text:p>7.691281281</text:p>
          </table:table-cell>
          <table:table-cell office:value-type="float" office:value="885.60000000000605" table:style-name="ce1">
            <text:p>885.6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1">
            <text:p>7.715285285</text:p>
          </table:table-cell>
          <table:table-cell office:value-type="float" office:value="910.32000000000596" table:style-name="ce1">
            <text:p>910.32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1">
            <text:p>7.739289289</text:p>
          </table:table-cell>
          <table:table-cell office:value-type="float" office:value="933.60000000000605" table:style-name="ce1">
            <text:p>933.6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1">
            <text:p>7.763293293</text:p>
          </table:table-cell>
          <table:table-cell office:value-type="float" office:value="957.60000000000605" table:style-name="ce1">
            <text:p>957.6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1">
            <text:p>7.787297297</text:p>
          </table:table-cell>
          <table:table-cell office:value-type="float" office:value="981.60000000000605" table:style-name="ce1">
            <text:p>981.6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1">
            <text:p>7.811301301</text:p>
          </table:table-cell>
          <table:table-cell office:value-type="float" office:value="1005.60000000001" table:style-name="ce1">
            <text:p>1005.6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1">
            <text:p>7.835305305</text:p>
          </table:table-cell>
          <table:table-cell office:value-type="float" office:value="1029.6000000000099" table:style-name="ce1">
            <text:p>1029.6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1">
            <text:p>7.859309309</text:p>
          </table:table-cell>
          <table:table-cell office:value-type="float" office:value="1052.8800000000101" table:style-name="ce1">
            <text:p>1052.88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1">
            <text:p>7.883313313</text:p>
          </table:table-cell>
          <table:table-cell office:value-type="float" office:value="1076.1600000000101" table:style-name="ce1">
            <text:p>1076.16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1">
            <text:p>7.907317317</text:p>
          </table:table-cell>
          <table:table-cell office:value-type="float" office:value="1100.8800000000101" table:style-name="ce1">
            <text:p>1100.88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1">
            <text:p>7.931321321</text:p>
          </table:table-cell>
          <table:table-cell office:value-type="float" office:value="1125.6000000000099" table:style-name="ce1">
            <text:p>1125.6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1">
            <text:p>7.955325325</text:p>
          </table:table-cell>
          <table:table-cell office:value-type="float" office:value="1150.3200000000099" table:style-name="ce1">
            <text:p>1150.32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1">
            <text:p>7.979329329</text:p>
          </table:table-cell>
          <table:table-cell office:value-type="float" office:value="1175.04000000001" table:style-name="ce1">
            <text:p>1175.04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1">
            <text:p>8.003333333</text:p>
          </table:table-cell>
          <table:table-cell office:value-type="float" office:value="1199.76000000001" table:style-name="ce1">
            <text:p>1199.76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1">
            <text:p>8.027337337</text:p>
          </table:table-cell>
          <table:table-cell office:value-type="float" office:value="1224.48000000001" table:style-name="ce1">
            <text:p>1224.48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1">
            <text:p>8.051341341</text:p>
          </table:table-cell>
          <table:table-cell office:value-type="float" office:value="1249.20000000001" table:style-name="ce1">
            <text:p>1249.2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1">
            <text:p>8.075345345</text:p>
          </table:table-cell>
          <table:table-cell office:value-type="float" office:value="1273.9200000000101" table:style-name="ce1">
            <text:p>1273.92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1">
            <text:p>8.099349349</text:p>
          </table:table-cell>
          <table:table-cell office:value-type="float" office:value="1298.6400000000101" table:style-name="ce1">
            <text:p>1298.64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1">
            <text:p>8.123353353</text:p>
          </table:table-cell>
          <table:table-cell office:value-type="float" office:value="1323.3600000000099" table:style-name="ce1">
            <text:p>1323.36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1">
            <text:p>8.147357357</text:p>
          </table:table-cell>
          <table:table-cell office:value-type="float" office:value="1348.0800000000099" table:style-name="ce1">
            <text:p>1348.08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1">
            <text:p>8.171361361</text:p>
          </table:table-cell>
          <table:table-cell office:value-type="float" office:value="1372.80000000001" table:style-name="ce1">
            <text:p>1372.8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1">
            <text:p>8.195365365</text:p>
          </table:table-cell>
          <table:table-cell office:value-type="float" office:value="1397.52000000001" table:style-name="ce1">
            <text:p>1397.52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1">
            <text:p>8.219369369</text:p>
          </table:table-cell>
          <table:table-cell office:value-type="float" office:value="1422.24000000001" table:style-name="ce1">
            <text:p>1422.24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1">
            <text:p>8.243373373</text:p>
          </table:table-cell>
          <table:table-cell office:value-type="float" office:value="1446.96000000001" table:style-name="ce1">
            <text:p>1446.96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1">
            <text:p>8.267377377</text:p>
          </table:table-cell>
          <table:table-cell office:value-type="float" office:value="1471.6800000000101" table:style-name="ce1">
            <text:p>1471.68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1">
            <text:p>8.291381381</text:p>
          </table:table-cell>
          <table:table-cell office:value-type="float" office:value="1474.5600000000099" table:style-name="ce1">
            <text:p>1474.56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1">
            <text:p>8.315385385</text:p>
          </table:table-cell>
          <table:table-cell office:value-type="float" office:value="1477.4400000000101" table:style-name="ce1">
            <text:p>1477.44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1">
            <text:p>8.339389389</text:p>
          </table:table-cell>
          <table:table-cell office:value-type="float" office:value="1480.3200000000099" table:style-name="ce1">
            <text:p>1480.32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1">
            <text:p>8.363393393</text:p>
          </table:table-cell>
          <table:table-cell office:value-type="float" office:value="1483.20000000001" table:style-name="ce1">
            <text:p>1483.2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1">
            <text:p>8.387397397</text:p>
          </table:table-cell>
          <table:table-cell office:value-type="float" office:value="1486.0800000000099" table:style-name="ce1">
            <text:p>1486.08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1">
            <text:p>8.411401401</text:p>
          </table:table-cell>
          <table:table-cell office:value-type="float" office:value="1488.96000000001" table:style-name="ce1">
            <text:p>1488.96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1">
            <text:p>8.435405405</text:p>
          </table:table-cell>
          <table:table-cell office:value-type="float" office:value="1491.8400000000099" table:style-name="ce1">
            <text:p>1491.84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1">
            <text:p>8.459409409</text:p>
          </table:table-cell>
          <table:table-cell office:value-type="float" office:value="1494.72000000001" table:style-name="ce1">
            <text:p>1494.72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1">
            <text:p>8.483413413</text:p>
          </table:table-cell>
          <table:table-cell office:value-type="float" office:value="1497.6000000000099" table:style-name="ce1">
            <text:p>1497.6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1">
            <text:p>8.507417417</text:p>
          </table:table-cell>
          <table:table-cell office:value-type="float" office:value="1500.48000000001" table:style-name="ce1">
            <text:p>1500.48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1">
            <text:p>8.531421421</text:p>
          </table:table-cell>
          <table:table-cell office:value-type="float" office:value="1503.3600000000099" table:style-name="ce1">
            <text:p>1503.36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1">
            <text:p>8.555425425</text:p>
          </table:table-cell>
          <table:table-cell office:value-type="float" office:value="1506.24000000001" table:style-name="ce1">
            <text:p>1506.24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1">
            <text:p>8.579429429</text:p>
          </table:table-cell>
          <table:table-cell office:value-type="float" office:value="1509.1200000000099" table:style-name="ce1">
            <text:p>1509.12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1">
            <text:p>8.603433433</text:p>
          </table:table-cell>
          <table:table-cell office:value-type="float" office:value="1512.00000000001" table:style-name="ce1">
            <text:p>1512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1">
            <text:p>8.627437437</text:p>
          </table:table-cell>
          <table:table-cell office:value-type="float" office:value="1514.8800000000101" table:style-name="ce1">
            <text:p>1514.88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1">
            <text:p>8.651441441</text:p>
          </table:table-cell>
          <table:table-cell office:value-type="float" office:value="1517.76000000001" table:style-name="ce1">
            <text:p>1517.76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1">
            <text:p>8.675445445</text:p>
          </table:table-cell>
          <table:table-cell office:value-type="float" office:value="1520.6400000000101" table:style-name="ce1">
            <text:p>1520.64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1">
            <text:p>8.699449449</text:p>
          </table:table-cell>
          <table:table-cell office:value-type="float" office:value="1523.52000000001" table:style-name="ce1">
            <text:p>1523.52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1">
            <text:p>8.723453453</text:p>
          </table:table-cell>
          <table:table-cell office:value-type="float" office:value="1526.4000000000101" table:style-name="ce1">
            <text:p>1526.4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1">
            <text:p>8.747457457</text:p>
          </table:table-cell>
          <table:table-cell office:value-type="float" office:value="1529.28000000001" table:style-name="ce1">
            <text:p>1529.28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1">
            <text:p>8.771461461</text:p>
          </table:table-cell>
          <table:table-cell office:value-type="float" office:value="1554.00000000001" table:style-name="ce1">
            <text:p>1554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1">
            <text:p>8.795465465</text:p>
          </table:table-cell>
          <table:table-cell office:value-type="float" office:value="1578.72000000001" table:style-name="ce1">
            <text:p>1578.72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1">
            <text:p>8.819469469</text:p>
          </table:table-cell>
          <table:table-cell office:value-type="float" office:value="1603.4400000000101" table:style-name="ce1">
            <text:p>1603.44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1">
            <text:p>8.843473473</text:p>
          </table:table-cell>
          <table:table-cell office:value-type="float" office:value="1628.1600000000101" table:style-name="ce1">
            <text:p>1628.16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1">
            <text:p>8.867477477</text:p>
          </table:table-cell>
          <table:table-cell office:value-type="float" office:value="1652.8800000000101" table:style-name="ce1">
            <text:p>1652.88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1">
            <text:p>8.891481481</text:p>
          </table:table-cell>
          <table:table-cell office:value-type="float" office:value="1677.6000000000099" table:style-name="ce1">
            <text:p>1677.6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1">
            <text:p>8.915485485</text:p>
          </table:table-cell>
          <table:table-cell office:value-type="float" office:value="1702.3200000000099" table:style-name="ce1">
            <text:p>1702.32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1">
            <text:p>8.939489489</text:p>
          </table:table-cell>
          <table:table-cell office:value-type="float" office:value="1727.04000000001" table:style-name="ce1">
            <text:p>1727.04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1">
            <text:p>8.963493493</text:p>
          </table:table-cell>
          <table:table-cell office:value-type="float" office:value="1751.76000000001" table:style-name="ce1">
            <text:p>1751.76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1">
            <text:p>8.987497497</text:p>
          </table:table-cell>
          <table:table-cell office:value-type="float" office:value="1776.48000000001" table:style-name="ce1">
            <text:p>1776.48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1">
            <text:p>9.011501502</text:p>
          </table:table-cell>
          <table:table-cell office:value-type="float" office:value="1779.3600000000099" table:style-name="ce1">
            <text:p>1779.36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1">
            <text:p>9.035505506</text:p>
          </table:table-cell>
          <table:table-cell office:value-type="float" office:value="1782.24000000001" table:style-name="ce1">
            <text:p>1782.24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1">
            <text:p>9.05950951</text:p>
          </table:table-cell>
          <table:table-cell office:value-type="float" office:value="1785.1200000000099" table:style-name="ce1">
            <text:p>1785.12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1">
            <text:p>9.083513514</text:p>
          </table:table-cell>
          <table:table-cell office:value-type="float" office:value="1788.00000000001" table:style-name="ce1">
            <text:p>1788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1">
            <text:p>9.107517518</text:p>
          </table:table-cell>
          <table:table-cell office:value-type="float" office:value="1790.8800000000101" table:style-name="ce1">
            <text:p>1790.88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1">
            <text:p>9.131521522</text:p>
          </table:table-cell>
          <table:table-cell office:value-type="float" office:value="1793.04000000001" table:style-name="ce1">
            <text:p>1793.04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1">
            <text:p>9.155525526</text:p>
          </table:table-cell>
          <table:table-cell office:value-type="float" office:value="1795.20000000001" table:style-name="ce1">
            <text:p>1795.2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1">
            <text:p>9.17952953</text:p>
          </table:table-cell>
          <table:table-cell office:value-type="float" office:value="1797.3600000000099" table:style-name="ce1">
            <text:p>1797.36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1">
            <text:p>9.203533534</text:p>
          </table:table-cell>
          <table:table-cell office:value-type="float" office:value="1799.52000000001" table:style-name="ce1">
            <text:p>1799.52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1">
            <text:p>9.227537538</text:p>
          </table:table-cell>
          <table:table-cell office:value-type="float" office:value="1801.6800000000101" table:style-name="ce1">
            <text:p>1801.68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1">
            <text:p>9.251541542</text:p>
          </table:table-cell>
          <table:table-cell office:value-type="float" office:value="1803.8400000000099" table:style-name="ce1">
            <text:p>1803.84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1">
            <text:p>9.275545546</text:p>
          </table:table-cell>
          <table:table-cell office:value-type="float" office:value="1806.00000000001" table:style-name="ce1">
            <text:p>1806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1">
            <text:p>9.29954955</text:p>
          </table:table-cell>
          <table:table-cell office:value-type="float" office:value="1808.1600000000101" table:style-name="ce1">
            <text:p>1808.16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1">
            <text:p>9.323553554</text:p>
          </table:table-cell>
          <table:table-cell office:value-type="float" office:value="1810.3200000000099" table:style-name="ce1">
            <text:p>1810.32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1">
            <text:p>9.347557558</text:p>
          </table:table-cell>
          <table:table-cell office:value-type="float" office:value="1812.48000000001" table:style-name="ce1">
            <text:p>1812.48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1">
            <text:p>9.371561562</text:p>
          </table:table-cell>
          <table:table-cell office:value-type="float" office:value="1814.6400000000101" table:style-name="ce1">
            <text:p>1814.64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1">
            <text:p>9.395565566</text:p>
          </table:table-cell>
          <table:table-cell office:value-type="float" office:value="1816.0800000000099" table:style-name="ce1">
            <text:p>1816.08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1">
            <text:p>9.41956957</text:p>
          </table:table-cell>
          <table:table-cell office:value-type="float" office:value="1816.80000000001" table:style-name="ce1">
            <text:p>1816.8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1">
            <text:p>9.443573574</text:p>
          </table:table-cell>
          <table:table-cell office:value-type="float" office:value="1817.52000000001" table:style-name="ce1">
            <text:p>1817.52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1">
            <text:p>9.467577578</text:p>
          </table:table-cell>
          <table:table-cell office:value-type="float" office:value="1818.24000000001" table:style-name="ce1">
            <text:p>1818.24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1">
            <text:p>9.491581582</text:p>
          </table:table-cell>
          <table:table-cell office:value-type="float" office:value="1841.52000000001" table:style-name="ce1">
            <text:p>1841.52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1">
            <text:p>9.515585586</text:p>
          </table:table-cell>
          <table:table-cell office:value-type="float" office:value="1864.80000000001" table:style-name="ce1">
            <text:p>1864.8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1">
            <text:p>9.53958959</text:p>
          </table:table-cell>
          <table:table-cell office:value-type="float" office:value="1888.0800000000099" table:style-name="ce1">
            <text:p>1888.08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1">
            <text:p>9.563593594</text:p>
          </table:table-cell>
          <table:table-cell office:value-type="float" office:value="1911.3600000000099" table:style-name="ce1">
            <text:p>1911.36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1">
            <text:p>9.587597598</text:p>
          </table:table-cell>
          <table:table-cell office:value-type="float" office:value="1934.6400000000101" table:style-name="ce1">
            <text:p>1934.64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1">
            <text:p>9.611601602</text:p>
          </table:table-cell>
          <table:table-cell office:value-type="float" office:value="1957.9200000000101" table:style-name="ce1">
            <text:p>1957.92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1">
            <text:p>9.635605606</text:p>
          </table:table-cell>
          <table:table-cell office:value-type="float" office:value="1981.20000000001" table:style-name="ce1">
            <text:p>1981.2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1">
            <text:p>9.65960961</text:p>
          </table:table-cell>
          <table:table-cell office:value-type="float" office:value="2004.48000000001" table:style-name="ce1">
            <text:p>2004.48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1">
            <text:p>9.683613614</text:p>
          </table:table-cell>
          <table:table-cell office:value-type="float" office:value="2027.76000000001" table:style-name="ce1">
            <text:p>2027.76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1">
            <text:p>9.707617618</text:p>
          </table:table-cell>
          <table:table-cell office:value-type="float" office:value="2051.04000000001" table:style-name="ce1">
            <text:p>2051.04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1">
            <text:p>9.731621622</text:p>
          </table:table-cell>
          <table:table-cell office:value-type="float" office:value="2074.3200000000102" table:style-name="ce1">
            <text:p>2074.32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1">
            <text:p>9.755625626</text:p>
          </table:table-cell>
          <table:table-cell office:value-type="float" office:value="2097.6000000000099" table:style-name="ce1">
            <text:p>2097.6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1">
            <text:p>9.77962963</text:p>
          </table:table-cell>
          <table:table-cell office:value-type="float" office:value="2120.8800000000101" table:style-name="ce1">
            <text:p>2120.88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1">
            <text:p>9.803633634</text:p>
          </table:table-cell>
          <table:table-cell office:value-type="float" office:value="2144.1600000000099" table:style-name="ce1">
            <text:p>2144.16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1">
            <text:p>9.827637638</text:p>
          </table:table-cell>
          <table:table-cell office:value-type="float" office:value="2167.4400000000101" table:style-name="ce1">
            <text:p>2167.44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1">
            <text:p>9.851641642</text:p>
          </table:table-cell>
          <table:table-cell office:value-type="float" office:value="2190.7200000000098" table:style-name="ce1">
            <text:p>2190.72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1">
            <text:p>9.875645646</text:p>
          </table:table-cell>
          <table:table-cell office:value-type="float" office:value="2214.00000000001" table:style-name="ce1">
            <text:p>2214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1">
            <text:p>9.89964965</text:p>
          </table:table-cell>
          <table:table-cell office:value-type="float" office:value="2237.2800000000102" table:style-name="ce1">
            <text:p>2237.28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1">
            <text:p>9.923653654</text:p>
          </table:table-cell>
          <table:table-cell office:value-type="float" office:value="2260.5600000000099" table:style-name="ce1">
            <text:p>2260.56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1">
            <text:p>9.947657658</text:p>
          </table:table-cell>
          <table:table-cell office:value-type="float" office:value="2283.1200000000099" table:style-name="ce1">
            <text:p>2283.12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1">
            <text:p>9.971661662</text:p>
          </table:table-cell>
          <table:table-cell office:value-type="float" office:value="2305.6800000000098" table:style-name="ce1">
            <text:p>2305.68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1">
            <text:p>9.995665666</text:p>
          </table:table-cell>
          <table:table-cell office:value-type="float" office:value="2328.2400000000098" table:style-name="ce1">
            <text:p>2328.24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1">
            <text:p>10.01966967</text:p>
          </table:table-cell>
          <table:table-cell office:value-type="float" office:value="2328.96000000001" table:style-name="ce1">
            <text:p>2328.96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1">
            <text:p>10.04367367</text:p>
          </table:table-cell>
          <table:table-cell office:value-type="float" office:value="2329.6800000000098" table:style-name="ce1">
            <text:p>2329.68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1">
            <text:p>10.06767768</text:p>
          </table:table-cell>
          <table:table-cell office:value-type="float" office:value="2330.4000000000101" table:style-name="ce1">
            <text:p>2330.4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1">
            <text:p>10.09168168</text:p>
          </table:table-cell>
          <table:table-cell office:value-type="float" office:value="2331.1200000000099" table:style-name="ce1">
            <text:p>2331.12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1">
            <text:p>10.11568569</text:p>
          </table:table-cell>
          <table:table-cell office:value-type="float" office:value="2331.8400000000101" table:style-name="ce1">
            <text:p>2331.84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1">
            <text:p>10.13968969</text:p>
          </table:table-cell>
          <table:table-cell office:value-type="float" office:value="2332.5600000000099" table:style-name="ce1">
            <text:p>2332.56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1">
            <text:p>10.16369369</text:p>
          </table:table-cell>
          <table:table-cell office:value-type="float" office:value="2333.2800000000102" table:style-name="ce1">
            <text:p>2333.28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1">
            <text:p>10.1876977</text:p>
          </table:table-cell>
          <table:table-cell office:value-type="float" office:value="2334.00000000001" table:style-name="ce1">
            <text:p>2334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1">
            <text:p>10.2117017</text:p>
          </table:table-cell>
          <table:table-cell office:value-type="float" office:value="2334.7200000000098" table:style-name="ce1">
            <text:p>2334.72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1">
            <text:p>10.23570571</text:p>
          </table:table-cell>
          <table:table-cell office:value-type="float" office:value="2335.4400000000101" table:style-name="ce1">
            <text:p>2335.44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1">
            <text:p>10.25970971</text:p>
          </table:table-cell>
          <table:table-cell office:value-type="float" office:value="2336.8800000000101" table:style-name="ce1">
            <text:p>2336.88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1">
            <text:p>10.28371371</text:p>
          </table:table-cell>
          <table:table-cell office:value-type="float" office:value="2338.3200000000102" table:style-name="ce1">
            <text:p>2338.32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1">
            <text:p>10.30771772</text:p>
          </table:table-cell>
          <table:table-cell office:value-type="float" office:value="2339.7600000000002" table:style-name="ce1">
            <text:p>2339.76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1">
            <text:p>10.33172172</text:p>
          </table:table-cell>
          <table:table-cell office:value-type="float" office:value="2341.1999999999998" table:style-name="ce1">
            <text:p>2341.2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1">
            <text:p>10.35572573</text:p>
          </table:table-cell>
          <table:table-cell office:value-type="float" office:value="2364.48" table:style-name="ce1">
            <text:p>2364.48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1">
            <text:p>10.37972973</text:p>
          </table:table-cell>
          <table:table-cell office:value-type="float" office:value="2387.7600000000002" table:style-name="ce1">
            <text:p>2387.76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1">
            <text:p>10.40373373</text:p>
          </table:table-cell>
          <table:table-cell office:value-type="float" office:value="2411.04" table:style-name="ce1">
            <text:p>2411.04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1">
            <text:p>10.42773774</text:p>
          </table:table-cell>
          <table:table-cell office:value-type="float" office:value="2434.3200000000002" table:style-name="ce1">
            <text:p>2434.32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1">
            <text:p>10.45174174</text:p>
          </table:table-cell>
          <table:table-cell office:value-type="float" office:value="2457.6" table:style-name="ce1">
            <text:p>2457.6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1">
            <text:p>10.47574575</text:p>
          </table:table-cell>
          <table:table-cell office:value-type="float" office:value="2480.88" table:style-name="ce1">
            <text:p>2480.88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1">
            <text:p>10.49974975</text:p>
          </table:table-cell>
          <table:table-cell office:value-type="float" office:value="2504.16" table:style-name="ce1">
            <text:p>2504.16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1">
            <text:p>10.52375375</text:p>
          </table:table-cell>
          <table:table-cell office:value-type="float" office:value="2527.44" table:style-name="ce1">
            <text:p>2527.44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1">
            <text:p>10.54775776</text:p>
          </table:table-cell>
          <table:table-cell office:value-type="float" office:value="2550.7199999999998" table:style-name="ce1">
            <text:p>2550.72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1">
            <text:p>10.57176176</text:p>
          </table:table-cell>
          <table:table-cell office:value-type="float" office:value="2574" table:style-name="ce1">
            <text:p>2574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1">
            <text:p>10.59576577</text:p>
          </table:table-cell>
          <table:table-cell office:value-type="float" office:value="2598" table:style-name="ce1">
            <text:p>2598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1">
            <text:p>10.61976977</text:p>
          </table:table-cell>
          <table:table-cell office:value-type="float" office:value="2622" table:style-name="ce1">
            <text:p>2622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1">
            <text:p>10.64377377</text:p>
          </table:table-cell>
          <table:table-cell office:value-type="float" office:value="2646" table:style-name="ce1">
            <text:p>2646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1">
            <text:p>10.66777778</text:p>
          </table:table-cell>
          <table:table-cell office:value-type="float" office:value="2691.84" table:style-name="ce1">
            <text:p>2691.84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1">
            <text:p>10.69178178</text:p>
          </table:table-cell>
          <table:table-cell office:value-type="float" office:value="2737.68" table:style-name="ce1">
            <text:p>2737.68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1">
            <text:p>10.71578579</text:p>
          </table:table-cell>
          <table:table-cell office:value-type="float" office:value="2783.52" table:style-name="ce1">
            <text:p>2783.52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1">
            <text:p>10.73978979</text:p>
          </table:table-cell>
          <table:table-cell office:value-type="float" office:value="2829.36" table:style-name="ce1">
            <text:p>2829.36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1">
            <text:p>10.76379379</text:p>
          </table:table-cell>
          <table:table-cell office:value-type="float" office:value="2853.36" table:style-name="ce1">
            <text:p>2853.36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1">
            <text:p>10.7877978</text:p>
          </table:table-cell>
          <table:table-cell office:value-type="float" office:value="2877.36" table:style-name="ce1">
            <text:p>2877.36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1">
            <text:p>10.8118018</text:p>
          </table:table-cell>
          <table:table-cell office:value-type="float" office:value="2901.36" table:style-name="ce1">
            <text:p>2901.36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1">
            <text:p>10.83580581</text:p>
          </table:table-cell>
          <table:table-cell office:value-type="float" office:value="2925.36" table:style-name="ce1">
            <text:p>2925.36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1">
            <text:p>10.85980981</text:p>
          </table:table-cell>
          <table:table-cell office:value-type="float" office:value="2949.36" table:style-name="ce1">
            <text:p>2949.36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1">
            <text:p>10.88381381</text:p>
          </table:table-cell>
          <table:table-cell office:value-type="float" office:value="2973.36" table:style-name="ce1">
            <text:p>2973.36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1">
            <text:p>10.90781782</text:p>
          </table:table-cell>
          <table:table-cell office:value-type="float" office:value="2997.36" table:style-name="ce1">
            <text:p>2997.36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1">
            <text:p>10.93182182</text:p>
          </table:table-cell>
          <table:table-cell office:value-type="float" office:value="3021.36" table:style-name="ce1">
            <text:p>3021.36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1">
            <text:p>10.95582583</text:p>
          </table:table-cell>
          <table:table-cell office:value-type="float" office:value="3023.52" table:style-name="ce1">
            <text:p>3023.52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1">
            <text:p>10.97982983</text:p>
          </table:table-cell>
          <table:table-cell office:value-type="float" office:value="3047.51999999999" table:style-name="ce1">
            <text:p>3047.52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1">
            <text:p>11.00383383</text:p>
          </table:table-cell>
          <table:table-cell office:value-type="float" office:value="3071.51999999999" table:style-name="ce1">
            <text:p>3071.52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1">
            <text:p>11.02783784</text:p>
          </table:table-cell>
          <table:table-cell office:value-type="float" office:value="3095.51999999999" table:style-name="ce1">
            <text:p>3095.52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1">
            <text:p>11.05184184</text:p>
          </table:table-cell>
          <table:table-cell office:value-type="float" office:value="3119.51999999999" table:style-name="ce1">
            <text:p>3119.52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1">
            <text:p>11.07584585</text:p>
          </table:table-cell>
          <table:table-cell office:value-type="float" office:value="3143.51999999999" table:style-name="ce1">
            <text:p>3143.52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1">
            <text:p>11.09984985</text:p>
          </table:table-cell>
          <table:table-cell office:value-type="float" office:value="3167.51999999999" table:style-name="ce1">
            <text:p>3167.52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1">
            <text:p>11.12385385</text:p>
          </table:table-cell>
          <table:table-cell office:value-type="float" office:value="3191.51999999999" table:style-name="ce1">
            <text:p>3191.52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1">
            <text:p>11.14785786</text:p>
          </table:table-cell>
          <table:table-cell office:value-type="float" office:value="3215.51999999999" table:style-name="ce1">
            <text:p>3215.52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1">
            <text:p>11.17186186</text:p>
          </table:table-cell>
          <table:table-cell office:value-type="float" office:value="3239.51999999999" table:style-name="ce1">
            <text:p>3239.52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1">
            <text:p>11.19586587</text:p>
          </table:table-cell>
          <table:table-cell office:value-type="float" office:value="3263.51999999999" table:style-name="ce1">
            <text:p>3263.52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1">
            <text:p>11.21986987</text:p>
          </table:table-cell>
          <table:table-cell office:value-type="float" office:value="3287.51999999999" table:style-name="ce1">
            <text:p>3287.52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1">
            <text:p>11.24387387</text:p>
          </table:table-cell>
          <table:table-cell office:value-type="float" office:value="3311.51999999999" table:style-name="ce1">
            <text:p>3311.52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1">
            <text:p>11.26787788</text:p>
          </table:table-cell>
          <table:table-cell office:value-type="float" office:value="3314.3999999999901" table:style-name="ce1">
            <text:p>3314.4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1">
            <text:p>11.29188188</text:p>
          </table:table-cell>
          <table:table-cell office:value-type="float" office:value="3317.2799999999902" table:style-name="ce1">
            <text:p>3317.28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1">
            <text:p>11.31588589</text:p>
          </table:table-cell>
          <table:table-cell office:value-type="float" office:value="3320.1599999999899" table:style-name="ce1">
            <text:p>3320.16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1">
            <text:p>11.33988989</text:p>
          </table:table-cell>
          <table:table-cell office:value-type="float" office:value="3323.03999999999" table:style-name="ce1">
            <text:p>3323.04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1">
            <text:p>11.36389389</text:p>
          </table:table-cell>
          <table:table-cell office:value-type="float" office:value="3325.9199999999901" table:style-name="ce1">
            <text:p>3325.92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1">
            <text:p>11.3878979</text:p>
          </table:table-cell>
          <table:table-cell office:value-type="float" office:value="3328.7999999999802" table:style-name="ce1">
            <text:p>3328.8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1">
            <text:p>11.4119019</text:p>
          </table:table-cell>
          <table:table-cell office:value-type="float" office:value="3331.6799999999798" table:style-name="ce1">
            <text:p>3331.68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1">
            <text:p>11.43590591</text:p>
          </table:table-cell>
          <table:table-cell office:value-type="float" office:value="3334.5599999999799" table:style-name="ce1">
            <text:p>3334.56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1">
            <text:p>11.45990991</text:p>
          </table:table-cell>
          <table:table-cell office:value-type="float" office:value="3337.43999999998" table:style-name="ce1">
            <text:p>3337.44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1">
            <text:p>11.48391391</text:p>
          </table:table-cell>
          <table:table-cell office:value-type="float" office:value="3340.3199999999802" table:style-name="ce1">
            <text:p>3340.32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1">
            <text:p>11.50791792</text:p>
          </table:table-cell>
          <table:table-cell office:value-type="float" office:value="3343.1999999999798" table:style-name="ce1">
            <text:p>3343.2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1">
            <text:p>11.53192192</text:p>
          </table:table-cell>
          <table:table-cell office:value-type="float" office:value="3346.0799999999799" table:style-name="ce1">
            <text:p>3346.08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1">
            <text:p>11.55592593</text:p>
          </table:table-cell>
          <table:table-cell office:value-type="float" office:value="3348.95999999998" table:style-name="ce1">
            <text:p>3348.96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1">
            <text:p>11.57992993</text:p>
          </table:table-cell>
          <table:table-cell office:value-type="float" office:value="3351.8399999999801" table:style-name="ce1">
            <text:p>3351.84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1">
            <text:p>11.60393393</text:p>
          </table:table-cell>
          <table:table-cell office:value-type="float" office:value="3354.7199999999798" table:style-name="ce1">
            <text:p>3354.72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1">
            <text:p>11.62793794</text:p>
          </table:table-cell>
          <table:table-cell office:value-type="float" office:value="3357.5999999999799" table:style-name="ce1">
            <text:p>3357.6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1">
            <text:p>11.65194194</text:p>
          </table:table-cell>
          <table:table-cell office:value-type="float" office:value="3360.47999999998" table:style-name="ce1">
            <text:p>3360.48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1">
            <text:p>11.67594595</text:p>
          </table:table-cell>
          <table:table-cell office:value-type="float" office:value="3363.3599999999801" table:style-name="ce1">
            <text:p>3363.36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1">
            <text:p>11.69994995</text:p>
          </table:table-cell>
          <table:table-cell office:value-type="float" office:value="3366.2399999999702" table:style-name="ce1">
            <text:p>3366.24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1">
            <text:p>11.72395395</text:p>
          </table:table-cell>
          <table:table-cell office:value-type="float" office:value="3369.1199999999699" table:style-name="ce1">
            <text:p>3369.12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1">
            <text:p>11.74795796</text:p>
          </table:table-cell>
          <table:table-cell office:value-type="float" office:value="3371.99999999997" table:style-name="ce1">
            <text:p>3372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1">
            <text:p>11.77196196</text:p>
          </table:table-cell>
          <table:table-cell office:value-type="float" office:value="3374.8799999999701" table:style-name="ce1">
            <text:p>3374.88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1">
            <text:p>11.79596597</text:p>
          </table:table-cell>
          <table:table-cell office:value-type="float" office:value="3377.7599999999702" table:style-name="ce1">
            <text:p>3377.76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1">
            <text:p>11.81996997</text:p>
          </table:table-cell>
          <table:table-cell office:value-type="float" office:value="3380.6399999999699" table:style-name="ce1">
            <text:p>3380.64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1">
            <text:p>11.84397397</text:p>
          </table:table-cell>
          <table:table-cell office:value-type="float" office:value="3383.51999999997" table:style-name="ce1">
            <text:p>3383.52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1">
            <text:p>11.86797798</text:p>
          </table:table-cell>
          <table:table-cell office:value-type="float" office:value="3386.3999999999701" table:style-name="ce1">
            <text:p>3386.4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1">
            <text:p>11.89198198</text:p>
          </table:table-cell>
          <table:table-cell office:value-type="float" office:value="3389.2799999999702" table:style-name="ce1">
            <text:p>3389.28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1">
            <text:p>11.91598599</text:p>
          </table:table-cell>
          <table:table-cell office:value-type="float" office:value="3392.1599999999698" table:style-name="ce1">
            <text:p>3392.16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1">
            <text:p>11.93998999</text:p>
          </table:table-cell>
          <table:table-cell office:value-type="float" office:value="3395.03999999997" table:style-name="ce1">
            <text:p>3395.04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1">
            <text:p>11.96399399</text:p>
          </table:table-cell>
          <table:table-cell office:value-type="float" office:value="3397.9199999999701" table:style-name="ce1">
            <text:p>3397.92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1">
            <text:p>11.987998</text:p>
          </table:table-cell>
          <table:table-cell office:value-type="float" office:value="3400.7999999999602" table:style-name="ce1">
            <text:p>3400.8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1">
            <text:p>12.012002</text:p>
          </table:table-cell>
          <table:table-cell office:value-type="float" office:value="3403.6799999999598" table:style-name="ce1">
            <text:p>3403.68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1">
            <text:p>12.03600601</text:p>
          </table:table-cell>
          <table:table-cell office:value-type="float" office:value="3406.5599999999599" table:style-name="ce1">
            <text:p>3406.56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1">
            <text:p>12.06001001</text:p>
          </table:table-cell>
          <table:table-cell office:value-type="float" office:value="3409.43999999996" table:style-name="ce1">
            <text:p>3409.44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1">
            <text:p>12.08401401</text:p>
          </table:table-cell>
          <table:table-cell office:value-type="float" office:value="3412.3199999999601" table:style-name="ce1">
            <text:p>3412.32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1">
            <text:p>12.10801802</text:p>
          </table:table-cell>
          <table:table-cell office:value-type="float" office:value="3415.1999999999598" table:style-name="ce1">
            <text:p>3415.2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1">
            <text:p>12.13202202</text:p>
          </table:table-cell>
          <table:table-cell office:value-type="float" office:value="3418.0799999999599" table:style-name="ce1">
            <text:p>3418.08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1">
            <text:p>12.15602603</text:p>
          </table:table-cell>
          <table:table-cell office:value-type="float" office:value="3420.95999999996" table:style-name="ce1">
            <text:p>3420.96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1">
            <text:p>12.18003003</text:p>
          </table:table-cell>
          <table:table-cell office:value-type="float" office:value="3423.8399999999601" table:style-name="ce1">
            <text:p>3423.84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1">
            <text:p>12.20403403</text:p>
          </table:table-cell>
          <table:table-cell office:value-type="float" office:value="3426.7199999999598" table:style-name="ce1">
            <text:p>3426.72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1">
            <text:p>12.22803804</text:p>
          </table:table-cell>
          <table:table-cell office:value-type="float" office:value="3429.5999999999599" table:style-name="ce1">
            <text:p>3429.6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1">
            <text:p>12.25204204</text:p>
          </table:table-cell>
          <table:table-cell office:value-type="float" office:value="3431.0399999999599" table:style-name="ce1">
            <text:p>3431.04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1">
            <text:p>12.27604605</text:p>
          </table:table-cell>
          <table:table-cell office:value-type="float" office:value="3432.47999999996" table:style-name="ce1">
            <text:p>3432.48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1">
            <text:p>12.30005005</text:p>
          </table:table-cell>
          <table:table-cell office:value-type="float" office:value="3434.6399999999599" table:style-name="ce1">
            <text:p>3434.64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1">
            <text:p>12.32405405</text:p>
          </table:table-cell>
          <table:table-cell office:value-type="float" office:value="3436.7999999999502" table:style-name="ce1">
            <text:p>3436.8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1">
            <text:p>12.34805806</text:p>
          </table:table-cell>
          <table:table-cell office:value-type="float" office:value="3438.95999999995" table:style-name="ce1">
            <text:p>3438.96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1">
            <text:p>12.37206206</text:p>
          </table:table-cell>
          <table:table-cell office:value-type="float" office:value="3441.1199999999499" table:style-name="ce1">
            <text:p>3441.12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1">
            <text:p>12.39606607</text:p>
          </table:table-cell>
          <table:table-cell office:value-type="float" office:value="3443.2799999999502" table:style-name="ce1">
            <text:p>3443.28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1">
            <text:p>12.42007007</text:p>
          </table:table-cell>
          <table:table-cell office:value-type="float" office:value="3445.43999999995" table:style-name="ce1">
            <text:p>3445.44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1">
            <text:p>12.44407407</text:p>
          </table:table-cell>
          <table:table-cell office:value-type="float" office:value="3447.5999999999499" table:style-name="ce1">
            <text:p>3447.6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1">
            <text:p>12.46807808</text:p>
          </table:table-cell>
          <table:table-cell office:value-type="float" office:value="3449.7599999999502" table:style-name="ce1">
            <text:p>3449.76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1">
            <text:p>12.49208208</text:p>
          </table:table-cell>
          <table:table-cell office:value-type="float" office:value="3451.9199999999501" table:style-name="ce1">
            <text:p>3451.92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1">
            <text:p>12.51608609</text:p>
          </table:table-cell>
          <table:table-cell office:value-type="float" office:value="3454.0799999999499" table:style-name="ce1">
            <text:p>3454.08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1">
            <text:p>12.54009009</text:p>
          </table:table-cell>
          <table:table-cell office:value-type="float" office:value="3456.2399999999502" table:style-name="ce1">
            <text:p>3456.24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1">
            <text:p>12.56409409</text:p>
          </table:table-cell>
          <table:table-cell office:value-type="float" office:value="3458.3999999999501" table:style-name="ce1">
            <text:p>3458.4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1">
            <text:p>12.5880981</text:p>
          </table:table-cell>
          <table:table-cell office:value-type="float" office:value="3461.2799999999502" table:style-name="ce1">
            <text:p>3461.28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1">
            <text:p>12.6121021</text:p>
          </table:table-cell>
          <table:table-cell office:value-type="float" office:value="3464.1599999999498" table:style-name="ce1">
            <text:p>3464.16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1">
            <text:p>12.63610611</text:p>
          </table:table-cell>
          <table:table-cell office:value-type="float" office:value="3467.0399999999499" table:style-name="ce1">
            <text:p>3467.04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1">
            <text:p>12.66011011</text:p>
          </table:table-cell>
          <table:table-cell office:value-type="float" office:value="3469.9199999999501" table:style-name="ce1">
            <text:p>3469.92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1">
            <text:p>12.68411411</text:p>
          </table:table-cell>
          <table:table-cell office:value-type="float" office:value="3472.7999999999402" table:style-name="ce1">
            <text:p>3472.8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1">
            <text:p>12.70811812</text:p>
          </table:table-cell>
          <table:table-cell office:value-type="float" office:value="3475.6799999999398" table:style-name="ce1">
            <text:p>3475.68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1">
            <text:p>12.73212212</text:p>
          </table:table-cell>
          <table:table-cell office:value-type="float" office:value="3478.5599999999399" table:style-name="ce1">
            <text:p>3478.56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1">
            <text:p>12.75612613</text:p>
          </table:table-cell>
          <table:table-cell office:value-type="float" office:value="3481.43999999994" table:style-name="ce1">
            <text:p>3481.44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1">
            <text:p>12.78013013</text:p>
          </table:table-cell>
          <table:table-cell office:value-type="float" office:value="3484.3199999999401" table:style-name="ce1">
            <text:p>3484.32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1">
            <text:p>12.80413413</text:p>
          </table:table-cell>
          <table:table-cell office:value-type="float" office:value="3487.1999999999398" table:style-name="ce1">
            <text:p>3487.2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1">
            <text:p>12.82813814</text:p>
          </table:table-cell>
          <table:table-cell office:value-type="float" office:value="3490.0799999999399" table:style-name="ce1">
            <text:p>3490.08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1">
            <text:p>12.85214214</text:p>
          </table:table-cell>
          <table:table-cell office:value-type="float" office:value="3492.95999999994" table:style-name="ce1">
            <text:p>3492.96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1">
            <text:p>12.87614615</text:p>
          </table:table-cell>
          <table:table-cell office:value-type="float" office:value="3495.8399999999401" table:style-name="ce1">
            <text:p>3495.84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1">
            <text:p>12.90015015</text:p>
          </table:table-cell>
          <table:table-cell office:value-type="float" office:value="3498.7199999999398" table:style-name="ce1">
            <text:p>3498.72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1">
            <text:p>12.92415415</text:p>
          </table:table-cell>
          <table:table-cell office:value-type="float" office:value="3501.5999999999399" table:style-name="ce1">
            <text:p>3501.6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1">
            <text:p>12.94815816</text:p>
          </table:table-cell>
          <table:table-cell office:value-type="float" office:value="3503.7599999999402" table:style-name="ce1">
            <text:p>3503.76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1">
            <text:p>12.97216216</text:p>
          </table:table-cell>
          <table:table-cell office:value-type="float" office:value="3505.91999999994" table:style-name="ce1">
            <text:p>3505.92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1">
            <text:p>12.99616617</text:p>
          </table:table-cell>
          <table:table-cell office:value-type="float" office:value="3508.0799999999399" table:style-name="ce1">
            <text:p>3508.08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1">
            <text:p>13.02017017</text:p>
          </table:table-cell>
          <table:table-cell office:value-type="float" office:value="3510.2399999999302" table:style-name="ce1">
            <text:p>3510.24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1">
            <text:p>13.04417417</text:p>
          </table:table-cell>
          <table:table-cell office:value-type="float" office:value="3512.3999999999301" table:style-name="ce1">
            <text:p>3512.4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1">
            <text:p>13.06817818</text:p>
          </table:table-cell>
          <table:table-cell office:value-type="float" office:value="3514.5599999999299" table:style-name="ce1">
            <text:p>3514.56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1">
            <text:p>13.09218218</text:p>
          </table:table-cell>
          <table:table-cell office:value-type="float" office:value="3516.7199999999302" table:style-name="ce1">
            <text:p>3516.72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1">
            <text:p>13.11618619</text:p>
          </table:table-cell>
          <table:table-cell office:value-type="float" office:value="3518.8799999999301" table:style-name="ce1">
            <text:p>3518.88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1">
            <text:p>13.14019019</text:p>
          </table:table-cell>
          <table:table-cell office:value-type="float" office:value="3521.0399999999299" table:style-name="ce1">
            <text:p>3521.04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1">
            <text:p>13.16419419</text:p>
          </table:table-cell>
          <table:table-cell office:value-type="float" office:value="3523.1999999999298" table:style-name="ce1">
            <text:p>3523.2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1">
            <text:p>13.1881982</text:p>
          </table:table-cell>
          <table:table-cell office:value-type="float" office:value="3525.3599999999301" table:style-name="ce1">
            <text:p>3525.36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1">
            <text:p>13.2122022</text:p>
          </table:table-cell>
          <table:table-cell office:value-type="float" office:value="3527.51999999993" table:style-name="ce1">
            <text:p>3527.52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1">
            <text:p>13.23620621</text:p>
          </table:table-cell>
          <table:table-cell office:value-type="float" office:value="3529.6799999999298" table:style-name="ce1">
            <text:p>3529.68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1">
            <text:p>13.26021021</text:p>
          </table:table-cell>
          <table:table-cell office:value-type="float" office:value="3531.8399999999301" table:style-name="ce1">
            <text:p>3531.84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1">
            <text:p>13.28421421</text:p>
          </table:table-cell>
          <table:table-cell office:value-type="float" office:value="3533.99999999993" table:style-name="ce1">
            <text:p>3534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1">
            <text:p>13.30821822</text:p>
          </table:table-cell>
          <table:table-cell office:value-type="float" office:value="3536.1599999999298" table:style-name="ce1">
            <text:p>3536.16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1">
            <text:p>13.33222222</text:p>
          </table:table-cell>
          <table:table-cell office:value-type="float" office:value="3538.3199999999301" table:style-name="ce1">
            <text:p>3538.32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1">
            <text:p>13.35622623</text:p>
          </table:table-cell>
          <table:table-cell office:value-type="float" office:value="3540.47999999993" table:style-name="ce1">
            <text:p>3540.48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1">
            <text:p>13.38023023</text:p>
          </table:table-cell>
          <table:table-cell office:value-type="float" office:value="3542.6399999999298" table:style-name="ce1">
            <text:p>3542.64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1">
            <text:p>13.40423423</text:p>
          </table:table-cell>
          <table:table-cell office:value-type="float" office:value="3544.7999999999201" table:style-name="ce1">
            <text:p>3544.8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1">
            <text:p>13.42823824</text:p>
          </table:table-cell>
          <table:table-cell office:value-type="float" office:value="3546.95999999992" table:style-name="ce1">
            <text:p>3546.96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1">
            <text:p>13.45224224</text:p>
          </table:table-cell>
          <table:table-cell office:value-type="float" office:value="3549.1199999999199" table:style-name="ce1">
            <text:p>3549.12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1">
            <text:p>13.47624625</text:p>
          </table:table-cell>
          <table:table-cell office:value-type="float" office:value="3551.2799999999202" table:style-name="ce1">
            <text:p>3551.28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1">
            <text:p>13.50025025</text:p>
          </table:table-cell>
          <table:table-cell office:value-type="float" office:value="3553.43999999992" table:style-name="ce1">
            <text:p>3553.44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1">
            <text:p>13.52425425</text:p>
          </table:table-cell>
          <table:table-cell office:value-type="float" office:value="3554.8799999999201" table:style-name="ce1">
            <text:p>3554.88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1">
            <text:p>13.54825826</text:p>
          </table:table-cell>
          <table:table-cell office:value-type="float" office:value="3557.0399999999199" table:style-name="ce1">
            <text:p>3557.04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1">
            <text:p>13.57226226</text:p>
          </table:table-cell>
          <table:table-cell office:value-type="float" office:value="3559.1999999999198" table:style-name="ce1">
            <text:p>3559.2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1">
            <text:p>13.59626627</text:p>
          </table:table-cell>
          <table:table-cell office:value-type="float" office:value="3560.6399999999198" table:style-name="ce1">
            <text:p>3560.64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1">
            <text:p>13.62027027</text:p>
          </table:table-cell>
          <table:table-cell office:value-type="float" office:value="3562.0799999999199" table:style-name="ce1">
            <text:p>3562.08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1">
            <text:p>13.64427427</text:p>
          </table:table-cell>
          <table:table-cell office:value-type="float" office:value="3563.5199999999199" table:style-name="ce1">
            <text:p>3563.52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1">
            <text:p>13.66827828</text:p>
          </table:table-cell>
          <table:table-cell office:value-type="float" office:value="3564.95999999992" table:style-name="ce1">
            <text:p>3564.96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1">
            <text:p>13.69228228</text:p>
          </table:table-cell>
          <table:table-cell office:value-type="float" office:value="3566.3999999999201" table:style-name="ce1">
            <text:p>3566.4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1">
            <text:p>13.71628629</text:p>
          </table:table-cell>
          <table:table-cell office:value-type="float" office:value="3567.8399999999201" table:style-name="ce1">
            <text:p>3567.84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1">
            <text:p>13.74029029</text:p>
          </table:table-cell>
          <table:table-cell office:value-type="float" office:value="3569.2799999999202" table:style-name="ce1">
            <text:p>3569.28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1">
            <text:p>13.76429429</text:p>
          </table:table-cell>
          <table:table-cell office:value-type="float" office:value="3570.7199999999202" table:style-name="ce1">
            <text:p>3570.72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1">
            <text:p>13.7882983</text:p>
          </table:table-cell>
          <table:table-cell office:value-type="float" office:value="3572.1599999999198" table:style-name="ce1">
            <text:p>3572.16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1">
            <text:p>13.8123023</text:p>
          </table:table-cell>
          <table:table-cell office:value-type="float" office:value="3573.5999999999199" table:style-name="ce1">
            <text:p>3573.6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1">
            <text:p>13.83630631</text:p>
          </table:table-cell>
          <table:table-cell office:value-type="float" office:value="3575.0399999999199" table:style-name="ce1">
            <text:p>3575.04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1">
            <text:p>13.86031031</text:p>
          </table:table-cell>
          <table:table-cell office:value-type="float" office:value="3576.47999999992" table:style-name="ce1">
            <text:p>3576.48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1">
            <text:p>13.88431431</text:p>
          </table:table-cell>
          <table:table-cell office:value-type="float" office:value="3577.91999999992" table:style-name="ce1">
            <text:p>3577.92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1">
            <text:p>13.90831832</text:p>
          </table:table-cell>
          <table:table-cell office:value-type="float" office:value="3579.3599999999201" table:style-name="ce1">
            <text:p>3579.36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1">
            <text:p>13.93232232</text:p>
          </table:table-cell>
          <table:table-cell office:value-type="float" office:value="3580.7999999999101" table:style-name="ce1">
            <text:p>3580.8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1">
            <text:p>13.95632633</text:p>
          </table:table-cell>
          <table:table-cell office:value-type="float" office:value="3582.2399999999102" table:style-name="ce1">
            <text:p>3582.24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1">
            <text:p>13.98033033</text:p>
          </table:table-cell>
          <table:table-cell office:value-type="float" office:value="3583.6799999999098" table:style-name="ce1">
            <text:p>3583.68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1">
            <text:p>14.00433433</text:p>
          </table:table-cell>
          <table:table-cell office:value-type="float" office:value="3585.1199999999099" table:style-name="ce1">
            <text:p>3585.12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1">
            <text:p>14.02833834</text:p>
          </table:table-cell>
          <table:table-cell office:value-type="float" office:value="3586.5599999999099" table:style-name="ce1">
            <text:p>3586.56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1">
            <text:p>14.05234234</text:p>
          </table:table-cell>
          <table:table-cell office:value-type="float" office:value="3587.99999999991" table:style-name="ce1">
            <text:p>3588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1">
            <text:p>14.07634635</text:p>
          </table:table-cell>
          <table:table-cell office:value-type="float" office:value="3589.43999999991" table:style-name="ce1">
            <text:p>3589.44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1">
            <text:p>14.10035035</text:p>
          </table:table-cell>
          <table:table-cell office:value-type="float" office:value="3590.8799999999101" table:style-name="ce1">
            <text:p>3590.88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1">
            <text:p>14.12435435</text:p>
          </table:table-cell>
          <table:table-cell office:value-type="float" office:value="3592.3199999999101" table:style-name="ce1">
            <text:p>3592.32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1">
            <text:p>14.14835836</text:p>
          </table:table-cell>
          <table:table-cell office:value-type="float" office:value="3593.7599999999102" table:style-name="ce1">
            <text:p>3593.76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1">
            <text:p>14.17236236</text:p>
          </table:table-cell>
          <table:table-cell office:value-type="float" office:value="3595.1999999999098" table:style-name="ce1">
            <text:p>3595.2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1">
            <text:p>14.19636637</text:p>
          </table:table-cell>
          <table:table-cell office:value-type="float" office:value="3596.6399999999098" table:style-name="ce1">
            <text:p>3596.64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1">
            <text:p>14.22037037</text:p>
          </table:table-cell>
          <table:table-cell office:value-type="float" office:value="3598.0799999999099" table:style-name="ce1">
            <text:p>3598.08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1">
            <text:p>14.24437437</text:p>
          </table:table-cell>
          <table:table-cell office:value-type="float" office:value="3599.5199999999099" table:style-name="ce1">
            <text:p>3599.52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1">
            <text:p>14.26837838</text:p>
          </table:table-cell>
          <table:table-cell office:value-type="float" office:value="3600.95999999991" table:style-name="ce1">
            <text:p>3600.96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1">
            <text:p>14.29238238</text:p>
          </table:table-cell>
          <table:table-cell office:value-type="float" office:value="3602.3999999999101" table:style-name="ce1">
            <text:p>3602.4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1">
            <text:p>14.31638639</text:p>
          </table:table-cell>
          <table:table-cell office:value-type="float" office:value="3603.8399999999101" table:style-name="ce1">
            <text:p>3603.84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1">
            <text:p>14.34039039</text:p>
          </table:table-cell>
          <table:table-cell office:value-type="float" office:value="3605.2799999999102" table:style-name="ce1">
            <text:p>3605.28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1">
            <text:p>14.36439439</text:p>
          </table:table-cell>
          <table:table-cell office:value-type="float" office:value="3606.7199999999102" table:style-name="ce1">
            <text:p>3606.72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1">
            <text:p>14.3883984</text:p>
          </table:table-cell>
          <table:table-cell office:value-type="float" office:value="3608.1599999999098" table:style-name="ce1">
            <text:p>3608.16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1">
            <text:p>14.4124024</text:p>
          </table:table-cell>
          <table:table-cell office:value-type="float" office:value="3609.5999999999099" table:style-name="ce1">
            <text:p>3609.6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1">
            <text:p>14.43640641</text:p>
          </table:table-cell>
          <table:table-cell office:value-type="float" office:value="3611.0399999999099" table:style-name="ce1">
            <text:p>3611.04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1">
            <text:p>14.46041041</text:p>
          </table:table-cell>
          <table:table-cell office:value-type="float" office:value="3612.47999999991" table:style-name="ce1">
            <text:p>3612.48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1">
            <text:p>14.48441441</text:p>
          </table:table-cell>
          <table:table-cell office:value-type="float" office:value="3613.91999999991" table:style-name="ce1">
            <text:p>3613.92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1">
            <text:p>14.50841842</text:p>
          </table:table-cell>
          <table:table-cell office:value-type="float" office:value="3615.3599999999101" table:style-name="ce1">
            <text:p>3615.36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1">
            <text:p>14.53242242</text:p>
          </table:table-cell>
          <table:table-cell office:value-type="float" office:value="3616.7999999999001" table:style-name="ce1">
            <text:p>3616.8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1">
            <text:p>14.55642643</text:p>
          </table:table-cell>
          <table:table-cell office:value-type="float" office:value="3618.2399999999002" table:style-name="ce1">
            <text:p>3618.24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1">
            <text:p>14.58043043</text:p>
          </table:table-cell>
          <table:table-cell office:value-type="float" office:value="3619.6799999998998" table:style-name="ce1">
            <text:p>3619.68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1">
            <text:p>14.60443443</text:p>
          </table:table-cell>
          <table:table-cell office:value-type="float" office:value="3621.1199999998998" table:style-name="ce1">
            <text:p>3621.12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1">
            <text:p>14.62843844</text:p>
          </table:table-cell>
          <table:table-cell office:value-type="float" office:value="3622.5599999998999" table:style-name="ce1">
            <text:p>3622.56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1">
            <text:p>14.65244244</text:p>
          </table:table-cell>
          <table:table-cell office:value-type="float" office:value="3623.9999999999" table:style-name="ce1">
            <text:p>3624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1">
            <text:p>14.67644645</text:p>
          </table:table-cell>
          <table:table-cell office:value-type="float" office:value="3625.4399999999" table:style-name="ce1">
            <text:p>3625.44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1">
            <text:p>14.70045045</text:p>
          </table:table-cell>
          <table:table-cell office:value-type="float" office:value="3626.8799999999001" table:style-name="ce1">
            <text:p>3626.88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1">
            <text:p>14.72445445</text:p>
          </table:table-cell>
          <table:table-cell office:value-type="float" office:value="3628.3199999999001" table:style-name="ce1">
            <text:p>3628.32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1">
            <text:p>14.74845846</text:p>
          </table:table-cell>
          <table:table-cell office:value-type="float" office:value="3629.7599999999002" table:style-name="ce1">
            <text:p>3629.76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1">
            <text:p>14.77246246</text:p>
          </table:table-cell>
          <table:table-cell office:value-type="float" office:value="3631.1999999998998" table:style-name="ce1">
            <text:p>3631.2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1">
            <text:p>14.79646647</text:p>
          </table:table-cell>
          <table:table-cell office:value-type="float" office:value="3632.6399999998998" table:style-name="ce1">
            <text:p>3632.64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1">
            <text:p>14.82047047</text:p>
          </table:table-cell>
          <table:table-cell office:value-type="float" office:value="3634.0799999998999" table:style-name="ce1">
            <text:p>3634.08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1">
            <text:p>14.84447447</text:p>
          </table:table-cell>
          <table:table-cell office:value-type="float" office:value="3635.5199999998999" table:style-name="ce1">
            <text:p>3635.52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1">
            <text:p>14.86847848</text:p>
          </table:table-cell>
          <table:table-cell office:value-type="float" office:value="3636.9599999999" table:style-name="ce1">
            <text:p>3636.96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1">
            <text:p>14.89248248</text:p>
          </table:table-cell>
          <table:table-cell office:value-type="float" office:value="3638.3999999999" table:style-name="ce1">
            <text:p>3638.4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1">
            <text:p>14.91648649</text:p>
          </table:table-cell>
          <table:table-cell office:value-type="float" office:value="3639.8399999999001" table:style-name="ce1">
            <text:p>3639.84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1">
            <text:p>14.94049049</text:p>
          </table:table-cell>
          <table:table-cell office:value-type="float" office:value="3641.2799999999002" table:style-name="ce1">
            <text:p>3641.28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1">
            <text:p>14.96449449</text:p>
          </table:table-cell>
          <table:table-cell office:value-type="float" office:value="3642.7199999999002" table:style-name="ce1">
            <text:p>3642.72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1">
            <text:p>14.9884985</text:p>
          </table:table-cell>
          <table:table-cell office:value-type="float" office:value="3644.1599999998998" table:style-name="ce1">
            <text:p>3644.16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1">
            <text:p>15.0125025</text:p>
          </table:table-cell>
          <table:table-cell office:value-type="float" office:value="3645.5999999998999" table:style-name="ce1">
            <text:p>3645.6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1">
            <text:p>15.03650651</text:p>
          </table:table-cell>
          <table:table-cell office:value-type="float" office:value="3647.0399999998999" table:style-name="ce1">
            <text:p>3647.04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1">
            <text:p>15.06051051</text:p>
          </table:table-cell>
          <table:table-cell office:value-type="float" office:value="3648.4799999999" table:style-name="ce1">
            <text:p>3648.48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1">
            <text:p>15.08451451</text:p>
          </table:table-cell>
          <table:table-cell office:value-type="float" office:value="3649.9199999999" table:style-name="ce1">
            <text:p>3649.92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1">
            <text:p>15.10851852</text:p>
          </table:table-cell>
          <table:table-cell office:value-type="float" office:value="3651.3599999999001" table:style-name="ce1">
            <text:p>3651.36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1">
            <text:p>15.13252252</text:p>
          </table:table-cell>
          <table:table-cell office:value-type="float" office:value="3652.7999999998901" table:style-name="ce1">
            <text:p>3652.8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1">
            <text:p>15.15652653</text:p>
          </table:table-cell>
          <table:table-cell office:value-type="float" office:value="3654.2399999998902" table:style-name="ce1">
            <text:p>3654.24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1">
            <text:p>15.18053053</text:p>
          </table:table-cell>
          <table:table-cell office:value-type="float" office:value="3655.6799999998898" table:style-name="ce1">
            <text:p>3655.68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1">
            <text:p>15.20453453</text:p>
          </table:table-cell>
          <table:table-cell office:value-type="float" office:value="3657.1199999998898" table:style-name="ce1">
            <text:p>3657.12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1">
            <text:p>15.22853854</text:p>
          </table:table-cell>
          <table:table-cell office:value-type="float" office:value="3658.5599999998899" table:style-name="ce1">
            <text:p>3658.56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1">
            <text:p>15.25254254</text:p>
          </table:table-cell>
          <table:table-cell office:value-type="float" office:value="3659.99999999989" table:style-name="ce1">
            <text:p>3660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1">
            <text:p>15.27654655</text:p>
          </table:table-cell>
          <table:table-cell office:value-type="float" office:value="3661.43999999989" table:style-name="ce1">
            <text:p>3661.44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1">
            <text:p>15.30055055</text:p>
          </table:table-cell>
          <table:table-cell office:value-type="float" office:value="3662.8799999998901" table:style-name="ce1">
            <text:p>3662.88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1">
            <text:p>15.32455455</text:p>
          </table:table-cell>
          <table:table-cell office:value-type="float" office:value="3664.3199999998901" table:style-name="ce1">
            <text:p>3664.32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1">
            <text:p>15.34855856</text:p>
          </table:table-cell>
          <table:table-cell office:value-type="float" office:value="3665.7599999998902" table:style-name="ce1">
            <text:p>3665.76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1">
            <text:p>15.37256256</text:p>
          </table:table-cell>
          <table:table-cell office:value-type="float" office:value="3667.1999999998902" table:style-name="ce1">
            <text:p>3667.2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1">
            <text:p>15.39656657</text:p>
          </table:table-cell>
          <table:table-cell office:value-type="float" office:value="3668.6399999998898" table:style-name="ce1">
            <text:p>3668.64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1">
            <text:p>15.42057057</text:p>
          </table:table-cell>
          <table:table-cell office:value-type="float" office:value="3670.0799999998899" table:style-name="ce1">
            <text:p>3670.08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1">
            <text:p>15.44457457</text:p>
          </table:table-cell>
          <table:table-cell office:value-type="float" office:value="3671.5199999998899" table:style-name="ce1">
            <text:p>3671.52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1">
            <text:p>15.46857858</text:p>
          </table:table-cell>
          <table:table-cell office:value-type="float" office:value="3672.95999999989" table:style-name="ce1">
            <text:p>3672.96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1">
            <text:p>15.49258258</text:p>
          </table:table-cell>
          <table:table-cell office:value-type="float" office:value="3674.39999999989" table:style-name="ce1">
            <text:p>3674.4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1">
            <text:p>15.51658659</text:p>
          </table:table-cell>
          <table:table-cell office:value-type="float" office:value="3675.8399999998901" table:style-name="ce1">
            <text:p>3675.84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1">
            <text:p>15.54059059</text:p>
          </table:table-cell>
          <table:table-cell office:value-type="float" office:value="3677.2799999998902" table:style-name="ce1">
            <text:p>3677.28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1">
            <text:p>15.56459459</text:p>
          </table:table-cell>
          <table:table-cell office:value-type="float" office:value="3678.7199999998902" table:style-name="ce1">
            <text:p>3678.72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1">
            <text:p>15.5885986</text:p>
          </table:table-cell>
          <table:table-cell office:value-type="float" office:value="3680.1599999998898" table:style-name="ce1">
            <text:p>3680.16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1">
            <text:p>15.6126026</text:p>
          </table:table-cell>
          <table:table-cell office:value-type="float" office:value="3681.5999999998899" table:style-name="ce1">
            <text:p>3681.6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1">
            <text:p>15.63660661</text:p>
          </table:table-cell>
          <table:table-cell office:value-type="float" office:value="3683.0399999998899" table:style-name="ce1">
            <text:p>3683.04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1">
            <text:p>15.66061061</text:p>
          </table:table-cell>
          <table:table-cell office:value-type="float" office:value="3684.47999999989" table:style-name="ce1">
            <text:p>3684.48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1">
            <text:p>15.68461461</text:p>
          </table:table-cell>
          <table:table-cell office:value-type="float" office:value="3685.91999999989" table:style-name="ce1">
            <text:p>3685.92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1">
            <text:p>15.70861862</text:p>
          </table:table-cell>
          <table:table-cell office:value-type="float" office:value="3687.3599999998901" table:style-name="ce1">
            <text:p>3687.36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1">
            <text:p>15.73262262</text:p>
          </table:table-cell>
          <table:table-cell office:value-type="float" office:value="3688.7999999998801" table:style-name="ce1">
            <text:p>3688.8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1">
            <text:p>15.75662663</text:p>
          </table:table-cell>
          <table:table-cell office:value-type="float" office:value="3690.2399999998802" table:style-name="ce1">
            <text:p>3690.24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1">
            <text:p>15.78063063</text:p>
          </table:table-cell>
          <table:table-cell office:value-type="float" office:value="3691.6799999998798" table:style-name="ce1">
            <text:p>3691.68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1">
            <text:p>15.80463463</text:p>
          </table:table-cell>
          <table:table-cell office:value-type="float" office:value="3693.1199999998798" table:style-name="ce1">
            <text:p>3693.12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1">
            <text:p>15.82863864</text:p>
          </table:table-cell>
          <table:table-cell office:value-type="float" office:value="3695.2799999998801" table:style-name="ce1">
            <text:p>3695.28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1">
            <text:p>15.85264264</text:p>
          </table:table-cell>
          <table:table-cell office:value-type="float" office:value="3697.43999999988" table:style-name="ce1">
            <text:p>3697.44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1">
            <text:p>15.87664665</text:p>
          </table:table-cell>
          <table:table-cell office:value-type="float" office:value="3699.5999999998799" table:style-name="ce1">
            <text:p>3699.6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1">
            <text:p>15.90065065</text:p>
          </table:table-cell>
          <table:table-cell office:value-type="float" office:value="3701.7599999998802" table:style-name="ce1">
            <text:p>3701.76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1">
            <text:p>15.92465465</text:p>
          </table:table-cell>
          <table:table-cell office:value-type="float" office:value="3703.91999999988" table:style-name="ce1">
            <text:p>3703.92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1">
            <text:p>15.94865866</text:p>
          </table:table-cell>
          <table:table-cell office:value-type="float" office:value="3706.0799999998799" table:style-name="ce1">
            <text:p>3706.08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1">
            <text:p>15.97266266</text:p>
          </table:table-cell>
          <table:table-cell office:value-type="float" office:value="3708.2399999998802" table:style-name="ce1">
            <text:p>3708.24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1">
            <text:p>15.99666667</text:p>
          </table:table-cell>
          <table:table-cell office:value-type="float" office:value="3710.39999999988" table:style-name="ce1">
            <text:p>3710.4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1">
            <text:p>16.02067067</text:p>
          </table:table-cell>
          <table:table-cell office:value-type="float" office:value="3712.5599999998799" table:style-name="ce1">
            <text:p>3712.56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1">
            <text:p>16.04467467</text:p>
          </table:table-cell>
          <table:table-cell office:value-type="float" office:value="3713.9999999998799" table:style-name="ce1">
            <text:p>3714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1">
            <text:p>16.06867868</text:p>
          </table:table-cell>
          <table:table-cell office:value-type="float" office:value="3715.43999999988" table:style-name="ce1">
            <text:p>3715.44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1">
            <text:p>16.09268268</text:p>
          </table:table-cell>
          <table:table-cell office:value-type="float" office:value="3716.8799999998801" table:style-name="ce1">
            <text:p>3716.88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1">
            <text:p>16.11668669</text:p>
          </table:table-cell>
          <table:table-cell office:value-type="float" office:value="3718.3199999998801" table:style-name="ce1">
            <text:p>3718.32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1">
            <text:p>16.14069069</text:p>
          </table:table-cell>
          <table:table-cell office:value-type="float" office:value="3719.7599999998802" table:style-name="ce1">
            <text:p>3719.76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1">
            <text:p>16.16469469</text:p>
          </table:table-cell>
          <table:table-cell office:value-type="float" office:value="3743.0399999998799" table:style-name="ce1">
            <text:p>3743.04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1">
            <text:p>16.1886987</text:p>
          </table:table-cell>
          <table:table-cell office:value-type="float" office:value="3766.3199999998801" table:style-name="ce1">
            <text:p>3766.32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1">
            <text:p>16.2127027</text:p>
          </table:table-cell>
          <table:table-cell office:value-type="float" office:value="3789.5999999998799" table:style-name="ce1">
            <text:p>3789.6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1">
            <text:p>16.23670671</text:p>
          </table:table-cell>
          <table:table-cell office:value-type="float" office:value="3812.8799999998801" table:style-name="ce1">
            <text:p>3812.88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1">
            <text:p>16.26071071</text:p>
          </table:table-cell>
          <table:table-cell office:value-type="float" office:value="3814.3199999998701" table:style-name="ce1">
            <text:p>3814.32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1">
            <text:p>16.28471471</text:p>
          </table:table-cell>
          <table:table-cell office:value-type="float" office:value="3815.7599999998702" table:style-name="ce1">
            <text:p>3815.76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1">
            <text:p>16.30871872</text:p>
          </table:table-cell>
          <table:table-cell office:value-type="float" office:value="3817.1999999998702" table:style-name="ce1">
            <text:p>3817.2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1">
            <text:p>16.33272272</text:p>
          </table:table-cell>
          <table:table-cell office:value-type="float" office:value="3818.6399999998698" table:style-name="ce1">
            <text:p>3818.64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1">
            <text:p>16.35672673</text:p>
          </table:table-cell>
          <table:table-cell office:value-type="float" office:value="3820.0799999998699" table:style-name="ce1">
            <text:p>3820.08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1">
            <text:p>16.38073073</text:p>
          </table:table-cell>
          <table:table-cell office:value-type="float" office:value="3821.5199999998699" table:style-name="ce1">
            <text:p>3821.52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1">
            <text:p>16.40473473</text:p>
          </table:table-cell>
          <table:table-cell office:value-type="float" office:value="3822.95999999987" table:style-name="ce1">
            <text:p>3822.96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1">
            <text:p>16.42873874</text:p>
          </table:table-cell>
          <table:table-cell office:value-type="float" office:value="3823.6799999998698" table:style-name="ce1">
            <text:p>3823.68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1">
            <text:p>16.45274274</text:p>
          </table:table-cell>
          <table:table-cell office:value-type="float" office:value="3824.39999999987" table:style-name="ce1">
            <text:p>3824.4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1">
            <text:p>16.47674675</text:p>
          </table:table-cell>
          <table:table-cell office:value-type="float" office:value="3825.1199999998698" table:style-name="ce1">
            <text:p>3825.12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1">
            <text:p>16.50075075</text:p>
          </table:table-cell>
          <table:table-cell office:value-type="float" office:value="3825.8399999998701" table:style-name="ce1">
            <text:p>3825.84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1">
            <text:p>16.52475475</text:p>
          </table:table-cell>
          <table:table-cell office:value-type="float" office:value="3826.5599999998699" table:style-name="ce1">
            <text:p>3826.56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1">
            <text:p>16.54875876</text:p>
          </table:table-cell>
          <table:table-cell office:value-type="float" office:value="3827.2799999998701" table:style-name="ce1">
            <text:p>3827.28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1">
            <text:p>16.57276276</text:p>
          </table:table-cell>
          <table:table-cell office:value-type="float" office:value="3827.9999999998699" table:style-name="ce1">
            <text:p>3828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1">
            <text:p>16.59676677</text:p>
          </table:table-cell>
          <table:table-cell office:value-type="float" office:value="3828.7199999998702" table:style-name="ce1">
            <text:p>3828.72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1">
            <text:p>16.62077077</text:p>
          </table:table-cell>
          <table:table-cell office:value-type="float" office:value="3829.43999999987" table:style-name="ce1">
            <text:p>3829.44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1">
            <text:p>16.64477477</text:p>
          </table:table-cell>
          <table:table-cell office:value-type="float" office:value="3830.1599999998698" table:style-name="ce1">
            <text:p>3830.16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1">
            <text:p>16.66877878</text:p>
          </table:table-cell>
          <table:table-cell office:value-type="float" office:value="3830.8799999998701" table:style-name="ce1">
            <text:p>3830.88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1">
            <text:p>16.69278278</text:p>
          </table:table-cell>
          <table:table-cell office:value-type="float" office:value="3831.5999999998699" table:style-name="ce1">
            <text:p>3831.6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1">
            <text:p>16.71678679</text:p>
          </table:table-cell>
          <table:table-cell office:value-type="float" office:value="3832.3199999998701" table:style-name="ce1">
            <text:p>3832.32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1">
            <text:p>16.74079079</text:p>
          </table:table-cell>
          <table:table-cell office:value-type="float" office:value="3833.0399999998699" table:style-name="ce1">
            <text:p>3833.04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1">
            <text:p>16.76479479</text:p>
          </table:table-cell>
          <table:table-cell office:value-type="float" office:value="3833.7599999998702" table:style-name="ce1">
            <text:p>3833.76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1">
            <text:p>16.7887988</text:p>
          </table:table-cell>
          <table:table-cell office:value-type="float" office:value="3834.47999999987" table:style-name="ce1">
            <text:p>3834.48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1">
            <text:p>16.8128028</text:p>
          </table:table-cell>
          <table:table-cell office:value-type="float" office:value="3835.1999999998702" table:style-name="ce1">
            <text:p>3835.2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1">
            <text:p>16.83680681</text:p>
          </table:table-cell>
          <table:table-cell office:value-type="float" office:value="3835.91999999987" table:style-name="ce1">
            <text:p>3835.92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1">
            <text:p>16.86081081</text:p>
          </table:table-cell>
          <table:table-cell office:value-type="float" office:value="3836.6399999998698" table:style-name="ce1">
            <text:p>3836.64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1">
            <text:p>16.88481481</text:p>
          </table:table-cell>
          <table:table-cell office:value-type="float" office:value="3837.3599999998701" table:style-name="ce1">
            <text:p>3837.36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1">
            <text:p>16.90881882</text:p>
          </table:table-cell>
          <table:table-cell office:value-type="float" office:value="3838.0799999998699" table:style-name="ce1">
            <text:p>3838.08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1">
            <text:p>16.93282282</text:p>
          </table:table-cell>
          <table:table-cell office:value-type="float" office:value="3838.7999999998701" table:style-name="ce1">
            <text:p>3838.8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1">
            <text:p>16.95682683</text:p>
          </table:table-cell>
          <table:table-cell office:value-type="float" office:value="3839.5199999998699" table:style-name="ce1">
            <text:p>3839.52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1">
            <text:p>16.98083083</text:p>
          </table:table-cell>
          <table:table-cell office:value-type="float" office:value="3840.2399999998702" table:style-name="ce1">
            <text:p>3840.24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1">
            <text:p>17.00483483</text:p>
          </table:table-cell>
          <table:table-cell office:value-type="float" office:value="3840.95999999987" table:style-name="ce1">
            <text:p>3840.96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1">
            <text:p>17.02883884</text:p>
          </table:table-cell>
          <table:table-cell office:value-type="float" office:value="3841.6799999998698" table:style-name="ce1">
            <text:p>3841.68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1">
            <text:p>17.05284284</text:p>
          </table:table-cell>
          <table:table-cell office:value-type="float" office:value="3842.39999999987" table:style-name="ce1">
            <text:p>3842.4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1">
            <text:p>17.07684685</text:p>
          </table:table-cell>
          <table:table-cell office:value-type="float" office:value="3843.1199999998698" table:style-name="ce1">
            <text:p>3843.12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1">
            <text:p>17.10085085</text:p>
          </table:table-cell>
          <table:table-cell office:value-type="float" office:value="3843.8399999998701" table:style-name="ce1">
            <text:p>3843.84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1">
            <text:p>17.12485485</text:p>
          </table:table-cell>
          <table:table-cell office:value-type="float" office:value="3844.5599999998699" table:style-name="ce1">
            <text:p>3844.56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1">
            <text:p>17.14885886</text:p>
          </table:table-cell>
          <table:table-cell office:value-type="float" office:value="3845.2799999998701" table:style-name="ce1">
            <text:p>3845.28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1">
            <text:p>17.17286286</text:p>
          </table:table-cell>
          <table:table-cell office:value-type="float" office:value="3845.9999999998699" table:style-name="ce1">
            <text:p>3846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1">
            <text:p>17.19686687</text:p>
          </table:table-cell>
          <table:table-cell office:value-type="float" office:value="3847.43999999987" table:style-name="ce1">
            <text:p>3847.44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1">
            <text:p>17.22087087</text:p>
          </table:table-cell>
          <table:table-cell office:value-type="float" office:value="3848.8799999998701" table:style-name="ce1">
            <text:p>3848.88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1">
            <text:p>17.24487487</text:p>
          </table:table-cell>
          <table:table-cell office:value-type="float" office:value="3850.3199999998601" table:style-name="ce1">
            <text:p>3850.32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1">
            <text:p>17.26887888</text:p>
          </table:table-cell>
          <table:table-cell office:value-type="float" office:value="3851.7599999998602" table:style-name="ce1">
            <text:p>3851.76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1">
            <text:p>17.29288288</text:p>
          </table:table-cell>
          <table:table-cell office:value-type="float" office:value="3853.1999999998602" table:style-name="ce1">
            <text:p>3853.2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1">
            <text:p>17.31688689</text:p>
          </table:table-cell>
          <table:table-cell office:value-type="float" office:value="3854.6399999998598" table:style-name="ce1">
            <text:p>3854.64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1">
            <text:p>17.34089089</text:p>
          </table:table-cell>
          <table:table-cell office:value-type="float" office:value="3856.0799999998599" table:style-name="ce1">
            <text:p>3856.08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1">
            <text:p>17.36489489</text:p>
          </table:table-cell>
          <table:table-cell office:value-type="float" office:value="3857.5199999998599" table:style-name="ce1">
            <text:p>3857.52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1">
            <text:p>17.3888989</text:p>
          </table:table-cell>
          <table:table-cell office:value-type="float" office:value="3858.95999999986" table:style-name="ce1">
            <text:p>3858.96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1">
            <text:p>17.4129029</text:p>
          </table:table-cell>
          <table:table-cell office:value-type="float" office:value="3860.39999999986" table:style-name="ce1">
            <text:p>3860.4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1">
            <text:p>17.43690691</text:p>
          </table:table-cell>
          <table:table-cell office:value-type="float" office:value="3861.8399999998601" table:style-name="ce1">
            <text:p>3861.84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1">
            <text:p>17.46091091</text:p>
          </table:table-cell>
          <table:table-cell office:value-type="float" office:value="3863.2799999998601" table:style-name="ce1">
            <text:p>3863.28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1">
            <text:p>17.48491491</text:p>
          </table:table-cell>
          <table:table-cell office:value-type="float" office:value="3864.7199999998602" table:style-name="ce1">
            <text:p>3864.72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1">
            <text:p>17.50891892</text:p>
          </table:table-cell>
          <table:table-cell office:value-type="float" office:value="3866.1599999998598" table:style-name="ce1">
            <text:p>3866.16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1">
            <text:p>17.53292292</text:p>
          </table:table-cell>
          <table:table-cell office:value-type="float" office:value="3867.5999999998598" table:style-name="ce1">
            <text:p>3867.6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1">
            <text:p>17.55692693</text:p>
          </table:table-cell>
          <table:table-cell office:value-type="float" office:value="3869.0399999998599" table:style-name="ce1">
            <text:p>3869.04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1">
            <text:p>17.58093093</text:p>
          </table:table-cell>
          <table:table-cell office:value-type="float" office:value="3870.47999999986" table:style-name="ce1">
            <text:p>3870.48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1">
            <text:p>17.60493493</text:p>
          </table:table-cell>
          <table:table-cell office:value-type="float" office:value="3871.91999999986" table:style-name="ce1">
            <text:p>3871.92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1">
            <text:p>17.62893894</text:p>
          </table:table-cell>
          <table:table-cell office:value-type="float" office:value="3873.3599999998601" table:style-name="ce1">
            <text:p>3873.36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1">
            <text:p>17.65294294</text:p>
          </table:table-cell>
          <table:table-cell office:value-type="float" office:value="3874.7999999998601" table:style-name="ce1">
            <text:p>3874.8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1">
            <text:p>17.67694695</text:p>
          </table:table-cell>
          <table:table-cell office:value-type="float" office:value="3876.2399999998602" table:style-name="ce1">
            <text:p>3876.24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1">
            <text:p>17.70095095</text:p>
          </table:table-cell>
          <table:table-cell office:value-type="float" office:value="3877.6799999998598" table:style-name="ce1">
            <text:p>3877.68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1">
            <text:p>17.72495495</text:p>
          </table:table-cell>
          <table:table-cell office:value-type="float" office:value="3879.1199999998598" table:style-name="ce1">
            <text:p>3879.12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1">
            <text:p>17.74895896</text:p>
          </table:table-cell>
          <table:table-cell office:value-type="float" office:value="3880.5599999998599" table:style-name="ce1">
            <text:p>3880.56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1">
            <text:p>17.77296296</text:p>
          </table:table-cell>
          <table:table-cell office:value-type="float" office:value="3881.9999999998599" table:style-name="ce1">
            <text:p>3882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1">
            <text:p>17.79696697</text:p>
          </table:table-cell>
          <table:table-cell office:value-type="float" office:value="3883.43999999986" table:style-name="ce1">
            <text:p>3883.44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1">
            <text:p>17.82097097</text:p>
          </table:table-cell>
          <table:table-cell office:value-type="float" office:value="3884.87999999986" table:style-name="ce1">
            <text:p>3884.88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1">
            <text:p>17.84497497</text:p>
          </table:table-cell>
          <table:table-cell office:value-type="float" office:value="3886.3199999998501" table:style-name="ce1">
            <text:p>3886.32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1">
            <text:p>17.86897898</text:p>
          </table:table-cell>
          <table:table-cell office:value-type="float" office:value="3887.7599999998502" table:style-name="ce1">
            <text:p>3887.76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1">
            <text:p>17.89298298</text:p>
          </table:table-cell>
          <table:table-cell office:value-type="float" office:value="3889.1999999998502" table:style-name="ce1">
            <text:p>3889.2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1">
            <text:p>17.91698699</text:p>
          </table:table-cell>
          <table:table-cell office:value-type="float" office:value="3890.6399999998498" table:style-name="ce1">
            <text:p>3890.64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1">
            <text:p>17.94099099</text:p>
          </table:table-cell>
          <table:table-cell office:value-type="float" office:value="3892.0799999998499" table:style-name="ce1">
            <text:p>3892.08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1">
            <text:p>17.96499499</text:p>
          </table:table-cell>
          <table:table-cell office:value-type="float" office:value="3893.5199999998499" table:style-name="ce1">
            <text:p>3893.52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1">
            <text:p>17.988999</text:p>
          </table:table-cell>
          <table:table-cell office:value-type="float" office:value="3894.95999999985" table:style-name="ce1">
            <text:p>3894.96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1">
            <text:p>18.013003</text:p>
          </table:table-cell>
          <table:table-cell office:value-type="float" office:value="3896.39999999985" table:style-name="ce1">
            <text:p>3896.4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1">
            <text:p>18.03700701</text:p>
          </table:table-cell>
          <table:table-cell office:value-type="float" office:value="3897.8399999998501" table:style-name="ce1">
            <text:p>3897.84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1">
            <text:p>18.06101101</text:p>
          </table:table-cell>
          <table:table-cell office:value-type="float" office:value="3899.2799999998501" table:style-name="ce1">
            <text:p>3899.28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1">
            <text:p>18.08501502</text:p>
          </table:table-cell>
          <table:table-cell office:value-type="float" office:value="3900.7199999998502" table:style-name="ce1">
            <text:p>3900.72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1">
            <text:p>18.10901902</text:p>
          </table:table-cell>
          <table:table-cell office:value-type="float" office:value="3902.1599999998498" table:style-name="ce1">
            <text:p>3902.16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1">
            <text:p>18.13302302</text:p>
          </table:table-cell>
          <table:table-cell office:value-type="float" office:value="3903.5999999998498" table:style-name="ce1">
            <text:p>3903.6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1">
            <text:p>18.15702703</text:p>
          </table:table-cell>
          <table:table-cell office:value-type="float" office:value="3905.0399999998499" table:style-name="ce1">
            <text:p>3905.04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1">
            <text:p>18.18103103</text:p>
          </table:table-cell>
          <table:table-cell office:value-type="float" office:value="3906.47999999985" table:style-name="ce1">
            <text:p>3906.48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1">
            <text:p>18.20503504</text:p>
          </table:table-cell>
          <table:table-cell office:value-type="float" office:value="3907.91999999985" table:style-name="ce1">
            <text:p>3907.92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1">
            <text:p>18.22903904</text:p>
          </table:table-cell>
          <table:table-cell office:value-type="float" office:value="3909.3599999998501" table:style-name="ce1">
            <text:p>3909.36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1">
            <text:p>18.25304304</text:p>
          </table:table-cell>
          <table:table-cell office:value-type="float" office:value="3910.7999999998501" table:style-name="ce1">
            <text:p>3910.8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1">
            <text:p>18.27704705</text:p>
          </table:table-cell>
          <table:table-cell office:value-type="float" office:value="3912.2399999998502" table:style-name="ce1">
            <text:p>3912.24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1">
            <text:p>18.30105105</text:p>
          </table:table-cell>
          <table:table-cell office:value-type="float" office:value="3913.6799999998502" table:style-name="ce1">
            <text:p>3913.68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1">
            <text:p>18.32505506</text:p>
          </table:table-cell>
          <table:table-cell office:value-type="float" office:value="3914.39999999985" table:style-name="ce1">
            <text:p>3914.4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1">
            <text:p>18.34905906</text:p>
          </table:table-cell>
          <table:table-cell office:value-type="float" office:value="3915.1199999998498" table:style-name="ce1">
            <text:p>3915.12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1">
            <text:p>18.37306306</text:p>
          </table:table-cell>
          <table:table-cell office:value-type="float" office:value="3915.8399999998501" table:style-name="ce1">
            <text:p>3915.84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1">
            <text:p>18.39706707</text:p>
          </table:table-cell>
          <table:table-cell office:value-type="float" office:value="3916.5599999998499" table:style-name="ce1">
            <text:p>3916.56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1">
            <text:p>18.42107107</text:p>
          </table:table-cell>
          <table:table-cell office:value-type="float" office:value="3917.2799999998501" table:style-name="ce1">
            <text:p>3917.28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1">
            <text:p>18.44507508</text:p>
          </table:table-cell>
          <table:table-cell office:value-type="float" office:value="3917.9999999998499" table:style-name="ce1">
            <text:p>3918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1">
            <text:p>18.46907908</text:p>
          </table:table-cell>
          <table:table-cell office:value-type="float" office:value="3918.7199999998502" table:style-name="ce1">
            <text:p>3918.72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1">
            <text:p>18.49308308</text:p>
          </table:table-cell>
          <table:table-cell office:value-type="float" office:value="3919.43999999985" table:style-name="ce1">
            <text:p>3919.44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1">
            <text:p>18.51708709</text:p>
          </table:table-cell>
          <table:table-cell office:value-type="float" office:value="3920.1599999998498" table:style-name="ce1">
            <text:p>3920.16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1">
            <text:p>18.54109109</text:p>
          </table:table-cell>
          <table:table-cell office:value-type="float" office:value="3920.87999999985" table:style-name="ce1">
            <text:p>3920.88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1">
            <text:p>18.5650951</text:p>
          </table:table-cell>
          <table:table-cell office:value-type="float" office:value="3921.5999999998498" table:style-name="ce1">
            <text:p>3921.6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1">
            <text:p>18.5890991</text:p>
          </table:table-cell>
          <table:table-cell office:value-type="float" office:value="3922.3199999998401" table:style-name="ce1">
            <text:p>3922.32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1">
            <text:p>18.6131031</text:p>
          </table:table-cell>
          <table:table-cell office:value-type="float" office:value="3923.0399999998399" table:style-name="ce1">
            <text:p>3923.04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1">
            <text:p>18.63710711</text:p>
          </table:table-cell>
          <table:table-cell office:value-type="float" office:value="3923.7599999998401" table:style-name="ce1">
            <text:p>3923.76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1">
            <text:p>18.66111111</text:p>
          </table:table-cell>
          <table:table-cell office:value-type="float" office:value="3924.4799999998399" table:style-name="ce1">
            <text:p>3924.48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1">
            <text:p>18.68511512</text:p>
          </table:table-cell>
          <table:table-cell office:value-type="float" office:value="3925.91999999984" table:style-name="ce1">
            <text:p>3925.92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1">
            <text:p>18.70911912</text:p>
          </table:table-cell>
          <table:table-cell office:value-type="float" office:value="3927.3599999998401" table:style-name="ce1">
            <text:p>3927.36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1">
            <text:p>18.73312312</text:p>
          </table:table-cell>
          <table:table-cell office:value-type="float" office:value="3928.7999999998401" table:style-name="ce1">
            <text:p>3928.8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1">
            <text:p>18.75712713</text:p>
          </table:table-cell>
          <table:table-cell office:value-type="float" office:value="3930.2399999998402" table:style-name="ce1">
            <text:p>3930.24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1">
            <text:p>18.78113113</text:p>
          </table:table-cell>
          <table:table-cell office:value-type="float" office:value="3931.6799999998402" table:style-name="ce1">
            <text:p>3931.68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1">
            <text:p>18.80513514</text:p>
          </table:table-cell>
          <table:table-cell office:value-type="float" office:value="3933.1199999998398" table:style-name="ce1">
            <text:p>3933.12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1">
            <text:p>18.82913914</text:p>
          </table:table-cell>
          <table:table-cell office:value-type="float" office:value="3934.5599999998399" table:style-name="ce1">
            <text:p>3934.56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1">
            <text:p>18.85314314</text:p>
          </table:table-cell>
          <table:table-cell office:value-type="float" office:value="3935.9999999998399" table:style-name="ce1">
            <text:p>3936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1">
            <text:p>18.87714715</text:p>
          </table:table-cell>
          <table:table-cell office:value-type="float" office:value="3937.43999999984" table:style-name="ce1">
            <text:p>3937.44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1">
            <text:p>18.90115115</text:p>
          </table:table-cell>
          <table:table-cell office:value-type="float" office:value="3938.87999999984" table:style-name="ce1">
            <text:p>3938.88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1">
            <text:p>18.92515516</text:p>
          </table:table-cell>
          <table:table-cell office:value-type="float" office:value="3940.3199999998401" table:style-name="ce1">
            <text:p>3940.32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1">
            <text:p>18.94915916</text:p>
          </table:table-cell>
          <table:table-cell office:value-type="float" office:value="3941.7599999998401" table:style-name="ce1">
            <text:p>3941.76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1">
            <text:p>18.97316316</text:p>
          </table:table-cell>
          <table:table-cell office:value-type="float" office:value="3943.1999999998402" table:style-name="ce1">
            <text:p>3943.2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1">
            <text:p>18.99716717</text:p>
          </table:table-cell>
          <table:table-cell office:value-type="float" office:value="3944.6399999998398" table:style-name="ce1">
            <text:p>3944.64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1">
            <text:p>19.02117117</text:p>
          </table:table-cell>
          <table:table-cell office:value-type="float" office:value="3946.0799999998399" table:style-name="ce1">
            <text:p>3946.08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1">
            <text:p>19.04517518</text:p>
          </table:table-cell>
          <table:table-cell office:value-type="float" office:value="3947.5199999998399" table:style-name="ce1">
            <text:p>3947.52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1">
            <text:p>19.06917918</text:p>
          </table:table-cell>
          <table:table-cell office:value-type="float" office:value="3948.95999999984" table:style-name="ce1">
            <text:p>3948.96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1">
            <text:p>19.09318318</text:p>
          </table:table-cell>
          <table:table-cell office:value-type="float" office:value="3950.39999999984" table:style-name="ce1">
            <text:p>3950.4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1">
            <text:p>19.11718719</text:p>
          </table:table-cell>
          <table:table-cell office:value-type="float" office:value="3951.8399999998401" table:style-name="ce1">
            <text:p>3951.84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1">
            <text:p>19.14119119</text:p>
          </table:table-cell>
          <table:table-cell office:value-type="float" office:value="3953.2799999998401" table:style-name="ce1">
            <text:p>3953.28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1">
            <text:p>19.1651952</text:p>
          </table:table-cell>
          <table:table-cell office:value-type="float" office:value="3954.7199999998402" table:style-name="ce1">
            <text:p>3954.72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1">
            <text:p>19.1891992</text:p>
          </table:table-cell>
          <table:table-cell office:value-type="float" office:value="3956.1599999998398" table:style-name="ce1">
            <text:p>3956.16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1">
            <text:p>19.2132032</text:p>
          </table:table-cell>
          <table:table-cell office:value-type="float" office:value="3957.5999999998398" table:style-name="ce1">
            <text:p>3957.6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1">
            <text:p>19.23720721</text:p>
          </table:table-cell>
          <table:table-cell office:value-type="float" office:value="3959.0399999998299" table:style-name="ce1">
            <text:p>3959.04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1">
            <text:p>19.26121121</text:p>
          </table:table-cell>
          <table:table-cell office:value-type="float" office:value="3960.4799999998299" table:style-name="ce1">
            <text:p>3960.48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1">
            <text:p>19.28521522</text:p>
          </table:table-cell>
          <table:table-cell office:value-type="float" office:value="3983.7599999998301" table:style-name="ce1">
            <text:p>3983.76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1">
            <text:p>19.30921922</text:p>
          </table:table-cell>
          <table:table-cell office:value-type="float" office:value="4007.0399999998299" table:style-name="ce1">
            <text:p>4007.04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1">
            <text:p>19.33322322</text:p>
          </table:table-cell>
          <table:table-cell office:value-type="float" office:value="4030.3199999998301" table:style-name="ce1">
            <text:p>4030.32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1">
            <text:p>19.35722723</text:p>
          </table:table-cell>
          <table:table-cell office:value-type="float" office:value="4053.5999999998298" table:style-name="ce1">
            <text:p>4053.6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1">
            <text:p>19.38123123</text:p>
          </table:table-cell>
          <table:table-cell office:value-type="float" office:value="4055.0399999998299" table:style-name="ce1">
            <text:p>4055.04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1">
            <text:p>19.40523524</text:p>
          </table:table-cell>
          <table:table-cell office:value-type="float" office:value="4056.4799999998299" table:style-name="ce1">
            <text:p>4056.48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1">
            <text:p>19.42923924</text:p>
          </table:table-cell>
          <table:table-cell office:value-type="float" office:value="4057.91999999983" table:style-name="ce1">
            <text:p>4057.92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1">
            <text:p>19.45324324</text:p>
          </table:table-cell>
          <table:table-cell office:value-type="float" office:value="4059.3599999998301" table:style-name="ce1">
            <text:p>4059.36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1">
            <text:p>19.47724725</text:p>
          </table:table-cell>
          <table:table-cell office:value-type="float" office:value="4060.7999999998301" table:style-name="ce1">
            <text:p>4060.8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1">
            <text:p>19.50125125</text:p>
          </table:table-cell>
          <table:table-cell office:value-type="float" office:value="4062.2399999998302" table:style-name="ce1">
            <text:p>4062.24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1">
            <text:p>19.52525526</text:p>
          </table:table-cell>
          <table:table-cell office:value-type="float" office:value="4063.6799999998302" table:style-name="ce1">
            <text:p>4063.68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1">
            <text:p>19.54925926</text:p>
          </table:table-cell>
          <table:table-cell office:value-type="float" office:value="4065.1199999998298" table:style-name="ce1">
            <text:p>4065.12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1">
            <text:p>19.57326326</text:p>
          </table:table-cell>
          <table:table-cell office:value-type="float" office:value="4066.5599999998299" table:style-name="ce1">
            <text:p>4066.56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1">
            <text:p>19.59726727</text:p>
          </table:table-cell>
          <table:table-cell office:value-type="float" office:value="4067.9999999998299" table:style-name="ce1">
            <text:p>4068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1">
            <text:p>19.62127127</text:p>
          </table:table-cell>
          <table:table-cell office:value-type="float" office:value="4069.43999999983" table:style-name="ce1">
            <text:p>4069.44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1">
            <text:p>19.64527528</text:p>
          </table:table-cell>
          <table:table-cell office:value-type="float" office:value="4070.87999999983" table:style-name="ce1">
            <text:p>4070.88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1">
            <text:p>19.66927928</text:p>
          </table:table-cell>
          <table:table-cell office:value-type="float" office:value="4072.3199999998301" table:style-name="ce1">
            <text:p>4072.32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1">
            <text:p>19.69328328</text:p>
          </table:table-cell>
          <table:table-cell office:value-type="float" office:value="4073.7599999998301" table:style-name="ce1">
            <text:p>4073.76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1">
            <text:p>19.71728729</text:p>
          </table:table-cell>
          <table:table-cell office:value-type="float" office:value="4075.1999999998302" table:style-name="ce1">
            <text:p>4075.2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1">
            <text:p>19.74129129</text:p>
          </table:table-cell>
          <table:table-cell office:value-type="float" office:value="4076.6399999998298" table:style-name="ce1">
            <text:p>4076.64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1">
            <text:p>19.7652953</text:p>
          </table:table-cell>
          <table:table-cell office:value-type="float" office:value="4078.0799999998299" table:style-name="ce1">
            <text:p>4078.08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1">
            <text:p>19.7892993</text:p>
          </table:table-cell>
          <table:table-cell office:value-type="float" office:value="4079.5199999998299" table:style-name="ce1">
            <text:p>4079.52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1">
            <text:p>19.8133033</text:p>
          </table:table-cell>
          <table:table-cell office:value-type="float" office:value="4080.95999999983" table:style-name="ce1">
            <text:p>4080.96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1">
            <text:p>19.83730731</text:p>
          </table:table-cell>
          <table:table-cell office:value-type="float" office:value="4082.39999999983" table:style-name="ce1">
            <text:p>4082.4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1">
            <text:p>19.86131131</text:p>
          </table:table-cell>
          <table:table-cell office:value-type="float" office:value="4083.8399999998201" table:style-name="ce1">
            <text:p>4083.84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1">
            <text:p>19.88531532</text:p>
          </table:table-cell>
          <table:table-cell office:value-type="float" office:value="4085.2799999998201" table:style-name="ce1">
            <text:p>4085.28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1">
            <text:p>19.90931932</text:p>
          </table:table-cell>
          <table:table-cell office:value-type="float" office:value="4085.9999999998199" table:style-name="ce1">
            <text:p>4086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1">
            <text:p>19.93332332</text:p>
          </table:table-cell>
          <table:table-cell office:value-type="float" office:value="4087.43999999982" table:style-name="ce1">
            <text:p>4087.44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1">
            <text:p>19.95732733</text:p>
          </table:table-cell>
          <table:table-cell office:value-type="float" office:value="4088.87999999982" table:style-name="ce1">
            <text:p>4088.88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1">
            <text:p>19.98133133</text:p>
          </table:table-cell>
          <table:table-cell office:value-type="float" office:value="4090.3199999998201" table:style-name="ce1">
            <text:p>4090.32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1">
            <text:p>20.00533534</text:p>
          </table:table-cell>
          <table:table-cell office:value-type="float" office:value="4091.7599999998201" table:style-name="ce1">
            <text:p>4091.76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1">
            <text:p>20.02933934</text:p>
          </table:table-cell>
          <table:table-cell office:value-type="float" office:value="4093.1999999998202" table:style-name="ce1">
            <text:p>4093.2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1">
            <text:p>20.05334334</text:p>
          </table:table-cell>
          <table:table-cell office:value-type="float" office:value="4094.6399999998198" table:style-name="ce1">
            <text:p>4094.64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1">
            <text:p>20.07734735</text:p>
          </table:table-cell>
          <table:table-cell office:value-type="float" office:value="4096.0799999998198" table:style-name="ce1">
            <text:p>4096.08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1">
            <text:p>20.10135135</text:p>
          </table:table-cell>
          <table:table-cell office:value-type="float" office:value="4096.7999999998201" table:style-name="ce1">
            <text:p>4096.8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1">
            <text:p>20.12535536</text:p>
          </table:table-cell>
          <table:table-cell office:value-type="float" office:value="4098.2399999998197" table:style-name="ce1">
            <text:p>4098.24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1">
            <text:p>20.14935936</text:p>
          </table:table-cell>
          <table:table-cell office:value-type="float" office:value="4099.6799999998202" table:style-name="ce1">
            <text:p>4099.68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1">
            <text:p>20.17336336</text:p>
          </table:table-cell>
          <table:table-cell office:value-type="float" office:value="4101.1199999998198" table:style-name="ce1">
            <text:p>4101.12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1">
            <text:p>20.19736737</text:p>
          </table:table-cell>
          <table:table-cell office:value-type="float" office:value="4102.5599999998203" table:style-name="ce1">
            <text:p>4102.56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1">
            <text:p>20.22137137</text:p>
          </table:table-cell>
          <table:table-cell office:value-type="float" office:value="4103.9999999998199" table:style-name="ce1">
            <text:p>4104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1">
            <text:p>20.24537538</text:p>
          </table:table-cell>
          <table:table-cell office:value-type="float" office:value="4105.4399999998304" table:style-name="ce1">
            <text:p>4105.44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1">
            <text:p>20.26937938</text:p>
          </table:table-cell>
          <table:table-cell office:value-type="float" office:value="4106.87999999983" table:style-name="ce1">
            <text:p>4106.88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1">
            <text:p>20.29338338</text:p>
          </table:table-cell>
          <table:table-cell office:value-type="float" office:value="4108.3199999998296" table:style-name="ce1">
            <text:p>4108.32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1">
            <text:p>20.31738739</text:p>
          </table:table-cell>
          <table:table-cell office:value-type="float" office:value="4109.7599999998301" table:style-name="ce1">
            <text:p>4109.76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1">
            <text:p>20.34139139</text:p>
          </table:table-cell>
          <table:table-cell office:value-type="float" office:value="4111.1999999998297" table:style-name="ce1">
            <text:p>4111.2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1">
            <text:p>20.3653954</text:p>
          </table:table-cell>
          <table:table-cell office:value-type="float" office:value="4112.6399999998303" table:style-name="ce1">
            <text:p>4112.64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1">
            <text:p>20.3893994</text:p>
          </table:table-cell>
          <table:table-cell office:value-type="float" office:value="4114.0799999998299" table:style-name="ce1">
            <text:p>4114.08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1">
            <text:p>20.4134034</text:p>
          </table:table-cell>
          <table:table-cell office:value-type="float" office:value="4115.5199999998304" table:style-name="ce1">
            <text:p>4115.52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1">
            <text:p>20.43740741</text:p>
          </table:table-cell>
          <table:table-cell office:value-type="float" office:value="4116.95999999983" table:style-name="ce1">
            <text:p>4116.96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1">
            <text:p>20.46141141</text:p>
          </table:table-cell>
          <table:table-cell office:value-type="float" office:value="4118.3999999998296" table:style-name="ce1">
            <text:p>4118.4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1">
            <text:p>20.48541542</text:p>
          </table:table-cell>
          <table:table-cell office:value-type="float" office:value="4119.8399999998301" table:style-name="ce1">
            <text:p>4119.84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1">
            <text:p>20.50941942</text:p>
          </table:table-cell>
          <table:table-cell office:value-type="float" office:value="4121.2799999998297" table:style-name="ce1">
            <text:p>4121.28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1">
            <text:p>20.53342342</text:p>
          </table:table-cell>
          <table:table-cell office:value-type="float" office:value="4122.7199999998302" table:style-name="ce1">
            <text:p>4122.72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1">
            <text:p>20.55742743</text:p>
          </table:table-cell>
          <table:table-cell office:value-type="float" office:value="4124.1599999998298" table:style-name="ce1">
            <text:p>4124.16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1">
            <text:p>20.58143143</text:p>
          </table:table-cell>
          <table:table-cell office:value-type="float" office:value="4125.5999999998303" table:style-name="ce1">
            <text:p>4125.6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1">
            <text:p>20.60543544</text:p>
          </table:table-cell>
          <table:table-cell office:value-type="float" office:value="4127.0399999998299" table:style-name="ce1">
            <text:p>4127.04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1">
            <text:p>20.62943944</text:p>
          </table:table-cell>
          <table:table-cell office:value-type="float" office:value="4128.4799999998304" table:style-name="ce1">
            <text:p>4128.48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1">
            <text:p>20.65344344</text:p>
          </table:table-cell>
          <table:table-cell office:value-type="float" office:value="4129.91999999983" table:style-name="ce1">
            <text:p>4129.92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1">
            <text:p>20.67744745</text:p>
          </table:table-cell>
          <table:table-cell office:value-type="float" office:value="4131.3599999998296" table:style-name="ce1">
            <text:p>4131.36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1">
            <text:p>20.70145145</text:p>
          </table:table-cell>
          <table:table-cell office:value-type="float" office:value="4132.7999999998401" table:style-name="ce1">
            <text:p>4132.8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1">
            <text:p>20.72545546</text:p>
          </table:table-cell>
          <table:table-cell office:value-type="float" office:value="4134.2399999998397" table:style-name="ce1">
            <text:p>4134.24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1">
            <text:p>20.74945946</text:p>
          </table:table-cell>
          <table:table-cell office:value-type="float" office:value="4135.6799999998402" table:style-name="ce1">
            <text:p>4135.68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1">
            <text:p>20.77346346</text:p>
          </table:table-cell>
          <table:table-cell office:value-type="float" office:value="4137.1199999998398" table:style-name="ce1">
            <text:p>4137.12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1">
            <text:p>20.79746747</text:p>
          </table:table-cell>
          <table:table-cell office:value-type="float" office:value="4138.5599999998403" table:style-name="ce1">
            <text:p>4138.56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1">
            <text:p>20.82147147</text:p>
          </table:table-cell>
          <table:table-cell office:value-type="float" office:value="4139.2799999998397" table:style-name="ce1">
            <text:p>4139.28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1">
            <text:p>20.84547548</text:p>
          </table:table-cell>
          <table:table-cell office:value-type="float" office:value="4139.9999999998399" table:style-name="ce1">
            <text:p>4140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1">
            <text:p>20.86947948</text:p>
          </table:table-cell>
          <table:table-cell office:value-type="float" office:value="4141.4399999998404" table:style-name="ce1">
            <text:p>4141.44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1">
            <text:p>20.89348348</text:p>
          </table:table-cell>
          <table:table-cell office:value-type="float" office:value="4142.87999999984" table:style-name="ce1">
            <text:p>4142.88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1">
            <text:p>20.91748749</text:p>
          </table:table-cell>
          <table:table-cell office:value-type="float" office:value="4144.3199999998396" table:style-name="ce1">
            <text:p>4144.32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1">
            <text:p>20.94149149</text:p>
          </table:table-cell>
          <table:table-cell office:value-type="float" office:value="4145.7599999998401" table:style-name="ce1">
            <text:p>4145.76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1">
            <text:p>20.9654955</text:p>
          </table:table-cell>
          <table:table-cell office:value-type="float" office:value="4147.1999999998397" table:style-name="ce1">
            <text:p>4147.2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1">
            <text:p>20.9894995</text:p>
          </table:table-cell>
          <table:table-cell office:value-type="float" office:value="4148.6399999998403" table:style-name="ce1">
            <text:p>4148.64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1">
            <text:p>21.0135035</text:p>
          </table:table-cell>
          <table:table-cell office:value-type="float" office:value="4150.0799999998399" table:style-name="ce1">
            <text:p>4150.08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1">
            <text:p>21.03750751</text:p>
          </table:table-cell>
          <table:table-cell office:value-type="float" office:value="4151.5199999998404" table:style-name="ce1">
            <text:p>4151.52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1">
            <text:p>21.06151151</text:p>
          </table:table-cell>
          <table:table-cell office:value-type="float" office:value="4152.95999999984" table:style-name="ce1">
            <text:p>4152.96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1">
            <text:p>21.08551552</text:p>
          </table:table-cell>
          <table:table-cell office:value-type="float" office:value="4154.3999999998396" table:style-name="ce1">
            <text:p>4154.4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1">
            <text:p>21.10951952</text:p>
          </table:table-cell>
          <table:table-cell office:value-type="float" office:value="4155.8399999998401" table:style-name="ce1">
            <text:p>4155.84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1">
            <text:p>21.13352352</text:p>
          </table:table-cell>
          <table:table-cell office:value-type="float" office:value="4157.2799999998397" table:style-name="ce1">
            <text:p>4157.28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1">
            <text:p>21.15752753</text:p>
          </table:table-cell>
          <table:table-cell office:value-type="float" office:value="4158.7199999998402" table:style-name="ce1">
            <text:p>4158.72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1">
            <text:p>21.18153153</text:p>
          </table:table-cell>
          <table:table-cell office:value-type="float" office:value="4160.1599999998398" table:style-name="ce1">
            <text:p>4160.16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1">
            <text:p>21.20553554</text:p>
          </table:table-cell>
          <table:table-cell office:value-type="float" office:value="4161.5999999998503" table:style-name="ce1">
            <text:p>4161.6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1">
            <text:p>21.22953954</text:p>
          </table:table-cell>
          <table:table-cell office:value-type="float" office:value="4163.0399999998499" table:style-name="ce1">
            <text:p>4163.04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1">
            <text:p>21.25354354</text:p>
          </table:table-cell>
          <table:table-cell office:value-type="float" office:value="4164.4799999998504" table:style-name="ce1">
            <text:p>4164.48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1">
            <text:p>21.27754755</text:p>
          </table:table-cell>
          <table:table-cell office:value-type="float" office:value="4165.91999999985" table:style-name="ce1">
            <text:p>4165.92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1">
            <text:p>21.30155155</text:p>
          </table:table-cell>
          <table:table-cell office:value-type="float" office:value="4167.3599999998496" table:style-name="ce1">
            <text:p>4167.36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1">
            <text:p>21.32555556</text:p>
          </table:table-cell>
          <table:table-cell office:value-type="float" office:value="4168.7999999998501" table:style-name="ce1">
            <text:p>4168.8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1">
            <text:p>21.34955956</text:p>
          </table:table-cell>
          <table:table-cell office:value-type="float" office:value="4170.2399999998497" table:style-name="ce1">
            <text:p>4170.24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1">
            <text:p>21.37356356</text:p>
          </table:table-cell>
          <table:table-cell office:value-type="float" office:value="4171.6799999998502" table:style-name="ce1">
            <text:p>4171.68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1">
            <text:p>21.39756757</text:p>
          </table:table-cell>
          <table:table-cell office:value-type="float" office:value="4173.1199999998498" table:style-name="ce1">
            <text:p>4173.12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1">
            <text:p>21.42157157</text:p>
          </table:table-cell>
          <table:table-cell office:value-type="float" office:value="4174.5599999998503" table:style-name="ce1">
            <text:p>4174.56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1">
            <text:p>21.44557558</text:p>
          </table:table-cell>
          <table:table-cell office:value-type="float" office:value="4175.9999999998499" table:style-name="ce1">
            <text:p>4176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1">
            <text:p>21.46957958</text:p>
          </table:table-cell>
          <table:table-cell office:value-type="float" office:value="4177.4399999998504" table:style-name="ce1">
            <text:p>4177.44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1">
            <text:p>21.49358358</text:p>
          </table:table-cell>
          <table:table-cell office:value-type="float" office:value="4178.87999999985" table:style-name="ce1">
            <text:p>4178.88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1">
            <text:p>21.51758759</text:p>
          </table:table-cell>
          <table:table-cell office:value-type="float" office:value="4180.3199999998496" table:style-name="ce1">
            <text:p>4180.32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1">
            <text:p>21.54159159</text:p>
          </table:table-cell>
          <table:table-cell office:value-type="float" office:value="4181.7599999998502" table:style-name="ce1">
            <text:p>4181.76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1">
            <text:p>21.5655956</text:p>
          </table:table-cell>
          <table:table-cell office:value-type="float" office:value="4183.1999999998498" table:style-name="ce1">
            <text:p>4183.2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1">
            <text:p>21.5895996</text:p>
          </table:table-cell>
          <table:table-cell office:value-type="float" office:value="4184.6399999998503" table:style-name="ce1">
            <text:p>4184.64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1">
            <text:p>21.6136036</text:p>
          </table:table-cell>
          <table:table-cell office:value-type="float" office:value="4186.0799999998499" table:style-name="ce1">
            <text:p>4186.08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1">
            <text:p>21.63760761</text:p>
          </table:table-cell>
          <table:table-cell office:value-type="float" office:value="4187.5199999998504" table:style-name="ce1">
            <text:p>4187.52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1">
            <text:p>21.66161161</text:p>
          </table:table-cell>
          <table:table-cell office:value-type="float" office:value="4188.95999999985" table:style-name="ce1">
            <text:p>4188.96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1">
            <text:p>21.68561562</text:p>
          </table:table-cell>
          <table:table-cell office:value-type="float" office:value="4190.3999999998596" table:style-name="ce1">
            <text:p>4190.4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1">
            <text:p>21.70961962</text:p>
          </table:table-cell>
          <table:table-cell office:value-type="float" office:value="4191.8399999998601" table:style-name="ce1">
            <text:p>4191.84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1">
            <text:p>21.73362362</text:p>
          </table:table-cell>
          <table:table-cell office:value-type="float" office:value="4193.2799999998597" table:style-name="ce1">
            <text:p>4193.28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1">
            <text:p>21.75762763</text:p>
          </table:table-cell>
          <table:table-cell office:value-type="float" office:value="4194.7199999998602" table:style-name="ce1">
            <text:p>4194.72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1">
            <text:p>21.78163163</text:p>
          </table:table-cell>
          <table:table-cell office:value-type="float" office:value="4196.1599999998598" table:style-name="ce1">
            <text:p>4196.16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1">
            <text:p>21.80563564</text:p>
          </table:table-cell>
          <table:table-cell office:value-type="float" office:value="4197.5999999998603" table:style-name="ce1">
            <text:p>4197.6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1">
            <text:p>21.82963964</text:p>
          </table:table-cell>
          <table:table-cell office:value-type="float" office:value="4199.0399999998599" table:style-name="ce1">
            <text:p>4199.04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1">
            <text:p>21.85364364</text:p>
          </table:table-cell>
          <table:table-cell office:value-type="float" office:value="4200.4799999998604" table:style-name="ce1">
            <text:p>4200.48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1">
            <text:p>21.87764765</text:p>
          </table:table-cell>
          <table:table-cell office:value-type="float" office:value="4201.91999999986" table:style-name="ce1">
            <text:p>4201.92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1">
            <text:p>21.90165165</text:p>
          </table:table-cell>
          <table:table-cell office:value-type="float" office:value="4203.3599999998596" table:style-name="ce1">
            <text:p>4203.36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1">
            <text:p>21.92565566</text:p>
          </table:table-cell>
          <table:table-cell office:value-type="float" office:value="4204.7999999998601" table:style-name="ce1">
            <text:p>4204.8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1">
            <text:p>21.94965966</text:p>
          </table:table-cell>
          <table:table-cell office:value-type="float" office:value="4206.2399999998597" table:style-name="ce1">
            <text:p>4206.24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1">
            <text:p>21.97366366</text:p>
          </table:table-cell>
          <table:table-cell office:value-type="float" office:value="4207.6799999998602" table:style-name="ce1">
            <text:p>4207.68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1">
            <text:p>21.99766767</text:p>
          </table:table-cell>
          <table:table-cell office:value-type="float" office:value="4208.3999999998596" table:style-name="ce1">
            <text:p>4208.4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1">
            <text:p>22.02167167</text:p>
          </table:table-cell>
          <table:table-cell office:value-type="float" office:value="4209.1199999998598" table:style-name="ce1">
            <text:p>4209.12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1">
            <text:p>22.04567568</text:p>
          </table:table-cell>
          <table:table-cell office:value-type="float" office:value="4210.5599999998603" table:style-name="ce1">
            <text:p>4210.56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1">
            <text:p>22.06967968</text:p>
          </table:table-cell>
          <table:table-cell office:value-type="float" office:value="4211.9999999998599" table:style-name="ce1">
            <text:p>4212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1">
            <text:p>22.09368368</text:p>
          </table:table-cell>
          <table:table-cell office:value-type="float" office:value="4213.4399999998604" table:style-name="ce1">
            <text:p>4213.44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1">
            <text:p>22.11768769</text:p>
          </table:table-cell>
          <table:table-cell office:value-type="float" office:value="4214.87999999986" table:style-name="ce1">
            <text:p>4214.88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1">
            <text:p>22.14169169</text:p>
          </table:table-cell>
          <table:table-cell office:value-type="float" office:value="4216.3199999998596" table:style-name="ce1">
            <text:p>4216.32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1">
            <text:p>22.1656957</text:p>
          </table:table-cell>
          <table:table-cell office:value-type="float" office:value="4217.7599999998702" table:style-name="ce1">
            <text:p>4217.76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1">
            <text:p>22.1896997</text:p>
          </table:table-cell>
          <table:table-cell office:value-type="float" office:value="4218.4799999998704" table:style-name="ce1">
            <text:p>4218.48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1">
            <text:p>22.2137037</text:p>
          </table:table-cell>
          <table:table-cell office:value-type="float" office:value="4219.1999999998698" table:style-name="ce1">
            <text:p>4219.2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1">
            <text:p>22.23770771</text:p>
          </table:table-cell>
          <table:table-cell office:value-type="float" office:value="4219.91999999987" table:style-name="ce1">
            <text:p>4219.92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1">
            <text:p>22.26171171</text:p>
          </table:table-cell>
          <table:table-cell office:value-type="float" office:value="4220.6399999998703" table:style-name="ce1">
            <text:p>4220.64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1">
            <text:p>22.28571572</text:p>
          </table:table-cell>
          <table:table-cell office:value-type="float" office:value="4221.3599999998696" table:style-name="ce1">
            <text:p>4221.36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1">
            <text:p>22.30971972</text:p>
          </table:table-cell>
          <table:table-cell office:value-type="float" office:value="4222.0799999998699" table:style-name="ce1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1">
            <text:p>22.33372372</text:p>
          </table:table-cell>
          <table:table-cell office:value-type="float" office:value="4222.0799999998699" table:style-name="ce1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1">
            <text:p>22.35772773</text:p>
          </table:table-cell>
          <table:table-cell office:value-type="float" office:value="4222.0799999998699" table:style-name="ce1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1">
            <text:p>22.38173173</text:p>
          </table:table-cell>
          <table:table-cell office:value-type="float" office:value="4222.0799999998699" table:style-name="ce1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1">
            <text:p>22.40573574</text:p>
          </table:table-cell>
          <table:table-cell office:value-type="float" office:value="4222.0799999998699" table:style-name="ce1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1">
            <text:p>22.42973974</text:p>
          </table:table-cell>
          <table:table-cell office:value-type="float" office:value="4222.0799999998699" table:style-name="ce1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1">
            <text:p>22.45374374</text:p>
          </table:table-cell>
          <table:table-cell office:value-type="float" office:value="4222.0799999998699" table:style-name="ce1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1">
            <text:p>22.47774775</text:p>
          </table:table-cell>
          <table:table-cell office:value-type="float" office:value="4222.7999999998701" table:style-name="ce1">
            <text:p>4222.8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1">
            <text:p>22.50175175</text:p>
          </table:table-cell>
          <table:table-cell office:value-type="float" office:value="4223.5199999998704" table:style-name="ce1">
            <text:p>4223.52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1">
            <text:p>22.52575576</text:p>
          </table:table-cell>
          <table:table-cell office:value-type="float" office:value="4224.2399999998697" table:style-name="ce1">
            <text:p>4224.24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1">
            <text:p>22.54975976</text:p>
          </table:table-cell>
          <table:table-cell office:value-type="float" office:value="4224.95999999987" table:style-name="ce1">
            <text:p>4224.96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1">
            <text:p>22.57376376</text:p>
          </table:table-cell>
          <table:table-cell office:value-type="float" office:value="4225.6799999998702" table:style-name="ce1">
            <text:p>4225.68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1">
            <text:p>22.59776777</text:p>
          </table:table-cell>
          <table:table-cell office:value-type="float" office:value="4226.3999999998696" table:style-name="ce1">
            <text:p>4226.4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1">
            <text:p>22.62177177</text:p>
          </table:table-cell>
          <table:table-cell office:value-type="float" office:value="4227.1199999998698" table:style-name="ce1">
            <text:p>4227.12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1">
            <text:p>22.64577578</text:p>
          </table:table-cell>
          <table:table-cell office:value-type="float" office:value="4227.8399999998701" table:style-name="ce1">
            <text:p>4227.84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1">
            <text:p>22.66977978</text:p>
          </table:table-cell>
          <table:table-cell office:value-type="float" office:value="4227.8399999998701" table:style-name="ce1">
            <text:p>4227.84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1">
            <text:p>22.69378378</text:p>
          </table:table-cell>
          <table:table-cell office:value-type="float" office:value="4228.5599999998703" table:style-name="ce1">
            <text:p>4228.56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1">
            <text:p>22.71778779</text:p>
          </table:table-cell>
          <table:table-cell office:value-type="float" office:value="4229.2799999998697" table:style-name="ce1">
            <text:p>4229.28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1">
            <text:p>22.74179179</text:p>
          </table:table-cell>
          <table:table-cell office:value-type="float" office:value="4229.9999999998699" table:style-name="ce1">
            <text:p>4230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1">
            <text:p>22.7657958</text:p>
          </table:table-cell>
          <table:table-cell office:value-type="float" office:value="4230.7199999998702" table:style-name="ce1">
            <text:p>4230.72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1">
            <text:p>22.7897998</text:p>
          </table:table-cell>
          <table:table-cell office:value-type="float" office:value="4231.4399999998705" table:style-name="ce1">
            <text:p>4231.44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1">
            <text:p>22.8138038</text:p>
          </table:table-cell>
          <table:table-cell office:value-type="float" office:value="4232.1599999998698" table:style-name="ce1">
            <text:p>4232.16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1">
            <text:p>22.83780781</text:p>
          </table:table-cell>
          <table:table-cell office:value-type="float" office:value="4232.8799999998701" table:style-name="ce1">
            <text:p>4232.88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1">
            <text:p>22.86181181</text:p>
          </table:table-cell>
          <table:table-cell office:value-type="float" office:value="4233.5999999998703" table:style-name="ce1">
            <text:p>4233.6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1">
            <text:p>22.88581582</text:p>
          </table:table-cell>
          <table:table-cell office:value-type="float" office:value="4234.3199999998697" table:style-name="ce1">
            <text:p>4234.32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1">
            <text:p>22.90981982</text:p>
          </table:table-cell>
          <table:table-cell office:value-type="float" office:value="4235.0399999998699" table:style-name="ce1">
            <text:p>4235.04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1">
            <text:p>22.93382382</text:p>
          </table:table-cell>
          <table:table-cell office:value-type="float" office:value="4235.7599999998702" table:style-name="ce1">
            <text:p>4235.76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1">
            <text:p>22.95782783</text:p>
          </table:table-cell>
          <table:table-cell office:value-type="float" office:value="4236.4799999998704" table:style-name="ce1">
            <text:p>4236.48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1">
            <text:p>22.98183183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1">
            <text:p>23.00583584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1">
            <text:p>23.02983984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1">
            <text:p>23.05384384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1">
            <text:p>23.07784785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1">
            <text:p>23.10185185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1">
            <text:p>23.12585586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1">
            <text:p>23.14985986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1">
            <text:p>23.17386386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1">
            <text:p>23.19786787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1">
            <text:p>23.22187187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1">
            <text:p>23.24587588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1">
            <text:p>23.26987988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1">
            <text:p>23.29388388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1">
            <text:p>23.31788789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1">
            <text:p>23.34189189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1">
            <text:p>23.3658959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1">
            <text:p>23.3898999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1">
            <text:p>23.4139039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1">
            <text:p>23.43790791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1">
            <text:p>23.46191191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1">
            <text:p>23.48591592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1">
            <text:p>23.50991992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1">
            <text:p>23.53392392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1">
            <text:p>23.55792793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1">
            <text:p>23.58193193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1">
            <text:p>23.60593594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1">
            <text:p>23.62993994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1">
            <text:p>23.65394394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1">
            <text:p>23.67794795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1">
            <text:p>23.70195195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1">
            <text:p>23.72595596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1">
            <text:p>23.74995996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1">
            <text:p>23.77396396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1">
            <text:p>23.79796797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1">
            <text:p>23.82197197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1">
            <text:p>23.84597598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1">
            <text:p>23.86997998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1">
            <text:p>23.89398398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1">
            <text:p>23.91798799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1">
            <text:p>23.94199199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1">
            <text:p>23.965996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99" table:style-name="ce1">
            <text:p>23.99</text:p>
          </table:table-cell>
          <table:table-cell office:value-type="float" office:value="4237.1999999998698" table:style-name="ce1">
            <text:p>4237.2</text:p>
          </table:table-cell>
          <table:table-cell table:number-columns-repeated="16382"/>
        </table:table-row>
        <table:table-row table:number-rows-repeated="1047575" table:style-name="ro2">
          <table:table-cell table:number-columns-repeated="16384"/>
        </table:table-row>
      </table:table>
      <table:table table:name="qm-acc-energy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3">
            <text:p>0.0340040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3">
            <text:p>0.0580080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3">
            <text:p>0.0820120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3">
            <text:p>0.1060160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3">
            <text:p>0.1300200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3">
            <text:p>0.1540240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3">
            <text:p>0.1780280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3">
            <text:p>0.2020320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3">
            <text:p>0.2260360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3">
            <text:p>0.250040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3">
            <text:p>0.2740440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3">
            <text:p>0.2980480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3">
            <text:p>0.3220520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3">
            <text:p>0.3460560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3">
            <text:p>0.3700600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3">
            <text:p>0.3940640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3">
            <text:p>0.4180680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3">
            <text:p>0.4420720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3">
            <text:p>0.4660760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3">
            <text:p>0.490080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3">
            <text:p>0.5140840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3">
            <text:p>0.5380880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3">
            <text:p>0.5620920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3">
            <text:p>0.5860960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3">
            <text:p>0.61010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3">
            <text:p>0.6341041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3">
            <text:p>0.6581081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3">
            <text:p>0.6821121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3">
            <text:p>0.7061161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3">
            <text:p>0.730120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3">
            <text:p>0.7541241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3">
            <text:p>0.7781281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3">
            <text:p>0.8021321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3">
            <text:p>0.8261361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3">
            <text:p>0.8501401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3">
            <text:p>0.8741441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3">
            <text:p>0.8981481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3">
            <text:p>0.9221521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3">
            <text:p>0.9461561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3">
            <text:p>0.970160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3">
            <text:p>0.9941641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3">
            <text:p>1.0181681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3">
            <text:p>1.0421721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3">
            <text:p>1.0661761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3">
            <text:p>1.0901801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3">
            <text:p>1.1141841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3">
            <text:p>1.1381881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3">
            <text:p>1.1621921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3">
            <text:p>1.1861961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3">
            <text:p>1.210200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3">
            <text:p>1.2342042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3">
            <text:p>1.2582082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3">
            <text:p>1.2822122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3">
            <text:p>1.3062162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3">
            <text:p>1.3302202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3">
            <text:p>1.3542242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3">
            <text:p>1.3782282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3">
            <text:p>1.4022322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3">
            <text:p>1.4262362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3">
            <text:p>1.450240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3">
            <text:p>1.4742442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3">
            <text:p>1.4982482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3">
            <text:p>1.5222522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3">
            <text:p>1.5462562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3">
            <text:p>1.5702602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3">
            <text:p>1.5942642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3">
            <text:p>1.6182682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3">
            <text:p>1.6422722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3">
            <text:p>1.6662762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3">
            <text:p>1.690280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3">
            <text:p>1.7142842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3">
            <text:p>1.7382882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3">
            <text:p>1.7622922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3">
            <text:p>1.7862962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3">
            <text:p>1.810300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3">
            <text:p>1.8343043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3">
            <text:p>1.8583083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3">
            <text:p>1.8823123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3">
            <text:p>1.9063163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3">
            <text:p>1.930320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3">
            <text:p>1.9543243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3">
            <text:p>1.9783283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3">
            <text:p>2.0023323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3">
            <text:p>2.0263363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3">
            <text:p>2.0503403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3">
            <text:p>2.0743443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3">
            <text:p>2.0983483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3">
            <text:p>2.1223523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3">
            <text:p>2.1463563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3">
            <text:p>2.170360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3">
            <text:p>2.1943643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3">
            <text:p>2.2183683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3">
            <text:p>2.2423723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3">
            <text:p>2.2663763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3">
            <text:p>2.2903803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3">
            <text:p>2.3143843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3">
            <text:p>2.3383883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3">
            <text:p>2.3623923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3">
            <text:p>2.3863963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3">
            <text:p>2.41040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3">
            <text:p>2.43440440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3">
            <text:p>2.45840840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3">
            <text:p>2.48241241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3">
            <text:p>2.50641641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3">
            <text:p>2.5304204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3">
            <text:p>2.55442442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3">
            <text:p>2.57842842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3">
            <text:p>2.60243243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3">
            <text:p>2.62643643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3">
            <text:p>2.650440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3">
            <text:p>2.67444444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3">
            <text:p>2.6984484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3">
            <text:p>2.72245245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3">
            <text:p>2.74645645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3">
            <text:p>2.7704604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3">
            <text:p>2.79446446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3">
            <text:p>2.81846846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3">
            <text:p>2.84247247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3">
            <text:p>2.86647647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3">
            <text:p>2.8904804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3">
            <text:p>2.914484484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3">
            <text:p>2.938488488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3">
            <text:p>2.962492492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3">
            <text:p>2.986496496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3">
            <text:p>3.0105005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3">
            <text:p>3.03450450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3">
            <text:p>3.05850850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3">
            <text:p>3.08251251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3">
            <text:p>3.10651651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3">
            <text:p>3.13052052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3">
            <text:p>3.15452452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3">
            <text:p>3.17852852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3">
            <text:p>3.20253253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3">
            <text:p>3.22653653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3">
            <text:p>3.25054054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3">
            <text:p>3.27454454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3">
            <text:p>3.29854854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3">
            <text:p>3.32255255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3">
            <text:p>3.34655655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3">
            <text:p>3.37056056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3">
            <text:p>3.39456456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3">
            <text:p>3.41856856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3">
            <text:p>3.44257257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3">
            <text:p>3.46657657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3">
            <text:p>3.49058058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3">
            <text:p>3.51458458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3">
            <text:p>3.53858858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3">
            <text:p>3.56259259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3">
            <text:p>3.58659659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3">
            <text:p>3.6106006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3">
            <text:p>3.63460460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3">
            <text:p>3.65860860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3">
            <text:p>3.68261261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3">
            <text:p>3.70661661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3">
            <text:p>3.73062062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3">
            <text:p>3.75462462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3">
            <text:p>3.77862862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3">
            <text:p>3.80263263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3">
            <text:p>3.82663663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3">
            <text:p>3.85064064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3">
            <text:p>3.87464464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3">
            <text:p>3.89864864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3">
            <text:p>3.92265265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3">
            <text:p>3.94665665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3">
            <text:p>3.97066066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3">
            <text:p>3.99466466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3">
            <text:p>4.01866866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3">
            <text:p>4.04267267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3">
            <text:p>4.06667667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3">
            <text:p>4.09068068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3">
            <text:p>4.11468468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3">
            <text:p>4.13868868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3">
            <text:p>4.16269269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3">
            <text:p>4.18669669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3">
            <text:p>4.2107007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3">
            <text:p>4.23470470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3">
            <text:p>4.25870870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3">
            <text:p>4.28271271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3">
            <text:p>4.30671671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3">
            <text:p>4.33072072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3">
            <text:p>4.35472472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3">
            <text:p>4.37872872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3">
            <text:p>4.40273273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3">
            <text:p>4.42673673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3">
            <text:p>4.45074074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3">
            <text:p>4.47474474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3">
            <text:p>4.49874874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3">
            <text:p>4.52275275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3">
            <text:p>4.54675675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3">
            <text:p>4.57076076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3">
            <text:p>4.59476476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3">
            <text:p>4.61876876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3">
            <text:p>4.64277277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3">
            <text:p>4.66677677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3">
            <text:p>4.69078078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3">
            <text:p>4.71478478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3">
            <text:p>4.73878878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3">
            <text:p>4.76279279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3">
            <text:p>4.78679679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3">
            <text:p>4.81080080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3">
            <text:p>4.83480480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3">
            <text:p>4.85880880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3">
            <text:p>4.882812813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3">
            <text:p>4.906816817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3">
            <text:p>4.930820821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3">
            <text:p>4.954824825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3">
            <text:p>4.978828829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3">
            <text:p>5.002832833</text:p>
          </table:table-cell>
          <table:table-cell office:value-type="float" office:value="21.84" table:style-name="ce3">
            <text:p>21.84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3">
            <text:p>5.026836837</text:p>
          </table:table-cell>
          <table:table-cell office:value-type="float" office:value="43.68" table:style-name="ce3">
            <text:p>43.68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3">
            <text:p>5.050840841</text:p>
          </table:table-cell>
          <table:table-cell office:value-type="float" office:value="65.52" table:style-name="ce3">
            <text:p>65.52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3">
            <text:p>5.074844845</text:p>
          </table:table-cell>
          <table:table-cell office:value-type="float" office:value="87.36" table:style-name="ce3">
            <text:p>87.36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3">
            <text:p>5.098848849</text:p>
          </table:table-cell>
          <table:table-cell office:value-type="float" office:value="109.2" table:style-name="ce3">
            <text:p>109.2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3">
            <text:p>5.122852853</text:p>
          </table:table-cell>
          <table:table-cell office:value-type="float" office:value="131.04" table:style-name="ce3">
            <text:p>131.04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3">
            <text:p>5.146856857</text:p>
          </table:table-cell>
          <table:table-cell office:value-type="float" office:value="152.88" table:style-name="ce3">
            <text:p>152.88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3">
            <text:p>5.170860861</text:p>
          </table:table-cell>
          <table:table-cell office:value-type="float" office:value="174.72" table:style-name="ce3">
            <text:p>174.72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3">
            <text:p>5.194864865</text:p>
          </table:table-cell>
          <table:table-cell office:value-type="float" office:value="196.56" table:style-name="ce3">
            <text:p>196.56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3">
            <text:p>5.218868869</text:p>
          </table:table-cell>
          <table:table-cell office:value-type="float" office:value="218.4" table:style-name="ce3">
            <text:p>218.4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3">
            <text:p>5.242872873</text:p>
          </table:table-cell>
          <table:table-cell office:value-type="float" office:value="262.08" table:style-name="ce3">
            <text:p>262.08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3">
            <text:p>5.266876877</text:p>
          </table:table-cell>
          <table:table-cell office:value-type="float" office:value="305.76" table:style-name="ce3">
            <text:p>305.76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3">
            <text:p>5.290880881</text:p>
          </table:table-cell>
          <table:table-cell office:value-type="float" office:value="349.44" table:style-name="ce3">
            <text:p>349.44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3">
            <text:p>5.314884885</text:p>
          </table:table-cell>
          <table:table-cell office:value-type="float" office:value="393.12" table:style-name="ce3">
            <text:p>393.12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3">
            <text:p>5.338888889</text:p>
          </table:table-cell>
          <table:table-cell office:value-type="float" office:value="436.8" table:style-name="ce3">
            <text:p>436.8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3">
            <text:p>5.362892893</text:p>
          </table:table-cell>
          <table:table-cell office:value-type="float" office:value="480.48" table:style-name="ce3">
            <text:p>480.48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3">
            <text:p>5.386896897</text:p>
          </table:table-cell>
          <table:table-cell office:value-type="float" office:value="524.16" table:style-name="ce3">
            <text:p>524.16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3">
            <text:p>5.410900901</text:p>
          </table:table-cell>
          <table:table-cell office:value-type="float" office:value="567.84" table:style-name="ce3">
            <text:p>567.84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3">
            <text:p>5.434904905</text:p>
          </table:table-cell>
          <table:table-cell office:value-type="float" office:value="611.52" table:style-name="ce3">
            <text:p>611.52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3">
            <text:p>5.458908909</text:p>
          </table:table-cell>
          <table:table-cell office:value-type="float" office:value="655.20000000000005" table:style-name="ce3">
            <text:p>655.2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3">
            <text:p>5.482912913</text:p>
          </table:table-cell>
          <table:table-cell office:value-type="float" office:value="698.88" table:style-name="ce3">
            <text:p>698.88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3">
            <text:p>5.506916917</text:p>
          </table:table-cell>
          <table:table-cell office:value-type="float" office:value="742.56" table:style-name="ce3">
            <text:p>742.56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3">
            <text:p>5.530920921</text:p>
          </table:table-cell>
          <table:table-cell office:value-type="float" office:value="786.24" table:style-name="ce3">
            <text:p>786.24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3">
            <text:p>5.554924925</text:p>
          </table:table-cell>
          <table:table-cell office:value-type="float" office:value="829.92" table:style-name="ce3">
            <text:p>829.92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3">
            <text:p>5.578928929</text:p>
          </table:table-cell>
          <table:table-cell office:value-type="float" office:value="873.6" table:style-name="ce3">
            <text:p>873.6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3">
            <text:p>5.602932933</text:p>
          </table:table-cell>
          <table:table-cell office:value-type="float" office:value="917.28" table:style-name="ce3">
            <text:p>917.28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3">
            <text:p>5.626936937</text:p>
          </table:table-cell>
          <table:table-cell office:value-type="float" office:value="960.96" table:style-name="ce3">
            <text:p>960.96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3">
            <text:p>5.650940941</text:p>
          </table:table-cell>
          <table:table-cell office:value-type="float" office:value="1004.64" table:style-name="ce3">
            <text:p>1004.64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3">
            <text:p>5.674944945</text:p>
          </table:table-cell>
          <table:table-cell office:value-type="float" office:value="1048.32" table:style-name="ce3">
            <text:p>1048.32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3">
            <text:p>5.698948949</text:p>
          </table:table-cell>
          <table:table-cell office:value-type="float" office:value="1092" table:style-name="ce3">
            <text:p>1092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3">
            <text:p>5.722952953</text:p>
          </table:table-cell>
          <table:table-cell office:value-type="float" office:value="1135.68" table:style-name="ce3">
            <text:p>1135.68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3">
            <text:p>5.746956957</text:p>
          </table:table-cell>
          <table:table-cell office:value-type="float" office:value="1179.3599999999999" table:style-name="ce3">
            <text:p>1179.36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3">
            <text:p>5.770960961</text:p>
          </table:table-cell>
          <table:table-cell office:value-type="float" office:value="1223.04" table:style-name="ce3">
            <text:p>1223.04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3">
            <text:p>5.794964965</text:p>
          </table:table-cell>
          <table:table-cell office:value-type="float" office:value="1266.72" table:style-name="ce3">
            <text:p>1266.72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3">
            <text:p>5.818968969</text:p>
          </table:table-cell>
          <table:table-cell office:value-type="float" office:value="1311.12" table:style-name="ce3">
            <text:p>1311.12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3">
            <text:p>5.842972973</text:p>
          </table:table-cell>
          <table:table-cell office:value-type="float" office:value="1355.52" table:style-name="ce3">
            <text:p>1355.52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3">
            <text:p>5.866976977</text:p>
          </table:table-cell>
          <table:table-cell office:value-type="float" office:value="1399.92" table:style-name="ce3">
            <text:p>1399.92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3">
            <text:p>5.890980981</text:p>
          </table:table-cell>
          <table:table-cell office:value-type="float" office:value="1444.32" table:style-name="ce3">
            <text:p>1444.32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3">
            <text:p>5.914984985</text:p>
          </table:table-cell>
          <table:table-cell office:value-type="float" office:value="1488.72" table:style-name="ce3">
            <text:p>1488.72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3">
            <text:p>5.938988989</text:p>
          </table:table-cell>
          <table:table-cell office:value-type="float" office:value="1533.12" table:style-name="ce3">
            <text:p>1533.12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3">
            <text:p>5.962992993</text:p>
          </table:table-cell>
          <table:table-cell office:value-type="float" office:value="1577.52" table:style-name="ce3">
            <text:p>1577.52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3">
            <text:p>5.986996997</text:p>
          </table:table-cell>
          <table:table-cell office:value-type="float" office:value="1621.92" table:style-name="ce3">
            <text:p>1621.92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3">
            <text:p>6.011001001</text:p>
          </table:table-cell>
          <table:table-cell office:value-type="float" office:value="1666.32" table:style-name="ce3">
            <text:p>1666.32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3">
            <text:p>6.035005005</text:p>
          </table:table-cell>
          <table:table-cell office:value-type="float" office:value="1710.72" table:style-name="ce3">
            <text:p>1710.72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3">
            <text:p>6.059009009</text:p>
          </table:table-cell>
          <table:table-cell office:value-type="float" office:value="1755.12" table:style-name="ce3">
            <text:p>1755.12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3">
            <text:p>6.083013013</text:p>
          </table:table-cell>
          <table:table-cell office:value-type="float" office:value="1799.52" table:style-name="ce3">
            <text:p>1799.52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3">
            <text:p>6.107017017</text:p>
          </table:table-cell>
          <table:table-cell office:value-type="float" office:value="1843.92" table:style-name="ce3">
            <text:p>1843.92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3">
            <text:p>6.131021021</text:p>
          </table:table-cell>
          <table:table-cell office:value-type="float" office:value="1888.32" table:style-name="ce3">
            <text:p>1888.32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3">
            <text:p>6.155025025</text:p>
          </table:table-cell>
          <table:table-cell office:value-type="float" office:value="1932.72" table:style-name="ce3">
            <text:p>1932.72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3">
            <text:p>6.179029029</text:p>
          </table:table-cell>
          <table:table-cell office:value-type="float" office:value="1977.12" table:style-name="ce3">
            <text:p>1977.12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3">
            <text:p>6.203033033</text:p>
          </table:table-cell>
          <table:table-cell office:value-type="float" office:value="2021.52" table:style-name="ce3">
            <text:p>2021.52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3">
            <text:p>6.227037037</text:p>
          </table:table-cell>
          <table:table-cell office:value-type="float" office:value="2065.92" table:style-name="ce3">
            <text:p>2065.92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3">
            <text:p>6.251041041</text:p>
          </table:table-cell>
          <table:table-cell office:value-type="float" office:value="2110.3200000000002" table:style-name="ce3">
            <text:p>2110.32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3">
            <text:p>6.275045045</text:p>
          </table:table-cell>
          <table:table-cell office:value-type="float" office:value="2154.7199999999998" table:style-name="ce3">
            <text:p>2154.72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3">
            <text:p>6.299049049</text:p>
          </table:table-cell>
          <table:table-cell office:value-type="float" office:value="2199.12" table:style-name="ce3">
            <text:p>2199.12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3">
            <text:p>6.323053053</text:p>
          </table:table-cell>
          <table:table-cell office:value-type="float" office:value="2243.52" table:style-name="ce3">
            <text:p>2243.52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3">
            <text:p>6.347057057</text:p>
          </table:table-cell>
          <table:table-cell office:value-type="float" office:value="2287.92" table:style-name="ce3">
            <text:p>2287.92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3">
            <text:p>6.371061061</text:p>
          </table:table-cell>
          <table:table-cell office:value-type="float" office:value="2332.3200000000002" table:style-name="ce3">
            <text:p>2332.32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3">
            <text:p>6.395065065</text:p>
          </table:table-cell>
          <table:table-cell office:value-type="float" office:value="2376.7199999999998" table:style-name="ce3">
            <text:p>2376.72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3">
            <text:p>6.419069069</text:p>
          </table:table-cell>
          <table:table-cell office:value-type="float" office:value="2421.12" table:style-name="ce3">
            <text:p>2421.12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3">
            <text:p>6.443073073</text:p>
          </table:table-cell>
          <table:table-cell office:value-type="float" office:value="2465.52" table:style-name="ce3">
            <text:p>2465.52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3">
            <text:p>6.467077077</text:p>
          </table:table-cell>
          <table:table-cell office:value-type="float" office:value="2509.92" table:style-name="ce3">
            <text:p>2509.92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3">
            <text:p>6.491081081</text:p>
          </table:table-cell>
          <table:table-cell office:value-type="float" office:value="2554.3200000000002" table:style-name="ce3">
            <text:p>2554.32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3">
            <text:p>6.515085085</text:p>
          </table:table-cell>
          <table:table-cell office:value-type="float" office:value="2598.7199999999998" table:style-name="ce3">
            <text:p>2598.72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3">
            <text:p>6.539089089</text:p>
          </table:table-cell>
          <table:table-cell office:value-type="float" office:value="2643.12" table:style-name="ce3">
            <text:p>2643.12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3">
            <text:p>6.563093093</text:p>
          </table:table-cell>
          <table:table-cell office:value-type="float" office:value="2687.52" table:style-name="ce3">
            <text:p>2687.52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3">
            <text:p>6.587097097</text:p>
          </table:table-cell>
          <table:table-cell office:value-type="float" office:value="2731.92" table:style-name="ce3">
            <text:p>2731.92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3">
            <text:p>6.611101101</text:p>
          </table:table-cell>
          <table:table-cell office:value-type="float" office:value="2776.32" table:style-name="ce3">
            <text:p>2776.32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3">
            <text:p>6.635105105</text:p>
          </table:table-cell>
          <table:table-cell office:value-type="float" office:value="2820.72" table:style-name="ce3">
            <text:p>2820.72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3">
            <text:p>6.659109109</text:p>
          </table:table-cell>
          <table:table-cell office:value-type="float" office:value="2865.12" table:style-name="ce3">
            <text:p>2865.12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3">
            <text:p>6.683113113</text:p>
          </table:table-cell>
          <table:table-cell office:value-type="float" office:value="2909.52" table:style-name="ce3">
            <text:p>2909.52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3">
            <text:p>6.707117117</text:p>
          </table:table-cell>
          <table:table-cell office:value-type="float" office:value="2953.92" table:style-name="ce3">
            <text:p>2953.92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3">
            <text:p>6.731121121</text:p>
          </table:table-cell>
          <table:table-cell office:value-type="float" office:value="2998.32" table:style-name="ce3">
            <text:p>2998.32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3">
            <text:p>6.755125125</text:p>
          </table:table-cell>
          <table:table-cell office:value-type="float" office:value="3042.72" table:style-name="ce3">
            <text:p>3042.72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3">
            <text:p>6.779129129</text:p>
          </table:table-cell>
          <table:table-cell office:value-type="float" office:value="3087.12" table:style-name="ce3">
            <text:p>3087.12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3">
            <text:p>6.803133133</text:p>
          </table:table-cell>
          <table:table-cell office:value-type="float" office:value="3131.52" table:style-name="ce3">
            <text:p>3131.52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3">
            <text:p>6.827137137</text:p>
          </table:table-cell>
          <table:table-cell office:value-type="float" office:value="3197.76" table:style-name="ce3">
            <text:p>3197.76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3">
            <text:p>6.851141141</text:p>
          </table:table-cell>
          <table:table-cell office:value-type="float" office:value="3264" table:style-name="ce3">
            <text:p>3264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3">
            <text:p>6.875145145</text:p>
          </table:table-cell>
          <table:table-cell office:value-type="float" office:value="3330.24" table:style-name="ce3">
            <text:p>3330.24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3">
            <text:p>6.899149149</text:p>
          </table:table-cell>
          <table:table-cell office:value-type="float" office:value="3396.48" table:style-name="ce3">
            <text:p>3396.48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3">
            <text:p>6.923153153</text:p>
          </table:table-cell>
          <table:table-cell office:value-type="float" office:value="3462.72" table:style-name="ce3">
            <text:p>3462.72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3">
            <text:p>6.947157157</text:p>
          </table:table-cell>
          <table:table-cell office:value-type="float" office:value="3528.96" table:style-name="ce3">
            <text:p>3528.96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3">
            <text:p>6.971161161</text:p>
          </table:table-cell>
          <table:table-cell office:value-type="float" office:value="3595.2" table:style-name="ce3">
            <text:p>3595.2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3">
            <text:p>6.995165165</text:p>
          </table:table-cell>
          <table:table-cell office:value-type="float" office:value="3661.44" table:style-name="ce3">
            <text:p>3661.44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3">
            <text:p>7.019169169</text:p>
          </table:table-cell>
          <table:table-cell office:value-type="float" office:value="3727.68" table:style-name="ce3">
            <text:p>3727.68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3">
            <text:p>7.043173173</text:p>
          </table:table-cell>
          <table:table-cell office:value-type="float" office:value="3793.92" table:style-name="ce3">
            <text:p>3793.92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3">
            <text:p>7.067177177</text:p>
          </table:table-cell>
          <table:table-cell office:value-type="float" office:value="3860.16" table:style-name="ce3">
            <text:p>3860.16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3">
            <text:p>7.091181181</text:p>
          </table:table-cell>
          <table:table-cell office:value-type="float" office:value="3926.4" table:style-name="ce3">
            <text:p>3926.4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3">
            <text:p>7.115185185</text:p>
          </table:table-cell>
          <table:table-cell office:value-type="float" office:value="3992.64" table:style-name="ce3">
            <text:p>3992.64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3">
            <text:p>7.139189189</text:p>
          </table:table-cell>
          <table:table-cell office:value-type="float" office:value="4058.88" table:style-name="ce3">
            <text:p>4058.88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3">
            <text:p>7.163193193</text:p>
          </table:table-cell>
          <table:table-cell office:value-type="float" office:value="4125.12" table:style-name="ce3">
            <text:p>4125.12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3">
            <text:p>7.187197197</text:p>
          </table:table-cell>
          <table:table-cell office:value-type="float" office:value="4191.3599999999997" table:style-name="ce3">
            <text:p>4191.36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3">
            <text:p>7.211201201</text:p>
          </table:table-cell>
          <table:table-cell office:value-type="float" office:value="4257.6000000000104" table:style-name="ce3">
            <text:p>4257.6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3">
            <text:p>7.235205205</text:p>
          </table:table-cell>
          <table:table-cell office:value-type="float" office:value="4323.8400000000101" table:style-name="ce3">
            <text:p>4323.84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3">
            <text:p>7.259209209</text:p>
          </table:table-cell>
          <table:table-cell office:value-type="float" office:value="4390.0800000000099" table:style-name="ce3">
            <text:p>4390.08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3">
            <text:p>7.283213213</text:p>
          </table:table-cell>
          <table:table-cell office:value-type="float" office:value="4456.3200000000097" table:style-name="ce3">
            <text:p>4456.32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3">
            <text:p>7.307217217</text:p>
          </table:table-cell>
          <table:table-cell office:value-type="float" office:value="4522.5600000000104" table:style-name="ce3">
            <text:p>4522.56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3">
            <text:p>7.331221221</text:p>
          </table:table-cell>
          <table:table-cell office:value-type="float" office:value="4588.8000000000102" table:style-name="ce3">
            <text:p>4588.8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3">
            <text:p>7.355225225</text:p>
          </table:table-cell>
          <table:table-cell office:value-type="float" office:value="4655.04000000001" table:style-name="ce3">
            <text:p>4655.04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3">
            <text:p>7.379229229</text:p>
          </table:table-cell>
          <table:table-cell office:value-type="float" office:value="4721.2800000000097" table:style-name="ce3">
            <text:p>4721.28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3">
            <text:p>7.403233233</text:p>
          </table:table-cell>
          <table:table-cell office:value-type="float" office:value="4787.5200000000104" table:style-name="ce3">
            <text:p>4787.52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3">
            <text:p>7.427237237</text:p>
          </table:table-cell>
          <table:table-cell office:value-type="float" office:value="4853.7600000000102" table:style-name="ce3">
            <text:p>4853.76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3">
            <text:p>7.451241241</text:p>
          </table:table-cell>
          <table:table-cell office:value-type="float" office:value="4920.00000000001" table:style-name="ce3">
            <text:p>4920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3">
            <text:p>7.475245245</text:p>
          </table:table-cell>
          <table:table-cell office:value-type="float" office:value="4986.2400000000098" table:style-name="ce3">
            <text:p>4986.24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3">
            <text:p>7.499249249</text:p>
          </table:table-cell>
          <table:table-cell office:value-type="float" office:value="5052.4800000000096" table:style-name="ce3">
            <text:p>5052.48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3">
            <text:p>7.523253253</text:p>
          </table:table-cell>
          <table:table-cell office:value-type="float" office:value="5118.7200000000103" table:style-name="ce3">
            <text:p>5118.72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3">
            <text:p>7.547257257</text:p>
          </table:table-cell>
          <table:table-cell office:value-type="float" office:value="5184.96000000002" table:style-name="ce3">
            <text:p>5184.96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3">
            <text:p>7.571261261</text:p>
          </table:table-cell>
          <table:table-cell office:value-type="float" office:value="5251.2000000000198" table:style-name="ce3">
            <text:p>5251.2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3">
            <text:p>7.595265265</text:p>
          </table:table-cell>
          <table:table-cell office:value-type="float" office:value="5317.4400000000196" table:style-name="ce3">
            <text:p>5317.44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3">
            <text:p>7.619269269</text:p>
          </table:table-cell>
          <table:table-cell office:value-type="float" office:value="5383.6800000000203" table:style-name="ce3">
            <text:p>5383.68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3">
            <text:p>7.643273273</text:p>
          </table:table-cell>
          <table:table-cell office:value-type="float" office:value="5449.9200000000201" table:style-name="ce3">
            <text:p>5449.92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3">
            <text:p>7.667277277</text:p>
          </table:table-cell>
          <table:table-cell office:value-type="float" office:value="5516.1600000000199" table:style-name="ce3">
            <text:p>5516.16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3">
            <text:p>7.691281281</text:p>
          </table:table-cell>
          <table:table-cell office:value-type="float" office:value="5582.4000000000196" table:style-name="ce3">
            <text:p>5582.4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3">
            <text:p>7.715285285</text:p>
          </table:table-cell>
          <table:table-cell office:value-type="float" office:value="5648.6400000000203" table:style-name="ce3">
            <text:p>5648.64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3">
            <text:p>7.739289289</text:p>
          </table:table-cell>
          <table:table-cell office:value-type="float" office:value="5714.8800000000201" table:style-name="ce3">
            <text:p>5714.88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3">
            <text:p>7.763293293</text:p>
          </table:table-cell>
          <table:table-cell office:value-type="float" office:value="5781.1200000000199" table:style-name="ce3">
            <text:p>5781.12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3">
            <text:p>7.787297297</text:p>
          </table:table-cell>
          <table:table-cell office:value-type="float" office:value="5847.3600000000197" table:style-name="ce3">
            <text:p>5847.36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3">
            <text:p>7.811301301</text:p>
          </table:table-cell>
          <table:table-cell office:value-type="float" office:value="5913.6000000000204" table:style-name="ce3">
            <text:p>5913.6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3">
            <text:p>7.835305305</text:p>
          </table:table-cell>
          <table:table-cell office:value-type="float" office:value="5958.00000000002" table:style-name="ce3">
            <text:p>5958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3">
            <text:p>7.859309309</text:p>
          </table:table-cell>
          <table:table-cell office:value-type="float" office:value="6002.4000000000196" table:style-name="ce3">
            <text:p>6002.4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3">
            <text:p>7.883313313</text:p>
          </table:table-cell>
          <table:table-cell office:value-type="float" office:value="6046.8000000000202" table:style-name="ce3">
            <text:p>6046.8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3">
            <text:p>7.907317317</text:p>
          </table:table-cell>
          <table:table-cell office:value-type="float" office:value="6091.2000000000198" table:style-name="ce3">
            <text:p>6091.2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3">
            <text:p>7.931321321</text:p>
          </table:table-cell>
          <table:table-cell office:value-type="float" office:value="6135.6000000000304" table:style-name="ce3">
            <text:p>6135.6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3">
            <text:p>7.955325325</text:p>
          </table:table-cell>
          <table:table-cell office:value-type="float" office:value="6180.00000000003" table:style-name="ce3">
            <text:p>6180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3">
            <text:p>7.979329329</text:p>
          </table:table-cell>
          <table:table-cell office:value-type="float" office:value="6224.4000000000296" table:style-name="ce3">
            <text:p>6224.4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3">
            <text:p>8.003333333</text:p>
          </table:table-cell>
          <table:table-cell office:value-type="float" office:value="6268.8000000000302" table:style-name="ce3">
            <text:p>6268.8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3">
            <text:p>8.027337337</text:p>
          </table:table-cell>
          <table:table-cell office:value-type="float" office:value="6313.2000000000298" table:style-name="ce3">
            <text:p>6313.2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3">
            <text:p>8.051341341</text:p>
          </table:table-cell>
          <table:table-cell office:value-type="float" office:value="6357.6000000000304" table:style-name="ce3">
            <text:p>6357.6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3">
            <text:p>8.075345345</text:p>
          </table:table-cell>
          <table:table-cell office:value-type="float" office:value="6402.00000000003" table:style-name="ce3">
            <text:p>6402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3">
            <text:p>8.099349349</text:p>
          </table:table-cell>
          <table:table-cell office:value-type="float" office:value="6446.4000000000296" table:style-name="ce3">
            <text:p>6446.4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3">
            <text:p>8.123353353</text:p>
          </table:table-cell>
          <table:table-cell office:value-type="float" office:value="6490.8000000000302" table:style-name="ce3">
            <text:p>6490.8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3">
            <text:p>8.147357357</text:p>
          </table:table-cell>
          <table:table-cell office:value-type="float" office:value="6535.2000000000298" table:style-name="ce3">
            <text:p>6535.2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3">
            <text:p>8.171361361</text:p>
          </table:table-cell>
          <table:table-cell office:value-type="float" office:value="6579.6000000000304" table:style-name="ce3">
            <text:p>6579.6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3">
            <text:p>8.195365365</text:p>
          </table:table-cell>
          <table:table-cell office:value-type="float" office:value="6624.00000000003" table:style-name="ce3">
            <text:p>6624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3">
            <text:p>8.219369369</text:p>
          </table:table-cell>
          <table:table-cell office:value-type="float" office:value="6668.4000000000296" table:style-name="ce3">
            <text:p>6668.4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3">
            <text:p>8.243373373</text:p>
          </table:table-cell>
          <table:table-cell office:value-type="float" office:value="6712.8000000000302" table:style-name="ce3">
            <text:p>6712.8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3">
            <text:p>8.267377377</text:p>
          </table:table-cell>
          <table:table-cell office:value-type="float" office:value="6757.2000000000298" table:style-name="ce3">
            <text:p>6757.2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3">
            <text:p>8.291381381</text:p>
          </table:table-cell>
          <table:table-cell office:value-type="float" office:value="6801.6000000000304" table:style-name="ce3">
            <text:p>6801.6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3">
            <text:p>8.315385385</text:p>
          </table:table-cell>
          <table:table-cell office:value-type="float" office:value="6846.00000000003" table:style-name="ce3">
            <text:p>6846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3">
            <text:p>8.339389389</text:p>
          </table:table-cell>
          <table:table-cell office:value-type="float" office:value="6890.4000000000296" table:style-name="ce3">
            <text:p>6890.4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3">
            <text:p>8.363393393</text:p>
          </table:table-cell>
          <table:table-cell office:value-type="float" office:value="6934.8000000000402" table:style-name="ce3">
            <text:p>6934.8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3">
            <text:p>8.387397397</text:p>
          </table:table-cell>
          <table:table-cell office:value-type="float" office:value="6957.3600000000397" table:style-name="ce3">
            <text:p>6957.36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3">
            <text:p>8.411401401</text:p>
          </table:table-cell>
          <table:table-cell office:value-type="float" office:value="6979.9200000000401" table:style-name="ce3">
            <text:p>6979.92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3">
            <text:p>8.435405405</text:p>
          </table:table-cell>
          <table:table-cell office:value-type="float" office:value="7002.4800000000396" table:style-name="ce3">
            <text:p>7002.48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3">
            <text:p>8.459409409</text:p>
          </table:table-cell>
          <table:table-cell office:value-type="float" office:value="7025.04000000004" table:style-name="ce3">
            <text:p>7025.04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3">
            <text:p>8.483413413</text:p>
          </table:table-cell>
          <table:table-cell office:value-type="float" office:value="7047.6000000000404" table:style-name="ce3">
            <text:p>7047.6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3">
            <text:p>8.507417417</text:p>
          </table:table-cell>
          <table:table-cell office:value-type="float" office:value="7070.1600000000399" table:style-name="ce3">
            <text:p>7070.16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3">
            <text:p>8.531421421</text:p>
          </table:table-cell>
          <table:table-cell office:value-type="float" office:value="7092.7200000000403" table:style-name="ce3">
            <text:p>7092.72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3">
            <text:p>8.555425425</text:p>
          </table:table-cell>
          <table:table-cell office:value-type="float" office:value="7115.2800000000398" table:style-name="ce3">
            <text:p>7115.28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3">
            <text:p>8.579429429</text:p>
          </table:table-cell>
          <table:table-cell office:value-type="float" office:value="7137.8400000000402" table:style-name="ce3">
            <text:p>7137.84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3">
            <text:p>8.603433433</text:p>
          </table:table-cell>
          <table:table-cell office:value-type="float" office:value="7160.4000000000397" table:style-name="ce3">
            <text:p>7160.4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3">
            <text:p>8.627437437</text:p>
          </table:table-cell>
          <table:table-cell office:value-type="float" office:value="7182.9600000000401" table:style-name="ce3">
            <text:p>7182.96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3">
            <text:p>8.651441441</text:p>
          </table:table-cell>
          <table:table-cell office:value-type="float" office:value="7205.5200000000405" table:style-name="ce3">
            <text:p>7205.52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3">
            <text:p>8.675445445</text:p>
          </table:table-cell>
          <table:table-cell office:value-type="float" office:value="7228.0800000000399" table:style-name="ce3">
            <text:p>7228.08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3">
            <text:p>8.699449449</text:p>
          </table:table-cell>
          <table:table-cell office:value-type="float" office:value="7250.6400000000403" table:style-name="ce3">
            <text:p>7250.64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3">
            <text:p>8.723453453</text:p>
          </table:table-cell>
          <table:table-cell office:value-type="float" office:value="7273.2000000000398" table:style-name="ce3">
            <text:p>7273.2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3">
            <text:p>8.747457457</text:p>
          </table:table-cell>
          <table:table-cell office:value-type="float" office:value="7295.7600000000402" table:style-name="ce3">
            <text:p>7295.76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3">
            <text:p>8.771461461</text:p>
          </table:table-cell>
          <table:table-cell office:value-type="float" office:value="7318.3200000000397" table:style-name="ce3">
            <text:p>7318.32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3">
            <text:p>8.795465465</text:p>
          </table:table-cell>
          <table:table-cell office:value-type="float" office:value="7340.8800000000401" table:style-name="ce3">
            <text:p>7340.88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3">
            <text:p>8.819469469</text:p>
          </table:table-cell>
          <table:table-cell office:value-type="float" office:value="7363.4400000000396" table:style-name="ce3">
            <text:p>7363.44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3">
            <text:p>8.843473473</text:p>
          </table:table-cell>
          <table:table-cell office:value-type="float" office:value="7386.00000000004" table:style-name="ce3">
            <text:p>7386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3">
            <text:p>8.867477477</text:p>
          </table:table-cell>
          <table:table-cell office:value-type="float" office:value="7408.5600000000404" table:style-name="ce3">
            <text:p>7408.56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3">
            <text:p>8.891481481</text:p>
          </table:table-cell>
          <table:table-cell office:value-type="float" office:value="7431.1200000000399" table:style-name="ce3">
            <text:p>7431.12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3">
            <text:p>8.915485485</text:p>
          </table:table-cell>
          <table:table-cell office:value-type="float" office:value="7453.6800000000403" table:style-name="ce3">
            <text:p>7453.68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3">
            <text:p>8.939489489</text:p>
          </table:table-cell>
          <table:table-cell office:value-type="float" office:value="7476.2400000000398" table:style-name="ce3">
            <text:p>7476.24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3">
            <text:p>8.963493493</text:p>
          </table:table-cell>
          <table:table-cell office:value-type="float" office:value="7498.8000000000502" table:style-name="ce3">
            <text:p>7498.8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3">
            <text:p>8.987497497</text:p>
          </table:table-cell>
          <table:table-cell office:value-type="float" office:value="7521.3600000000497" table:style-name="ce3">
            <text:p>7521.36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3">
            <text:p>9.011501502</text:p>
          </table:table-cell>
          <table:table-cell office:value-type="float" office:value="7565.7600000000502" table:style-name="ce3">
            <text:p>7565.76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3">
            <text:p>9.035505506</text:p>
          </table:table-cell>
          <table:table-cell office:value-type="float" office:value="7610.1600000000499" table:style-name="ce3">
            <text:p>7610.16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3">
            <text:p>9.05950951</text:p>
          </table:table-cell>
          <table:table-cell office:value-type="float" office:value="7654.5600000000504" table:style-name="ce3">
            <text:p>7654.56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3">
            <text:p>9.083513514</text:p>
          </table:table-cell>
          <table:table-cell office:value-type="float" office:value="7698.9600000000501" table:style-name="ce3">
            <text:p>7698.96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3">
            <text:p>9.107517518</text:p>
          </table:table-cell>
          <table:table-cell office:value-type="float" office:value="7721.5200000000495" table:style-name="ce3">
            <text:p>7721.52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3">
            <text:p>9.131521522</text:p>
          </table:table-cell>
          <table:table-cell office:value-type="float" office:value="7744.0800000000499" table:style-name="ce3">
            <text:p>7744.08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3">
            <text:p>9.155525526</text:p>
          </table:table-cell>
          <table:table-cell office:value-type="float" office:value="7767.3600000000497" table:style-name="ce3">
            <text:p>7767.36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3">
            <text:p>9.17952953</text:p>
          </table:table-cell>
          <table:table-cell office:value-type="float" office:value="7790.6400000000503" table:style-name="ce3">
            <text:p>7790.64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3">
            <text:p>9.203533534</text:p>
          </table:table-cell>
          <table:table-cell office:value-type="float" office:value="7813.9200000000501" table:style-name="ce3">
            <text:p>7813.92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3">
            <text:p>9.227537538</text:p>
          </table:table-cell>
          <table:table-cell office:value-type="float" office:value="7837.2000000000498" table:style-name="ce3">
            <text:p>7837.2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3">
            <text:p>9.251541542</text:p>
          </table:table-cell>
          <table:table-cell office:value-type="float" office:value="7860.4800000000496" table:style-name="ce3">
            <text:p>7860.48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3">
            <text:p>9.275545546</text:p>
          </table:table-cell>
          <table:table-cell office:value-type="float" office:value="7883.7600000000502" table:style-name="ce3">
            <text:p>7883.76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3">
            <text:p>9.29954955</text:p>
          </table:table-cell>
          <table:table-cell office:value-type="float" office:value="7907.04000000005" table:style-name="ce3">
            <text:p>7907.04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3">
            <text:p>9.323553554</text:p>
          </table:table-cell>
          <table:table-cell office:value-type="float" office:value="7930.3200000000497" table:style-name="ce3">
            <text:p>7930.32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3">
            <text:p>9.347557558</text:p>
          </table:table-cell>
          <table:table-cell office:value-type="float" office:value="7953.6000000000504" table:style-name="ce3">
            <text:p>7953.6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3">
            <text:p>9.371561562</text:p>
          </table:table-cell>
          <table:table-cell office:value-type="float" office:value="7976.8800000000601" table:style-name="ce3">
            <text:p>7976.88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3">
            <text:p>9.395565566</text:p>
          </table:table-cell>
          <table:table-cell office:value-type="float" office:value="8000.1600000000599" table:style-name="ce3">
            <text:p>8000.16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3">
            <text:p>9.41956957</text:p>
          </table:table-cell>
          <table:table-cell office:value-type="float" office:value="8023.4400000000596" table:style-name="ce3">
            <text:p>8023.44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3">
            <text:p>9.443573574</text:p>
          </table:table-cell>
          <table:table-cell office:value-type="float" office:value="8046.7200000000603" table:style-name="ce3">
            <text:p>8046.72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3">
            <text:p>9.467577578</text:p>
          </table:table-cell>
          <table:table-cell office:value-type="float" office:value="8070.00000000006" table:style-name="ce3">
            <text:p>8070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3">
            <text:p>9.491581582</text:p>
          </table:table-cell>
          <table:table-cell office:value-type="float" office:value="8093.2800000000598" table:style-name="ce3">
            <text:p>8093.28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3">
            <text:p>9.515585586</text:p>
          </table:table-cell>
          <table:table-cell office:value-type="float" office:value="8116.5600000000604" table:style-name="ce3">
            <text:p>8116.56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3">
            <text:p>9.53958959</text:p>
          </table:table-cell>
          <table:table-cell office:value-type="float" office:value="8139.8400000000602" table:style-name="ce3">
            <text:p>8139.84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3">
            <text:p>9.563593594</text:p>
          </table:table-cell>
          <table:table-cell office:value-type="float" office:value="8163.1200000000599" table:style-name="ce3">
            <text:p>8163.12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3">
            <text:p>9.587597598</text:p>
          </table:table-cell>
          <table:table-cell office:value-type="float" office:value="8186.4000000000597" table:style-name="ce3">
            <text:p>8186.4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3">
            <text:p>9.611601602</text:p>
          </table:table-cell>
          <table:table-cell office:value-type="float" office:value="8209.6800000000603" table:style-name="ce3">
            <text:p>8209.68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3">
            <text:p>9.635605606</text:p>
          </table:table-cell>
          <table:table-cell office:value-type="float" office:value="8232.9600000000592" table:style-name="ce3">
            <text:p>8232.96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3">
            <text:p>9.65960961</text:p>
          </table:table-cell>
          <table:table-cell office:value-type="float" office:value="8256.2400000000598" table:style-name="ce3">
            <text:p>8256.24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3">
            <text:p>9.683613614</text:p>
          </table:table-cell>
          <table:table-cell office:value-type="float" office:value="8279.5200000000605" table:style-name="ce3">
            <text:p>8279.52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3">
            <text:p>9.707617618</text:p>
          </table:table-cell>
          <table:table-cell office:value-type="float" office:value="8302.8000000000502" table:style-name="ce3">
            <text:p>8302.8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3">
            <text:p>9.731621622</text:p>
          </table:table-cell>
          <table:table-cell office:value-type="float" office:value="8326.8000000000502" table:style-name="ce3">
            <text:p>8326.8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3">
            <text:p>9.755625626</text:p>
          </table:table-cell>
          <table:table-cell office:value-type="float" office:value="8350.8000000000502" table:style-name="ce3">
            <text:p>8350.8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3">
            <text:p>9.77962963</text:p>
          </table:table-cell>
          <table:table-cell office:value-type="float" office:value="8374.8000000000502" table:style-name="ce3">
            <text:p>8374.8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3">
            <text:p>9.803633634</text:p>
          </table:table-cell>
          <table:table-cell office:value-type="float" office:value="8398.8000000000502" table:style-name="ce3">
            <text:p>8398.8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3">
            <text:p>9.827637638</text:p>
          </table:table-cell>
          <table:table-cell office:value-type="float" office:value="8422.8000000000502" table:style-name="ce3">
            <text:p>8422.8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3">
            <text:p>9.851641642</text:p>
          </table:table-cell>
          <table:table-cell office:value-type="float" office:value="8446.8000000000393" table:style-name="ce3">
            <text:p>8446.8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3">
            <text:p>9.875645646</text:p>
          </table:table-cell>
          <table:table-cell office:value-type="float" office:value="8470.8000000000393" table:style-name="ce3">
            <text:p>8470.8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3">
            <text:p>9.89964965</text:p>
          </table:table-cell>
          <table:table-cell office:value-type="float" office:value="8494.8000000000393" table:style-name="ce3">
            <text:p>8494.8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3">
            <text:p>9.923653654</text:p>
          </table:table-cell>
          <table:table-cell office:value-type="float" office:value="8518.8000000000393" table:style-name="ce3">
            <text:p>8518.8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3">
            <text:p>9.947657658</text:p>
          </table:table-cell>
          <table:table-cell office:value-type="float" office:value="8542.8000000000393" table:style-name="ce3">
            <text:p>8542.8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3">
            <text:p>9.971661662</text:p>
          </table:table-cell>
          <table:table-cell office:value-type="float" office:value="8566.8000000000302" table:style-name="ce3">
            <text:p>8566.8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3">
            <text:p>9.995665666</text:p>
          </table:table-cell>
          <table:table-cell office:value-type="float" office:value="8590.8000000000302" table:style-name="ce3">
            <text:p>8590.8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3">
            <text:p>10.01966967</text:p>
          </table:table-cell>
          <table:table-cell office:value-type="float" office:value="8614.8000000000302" table:style-name="ce3">
            <text:p>8614.8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3">
            <text:p>10.04367367</text:p>
          </table:table-cell>
          <table:table-cell office:value-type="float" office:value="8638.8000000000302" table:style-name="ce3">
            <text:p>8638.8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3">
            <text:p>10.06767768</text:p>
          </table:table-cell>
          <table:table-cell office:value-type="float" office:value="8662.8000000000302" table:style-name="ce3">
            <text:p>8662.8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3">
            <text:p>10.09168168</text:p>
          </table:table-cell>
          <table:table-cell office:value-type="float" office:value="8686.8000000000302" table:style-name="ce3">
            <text:p>8686.8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3">
            <text:p>10.11568569</text:p>
          </table:table-cell>
          <table:table-cell office:value-type="float" office:value="8688.9600000000191" table:style-name="ce3">
            <text:p>8688.96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3">
            <text:p>10.13968969</text:p>
          </table:table-cell>
          <table:table-cell office:value-type="float" office:value="8691.1200000000208" table:style-name="ce3">
            <text:p>8691.12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3">
            <text:p>10.16369369</text:p>
          </table:table-cell>
          <table:table-cell office:value-type="float" office:value="8693.2800000000207" table:style-name="ce3">
            <text:p>8693.28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3">
            <text:p>10.1876977</text:p>
          </table:table-cell>
          <table:table-cell office:value-type="float" office:value="8695.4400000000205" table:style-name="ce3">
            <text:p>8695.44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3">
            <text:p>10.2117017</text:p>
          </table:table-cell>
          <table:table-cell office:value-type="float" office:value="8697.6000000000204" table:style-name="ce3">
            <text:p>8697.6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3">
            <text:p>10.23570571</text:p>
          </table:table-cell>
          <table:table-cell office:value-type="float" office:value="8699.7600000000093" table:style-name="ce3">
            <text:p>8699.76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3">
            <text:p>10.25970971</text:p>
          </table:table-cell>
          <table:table-cell office:value-type="float" office:value="8701.9200000000092" table:style-name="ce3">
            <text:p>8701.92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3">
            <text:p>10.28371371</text:p>
          </table:table-cell>
          <table:table-cell office:value-type="float" office:value="8704.0800000000108" table:style-name="ce3">
            <text:p>8704.08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3">
            <text:p>10.30771772</text:p>
          </table:table-cell>
          <table:table-cell office:value-type="float" office:value="8706.2400000000107" table:style-name="ce3">
            <text:p>8706.24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3">
            <text:p>10.33172172</text:p>
          </table:table-cell>
          <table:table-cell office:value-type="float" office:value="8708.4000000000106" table:style-name="ce3">
            <text:p>8708.4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3">
            <text:p>10.35572573</text:p>
          </table:table-cell>
          <table:table-cell office:value-type="float" office:value="8732.4" table:style-name="ce3">
            <text:p>8732.4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3">
            <text:p>10.37972973</text:p>
          </table:table-cell>
          <table:table-cell office:value-type="float" office:value="8756.4" table:style-name="ce3">
            <text:p>8756.4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3">
            <text:p>10.40373373</text:p>
          </table:table-cell>
          <table:table-cell office:value-type="float" office:value="8780.4" table:style-name="ce3">
            <text:p>8780.4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3">
            <text:p>10.42773774</text:p>
          </table:table-cell>
          <table:table-cell office:value-type="float" office:value="8804.4" table:style-name="ce3">
            <text:p>8804.4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3">
            <text:p>10.45174174</text:p>
          </table:table-cell>
          <table:table-cell office:value-type="float" office:value="8828.4" table:style-name="ce3">
            <text:p>8828.4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3">
            <text:p>10.47574575</text:p>
          </table:table-cell>
          <table:table-cell office:value-type="float" office:value="8852.3999999999905" table:style-name="ce3">
            <text:p>8852.4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3">
            <text:p>10.49974975</text:p>
          </table:table-cell>
          <table:table-cell office:value-type="float" office:value="8876.3999999999905" table:style-name="ce3">
            <text:p>8876.4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3">
            <text:p>10.52375375</text:p>
          </table:table-cell>
          <table:table-cell office:value-type="float" office:value="8900.3999999999905" table:style-name="ce3">
            <text:p>8900.4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3">
            <text:p>10.54775776</text:p>
          </table:table-cell>
          <table:table-cell office:value-type="float" office:value="8924.3999999999905" table:style-name="ce3">
            <text:p>8924.4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3">
            <text:p>10.57176176</text:p>
          </table:table-cell>
          <table:table-cell office:value-type="float" office:value="8948.3999999999905" table:style-name="ce3">
            <text:p>8948.4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3">
            <text:p>10.59576577</text:p>
          </table:table-cell>
          <table:table-cell office:value-type="float" office:value="8950.5599999999904" table:style-name="ce3">
            <text:p>8950.56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3">
            <text:p>10.61976977</text:p>
          </table:table-cell>
          <table:table-cell office:value-type="float" office:value="8952.7199999999793" table:style-name="ce3">
            <text:p>8952.72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3">
            <text:p>10.64377377</text:p>
          </table:table-cell>
          <table:table-cell office:value-type="float" office:value="8954.8799999999792" table:style-name="ce3">
            <text:p>8954.88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3">
            <text:p>10.66777778</text:p>
          </table:table-cell>
          <table:table-cell office:value-type="float" office:value="8957.0399999999809" table:style-name="ce3">
            <text:p>8957.04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3">
            <text:p>10.69178178</text:p>
          </table:table-cell>
          <table:table-cell office:value-type="float" office:value="8959.1999999999807" table:style-name="ce3">
            <text:p>8959.2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3">
            <text:p>10.71578579</text:p>
          </table:table-cell>
          <table:table-cell office:value-type="float" office:value="8961.3599999999806" table:style-name="ce3">
            <text:p>8961.36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3">
            <text:p>10.73978979</text:p>
          </table:table-cell>
          <table:table-cell office:value-type="float" office:value="8963.5199999999695" table:style-name="ce3">
            <text:p>8963.52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3">
            <text:p>10.76379379</text:p>
          </table:table-cell>
          <table:table-cell office:value-type="float" office:value="8964.95999999997" table:style-name="ce3">
            <text:p>8964.96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3">
            <text:p>10.7877978</text:p>
          </table:table-cell>
          <table:table-cell office:value-type="float" office:value="8966.3999999999705" table:style-name="ce3">
            <text:p>8966.4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3">
            <text:p>10.8118018</text:p>
          </table:table-cell>
          <table:table-cell office:value-type="float" office:value="8967.8399999999692" table:style-name="ce3">
            <text:p>8967.84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3">
            <text:p>10.83580581</text:p>
          </table:table-cell>
          <table:table-cell office:value-type="float" office:value="8969.2799999999697" table:style-name="ce3">
            <text:p>8969.28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3">
            <text:p>10.85980981</text:p>
          </table:table-cell>
          <table:table-cell office:value-type="float" office:value="8970.7199999999702" table:style-name="ce3">
            <text:p>8970.72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3">
            <text:p>10.88381381</text:p>
          </table:table-cell>
          <table:table-cell office:value-type="float" office:value="8972.1599999999708" table:style-name="ce3">
            <text:p>8972.16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3">
            <text:p>10.90781782</text:p>
          </table:table-cell>
          <table:table-cell office:value-type="float" office:value="8973.5999999999603" table:style-name="ce3">
            <text:p>8973.6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3">
            <text:p>10.93182182</text:p>
          </table:table-cell>
          <table:table-cell office:value-type="float" office:value="8975.0399999999609" table:style-name="ce3">
            <text:p>8975.04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3">
            <text:p>10.95582583</text:p>
          </table:table-cell>
          <table:table-cell office:value-type="float" office:value="8976.4799999999595" table:style-name="ce3">
            <text:p>8976.48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3">
            <text:p>10.97982983</text:p>
          </table:table-cell>
          <table:table-cell office:value-type="float" office:value="8977.9199999999601" table:style-name="ce3">
            <text:p>8977.92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3">
            <text:p>11.00383383</text:p>
          </table:table-cell>
          <table:table-cell office:value-type="float" office:value="8979.3599999999606" table:style-name="ce3">
            <text:p>8979.36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3">
            <text:p>11.02783784</text:p>
          </table:table-cell>
          <table:table-cell office:value-type="float" office:value="8981.5199999999604" table:style-name="ce3">
            <text:p>8981.52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3">
            <text:p>11.05184184</text:p>
          </table:table-cell>
          <table:table-cell office:value-type="float" office:value="8983.6799999999603" table:style-name="ce3">
            <text:p>8983.68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3">
            <text:p>11.07584585</text:p>
          </table:table-cell>
          <table:table-cell office:value-type="float" office:value="8985.8399999999492" table:style-name="ce3">
            <text:p>8985.84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3">
            <text:p>11.09984985</text:p>
          </table:table-cell>
          <table:table-cell office:value-type="float" office:value="8987.9999999999509" table:style-name="ce3">
            <text:p>8988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3">
            <text:p>11.12385385</text:p>
          </table:table-cell>
          <table:table-cell office:value-type="float" office:value="8990.1599999999507" table:style-name="ce3">
            <text:p>8990.16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3">
            <text:p>11.14785786</text:p>
          </table:table-cell>
          <table:table-cell office:value-type="float" office:value="8992.3199999999506" table:style-name="ce3">
            <text:p>8992.32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3">
            <text:p>11.17186186</text:p>
          </table:table-cell>
          <table:table-cell office:value-type="float" office:value="8994.4799999999505" table:style-name="ce3">
            <text:p>8994.48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3">
            <text:p>11.19586587</text:p>
          </table:table-cell>
          <table:table-cell office:value-type="float" office:value="8996.6399999999394" table:style-name="ce3">
            <text:p>8996.64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3">
            <text:p>11.21986987</text:p>
          </table:table-cell>
          <table:table-cell office:value-type="float" office:value="8998.7999999999392" table:style-name="ce3">
            <text:p>8998.8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3">
            <text:p>11.24387387</text:p>
          </table:table-cell>
          <table:table-cell office:value-type="float" office:value="9000.9599999999391" table:style-name="ce3">
            <text:p>9000.96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3">
            <text:p>11.26787788</text:p>
          </table:table-cell>
          <table:table-cell office:value-type="float" office:value="9003.1199999999408" table:style-name="ce3">
            <text:p>9003.12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3">
            <text:p>11.29188188</text:p>
          </table:table-cell>
          <table:table-cell office:value-type="float" office:value="9005.2799999999406" table:style-name="ce3">
            <text:p>9005.28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3">
            <text:p>11.31588589</text:p>
          </table:table-cell>
          <table:table-cell office:value-type="float" office:value="9007.4399999999296" table:style-name="ce3">
            <text:p>9007.44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3">
            <text:p>11.33988989</text:p>
          </table:table-cell>
          <table:table-cell office:value-type="float" office:value="9009.5999999999294" table:style-name="ce3">
            <text:p>9009.6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3">
            <text:p>11.36389389</text:p>
          </table:table-cell>
          <table:table-cell office:value-type="float" office:value="9011.7599999999293" table:style-name="ce3">
            <text:p>9011.76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3">
            <text:p>11.3878979</text:p>
          </table:table-cell>
          <table:table-cell office:value-type="float" office:value="9013.9199999999291" table:style-name="ce3">
            <text:p>9013.92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3">
            <text:p>11.4119019</text:p>
          </table:table-cell>
          <table:table-cell office:value-type="float" office:value="9016.0799999999308" table:style-name="ce3">
            <text:p>9016.08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3">
            <text:p>11.43590591</text:p>
          </table:table-cell>
          <table:table-cell office:value-type="float" office:value="9018.2399999999197" table:style-name="ce3">
            <text:p>9018.24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3">
            <text:p>11.45990991</text:p>
          </table:table-cell>
          <table:table-cell office:value-type="float" office:value="9020.3999999999196" table:style-name="ce3">
            <text:p>9020.4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3">
            <text:p>11.48391391</text:p>
          </table:table-cell>
          <table:table-cell office:value-type="float" office:value="9022.5599999999195" table:style-name="ce3">
            <text:p>9022.56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3">
            <text:p>11.50791792</text:p>
          </table:table-cell>
          <table:table-cell office:value-type="float" office:value="9024.7199999999193" table:style-name="ce3">
            <text:p>9024.72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3">
            <text:p>11.53192192</text:p>
          </table:table-cell>
          <table:table-cell office:value-type="float" office:value="9026.8799999999192" table:style-name="ce3">
            <text:p>9026.88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3">
            <text:p>11.55592593</text:p>
          </table:table-cell>
          <table:table-cell office:value-type="float" office:value="9029.0399999999099" table:style-name="ce3">
            <text:p>9029.04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3">
            <text:p>11.57992993</text:p>
          </table:table-cell>
          <table:table-cell office:value-type="float" office:value="9031.1999999999098" table:style-name="ce3">
            <text:p>9031.2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3">
            <text:p>11.60393393</text:p>
          </table:table-cell>
          <table:table-cell office:value-type="float" office:value="9033.3599999999096" table:style-name="ce3">
            <text:p>9033.36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3">
            <text:p>11.62793794</text:p>
          </table:table-cell>
          <table:table-cell office:value-type="float" office:value="9035.5199999999095" table:style-name="ce3">
            <text:p>9035.52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3">
            <text:p>11.65194194</text:p>
          </table:table-cell>
          <table:table-cell office:value-type="float" office:value="9037.6799999999093" table:style-name="ce3">
            <text:p>9037.68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3">
            <text:p>11.67594595</text:p>
          </table:table-cell>
          <table:table-cell office:value-type="float" office:value="9039.8399999999001" table:style-name="ce3">
            <text:p>9039.84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3">
            <text:p>11.69994995</text:p>
          </table:table-cell>
          <table:table-cell office:value-type="float" office:value="9041.9999999999" table:style-name="ce3">
            <text:p>9042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3">
            <text:p>11.72395395</text:p>
          </table:table-cell>
          <table:table-cell office:value-type="float" office:value="9044.1599999998998" table:style-name="ce3">
            <text:p>9044.16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3">
            <text:p>11.74795796</text:p>
          </table:table-cell>
          <table:table-cell office:value-type="float" office:value="9046.3199999998997" table:style-name="ce3">
            <text:p>9046.32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3">
            <text:p>11.77196196</text:p>
          </table:table-cell>
          <table:table-cell office:value-type="float" office:value="9048.4799999998995" table:style-name="ce3">
            <text:p>9048.48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3">
            <text:p>11.79596597</text:p>
          </table:table-cell>
          <table:table-cell office:value-type="float" office:value="9050.6399999998903" table:style-name="ce3">
            <text:p>9050.64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3">
            <text:p>11.81996997</text:p>
          </table:table-cell>
          <table:table-cell office:value-type="float" office:value="9052.7999999998901" table:style-name="ce3">
            <text:p>9052.8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3">
            <text:p>11.84397397</text:p>
          </table:table-cell>
          <table:table-cell office:value-type="float" office:value="9054.95999999989" table:style-name="ce3">
            <text:p>9054.96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3">
            <text:p>11.86797798</text:p>
          </table:table-cell>
          <table:table-cell office:value-type="float" office:value="9057.1199999998898" table:style-name="ce3">
            <text:p>9057.12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3">
            <text:p>11.89198198</text:p>
          </table:table-cell>
          <table:table-cell office:value-type="float" office:value="9059.2799999998897" table:style-name="ce3">
            <text:p>9059.28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3">
            <text:p>11.91598599</text:p>
          </table:table-cell>
          <table:table-cell office:value-type="float" office:value="9061.4399999998805" table:style-name="ce3">
            <text:p>9061.44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3">
            <text:p>11.93998999</text:p>
          </table:table-cell>
          <table:table-cell office:value-type="float" office:value="9063.5999999998803" table:style-name="ce3">
            <text:p>9063.6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3">
            <text:p>11.96399399</text:p>
          </table:table-cell>
          <table:table-cell office:value-type="float" office:value="9065.7599999998802" table:style-name="ce3">
            <text:p>9065.76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3">
            <text:p>11.987998</text:p>
          </table:table-cell>
          <table:table-cell office:value-type="float" office:value="9067.91999999988" table:style-name="ce3">
            <text:p>9067.92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3">
            <text:p>12.012002</text:p>
          </table:table-cell>
          <table:table-cell office:value-type="float" office:value="9070.0799999998799" table:style-name="ce3">
            <text:p>9070.08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3">
            <text:p>12.03600601</text:p>
          </table:table-cell>
          <table:table-cell office:value-type="float" office:value="9072.2399999998706" table:style-name="ce3">
            <text:p>9072.24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3">
            <text:p>12.06001001</text:p>
          </table:table-cell>
          <table:table-cell office:value-type="float" office:value="9074.3999999998705" table:style-name="ce3">
            <text:p>9074.4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3">
            <text:p>12.08401401</text:p>
          </table:table-cell>
          <table:table-cell office:value-type="float" office:value="9076.5599999998703" table:style-name="ce3">
            <text:p>9076.56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3">
            <text:p>12.10801802</text:p>
          </table:table-cell>
          <table:table-cell office:value-type="float" office:value="9078.7199999998702" table:style-name="ce3">
            <text:p>9078.72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3">
            <text:p>12.13202202</text:p>
          </table:table-cell>
          <table:table-cell office:value-type="float" office:value="9080.8799999998701" table:style-name="ce3">
            <text:p>9080.88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3">
            <text:p>12.15602603</text:p>
          </table:table-cell>
          <table:table-cell office:value-type="float" office:value="9083.0399999998608" table:style-name="ce3">
            <text:p>9083.04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3">
            <text:p>12.18003003</text:p>
          </table:table-cell>
          <table:table-cell office:value-type="float" office:value="9085.1999999998607" table:style-name="ce3">
            <text:p>9085.2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3">
            <text:p>12.20403403</text:p>
          </table:table-cell>
          <table:table-cell office:value-type="float" office:value="9087.3599999998605" table:style-name="ce3">
            <text:p>9087.36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3">
            <text:p>12.22803804</text:p>
          </table:table-cell>
          <table:table-cell office:value-type="float" office:value="9089.5199999998604" table:style-name="ce3">
            <text:p>9089.52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3">
            <text:p>12.25204204</text:p>
          </table:table-cell>
          <table:table-cell office:value-type="float" office:value="9091.6799999998602" table:style-name="ce3">
            <text:p>9091.68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3">
            <text:p>12.27604605</text:p>
          </table:table-cell>
          <table:table-cell office:value-type="float" office:value="9093.8399999998601" table:style-name="ce3">
            <text:p>9093.84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3">
            <text:p>12.30005005</text:p>
          </table:table-cell>
          <table:table-cell office:value-type="float" office:value="9095.9999999998508" table:style-name="ce3">
            <text:p>9096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3">
            <text:p>12.32405405</text:p>
          </table:table-cell>
          <table:table-cell office:value-type="float" office:value="9098.1599999998507" table:style-name="ce3">
            <text:p>9098.16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3">
            <text:p>12.34805806</text:p>
          </table:table-cell>
          <table:table-cell office:value-type="float" office:value="9100.3199999998506" table:style-name="ce3">
            <text:p>9100.32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3">
            <text:p>12.37206206</text:p>
          </table:table-cell>
          <table:table-cell office:value-type="float" office:value="9102.4799999998504" table:style-name="ce3">
            <text:p>9102.48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3">
            <text:p>12.39606607</text:p>
          </table:table-cell>
          <table:table-cell office:value-type="float" office:value="9104.6399999998503" table:style-name="ce3">
            <text:p>9104.64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3">
            <text:p>12.42007007</text:p>
          </table:table-cell>
          <table:table-cell office:value-type="float" office:value="9106.7999999998392" table:style-name="ce3">
            <text:p>9106.8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3">
            <text:p>12.44407407</text:p>
          </table:table-cell>
          <table:table-cell office:value-type="float" office:value="9108.9599999998409" table:style-name="ce3">
            <text:p>9108.96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3">
            <text:p>12.46807808</text:p>
          </table:table-cell>
          <table:table-cell office:value-type="float" office:value="9111.1199999998407" table:style-name="ce3">
            <text:p>9111.12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3">
            <text:p>12.49208208</text:p>
          </table:table-cell>
          <table:table-cell office:value-type="float" office:value="9113.2799999998406" table:style-name="ce3">
            <text:p>9113.28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3">
            <text:p>12.51608609</text:p>
          </table:table-cell>
          <table:table-cell office:value-type="float" office:value="9115.4399999998404" table:style-name="ce3">
            <text:p>9115.44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3">
            <text:p>12.54009009</text:p>
          </table:table-cell>
          <table:table-cell office:value-type="float" office:value="9117.5999999998294" table:style-name="ce3">
            <text:p>9117.6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3">
            <text:p>12.56409409</text:p>
          </table:table-cell>
          <table:table-cell office:value-type="float" office:value="9119.7599999998292" table:style-name="ce3">
            <text:p>9119.76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3">
            <text:p>12.5880981</text:p>
          </table:table-cell>
          <table:table-cell office:value-type="float" office:value="9121.9199999998309" table:style-name="ce3">
            <text:p>9121.92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3">
            <text:p>12.6121021</text:p>
          </table:table-cell>
          <table:table-cell office:value-type="float" office:value="9124.0799999998308" table:style-name="ce3">
            <text:p>9124.08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3">
            <text:p>12.63610611</text:p>
          </table:table-cell>
          <table:table-cell office:value-type="float" office:value="9126.2399999998306" table:style-name="ce3">
            <text:p>9126.24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3">
            <text:p>12.66011011</text:p>
          </table:table-cell>
          <table:table-cell office:value-type="float" office:value="9128.3999999998196" table:style-name="ce3">
            <text:p>9128.4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3">
            <text:p>12.68411411</text:p>
          </table:table-cell>
          <table:table-cell office:value-type="float" office:value="9130.5599999998194" table:style-name="ce3">
            <text:p>9130.56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3">
            <text:p>12.70811812</text:p>
          </table:table-cell>
          <table:table-cell office:value-type="float" office:value="9132.7199999998193" table:style-name="ce3">
            <text:p>9132.72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3">
            <text:p>12.73212212</text:p>
          </table:table-cell>
          <table:table-cell office:value-type="float" office:value="9134.8799999998191" table:style-name="ce3">
            <text:p>9134.88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3">
            <text:p>12.75612613</text:p>
          </table:table-cell>
          <table:table-cell office:value-type="float" office:value="9137.0399999998208" table:style-name="ce3">
            <text:p>9137.04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3">
            <text:p>12.78013013</text:p>
          </table:table-cell>
          <table:table-cell office:value-type="float" office:value="9139.1999999998097" table:style-name="ce3">
            <text:p>9139.2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3">
            <text:p>12.80413413</text:p>
          </table:table-cell>
          <table:table-cell office:value-type="float" office:value="9141.3599999998096" table:style-name="ce3">
            <text:p>9141.36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3">
            <text:p>12.82813814</text:p>
          </table:table-cell>
          <table:table-cell office:value-type="float" office:value="9143.5199999998094" table:style-name="ce3">
            <text:p>9143.52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3">
            <text:p>12.85214214</text:p>
          </table:table-cell>
          <table:table-cell office:value-type="float" office:value="9145.6799999998093" table:style-name="ce3">
            <text:p>9145.68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3">
            <text:p>12.87614615</text:p>
          </table:table-cell>
          <table:table-cell office:value-type="float" office:value="9147.8399999998092" table:style-name="ce3">
            <text:p>9147.84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3">
            <text:p>12.90015015</text:p>
          </table:table-cell>
          <table:table-cell office:value-type="float" office:value="9149.9999999997999" table:style-name="ce3">
            <text:p>9150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3">
            <text:p>12.92415415</text:p>
          </table:table-cell>
          <table:table-cell office:value-type="float" office:value="9152.1599999997998" table:style-name="ce3">
            <text:p>9152.16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3">
            <text:p>12.94815816</text:p>
          </table:table-cell>
          <table:table-cell office:value-type="float" office:value="9154.3199999997996" table:style-name="ce3">
            <text:p>9154.32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3">
            <text:p>12.97216216</text:p>
          </table:table-cell>
          <table:table-cell office:value-type="float" office:value="9156.4799999997995" table:style-name="ce3">
            <text:p>9156.48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3">
            <text:p>12.99616617</text:p>
          </table:table-cell>
          <table:table-cell office:value-type="float" office:value="9158.6399999997993" table:style-name="ce3">
            <text:p>9158.64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3">
            <text:p>13.02017017</text:p>
          </table:table-cell>
          <table:table-cell office:value-type="float" office:value="9160.7999999997901" table:style-name="ce3">
            <text:p>9160.8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3">
            <text:p>13.04417417</text:p>
          </table:table-cell>
          <table:table-cell office:value-type="float" office:value="9162.9599999997899" table:style-name="ce3">
            <text:p>9162.96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3">
            <text:p>13.06817818</text:p>
          </table:table-cell>
          <table:table-cell office:value-type="float" office:value="9165.1199999997898" table:style-name="ce3">
            <text:p>9165.12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3">
            <text:p>13.09218218</text:p>
          </table:table-cell>
          <table:table-cell office:value-type="float" office:value="9167.2799999997897" table:style-name="ce3">
            <text:p>9167.28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3">
            <text:p>13.11618619</text:p>
          </table:table-cell>
          <table:table-cell office:value-type="float" office:value="9169.4399999997895" table:style-name="ce3">
            <text:p>9169.44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3">
            <text:p>13.14019019</text:p>
          </table:table-cell>
          <table:table-cell office:value-type="float" office:value="9171.5999999997803" table:style-name="ce3">
            <text:p>9171.6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3">
            <text:p>13.16419419</text:p>
          </table:table-cell>
          <table:table-cell office:value-type="float" office:value="9173.7599999997801" table:style-name="ce3">
            <text:p>9173.76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3">
            <text:p>13.1881982</text:p>
          </table:table-cell>
          <table:table-cell office:value-type="float" office:value="9175.91999999978" table:style-name="ce3">
            <text:p>9175.92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3">
            <text:p>13.2122022</text:p>
          </table:table-cell>
          <table:table-cell office:value-type="float" office:value="9178.0799999997798" table:style-name="ce3">
            <text:p>9178.08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3">
            <text:p>13.23620621</text:p>
          </table:table-cell>
          <table:table-cell office:value-type="float" office:value="9180.2399999997797" table:style-name="ce3">
            <text:p>9180.24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3">
            <text:p>13.26021021</text:p>
          </table:table-cell>
          <table:table-cell office:value-type="float" office:value="9182.3999999997704" table:style-name="ce3">
            <text:p>9182.4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3">
            <text:p>13.28421421</text:p>
          </table:table-cell>
          <table:table-cell office:value-type="float" office:value="9184.5599999997703" table:style-name="ce3">
            <text:p>9184.56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3">
            <text:p>13.30821822</text:p>
          </table:table-cell>
          <table:table-cell office:value-type="float" office:value="9186.7199999997702" table:style-name="ce3">
            <text:p>9186.72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3">
            <text:p>13.33222222</text:p>
          </table:table-cell>
          <table:table-cell office:value-type="float" office:value="9188.87999999977" table:style-name="ce3">
            <text:p>9188.88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3">
            <text:p>13.35622623</text:p>
          </table:table-cell>
          <table:table-cell office:value-type="float" office:value="9191.0399999997699" table:style-name="ce3">
            <text:p>9191.04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3">
            <text:p>13.38023023</text:p>
          </table:table-cell>
          <table:table-cell office:value-type="float" office:value="9193.1999999997606" table:style-name="ce3">
            <text:p>9193.2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3">
            <text:p>13.40423423</text:p>
          </table:table-cell>
          <table:table-cell office:value-type="float" office:value="9195.3599999997605" table:style-name="ce3">
            <text:p>9195.36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3">
            <text:p>13.42823824</text:p>
          </table:table-cell>
          <table:table-cell office:value-type="float" office:value="9197.5199999997603" table:style-name="ce3">
            <text:p>9197.52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3">
            <text:p>13.45224224</text:p>
          </table:table-cell>
          <table:table-cell office:value-type="float" office:value="9199.6799999997602" table:style-name="ce3">
            <text:p>9199.68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3">
            <text:p>13.47624625</text:p>
          </table:table-cell>
          <table:table-cell office:value-type="float" office:value="9201.83999999976" table:style-name="ce3">
            <text:p>9201.84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3">
            <text:p>13.50025025</text:p>
          </table:table-cell>
          <table:table-cell office:value-type="float" office:value="9203.9999999997508" table:style-name="ce3">
            <text:p>9204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3">
            <text:p>13.52425425</text:p>
          </table:table-cell>
          <table:table-cell office:value-type="float" office:value="9227.9999999997508" table:style-name="ce3">
            <text:p>9228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3">
            <text:p>13.54825826</text:p>
          </table:table-cell>
          <table:table-cell office:value-type="float" office:value="9251.9999999997508" table:style-name="ce3">
            <text:p>9252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3">
            <text:p>13.57226226</text:p>
          </table:table-cell>
          <table:table-cell office:value-type="float" office:value="9275.9999999997508" table:style-name="ce3">
            <text:p>9276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3">
            <text:p>13.59626627</text:p>
          </table:table-cell>
          <table:table-cell office:value-type="float" office:value="9299.9999999997508" table:style-name="ce3">
            <text:p>9300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3">
            <text:p>13.62027027</text:p>
          </table:table-cell>
          <table:table-cell office:value-type="float" office:value="9302.1599999997507" table:style-name="ce3">
            <text:p>9302.16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3">
            <text:p>13.64427427</text:p>
          </table:table-cell>
          <table:table-cell office:value-type="float" office:value="9304.3199999997396" table:style-name="ce3">
            <text:p>9304.32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3">
            <text:p>13.66827828</text:p>
          </table:table-cell>
          <table:table-cell office:value-type="float" office:value="9306.4799999997394" table:style-name="ce3">
            <text:p>9306.48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3">
            <text:p>13.69228228</text:p>
          </table:table-cell>
          <table:table-cell office:value-type="float" office:value="9308.6399999997393" table:style-name="ce3">
            <text:p>9308.64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3">
            <text:p>13.71628629</text:p>
          </table:table-cell>
          <table:table-cell office:value-type="float" office:value="9310.7999999997392" table:style-name="ce3">
            <text:p>9310.8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3">
            <text:p>13.74029029</text:p>
          </table:table-cell>
          <table:table-cell office:value-type="float" office:value="9312.9599999997408" table:style-name="ce3">
            <text:p>9312.96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3">
            <text:p>13.76429429</text:p>
          </table:table-cell>
          <table:table-cell office:value-type="float" office:value="9315.1199999997298" table:style-name="ce3">
            <text:p>9315.12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3">
            <text:p>13.7882983</text:p>
          </table:table-cell>
          <table:table-cell office:value-type="float" office:value="9317.2799999997296" table:style-name="ce3">
            <text:p>9317.28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3">
            <text:p>13.8123023</text:p>
          </table:table-cell>
          <table:table-cell office:value-type="float" office:value="9319.4399999997295" table:style-name="ce3">
            <text:p>9319.44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3">
            <text:p>13.83630631</text:p>
          </table:table-cell>
          <table:table-cell office:value-type="float" office:value="9321.5999999997293" table:style-name="ce3">
            <text:p>9321.6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3">
            <text:p>13.86031031</text:p>
          </table:table-cell>
          <table:table-cell office:value-type="float" office:value="9323.7599999997292" table:style-name="ce3">
            <text:p>9323.76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3">
            <text:p>13.88431431</text:p>
          </table:table-cell>
          <table:table-cell office:value-type="float" office:value="9325.9199999997199" table:style-name="ce3">
            <text:p>9325.92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3">
            <text:p>13.90831832</text:p>
          </table:table-cell>
          <table:table-cell office:value-type="float" office:value="9328.0799999997198" table:style-name="ce3">
            <text:p>9328.08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3">
            <text:p>13.93232232</text:p>
          </table:table-cell>
          <table:table-cell office:value-type="float" office:value="9330.2399999997197" table:style-name="ce3">
            <text:p>9330.24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3">
            <text:p>13.95632633</text:p>
          </table:table-cell>
          <table:table-cell office:value-type="float" office:value="9332.3999999997195" table:style-name="ce3">
            <text:p>9332.4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3">
            <text:p>13.98033033</text:p>
          </table:table-cell>
          <table:table-cell office:value-type="float" office:value="9334.5599999997194" table:style-name="ce3">
            <text:p>9334.56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3">
            <text:p>14.00433433</text:p>
          </table:table-cell>
          <table:table-cell office:value-type="float" office:value="9336.7199999997101" table:style-name="ce3">
            <text:p>9336.72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3">
            <text:p>14.02833834</text:p>
          </table:table-cell>
          <table:table-cell office:value-type="float" office:value="9338.87999999971" table:style-name="ce3">
            <text:p>9338.88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3">
            <text:p>14.05234234</text:p>
          </table:table-cell>
          <table:table-cell office:value-type="float" office:value="9341.0399999997098" table:style-name="ce3">
            <text:p>9341.04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3">
            <text:p>14.07634635</text:p>
          </table:table-cell>
          <table:table-cell office:value-type="float" office:value="9343.1999999997097" table:style-name="ce3">
            <text:p>9343.2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3">
            <text:p>14.10035035</text:p>
          </table:table-cell>
          <table:table-cell office:value-type="float" office:value="9345.3599999997095" table:style-name="ce3">
            <text:p>9345.36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3">
            <text:p>14.12435435</text:p>
          </table:table-cell>
          <table:table-cell office:value-type="float" office:value="9347.5199999997003" table:style-name="ce3">
            <text:p>9347.52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3">
            <text:p>14.14835836</text:p>
          </table:table-cell>
          <table:table-cell office:value-type="float" office:value="9349.6799999997002" table:style-name="ce3">
            <text:p>9349.68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3">
            <text:p>14.17236236</text:p>
          </table:table-cell>
          <table:table-cell office:value-type="float" office:value="9351.8399999997" table:style-name="ce3">
            <text:p>9351.84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3">
            <text:p>14.19636637</text:p>
          </table:table-cell>
          <table:table-cell office:value-type="float" office:value="9353.9999999996999" table:style-name="ce3">
            <text:p>9354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3">
            <text:p>14.22037037</text:p>
          </table:table-cell>
          <table:table-cell office:value-type="float" office:value="9356.1599999996997" table:style-name="ce3">
            <text:p>9356.16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3">
            <text:p>14.24437437</text:p>
          </table:table-cell>
          <table:table-cell office:value-type="float" office:value="9358.3199999996905" table:style-name="ce3">
            <text:p>9358.32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3">
            <text:p>14.26837838</text:p>
          </table:table-cell>
          <table:table-cell office:value-type="float" office:value="9360.4799999996903" table:style-name="ce3">
            <text:p>9360.48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3">
            <text:p>14.29238238</text:p>
          </table:table-cell>
          <table:table-cell office:value-type="float" office:value="9362.6399999996902" table:style-name="ce3">
            <text:p>9362.64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3">
            <text:p>14.31638639</text:p>
          </table:table-cell>
          <table:table-cell office:value-type="float" office:value="9364.79999999969" table:style-name="ce3">
            <text:p>9364.8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3">
            <text:p>14.34039039</text:p>
          </table:table-cell>
          <table:table-cell office:value-type="float" office:value="9366.9599999996899" table:style-name="ce3">
            <text:p>9366.96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3">
            <text:p>14.36439439</text:p>
          </table:table-cell>
          <table:table-cell office:value-type="float" office:value="9369.1199999996807" table:style-name="ce3">
            <text:p>9369.12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3">
            <text:p>14.3883984</text:p>
          </table:table-cell>
          <table:table-cell office:value-type="float" office:value="9371.2799999996805" table:style-name="ce3">
            <text:p>9371.28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3">
            <text:p>14.4124024</text:p>
          </table:table-cell>
          <table:table-cell office:value-type="float" office:value="9373.4399999996804" table:style-name="ce3">
            <text:p>9373.44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3">
            <text:p>14.43640641</text:p>
          </table:table-cell>
          <table:table-cell office:value-type="float" office:value="9375.5999999996802" table:style-name="ce3">
            <text:p>9375.6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3">
            <text:p>14.46041041</text:p>
          </table:table-cell>
          <table:table-cell office:value-type="float" office:value="9377.7599999996801" table:style-name="ce3">
            <text:p>9377.76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3">
            <text:p>14.48441441</text:p>
          </table:table-cell>
          <table:table-cell office:value-type="float" office:value="9379.9199999996708" table:style-name="ce3">
            <text:p>9379.92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3">
            <text:p>14.50841842</text:p>
          </table:table-cell>
          <table:table-cell office:value-type="float" office:value="9382.0799999996707" table:style-name="ce3">
            <text:p>9382.08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3">
            <text:p>14.53242242</text:p>
          </table:table-cell>
          <table:table-cell office:value-type="float" office:value="9384.2399999996705" table:style-name="ce3">
            <text:p>9384.24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3">
            <text:p>14.55642643</text:p>
          </table:table-cell>
          <table:table-cell office:value-type="float" office:value="9386.3999999996704" table:style-name="ce3">
            <text:p>9386.4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3">
            <text:p>14.58043043</text:p>
          </table:table-cell>
          <table:table-cell office:value-type="float" office:value="9388.5599999996703" table:style-name="ce3">
            <text:p>9388.56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3">
            <text:p>14.60443443</text:p>
          </table:table-cell>
          <table:table-cell office:value-type="float" office:value="9390.7199999996701" table:style-name="ce3">
            <text:p>9390.72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3">
            <text:p>14.62843844</text:p>
          </table:table-cell>
          <table:table-cell office:value-type="float" office:value="9392.8799999996609" table:style-name="ce3">
            <text:p>9392.88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3">
            <text:p>14.65244244</text:p>
          </table:table-cell>
          <table:table-cell office:value-type="float" office:value="9395.0399999996607" table:style-name="ce3">
            <text:p>9395.04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3">
            <text:p>14.67644645</text:p>
          </table:table-cell>
          <table:table-cell office:value-type="float" office:value="9397.1999999996606" table:style-name="ce3">
            <text:p>9397.2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3">
            <text:p>14.70045045</text:p>
          </table:table-cell>
          <table:table-cell office:value-type="float" office:value="9399.3599999996604" table:style-name="ce3">
            <text:p>9399.36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3">
            <text:p>14.72445445</text:p>
          </table:table-cell>
          <table:table-cell office:value-type="float" office:value="9401.5199999996603" table:style-name="ce3">
            <text:p>9401.52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3">
            <text:p>14.74845846</text:p>
          </table:table-cell>
          <table:table-cell office:value-type="float" office:value="9403.6799999996492" table:style-name="ce3">
            <text:p>9403.68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3">
            <text:p>14.77246246</text:p>
          </table:table-cell>
          <table:table-cell office:value-type="float" office:value="9405.8399999996509" table:style-name="ce3">
            <text:p>9405.84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3">
            <text:p>14.79646647</text:p>
          </table:table-cell>
          <table:table-cell office:value-type="float" office:value="9407.9999999996508" table:style-name="ce3">
            <text:p>9408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3">
            <text:p>14.82047047</text:p>
          </table:table-cell>
          <table:table-cell office:value-type="float" office:value="9410.1599999996506" table:style-name="ce3">
            <text:p>9410.16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3">
            <text:p>14.84447447</text:p>
          </table:table-cell>
          <table:table-cell office:value-type="float" office:value="9412.3199999996505" table:style-name="ce3">
            <text:p>9412.32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3">
            <text:p>14.86847848</text:p>
          </table:table-cell>
          <table:table-cell office:value-type="float" office:value="9414.4799999996394" table:style-name="ce3">
            <text:p>9414.48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3">
            <text:p>14.89248248</text:p>
          </table:table-cell>
          <table:table-cell office:value-type="float" office:value="9416.6399999996393" table:style-name="ce3">
            <text:p>9416.64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3">
            <text:p>14.91648649</text:p>
          </table:table-cell>
          <table:table-cell office:value-type="float" office:value="9418.7999999996391" table:style-name="ce3">
            <text:p>9418.8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3">
            <text:p>14.94049049</text:p>
          </table:table-cell>
          <table:table-cell office:value-type="float" office:value="9420.9599999996408" table:style-name="ce3">
            <text:p>9420.96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3">
            <text:p>14.96449449</text:p>
          </table:table-cell>
          <table:table-cell office:value-type="float" office:value="9423.1199999996406" table:style-name="ce3">
            <text:p>9423.12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3">
            <text:p>14.9884985</text:p>
          </table:table-cell>
          <table:table-cell office:value-type="float" office:value="9425.2799999996296" table:style-name="ce3">
            <text:p>9425.28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3">
            <text:p>15.0125025</text:p>
          </table:table-cell>
          <table:table-cell office:value-type="float" office:value="9427.4399999996294" table:style-name="ce3">
            <text:p>9427.44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3">
            <text:p>15.03650651</text:p>
          </table:table-cell>
          <table:table-cell office:value-type="float" office:value="9429.5999999996293" table:style-name="ce3">
            <text:p>9429.6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3">
            <text:p>15.06051051</text:p>
          </table:table-cell>
          <table:table-cell office:value-type="float" office:value="9431.7599999996291" table:style-name="ce3">
            <text:p>9431.76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3">
            <text:p>15.08451451</text:p>
          </table:table-cell>
          <table:table-cell office:value-type="float" office:value="9433.9199999996308" table:style-name="ce3">
            <text:p>9433.92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3">
            <text:p>15.10851852</text:p>
          </table:table-cell>
          <table:table-cell office:value-type="float" office:value="9436.0799999996198" table:style-name="ce3">
            <text:p>9436.08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3">
            <text:p>15.13252252</text:p>
          </table:table-cell>
          <table:table-cell office:value-type="float" office:value="9438.2399999996196" table:style-name="ce3">
            <text:p>9438.24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3">
            <text:p>15.15652653</text:p>
          </table:table-cell>
          <table:table-cell office:value-type="float" office:value="9440.3999999996195" table:style-name="ce3">
            <text:p>9440.4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3">
            <text:p>15.18053053</text:p>
          </table:table-cell>
          <table:table-cell office:value-type="float" office:value="9442.5599999996193" table:style-name="ce3">
            <text:p>9442.56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3">
            <text:p>15.20453453</text:p>
          </table:table-cell>
          <table:table-cell office:value-type="float" office:value="9444.7199999996192" table:style-name="ce3">
            <text:p>9444.72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3">
            <text:p>15.22853854</text:p>
          </table:table-cell>
          <table:table-cell office:value-type="float" office:value="9446.8799999996099" table:style-name="ce3">
            <text:p>9446.88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3">
            <text:p>15.25254254</text:p>
          </table:table-cell>
          <table:table-cell office:value-type="float" office:value="9449.0399999996098" table:style-name="ce3">
            <text:p>9449.04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3">
            <text:p>15.27654655</text:p>
          </table:table-cell>
          <table:table-cell office:value-type="float" office:value="9451.1999999996096" table:style-name="ce3">
            <text:p>9451.2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3">
            <text:p>15.30055055</text:p>
          </table:table-cell>
          <table:table-cell office:value-type="float" office:value="9453.3599999996095" table:style-name="ce3">
            <text:p>9453.36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3">
            <text:p>15.32455455</text:p>
          </table:table-cell>
          <table:table-cell office:value-type="float" office:value="9455.5199999996094" table:style-name="ce3">
            <text:p>9455.52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3">
            <text:p>15.34855856</text:p>
          </table:table-cell>
          <table:table-cell office:value-type="float" office:value="9457.6799999996001" table:style-name="ce3">
            <text:p>9457.68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3">
            <text:p>15.37256256</text:p>
          </table:table-cell>
          <table:table-cell office:value-type="float" office:value="9481.6799999996001" table:style-name="ce3">
            <text:p>9481.68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3">
            <text:p>15.39656657</text:p>
          </table:table-cell>
          <table:table-cell office:value-type="float" office:value="9505.6799999996001" table:style-name="ce3">
            <text:p>9505.68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3">
            <text:p>15.42057057</text:p>
          </table:table-cell>
          <table:table-cell office:value-type="float" office:value="9529.6799999996001" table:style-name="ce3">
            <text:p>9529.68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3">
            <text:p>15.44457457</text:p>
          </table:table-cell>
          <table:table-cell office:value-type="float" office:value="9553.6799999996001" table:style-name="ce3">
            <text:p>9553.68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3">
            <text:p>15.46857858</text:p>
          </table:table-cell>
          <table:table-cell office:value-type="float" office:value="9555.8399999996" table:style-name="ce3">
            <text:p>9555.84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3">
            <text:p>15.49258258</text:p>
          </table:table-cell>
          <table:table-cell office:value-type="float" office:value="9557.9999999995907" table:style-name="ce3">
            <text:p>9558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3">
            <text:p>15.51658659</text:p>
          </table:table-cell>
          <table:table-cell office:value-type="float" office:value="9560.1599999995906" table:style-name="ce3">
            <text:p>9560.16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3">
            <text:p>15.54059059</text:p>
          </table:table-cell>
          <table:table-cell office:value-type="float" office:value="9562.3199999995904" table:style-name="ce3">
            <text:p>9562.32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3">
            <text:p>15.56459459</text:p>
          </table:table-cell>
          <table:table-cell office:value-type="float" office:value="9564.4799999995903" table:style-name="ce3">
            <text:p>9564.48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3">
            <text:p>15.5885986</text:p>
          </table:table-cell>
          <table:table-cell office:value-type="float" office:value="9566.6399999995901" table:style-name="ce3">
            <text:p>9566.64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3">
            <text:p>15.6126026</text:p>
          </table:table-cell>
          <table:table-cell office:value-type="float" office:value="9568.7999999995809" table:style-name="ce3">
            <text:p>9568.8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3">
            <text:p>15.63660661</text:p>
          </table:table-cell>
          <table:table-cell office:value-type="float" office:value="9570.9599999995808" table:style-name="ce3">
            <text:p>9570.96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3">
            <text:p>15.66061061</text:p>
          </table:table-cell>
          <table:table-cell office:value-type="float" office:value="9573.1199999995806" table:style-name="ce3">
            <text:p>9573.12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3">
            <text:p>15.68461461</text:p>
          </table:table-cell>
          <table:table-cell office:value-type="float" office:value="9575.2799999995805" table:style-name="ce3">
            <text:p>9575.28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3">
            <text:p>15.70861862</text:p>
          </table:table-cell>
          <table:table-cell office:value-type="float" office:value="9598.5599999995793" table:style-name="ce3">
            <text:p>9598.56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3">
            <text:p>15.73262262</text:p>
          </table:table-cell>
          <table:table-cell office:value-type="float" office:value="9621.83999999958" table:style-name="ce3">
            <text:p>9621.84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3">
            <text:p>15.75662663</text:p>
          </table:table-cell>
          <table:table-cell office:value-type="float" office:value="9645.1199999995697" table:style-name="ce3">
            <text:p>9645.12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3">
            <text:p>15.78063063</text:p>
          </table:table-cell>
          <table:table-cell office:value-type="float" office:value="9668.3999999995704" table:style-name="ce3">
            <text:p>9668.4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3">
            <text:p>15.80463463</text:p>
          </table:table-cell>
          <table:table-cell office:value-type="float" office:value="9669.8399999995709" table:style-name="ce3">
            <text:p>9669.84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3">
            <text:p>15.82863864</text:p>
          </table:table-cell>
          <table:table-cell office:value-type="float" office:value="9671.2799999995696" table:style-name="ce3">
            <text:p>9671.28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3">
            <text:p>15.85264264</text:p>
          </table:table-cell>
          <table:table-cell office:value-type="float" office:value="9672.7199999995701" table:style-name="ce3">
            <text:p>9672.72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3">
            <text:p>15.87664665</text:p>
          </table:table-cell>
          <table:table-cell office:value-type="float" office:value="9674.1599999995706" table:style-name="ce3">
            <text:p>9674.16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3">
            <text:p>15.90065065</text:p>
          </table:table-cell>
          <table:table-cell office:value-type="float" office:value="9675.5999999995693" table:style-name="ce3">
            <text:p>9675.6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3">
            <text:p>15.92465465</text:p>
          </table:table-cell>
          <table:table-cell office:value-type="float" office:value="9677.0399999995607" table:style-name="ce3">
            <text:p>9677.04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3">
            <text:p>15.94865866</text:p>
          </table:table-cell>
          <table:table-cell office:value-type="float" office:value="9678.4799999995594" table:style-name="ce3">
            <text:p>9678.48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3">
            <text:p>15.97266266</text:p>
          </table:table-cell>
          <table:table-cell office:value-type="float" office:value="9679.9199999995599" table:style-name="ce3">
            <text:p>9679.92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3">
            <text:p>15.99666667</text:p>
          </table:table-cell>
          <table:table-cell office:value-type="float" office:value="9681.3599999995604" table:style-name="ce3">
            <text:p>9681.36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3">
            <text:p>16.02067067</text:p>
          </table:table-cell>
          <table:table-cell office:value-type="float" office:value="9682.7999999995609" table:style-name="ce3">
            <text:p>9682.8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3">
            <text:p>16.04467467</text:p>
          </table:table-cell>
          <table:table-cell office:value-type="float" office:value="9684.2399999995596" table:style-name="ce3">
            <text:p>9684.24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3">
            <text:p>16.06867868</text:p>
          </table:table-cell>
          <table:table-cell office:value-type="float" office:value="9685.6799999995601" table:style-name="ce3">
            <text:p>9685.68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3">
            <text:p>16.09268268</text:p>
          </table:table-cell>
          <table:table-cell office:value-type="float" office:value="9687.1199999995606" table:style-name="ce3">
            <text:p>9687.12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3">
            <text:p>16.11668669</text:p>
          </table:table-cell>
          <table:table-cell office:value-type="float" office:value="9688.5599999995502" table:style-name="ce3">
            <text:p>9688.56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3">
            <text:p>16.14069069</text:p>
          </table:table-cell>
          <table:table-cell office:value-type="float" office:value="9689.9999999995507" table:style-name="ce3">
            <text:p>9690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3">
            <text:p>16.16469469</text:p>
          </table:table-cell>
          <table:table-cell office:value-type="float" office:value="9691.4399999995494" table:style-name="ce3">
            <text:p>9691.44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3">
            <text:p>16.1886987</text:p>
          </table:table-cell>
          <table:table-cell office:value-type="float" office:value="9692.8799999995499" table:style-name="ce3">
            <text:p>9692.88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3">
            <text:p>16.2127027</text:p>
          </table:table-cell>
          <table:table-cell office:value-type="float" office:value="9694.3199999995504" table:style-name="ce3">
            <text:p>9694.32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3">
            <text:p>16.23670671</text:p>
          </table:table-cell>
          <table:table-cell office:value-type="float" office:value="9695.7599999995491" table:style-name="ce3">
            <text:p>9695.76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3">
            <text:p>16.26071071</text:p>
          </table:table-cell>
          <table:table-cell office:value-type="float" office:value="9697.1999999995496" table:style-name="ce3">
            <text:p>9697.2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3">
            <text:p>16.28471471</text:p>
          </table:table-cell>
          <table:table-cell office:value-type="float" office:value="9698.6399999995501" table:style-name="ce3">
            <text:p>9698.64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3">
            <text:p>16.30871872</text:p>
          </table:table-cell>
          <table:table-cell office:value-type="float" office:value="9700.0799999995397" table:style-name="ce3">
            <text:p>9700.08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3">
            <text:p>16.33272272</text:p>
          </table:table-cell>
          <table:table-cell office:value-type="float" office:value="9701.5199999995402" table:style-name="ce3">
            <text:p>9701.52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3">
            <text:p>16.35672673</text:p>
          </table:table-cell>
          <table:table-cell office:value-type="float" office:value="9702.9599999995407" table:style-name="ce3">
            <text:p>9702.96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3">
            <text:p>16.38073073</text:p>
          </table:table-cell>
          <table:table-cell office:value-type="float" office:value="9704.3999999995394" table:style-name="ce3">
            <text:p>9704.4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3">
            <text:p>16.40473473</text:p>
          </table:table-cell>
          <table:table-cell office:value-type="float" office:value="9705.8399999995399" table:style-name="ce3">
            <text:p>9705.84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3">
            <text:p>16.42873874</text:p>
          </table:table-cell>
          <table:table-cell office:value-type="float" office:value="9707.2799999995405" table:style-name="ce3">
            <text:p>9707.28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3">
            <text:p>16.45274274</text:p>
          </table:table-cell>
          <table:table-cell office:value-type="float" office:value="9708.7199999995391" table:style-name="ce3">
            <text:p>9708.72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3">
            <text:p>16.47674675</text:p>
          </table:table-cell>
          <table:table-cell office:value-type="float" office:value="9710.1599999995306" table:style-name="ce3">
            <text:p>9710.16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3">
            <text:p>16.50075075</text:p>
          </table:table-cell>
          <table:table-cell office:value-type="float" office:value="9711.5999999995292" table:style-name="ce3">
            <text:p>9711.6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3">
            <text:p>16.52475475</text:p>
          </table:table-cell>
          <table:table-cell office:value-type="float" office:value="9713.0399999995298" table:style-name="ce3">
            <text:p>9713.04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3">
            <text:p>16.54875876</text:p>
          </table:table-cell>
          <table:table-cell office:value-type="float" office:value="9714.4799999995303" table:style-name="ce3">
            <text:p>9714.48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3">
            <text:p>16.57276276</text:p>
          </table:table-cell>
          <table:table-cell office:value-type="float" office:value="9715.9199999995308" table:style-name="ce3">
            <text:p>9715.92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3">
            <text:p>16.59676677</text:p>
          </table:table-cell>
          <table:table-cell office:value-type="float" office:value="9717.3599999995295" table:style-name="ce3">
            <text:p>9717.36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3">
            <text:p>16.62077077</text:p>
          </table:table-cell>
          <table:table-cell office:value-type="float" office:value="9718.79999999953" table:style-name="ce3">
            <text:p>9718.8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3">
            <text:p>16.64477477</text:p>
          </table:table-cell>
          <table:table-cell office:value-type="float" office:value="9720.2399999995305" table:style-name="ce3">
            <text:p>9720.24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3">
            <text:p>16.66877878</text:p>
          </table:table-cell>
          <table:table-cell office:value-type="float" office:value="9721.6799999995201" table:style-name="ce3">
            <text:p>9721.68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3">
            <text:p>16.69278278</text:p>
          </table:table-cell>
          <table:table-cell office:value-type="float" office:value="9723.1199999995206" table:style-name="ce3">
            <text:p>9723.12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3">
            <text:p>16.71678679</text:p>
          </table:table-cell>
          <table:table-cell office:value-type="float" office:value="9724.5599999995193" table:style-name="ce3">
            <text:p>9724.56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3">
            <text:p>16.74079079</text:p>
          </table:table-cell>
          <table:table-cell office:value-type="float" office:value="9725.9999999995198" table:style-name="ce3">
            <text:p>9726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3">
            <text:p>16.76479479</text:p>
          </table:table-cell>
          <table:table-cell office:value-type="float" office:value="9727.4399999995203" table:style-name="ce3">
            <text:p>9727.44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3">
            <text:p>16.7887988</text:p>
          </table:table-cell>
          <table:table-cell office:value-type="float" office:value="9728.8799999995208" table:style-name="ce3">
            <text:p>9728.88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3">
            <text:p>16.8128028</text:p>
          </table:table-cell>
          <table:table-cell office:value-type="float" office:value="9730.3199999995195" table:style-name="ce3">
            <text:p>9730.32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3">
            <text:p>16.83680681</text:p>
          </table:table-cell>
          <table:table-cell office:value-type="float" office:value="9731.75999999952" table:style-name="ce3">
            <text:p>9731.76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3">
            <text:p>16.86081081</text:p>
          </table:table-cell>
          <table:table-cell office:value-type="float" office:value="9733.1999999995096" table:style-name="ce3">
            <text:p>9733.2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3">
            <text:p>16.88481481</text:p>
          </table:table-cell>
          <table:table-cell office:value-type="float" office:value="9734.6399999995101" table:style-name="ce3">
            <text:p>9734.64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3">
            <text:p>16.90881882</text:p>
          </table:table-cell>
          <table:table-cell office:value-type="float" office:value="9736.0799999995106" table:style-name="ce3">
            <text:p>9736.08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3">
            <text:p>16.93282282</text:p>
          </table:table-cell>
          <table:table-cell office:value-type="float" office:value="9738.2399999995105" table:style-name="ce3">
            <text:p>9738.24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3">
            <text:p>16.95682683</text:p>
          </table:table-cell>
          <table:table-cell office:value-type="float" office:value="9740.3999999995103" table:style-name="ce3">
            <text:p>9740.4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3">
            <text:p>16.98083083</text:p>
          </table:table-cell>
          <table:table-cell office:value-type="float" office:value="9742.5599999995102" table:style-name="ce3">
            <text:p>9742.56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3">
            <text:p>17.00483483</text:p>
          </table:table-cell>
          <table:table-cell office:value-type="float" office:value="9744.7199999994991" table:style-name="ce3">
            <text:p>9744.72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3">
            <text:p>17.02883884</text:p>
          </table:table-cell>
          <table:table-cell office:value-type="float" office:value="9746.8799999995008" table:style-name="ce3">
            <text:p>9746.88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3">
            <text:p>17.05284284</text:p>
          </table:table-cell>
          <table:table-cell office:value-type="float" office:value="9749.0399999995007" table:style-name="ce3">
            <text:p>9749.04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3">
            <text:p>17.07684685</text:p>
          </table:table-cell>
          <table:table-cell office:value-type="float" office:value="9751.1999999995005" table:style-name="ce3">
            <text:p>9751.2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3">
            <text:p>17.10085085</text:p>
          </table:table-cell>
          <table:table-cell office:value-type="float" office:value="9753.3599999995004" table:style-name="ce3">
            <text:p>9753.36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3">
            <text:p>17.12485485</text:p>
          </table:table-cell>
          <table:table-cell office:value-type="float" office:value="9755.5199999994893" table:style-name="ce3">
            <text:p>9755.52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3">
            <text:p>17.14885886</text:p>
          </table:table-cell>
          <table:table-cell office:value-type="float" office:value="9757.6799999994892" table:style-name="ce3">
            <text:p>9757.68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3">
            <text:p>17.17286286</text:p>
          </table:table-cell>
          <table:table-cell office:value-type="float" office:value="9759.8399999994908" table:style-name="ce3">
            <text:p>9759.84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3">
            <text:p>17.19686687</text:p>
          </table:table-cell>
          <table:table-cell office:value-type="float" office:value="9761.9999999994907" table:style-name="ce3">
            <text:p>9762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3">
            <text:p>17.22087087</text:p>
          </table:table-cell>
          <table:table-cell office:value-type="float" office:value="9764.1599999994905" table:style-name="ce3">
            <text:p>9764.16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3">
            <text:p>17.24487487</text:p>
          </table:table-cell>
          <table:table-cell office:value-type="float" office:value="9766.3199999994795" table:style-name="ce3">
            <text:p>9766.32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3">
            <text:p>17.26887888</text:p>
          </table:table-cell>
          <table:table-cell office:value-type="float" office:value="9769.1999999994805" table:style-name="ce3">
            <text:p>9769.2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3">
            <text:p>17.29288288</text:p>
          </table:table-cell>
          <table:table-cell office:value-type="float" office:value="9772.0799999994797" table:style-name="ce3">
            <text:p>9772.08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3">
            <text:p>17.31688689</text:p>
          </table:table-cell>
          <table:table-cell office:value-type="float" office:value="9796.7999999994809" table:style-name="ce3">
            <text:p>9796.8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3">
            <text:p>17.34089089</text:p>
          </table:table-cell>
          <table:table-cell office:value-type="float" office:value="9821.5199999994693" table:style-name="ce3">
            <text:p>9821.52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3">
            <text:p>17.36489489</text:p>
          </table:table-cell>
          <table:table-cell office:value-type="float" office:value="9846.2399999994705" table:style-name="ce3">
            <text:p>9846.24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3">
            <text:p>17.3888989</text:p>
          </table:table-cell>
          <table:table-cell office:value-type="float" office:value="9870.9599999994698" table:style-name="ce3">
            <text:p>9870.96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3">
            <text:p>17.4129029</text:p>
          </table:table-cell>
          <table:table-cell office:value-type="float" office:value="9895.6799999994691" table:style-name="ce3">
            <text:p>9895.68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3">
            <text:p>17.43690691</text:p>
          </table:table-cell>
          <table:table-cell office:value-type="float" office:value="9920.3999999994594" table:style-name="ce3">
            <text:p>9920.4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3">
            <text:p>17.46091091</text:p>
          </table:table-cell>
          <table:table-cell office:value-type="float" office:value="9945.1199999994606" table:style-name="ce3">
            <text:p>9945.12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3">
            <text:p>17.48491491</text:p>
          </table:table-cell>
          <table:table-cell office:value-type="float" office:value="9969.8399999994599" table:style-name="ce3">
            <text:p>9969.84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3">
            <text:p>17.50891892</text:p>
          </table:table-cell>
          <table:table-cell office:value-type="float" office:value="9994.5599999994593" table:style-name="ce3">
            <text:p>9994.56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3">
            <text:p>17.53292292</text:p>
          </table:table-cell>
          <table:table-cell office:value-type="float" office:value="10019.2799999995" table:style-name="ce3">
            <text:p>10019.28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3">
            <text:p>17.55692693</text:p>
          </table:table-cell>
          <table:table-cell office:value-type="float" office:value="10043.9999999995" table:style-name="ce3">
            <text:p>10044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3">
            <text:p>17.58093093</text:p>
          </table:table-cell>
          <table:table-cell office:value-type="float" office:value="10068.719999999401" table:style-name="ce3">
            <text:p>10068.72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3">
            <text:p>17.60493493</text:p>
          </table:table-cell>
          <table:table-cell office:value-type="float" office:value="10093.4399999994" table:style-name="ce3">
            <text:p>10093.44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3">
            <text:p>17.62893894</text:p>
          </table:table-cell>
          <table:table-cell office:value-type="float" office:value="10118.1599999994" table:style-name="ce3">
            <text:p>10118.16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3">
            <text:p>17.65294294</text:p>
          </table:table-cell>
          <table:table-cell office:value-type="float" office:value="10142.879999999401" table:style-name="ce3">
            <text:p>10142.88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3">
            <text:p>17.67694695</text:p>
          </table:table-cell>
          <table:table-cell office:value-type="float" office:value="10167.5999999994" table:style-name="ce3">
            <text:p>10167.6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3">
            <text:p>17.70095095</text:p>
          </table:table-cell>
          <table:table-cell office:value-type="float" office:value="10192.319999999399" table:style-name="ce3">
            <text:p>10192.32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3">
            <text:p>17.72495495</text:p>
          </table:table-cell>
          <table:table-cell office:value-type="float" office:value="10217.039999999401" table:style-name="ce3">
            <text:p>10217.04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3">
            <text:p>17.74895896</text:p>
          </table:table-cell>
          <table:table-cell office:value-type="float" office:value="10241.7599999994" table:style-name="ce3">
            <text:p>10241.76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3">
            <text:p>17.77296296</text:p>
          </table:table-cell>
          <table:table-cell office:value-type="float" office:value="10266.479999999399" table:style-name="ce3">
            <text:p>10266.48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3">
            <text:p>17.79696697</text:p>
          </table:table-cell>
          <table:table-cell office:value-type="float" office:value="10291.1999999994" table:style-name="ce3">
            <text:p>10291.2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3">
            <text:p>17.82097097</text:p>
          </table:table-cell>
          <table:table-cell office:value-type="float" office:value="10315.9199999994" table:style-name="ce3">
            <text:p>10315.92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3">
            <text:p>17.84497497</text:p>
          </table:table-cell>
          <table:table-cell office:value-type="float" office:value="10340.639999999399" table:style-name="ce3">
            <text:p>10340.64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3">
            <text:p>17.86897898</text:p>
          </table:table-cell>
          <table:table-cell office:value-type="float" office:value="10365.3599999994" table:style-name="ce3">
            <text:p>10365.36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3">
            <text:p>17.89298298</text:p>
          </table:table-cell>
          <table:table-cell office:value-type="float" office:value="10390.0799999994" table:style-name="ce3">
            <text:p>10390.08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3">
            <text:p>17.91698699</text:p>
          </table:table-cell>
          <table:table-cell office:value-type="float" office:value="10414.799999999401" table:style-name="ce3">
            <text:p>10414.8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3">
            <text:p>17.94099099</text:p>
          </table:table-cell>
          <table:table-cell office:value-type="float" office:value="10439.5199999994" table:style-name="ce3">
            <text:p>10439.52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3">
            <text:p>17.96499499</text:p>
          </table:table-cell>
          <table:table-cell office:value-type="float" office:value="10442.399999999399" table:style-name="ce3">
            <text:p>10442.4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3">
            <text:p>17.988999</text:p>
          </table:table-cell>
          <table:table-cell office:value-type="float" office:value="10467.119999999401" table:style-name="ce3">
            <text:p>10467.12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3">
            <text:p>18.013003</text:p>
          </table:table-cell>
          <table:table-cell office:value-type="float" office:value="10491.8399999994" table:style-name="ce3">
            <text:p>10491.84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3">
            <text:p>18.03700701</text:p>
          </table:table-cell>
          <table:table-cell office:value-type="float" office:value="10515.8399999994" table:style-name="ce3">
            <text:p>10515.84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3">
            <text:p>18.06101101</text:p>
          </table:table-cell>
          <table:table-cell office:value-type="float" office:value="10539.8399999994" table:style-name="ce3">
            <text:p>10539.84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3">
            <text:p>18.08501502</text:p>
          </table:table-cell>
          <table:table-cell office:value-type="float" office:value="10563.8399999994" table:style-name="ce3">
            <text:p>10563.84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3">
            <text:p>18.10901902</text:p>
          </table:table-cell>
          <table:table-cell office:value-type="float" office:value="10587.8399999994" table:style-name="ce3">
            <text:p>10587.84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3">
            <text:p>18.13302302</text:p>
          </table:table-cell>
          <table:table-cell office:value-type="float" office:value="10611.8399999994" table:style-name="ce3">
            <text:p>10611.84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3">
            <text:p>18.15702703</text:p>
          </table:table-cell>
          <table:table-cell office:value-type="float" office:value="10635.8399999994" table:style-name="ce3">
            <text:p>10635.84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3">
            <text:p>18.18103103</text:p>
          </table:table-cell>
          <table:table-cell office:value-type="float" office:value="10659.8399999994" table:style-name="ce3">
            <text:p>10659.84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3">
            <text:p>18.20503504</text:p>
          </table:table-cell>
          <table:table-cell office:value-type="float" office:value="10683.8399999994" table:style-name="ce3">
            <text:p>10683.84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3">
            <text:p>18.22903904</text:p>
          </table:table-cell>
          <table:table-cell office:value-type="float" office:value="10707.8399999994" table:style-name="ce3">
            <text:p>10707.84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3">
            <text:p>18.25304304</text:p>
          </table:table-cell>
          <table:table-cell office:value-type="float" office:value="10709.9999999994" table:style-name="ce3">
            <text:p>10710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3">
            <text:p>18.27704705</text:p>
          </table:table-cell>
          <table:table-cell office:value-type="float" office:value="10712.1599999994" table:style-name="ce3">
            <text:p>10712.16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3">
            <text:p>18.30105105</text:p>
          </table:table-cell>
          <table:table-cell office:value-type="float" office:value="10736.1599999994" table:style-name="ce3">
            <text:p>10736.16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3">
            <text:p>18.32505506</text:p>
          </table:table-cell>
          <table:table-cell office:value-type="float" office:value="10760.1599999994" table:style-name="ce3">
            <text:p>10760.16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3">
            <text:p>18.34905906</text:p>
          </table:table-cell>
          <table:table-cell office:value-type="float" office:value="10784.1599999994" table:style-name="ce3">
            <text:p>10784.16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3">
            <text:p>18.37306306</text:p>
          </table:table-cell>
          <table:table-cell office:value-type="float" office:value="10808.1599999994" table:style-name="ce3">
            <text:p>10808.16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3">
            <text:p>18.39706707</text:p>
          </table:table-cell>
          <table:table-cell office:value-type="float" office:value="10832.1599999994" table:style-name="ce3">
            <text:p>10832.16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3">
            <text:p>18.42107107</text:p>
          </table:table-cell>
          <table:table-cell office:value-type="float" office:value="10856.1599999994" table:style-name="ce3">
            <text:p>10856.16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3">
            <text:p>18.44507508</text:p>
          </table:table-cell>
          <table:table-cell office:value-type="float" office:value="10880.1599999994" table:style-name="ce3">
            <text:p>10880.16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3">
            <text:p>18.46907908</text:p>
          </table:table-cell>
          <table:table-cell office:value-type="float" office:value="10904.1599999994" table:style-name="ce3">
            <text:p>10904.16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3">
            <text:p>18.49308308</text:p>
          </table:table-cell>
          <table:table-cell office:value-type="float" office:value="10928.1599999994" table:style-name="ce3">
            <text:p>10928.16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3">
            <text:p>18.51708709</text:p>
          </table:table-cell>
          <table:table-cell office:value-type="float" office:value="10952.1599999994" table:style-name="ce3">
            <text:p>10952.16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3">
            <text:p>18.54109109</text:p>
          </table:table-cell>
          <table:table-cell office:value-type="float" office:value="10976.1599999994" table:style-name="ce3">
            <text:p>10976.16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3">
            <text:p>18.5650951</text:p>
          </table:table-cell>
          <table:table-cell office:value-type="float" office:value="11000.879999999401" table:style-name="ce3">
            <text:p>11000.88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3">
            <text:p>18.5890991</text:p>
          </table:table-cell>
          <table:table-cell office:value-type="float" office:value="11025.5999999994" table:style-name="ce3">
            <text:p>11025.6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3">
            <text:p>18.6131031</text:p>
          </table:table-cell>
          <table:table-cell office:value-type="float" office:value="11028.479999999399" table:style-name="ce3">
            <text:p>11028.48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3">
            <text:p>18.63710711</text:p>
          </table:table-cell>
          <table:table-cell office:value-type="float" office:value="11031.3599999994" table:style-name="ce3">
            <text:p>11031.36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3">
            <text:p>18.66111111</text:p>
          </table:table-cell>
          <table:table-cell office:value-type="float" office:value="11034.2399999994" table:style-name="ce3">
            <text:p>11034.24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3">
            <text:p>18.68511512</text:p>
          </table:table-cell>
          <table:table-cell office:value-type="float" office:value="11037.1199999993" table:style-name="ce3">
            <text:p>11037.12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3">
            <text:p>18.70911912</text:p>
          </table:table-cell>
          <table:table-cell office:value-type="float" office:value="11039.9999999993" table:style-name="ce3">
            <text:p>11040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3">
            <text:p>18.73312312</text:p>
          </table:table-cell>
          <table:table-cell office:value-type="float" office:value="11042.879999999301" table:style-name="ce3">
            <text:p>11042.88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3">
            <text:p>18.75712713</text:p>
          </table:table-cell>
          <table:table-cell office:value-type="float" office:value="11045.039999999301" table:style-name="ce3">
            <text:p>11045.04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3">
            <text:p>18.78113113</text:p>
          </table:table-cell>
          <table:table-cell office:value-type="float" office:value="11047.1999999993" table:style-name="ce3">
            <text:p>11047.2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3">
            <text:p>18.80513514</text:p>
          </table:table-cell>
          <table:table-cell office:value-type="float" office:value="11050.0799999993" table:style-name="ce3">
            <text:p>11050.08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3">
            <text:p>18.82913914</text:p>
          </table:table-cell>
          <table:table-cell office:value-type="float" office:value="11052.959999999301" table:style-name="ce3">
            <text:p>11052.96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3">
            <text:p>18.85314314</text:p>
          </table:table-cell>
          <table:table-cell office:value-type="float" office:value="11055.8399999993" table:style-name="ce3">
            <text:p>11055.84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3">
            <text:p>18.87714715</text:p>
          </table:table-cell>
          <table:table-cell office:value-type="float" office:value="11058.719999999301" table:style-name="ce3">
            <text:p>11058.72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3">
            <text:p>18.90115115</text:p>
          </table:table-cell>
          <table:table-cell office:value-type="float" office:value="11061.5999999993" table:style-name="ce3">
            <text:p>11061.6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3">
            <text:p>18.92515516</text:p>
          </table:table-cell>
          <table:table-cell office:value-type="float" office:value="11064.479999999299" table:style-name="ce3">
            <text:p>11064.48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3">
            <text:p>18.94915916</text:p>
          </table:table-cell>
          <table:table-cell office:value-type="float" office:value="11067.3599999993" table:style-name="ce3">
            <text:p>11067.36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3">
            <text:p>18.97316316</text:p>
          </table:table-cell>
          <table:table-cell office:value-type="float" office:value="11070.239999999299" table:style-name="ce3">
            <text:p>11070.24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3">
            <text:p>18.99716717</text:p>
          </table:table-cell>
          <table:table-cell office:value-type="float" office:value="11073.1199999993" table:style-name="ce3">
            <text:p>11073.12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3">
            <text:p>19.02117117</text:p>
          </table:table-cell>
          <table:table-cell office:value-type="float" office:value="11075.9999999993" table:style-name="ce3">
            <text:p>11076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3">
            <text:p>19.04517518</text:p>
          </table:table-cell>
          <table:table-cell office:value-type="float" office:value="11078.879999999301" table:style-name="ce3">
            <text:p>11078.88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3">
            <text:p>19.06917918</text:p>
          </table:table-cell>
          <table:table-cell office:value-type="float" office:value="11081.7599999993" table:style-name="ce3">
            <text:p>11081.76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3">
            <text:p>19.09318318</text:p>
          </table:table-cell>
          <table:table-cell office:value-type="float" office:value="11084.639999999299" table:style-name="ce3">
            <text:p>11084.64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3">
            <text:p>19.11718719</text:p>
          </table:table-cell>
          <table:table-cell office:value-type="float" office:value="11087.5199999993" table:style-name="ce3">
            <text:p>11087.52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3">
            <text:p>19.14119119</text:p>
          </table:table-cell>
          <table:table-cell office:value-type="float" office:value="11090.399999999299" table:style-name="ce3">
            <text:p>11090.4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3">
            <text:p>19.1651952</text:p>
          </table:table-cell>
          <table:table-cell office:value-type="float" office:value="11093.2799999993" table:style-name="ce3">
            <text:p>11093.28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3">
            <text:p>19.1891992</text:p>
          </table:table-cell>
          <table:table-cell office:value-type="float" office:value="11096.1599999993" table:style-name="ce3">
            <text:p>11096.16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3">
            <text:p>19.2132032</text:p>
          </table:table-cell>
          <table:table-cell office:value-type="float" office:value="11099.039999999301" table:style-name="ce3">
            <text:p>11099.04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3">
            <text:p>19.23720721</text:p>
          </table:table-cell>
          <table:table-cell office:value-type="float" office:value="11101.9199999993" table:style-name="ce3">
            <text:p>11101.92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3">
            <text:p>19.26121121</text:p>
          </table:table-cell>
          <table:table-cell office:value-type="float" office:value="11104.799999999301" table:style-name="ce3">
            <text:p>11104.8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3">
            <text:p>19.28521522</text:p>
          </table:table-cell>
          <table:table-cell office:value-type="float" office:value="11107.6799999993" table:style-name="ce3">
            <text:p>11107.68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3">
            <text:p>19.30921922</text:p>
          </table:table-cell>
          <table:table-cell office:value-type="float" office:value="11110.559999999299" table:style-name="ce3">
            <text:p>11110.56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3">
            <text:p>19.33322322</text:p>
          </table:table-cell>
          <table:table-cell office:value-type="float" office:value="11113.4399999993" table:style-name="ce3">
            <text:p>11113.44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3">
            <text:p>19.35722723</text:p>
          </table:table-cell>
          <table:table-cell office:value-type="float" office:value="11116.319999999299" table:style-name="ce3">
            <text:p>11116.32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3">
            <text:p>19.38123123</text:p>
          </table:table-cell>
          <table:table-cell office:value-type="float" office:value="11119.1999999993" table:style-name="ce3">
            <text:p>11119.2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3">
            <text:p>19.40523524</text:p>
          </table:table-cell>
          <table:table-cell office:value-type="float" office:value="11122.0799999993" table:style-name="ce3">
            <text:p>11122.08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3">
            <text:p>19.42923924</text:p>
          </table:table-cell>
          <table:table-cell office:value-type="float" office:value="11124.959999999301" table:style-name="ce3">
            <text:p>11124.96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3">
            <text:p>19.45324324</text:p>
          </table:table-cell>
          <table:table-cell office:value-type="float" office:value="11127.8399999993" table:style-name="ce3">
            <text:p>11127.84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3">
            <text:p>19.47724725</text:p>
          </table:table-cell>
          <table:table-cell office:value-type="float" office:value="11130.719999999301" table:style-name="ce3">
            <text:p>11130.72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3">
            <text:p>19.50125125</text:p>
          </table:table-cell>
          <table:table-cell office:value-type="float" office:value="11133.5999999993" table:style-name="ce3">
            <text:p>11133.6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3">
            <text:p>19.52525526</text:p>
          </table:table-cell>
          <table:table-cell office:value-type="float" office:value="11136.479999999299" table:style-name="ce3">
            <text:p>11136.48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3">
            <text:p>19.54925926</text:p>
          </table:table-cell>
          <table:table-cell office:value-type="float" office:value="11139.3599999993" table:style-name="ce3">
            <text:p>11139.36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3">
            <text:p>19.57326326</text:p>
          </table:table-cell>
          <table:table-cell office:value-type="float" office:value="11142.239999999299" table:style-name="ce3">
            <text:p>11142.24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3">
            <text:p>19.59726727</text:p>
          </table:table-cell>
          <table:table-cell office:value-type="float" office:value="11145.1199999993" table:style-name="ce3">
            <text:p>11145.12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3">
            <text:p>19.62127127</text:p>
          </table:table-cell>
          <table:table-cell office:value-type="float" office:value="11147.9999999992" table:style-name="ce3">
            <text:p>11148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3">
            <text:p>19.64527528</text:p>
          </table:table-cell>
          <table:table-cell office:value-type="float" office:value="11150.879999999201" table:style-name="ce3">
            <text:p>11150.88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3">
            <text:p>19.66927928</text:p>
          </table:table-cell>
          <table:table-cell office:value-type="float" office:value="11153.7599999992" table:style-name="ce3">
            <text:p>11153.76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3">
            <text:p>19.69328328</text:p>
          </table:table-cell>
          <table:table-cell office:value-type="float" office:value="11156.639999999201" table:style-name="ce3">
            <text:p>11156.64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3">
            <text:p>19.71728729</text:p>
          </table:table-cell>
          <table:table-cell office:value-type="float" office:value="11159.5199999992" table:style-name="ce3">
            <text:p>11159.52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3">
            <text:p>19.74129129</text:p>
          </table:table-cell>
          <table:table-cell office:value-type="float" office:value="11162.399999999199" table:style-name="ce3">
            <text:p>11162.4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3">
            <text:p>19.7652953</text:p>
          </table:table-cell>
          <table:table-cell office:value-type="float" office:value="11165.9999999992" table:style-name="ce3">
            <text:p>11166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3">
            <text:p>19.7892993</text:p>
          </table:table-cell>
          <table:table-cell office:value-type="float" office:value="11170.319999999199" table:style-name="ce3">
            <text:p>11170.32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3">
            <text:p>19.8133033</text:p>
          </table:table-cell>
          <table:table-cell office:value-type="float" office:value="11174.639999999201" table:style-name="ce3">
            <text:p>11174.64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3">
            <text:p>19.83730731</text:p>
          </table:table-cell>
          <table:table-cell office:value-type="float" office:value="11178.959999999201" table:style-name="ce3">
            <text:p>11178.96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3">
            <text:p>19.86131131</text:p>
          </table:table-cell>
          <table:table-cell office:value-type="float" office:value="11183.2799999992" table:style-name="ce3">
            <text:p>11183.28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3">
            <text:p>19.88531532</text:p>
          </table:table-cell>
          <table:table-cell office:value-type="float" office:value="11187.5999999992" table:style-name="ce3">
            <text:p>11187.6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3">
            <text:p>19.90931932</text:p>
          </table:table-cell>
          <table:table-cell office:value-type="float" office:value="11191.9199999992" table:style-name="ce3">
            <text:p>11191.92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3">
            <text:p>19.93332332</text:p>
          </table:table-cell>
          <table:table-cell office:value-type="float" office:value="11196.239999999199" table:style-name="ce3">
            <text:p>11196.24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3">
            <text:p>19.95732733</text:p>
          </table:table-cell>
          <table:table-cell office:value-type="float" office:value="11200.559999999199" table:style-name="ce3">
            <text:p>11200.56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3">
            <text:p>19.98133133</text:p>
          </table:table-cell>
          <table:table-cell office:value-type="float" office:value="11204.879999999201" table:style-name="ce3">
            <text:p>11204.88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3">
            <text:p>20.00533534</text:p>
          </table:table-cell>
          <table:table-cell office:value-type="float" office:value="11209.1999999992" table:style-name="ce3">
            <text:p>11209.2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3">
            <text:p>20.02933934</text:p>
          </table:table-cell>
          <table:table-cell office:value-type="float" office:value="11212.799999999201" table:style-name="ce3">
            <text:p>11212.8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3">
            <text:p>20.05334334</text:p>
          </table:table-cell>
          <table:table-cell office:value-type="float" office:value="11216.399999999199" table:style-name="ce3">
            <text:p>11216.4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3">
            <text:p>20.07734735</text:p>
          </table:table-cell>
          <table:table-cell office:value-type="float" office:value="11219.9999999992" table:style-name="ce3">
            <text:p>11220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3">
            <text:p>20.10135135</text:p>
          </table:table-cell>
          <table:table-cell office:value-type="float" office:value="11223.5999999992" table:style-name="ce3">
            <text:p>11223.6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3">
            <text:p>20.12535536</text:p>
          </table:table-cell>
          <table:table-cell office:value-type="float" office:value="11227.1999999992" table:style-name="ce3">
            <text:p>11227.2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3">
            <text:p>20.14935936</text:p>
          </table:table-cell>
          <table:table-cell office:value-type="float" office:value="11230.799999999201" table:style-name="ce3">
            <text:p>11230.8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3">
            <text:p>20.17336336</text:p>
          </table:table-cell>
          <table:table-cell office:value-type="float" office:value="11234.399999999199" table:style-name="ce3">
            <text:p>11234.4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3">
            <text:p>20.19736737</text:p>
          </table:table-cell>
          <table:table-cell office:value-type="float" office:value="11237.9999999992" table:style-name="ce3">
            <text:p>11238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3">
            <text:p>20.22137137</text:p>
          </table:table-cell>
          <table:table-cell office:value-type="float" office:value="11241.5999999992" table:style-name="ce3">
            <text:p>11241.6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3">
            <text:p>20.24537538</text:p>
          </table:table-cell>
          <table:table-cell office:value-type="float" office:value="11245.1999999992" table:style-name="ce3">
            <text:p>11245.2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3">
            <text:p>20.26937938</text:p>
          </table:table-cell>
          <table:table-cell office:value-type="float" office:value="11248.799999999201" table:style-name="ce3">
            <text:p>11248.8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3">
            <text:p>20.29338338</text:p>
          </table:table-cell>
          <table:table-cell office:value-type="float" office:value="11251.6799999992" table:style-name="ce3">
            <text:p>11251.68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3">
            <text:p>20.31738739</text:p>
          </table:table-cell>
          <table:table-cell office:value-type="float" office:value="11254.559999999199" table:style-name="ce3">
            <text:p>11254.56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3">
            <text:p>20.34139139</text:p>
          </table:table-cell>
          <table:table-cell office:value-type="float" office:value="11257.4399999991" table:style-name="ce3">
            <text:p>11257.44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3">
            <text:p>20.3653954</text:p>
          </table:table-cell>
          <table:table-cell office:value-type="float" office:value="11260.319999999099" table:style-name="ce3">
            <text:p>11260.32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3">
            <text:p>20.3893994</text:p>
          </table:table-cell>
          <table:table-cell office:value-type="float" office:value="11263.1999999991" table:style-name="ce3">
            <text:p>11263.2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3">
            <text:p>20.4134034</text:p>
          </table:table-cell>
          <table:table-cell office:value-type="float" office:value="11266.0799999991" table:style-name="ce3">
            <text:p>11266.08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3">
            <text:p>20.43740741</text:p>
          </table:table-cell>
          <table:table-cell office:value-type="float" office:value="11268.959999999101" table:style-name="ce3">
            <text:p>11268.96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3">
            <text:p>20.46141141</text:p>
          </table:table-cell>
          <table:table-cell office:value-type="float" office:value="11271.8399999991" table:style-name="ce3">
            <text:p>11271.84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3">
            <text:p>20.48541542</text:p>
          </table:table-cell>
          <table:table-cell office:value-type="float" office:value="11274.719999999101" table:style-name="ce3">
            <text:p>11274.72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3">
            <text:p>20.50941942</text:p>
          </table:table-cell>
          <table:table-cell office:value-type="float" office:value="11277.5999999991" table:style-name="ce3">
            <text:p>11277.6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3">
            <text:p>20.53342342</text:p>
          </table:table-cell>
          <table:table-cell office:value-type="float" office:value="11280.479999999099" table:style-name="ce3">
            <text:p>11280.48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3">
            <text:p>20.55742743</text:p>
          </table:table-cell>
          <table:table-cell office:value-type="float" office:value="11283.3599999991" table:style-name="ce3">
            <text:p>11283.36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3">
            <text:p>20.58143143</text:p>
          </table:table-cell>
          <table:table-cell office:value-type="float" office:value="11286.239999999099" table:style-name="ce3">
            <text:p>11286.24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3">
            <text:p>20.60543544</text:p>
          </table:table-cell>
          <table:table-cell office:value-type="float" office:value="11289.1199999991" table:style-name="ce3">
            <text:p>11289.12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3">
            <text:p>20.62943944</text:p>
          </table:table-cell>
          <table:table-cell office:value-type="float" office:value="11291.9999999991" table:style-name="ce3">
            <text:p>11292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3">
            <text:p>20.65344344</text:p>
          </table:table-cell>
          <table:table-cell office:value-type="float" office:value="11294.879999999101" table:style-name="ce3">
            <text:p>11294.88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3">
            <text:p>20.67744745</text:p>
          </table:table-cell>
          <table:table-cell office:value-type="float" office:value="11297.7599999991" table:style-name="ce3">
            <text:p>11297.76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3">
            <text:p>20.70145145</text:p>
          </table:table-cell>
          <table:table-cell office:value-type="float" office:value="11300.639999999101" table:style-name="ce3">
            <text:p>11300.64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3">
            <text:p>20.72545546</text:p>
          </table:table-cell>
          <table:table-cell office:value-type="float" office:value="11303.5199999991" table:style-name="ce3">
            <text:p>11303.52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3">
            <text:p>20.74945946</text:p>
          </table:table-cell>
          <table:table-cell office:value-type="float" office:value="11306.399999999099" table:style-name="ce3">
            <text:p>11306.4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3">
            <text:p>20.77346346</text:p>
          </table:table-cell>
          <table:table-cell office:value-type="float" office:value="11309.2799999991" table:style-name="ce3">
            <text:p>11309.28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3">
            <text:p>20.79746747</text:p>
          </table:table-cell>
          <table:table-cell office:value-type="float" office:value="11312.159999999099" table:style-name="ce3">
            <text:p>11312.16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3">
            <text:p>20.82147147</text:p>
          </table:table-cell>
          <table:table-cell office:value-type="float" office:value="11314.319999999099" table:style-name="ce3">
            <text:p>11314.32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3">
            <text:p>20.84547548</text:p>
          </table:table-cell>
          <table:table-cell office:value-type="float" office:value="11316.479999999099" table:style-name="ce3">
            <text:p>11316.48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3">
            <text:p>20.86947948</text:p>
          </table:table-cell>
          <table:table-cell office:value-type="float" office:value="11319.3599999991" table:style-name="ce3">
            <text:p>11319.36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3">
            <text:p>20.89348348</text:p>
          </table:table-cell>
          <table:table-cell office:value-type="float" office:value="11322.239999999099" table:style-name="ce3">
            <text:p>11322.24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3">
            <text:p>20.91748749</text:p>
          </table:table-cell>
          <table:table-cell office:value-type="float" office:value="11325.1199999991" table:style-name="ce3">
            <text:p>11325.12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3">
            <text:p>20.94149149</text:p>
          </table:table-cell>
          <table:table-cell office:value-type="float" office:value="11327.9999999991" table:style-name="ce3">
            <text:p>11328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3">
            <text:p>20.9654955</text:p>
          </table:table-cell>
          <table:table-cell office:value-type="float" office:value="11330.879999999101" table:style-name="ce3">
            <text:p>11330.88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3">
            <text:p>20.9894995</text:p>
          </table:table-cell>
          <table:table-cell office:value-type="float" office:value="11333.7599999991" table:style-name="ce3">
            <text:p>11333.76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3">
            <text:p>21.0135035</text:p>
          </table:table-cell>
          <table:table-cell office:value-type="float" office:value="11336.639999999101" table:style-name="ce3">
            <text:p>11336.64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3">
            <text:p>21.03750751</text:p>
          </table:table-cell>
          <table:table-cell office:value-type="float" office:value="11339.5199999991" table:style-name="ce3">
            <text:p>11339.52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3">
            <text:p>21.06151151</text:p>
          </table:table-cell>
          <table:table-cell office:value-type="float" office:value="11343.1199999991" table:style-name="ce3">
            <text:p>11343.12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3">
            <text:p>21.08551552</text:p>
          </table:table-cell>
          <table:table-cell office:value-type="float" office:value="11347.4399999991" table:style-name="ce3">
            <text:p>11347.44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3">
            <text:p>21.10951952</text:p>
          </table:table-cell>
          <table:table-cell office:value-type="float" office:value="11351.7599999991" table:style-name="ce3">
            <text:p>11351.76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3">
            <text:p>21.13352352</text:p>
          </table:table-cell>
          <table:table-cell office:value-type="float" office:value="11356.0799999991" table:style-name="ce3">
            <text:p>11356.08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3">
            <text:p>21.15752753</text:p>
          </table:table-cell>
          <table:table-cell office:value-type="float" office:value="11360.399999999099" table:style-name="ce3">
            <text:p>11360.4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3">
            <text:p>21.18153153</text:p>
          </table:table-cell>
          <table:table-cell office:value-type="float" office:value="11364.719999999101" table:style-name="ce3">
            <text:p>11364.72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3">
            <text:p>21.20553554</text:p>
          </table:table-cell>
          <table:table-cell office:value-type="float" office:value="11369.039999999" table:style-name="ce3">
            <text:p>11369.04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3">
            <text:p>21.22953954</text:p>
          </table:table-cell>
          <table:table-cell office:value-type="float" office:value="11373.359999999" table:style-name="ce3">
            <text:p>11373.36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3">
            <text:p>21.25354354</text:p>
          </table:table-cell>
          <table:table-cell office:value-type="float" office:value="11377.679999999" table:style-name="ce3">
            <text:p>11377.68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3">
            <text:p>21.27754755</text:p>
          </table:table-cell>
          <table:table-cell office:value-type="float" office:value="11381.999999999" table:style-name="ce3">
            <text:p>11382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3">
            <text:p>21.30155155</text:p>
          </table:table-cell>
          <table:table-cell office:value-type="float" office:value="11386.319999998999" table:style-name="ce3">
            <text:p>11386.32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3">
            <text:p>21.32555556</text:p>
          </table:table-cell>
          <table:table-cell office:value-type="float" office:value="11390.639999999001" table:style-name="ce3">
            <text:p>11390.64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3">
            <text:p>21.34955956</text:p>
          </table:table-cell>
          <table:table-cell office:value-type="float" office:value="11394.959999999001" table:style-name="ce3">
            <text:p>11394.96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3">
            <text:p>21.37356356</text:p>
          </table:table-cell>
          <table:table-cell office:value-type="float" office:value="11399.279999999" table:style-name="ce3">
            <text:p>11399.28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3">
            <text:p>21.39756757</text:p>
          </table:table-cell>
          <table:table-cell office:value-type="float" office:value="11404.319999998999" table:style-name="ce3">
            <text:p>11404.32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3">
            <text:p>21.42157157</text:p>
          </table:table-cell>
          <table:table-cell office:value-type="float" office:value="11409.359999999" table:style-name="ce3">
            <text:p>11409.36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3">
            <text:p>21.44557558</text:p>
          </table:table-cell>
          <table:table-cell office:value-type="float" office:value="11415.119999999" table:style-name="ce3">
            <text:p>11415.12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3">
            <text:p>21.46957958</text:p>
          </table:table-cell>
          <table:table-cell office:value-type="float" office:value="11420.879999999001" table:style-name="ce3">
            <text:p>11420.88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3">
            <text:p>21.49358358</text:p>
          </table:table-cell>
          <table:table-cell office:value-type="float" office:value="11426.639999999001" table:style-name="ce3">
            <text:p>11426.64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3">
            <text:p>21.51758759</text:p>
          </table:table-cell>
          <table:table-cell office:value-type="float" office:value="11432.399999998999" table:style-name="ce3">
            <text:p>11432.4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3">
            <text:p>21.54159159</text:p>
          </table:table-cell>
          <table:table-cell office:value-type="float" office:value="11438.159999998999" table:style-name="ce3">
            <text:p>11438.16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3">
            <text:p>21.5655956</text:p>
          </table:table-cell>
          <table:table-cell office:value-type="float" office:value="11443.919999999" table:style-name="ce3">
            <text:p>11443.92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3">
            <text:p>21.5895996</text:p>
          </table:table-cell>
          <table:table-cell office:value-type="float" office:value="11449.679999999" table:style-name="ce3">
            <text:p>11449.68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3">
            <text:p>21.6136036</text:p>
          </table:table-cell>
          <table:table-cell office:value-type="float" office:value="11455.439999999" table:style-name="ce3">
            <text:p>11455.44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3">
            <text:p>21.63760761</text:p>
          </table:table-cell>
          <table:table-cell office:value-type="float" office:value="11461.199999999" table:style-name="ce3">
            <text:p>11461.2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3">
            <text:p>21.66161161</text:p>
          </table:table-cell>
          <table:table-cell office:value-type="float" office:value="11466.959999999001" table:style-name="ce3">
            <text:p>11466.96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3">
            <text:p>21.68561562</text:p>
          </table:table-cell>
          <table:table-cell office:value-type="float" office:value="11472.719999999001" table:style-name="ce3">
            <text:p>11472.72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3">
            <text:p>21.70961962</text:p>
          </table:table-cell>
          <table:table-cell office:value-type="float" office:value="11479.1999999989" table:style-name="ce3">
            <text:p>11479.2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3">
            <text:p>21.73362362</text:p>
          </table:table-cell>
          <table:table-cell office:value-type="float" office:value="11485.6799999989" table:style-name="ce3">
            <text:p>11485.68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3">
            <text:p>21.75762763</text:p>
          </table:table-cell>
          <table:table-cell office:value-type="float" office:value="11492.159999998899" table:style-name="ce3">
            <text:p>11492.16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3">
            <text:p>21.78163163</text:p>
          </table:table-cell>
          <table:table-cell office:value-type="float" office:value="11499.3599999989" table:style-name="ce3">
            <text:p>11499.36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3">
            <text:p>21.80563564</text:p>
          </table:table-cell>
          <table:table-cell office:value-type="float" office:value="11507.2799999989" table:style-name="ce3">
            <text:p>11507.28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3">
            <text:p>21.82963964</text:p>
          </table:table-cell>
          <table:table-cell office:value-type="float" office:value="11515.1999999989" table:style-name="ce3">
            <text:p>11515.2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3">
            <text:p>21.85364364</text:p>
          </table:table-cell>
          <table:table-cell office:value-type="float" office:value="11523.1199999989" table:style-name="ce3">
            <text:p>11523.12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3">
            <text:p>21.87764765</text:p>
          </table:table-cell>
          <table:table-cell office:value-type="float" office:value="11531.0399999989" table:style-name="ce3">
            <text:p>11531.04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3">
            <text:p>21.90165165</text:p>
          </table:table-cell>
          <table:table-cell office:value-type="float" office:value="11538.9599999989" table:style-name="ce3">
            <text:p>11538.96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3">
            <text:p>21.92565566</text:p>
          </table:table-cell>
          <table:table-cell office:value-type="float" office:value="11546.879999998901" table:style-name="ce3">
            <text:p>11546.88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3">
            <text:p>21.94965966</text:p>
          </table:table-cell>
          <table:table-cell office:value-type="float" office:value="11554.799999998901" table:style-name="ce3">
            <text:p>11554.8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3">
            <text:p>21.97366366</text:p>
          </table:table-cell>
          <table:table-cell office:value-type="float" office:value="11562.719999998901" table:style-name="ce3">
            <text:p>11562.72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3">
            <text:p>21.99766767</text:p>
          </table:table-cell>
          <table:table-cell office:value-type="float" office:value="11569.9199999989" table:style-name="ce3">
            <text:p>11569.92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3">
            <text:p>22.02167167</text:p>
          </table:table-cell>
          <table:table-cell office:value-type="float" office:value="11577.1199999989" table:style-name="ce3">
            <text:p>11577.12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3">
            <text:p>22.04567568</text:p>
          </table:table-cell>
          <table:table-cell office:value-type="float" office:value="11584.319999998899" table:style-name="ce3">
            <text:p>11584.32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3">
            <text:p>22.06967968</text:p>
          </table:table-cell>
          <table:table-cell office:value-type="float" office:value="11591.5199999988" table:style-name="ce3">
            <text:p>11591.52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3">
            <text:p>22.09368368</text:p>
          </table:table-cell>
          <table:table-cell office:value-type="float" office:value="11598.719999998801" table:style-name="ce3">
            <text:p>11598.72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3">
            <text:p>22.11768769</text:p>
          </table:table-cell>
          <table:table-cell office:value-type="float" office:value="11605.9199999988" table:style-name="ce3">
            <text:p>11605.92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3">
            <text:p>22.14169169</text:p>
          </table:table-cell>
          <table:table-cell office:value-type="float" office:value="11613.8399999988" table:style-name="ce3">
            <text:p>11613.84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3">
            <text:p>22.1656957</text:p>
          </table:table-cell>
          <table:table-cell office:value-type="float" office:value="11621.7599999988" table:style-name="ce3">
            <text:p>11621.76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3">
            <text:p>22.1896997</text:p>
          </table:table-cell>
          <table:table-cell office:value-type="float" office:value="11629.6799999988" table:style-name="ce3">
            <text:p>11629.68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3">
            <text:p>22.2137037</text:p>
          </table:table-cell>
          <table:table-cell office:value-type="float" office:value="11637.5999999988" table:style-name="ce3">
            <text:p>11637.6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3">
            <text:p>22.23770771</text:p>
          </table:table-cell>
          <table:table-cell office:value-type="float" office:value="11645.5199999988" table:style-name="ce3">
            <text:p>11645.52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3">
            <text:p>22.26171171</text:p>
          </table:table-cell>
          <table:table-cell office:value-type="float" office:value="11653.4399999988" table:style-name="ce3">
            <text:p>11653.44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3">
            <text:p>22.28571572</text:p>
          </table:table-cell>
          <table:table-cell office:value-type="float" office:value="11661.3599999988" table:style-name="ce3">
            <text:p>11661.36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3">
            <text:p>22.30971972</text:p>
          </table:table-cell>
          <table:table-cell office:value-type="float" office:value="11669.2799999988" table:style-name="ce3">
            <text:p>11669.28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3">
            <text:p>22.33372372</text:p>
          </table:table-cell>
          <table:table-cell office:value-type="float" office:value="11675.7599999988" table:style-name="ce3">
            <text:p>11675.76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3">
            <text:p>22.35772773</text:p>
          </table:table-cell>
          <table:table-cell office:value-type="float" office:value="11682.239999998799" table:style-name="ce3">
            <text:p>11682.24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3">
            <text:p>22.38173173</text:p>
          </table:table-cell>
          <table:table-cell office:value-type="float" office:value="11688.719999998801" table:style-name="ce3">
            <text:p>11688.72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3">
            <text:p>22.40573574</text:p>
          </table:table-cell>
          <table:table-cell office:value-type="float" office:value="11695.1999999988" table:style-name="ce3">
            <text:p>11695.2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3">
            <text:p>22.42973974</text:p>
          </table:table-cell>
          <table:table-cell office:value-type="float" office:value="11701.6799999987" table:style-name="ce3">
            <text:p>11701.68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3">
            <text:p>22.45374374</text:p>
          </table:table-cell>
          <table:table-cell office:value-type="float" office:value="11708.159999998699" table:style-name="ce3">
            <text:p>11708.16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3">
            <text:p>22.47774775</text:p>
          </table:table-cell>
          <table:table-cell office:value-type="float" office:value="11715.3599999987" table:style-name="ce3">
            <text:p>11715.36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3">
            <text:p>22.50175175</text:p>
          </table:table-cell>
          <table:table-cell office:value-type="float" office:value="11722.559999998701" table:style-name="ce3">
            <text:p>11722.56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3">
            <text:p>22.52575576</text:p>
          </table:table-cell>
          <table:table-cell office:value-type="float" office:value="11729.7599999987" table:style-name="ce3">
            <text:p>11729.76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3">
            <text:p>22.54975976</text:p>
          </table:table-cell>
          <table:table-cell office:value-type="float" office:value="11736.9599999987" table:style-name="ce3">
            <text:p>11736.96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3">
            <text:p>22.57376376</text:p>
          </table:table-cell>
          <table:table-cell office:value-type="float" office:value="11744.159999998699" table:style-name="ce3">
            <text:p>11744.16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3">
            <text:p>22.59776777</text:p>
          </table:table-cell>
          <table:table-cell office:value-type="float" office:value="11751.3599999987" table:style-name="ce3">
            <text:p>11751.36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3">
            <text:p>22.62177177</text:p>
          </table:table-cell>
          <table:table-cell office:value-type="float" office:value="11758.559999998701" table:style-name="ce3">
            <text:p>11758.56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3">
            <text:p>22.64577578</text:p>
          </table:table-cell>
          <table:table-cell office:value-type="float" office:value="11765.7599999987" table:style-name="ce3">
            <text:p>11765.76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3">
            <text:p>22.66977978</text:p>
          </table:table-cell>
          <table:table-cell office:value-type="float" office:value="11772.239999998699" table:style-name="ce3">
            <text:p>11772.24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3">
            <text:p>22.69378378</text:p>
          </table:table-cell>
          <table:table-cell office:value-type="float" office:value="11800.559999998701" table:style-name="ce3">
            <text:p>11800.56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3">
            <text:p>22.71778779</text:p>
          </table:table-cell>
          <table:table-cell office:value-type="float" office:value="11828.8799999987" table:style-name="ce3">
            <text:p>11828.88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3">
            <text:p>22.74179179</text:p>
          </table:table-cell>
          <table:table-cell office:value-type="float" office:value="11857.1999999987" table:style-name="ce3">
            <text:p>11857.2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3">
            <text:p>22.7657958</text:p>
          </table:table-cell>
          <table:table-cell office:value-type="float" office:value="11885.5199999987" table:style-name="ce3">
            <text:p>11885.52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3">
            <text:p>22.7897998</text:p>
          </table:table-cell>
          <table:table-cell office:value-type="float" office:value="11913.8399999987" table:style-name="ce3">
            <text:p>11913.84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3">
            <text:p>22.8138038</text:p>
          </table:table-cell>
          <table:table-cell office:value-type="float" office:value="11921.0399999986" table:style-name="ce3">
            <text:p>11921.04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3">
            <text:p>22.83780781</text:p>
          </table:table-cell>
          <table:table-cell office:value-type="float" office:value="11928.239999998599" table:style-name="ce3">
            <text:p>11928.24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3">
            <text:p>22.86181181</text:p>
          </table:table-cell>
          <table:table-cell office:value-type="float" office:value="11935.4399999986" table:style-name="ce3">
            <text:p>11935.44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3">
            <text:p>22.88581582</text:p>
          </table:table-cell>
          <table:table-cell office:value-type="float" office:value="11942.639999998601" table:style-name="ce3">
            <text:p>11942.64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3">
            <text:p>22.90981982</text:p>
          </table:table-cell>
          <table:table-cell office:value-type="float" office:value="11949.8399999986" table:style-name="ce3">
            <text:p>11949.84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3">
            <text:p>22.93382382</text:p>
          </table:table-cell>
          <table:table-cell office:value-type="float" office:value="11957.0399999986" table:style-name="ce3">
            <text:p>11957.04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3">
            <text:p>22.95782783</text:p>
          </table:table-cell>
          <table:table-cell office:value-type="float" office:value="11964.239999998599" table:style-name="ce3">
            <text:p>11964.24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3">
            <text:p>22.98183183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3">
            <text:p>23.00583584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3">
            <text:p>23.02983984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3">
            <text:p>23.05384384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3">
            <text:p>23.07784785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3">
            <text:p>23.10185185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3">
            <text:p>23.12585586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3">
            <text:p>23.14985986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3">
            <text:p>23.17386386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3">
            <text:p>23.19786787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3">
            <text:p>23.22187187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3">
            <text:p>23.24587588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3">
            <text:p>23.26987988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3">
            <text:p>23.29388388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3">
            <text:p>23.31788789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3">
            <text:p>23.34189189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3">
            <text:p>23.3658959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3">
            <text:p>23.3898999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3">
            <text:p>23.4139039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3">
            <text:p>23.43790791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3">
            <text:p>23.46191191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3">
            <text:p>23.48591592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3">
            <text:p>23.50991992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3">
            <text:p>23.53392392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3">
            <text:p>23.55792793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3">
            <text:p>23.58193193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3">
            <text:p>23.60593594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3">
            <text:p>23.62993994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3">
            <text:p>23.65394394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3">
            <text:p>23.67794795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3">
            <text:p>23.70195195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3">
            <text:p>23.72595596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3">
            <text:p>23.74995996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3">
            <text:p>23.77396396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3">
            <text:p>23.79796797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3">
            <text:p>23.82197197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3">
            <text:p>23.84597598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3">
            <text:p>23.86997998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3">
            <text:p>23.89398398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3">
            <text:p>23.91798799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3">
            <text:p>23.94199199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3">
            <text:p>23.965996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style-name="ro1">
          <table:table-cell office:value-type="float" office:value="23.99" table:style-name="ce3">
            <text:p>23.99</text:p>
          </table:table-cell>
          <table:table-cell office:value-type="float" office:value="11971.4399999986" table:style-name="ce3">
            <text:p>11971.44</text:p>
          </table:table-cell>
          <table:table-cell table:number-columns-repeated="16382"/>
        </table:table-row>
        <table:table-row table:number-rows-repeated="1047575" table:style-name="ro2">
          <table:table-cell table:number-columns-repeated="16384"/>
        </table:table-row>
      </table:table>
      <table:table table:name="sa-exhaustive-acc-energy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0.72" table:style-name="ce1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2.88" table:style-name="ce1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4.32" table:style-name="ce1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5.76" table:style-name="ce1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7.2000010000000003" table:style-name="ce1">
            <text:p>7.200001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8.6400009999999998" table:style-name="ce1">
            <text:p>8.640001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10.080002" table:style-name="ce1">
            <text:p>10.080002</text:p>
          </table:table-cell>
          <table:table-cell table:number-columns-repeated="16382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11.520002" table:style-name="ce1">
            <text:p>11.520002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12.960003" table:style-name="ce1">
            <text:p>12.960003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14.400003" table:style-name="ce1">
            <text:p>14.400003</text:p>
          </table:table-cell>
          <table:table-cell table:number-columns-repeated="16382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15.840004" table:style-name="ce1">
            <text:p>15.840004</text:p>
          </table:table-cell>
          <table:table-cell table:number-columns-repeated="16382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17.280003000000001" table:style-name="ce1">
            <text:p>17.28000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.720001" table:style-name="ce1">
            <text:p>18.720001</text:p>
          </table:table-cell>
          <table:table-cell table:number-columns-repeated="16382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20.16" table:style-name="ce1">
            <text:p>20.16</text:p>
          </table:table-cell>
          <table:table-cell table:number-columns-repeated="16382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21.599997999999999" table:style-name="ce1">
            <text:p>21.599998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23.039997" table:style-name="ce1">
            <text:p>23.039997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24.479996" table:style-name="ce1">
            <text:p>24.479996</text:p>
          </table:table-cell>
          <table:table-cell table:number-columns-repeated="16382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26.639994000000002" table:style-name="ce1">
            <text:p>26.639994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29.51999" table:style-name="ce1">
            <text:p>29.51999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32.399990000000003" table:style-name="ce1">
            <text:p>32.39999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35.279995" table:style-name="ce1">
            <text:p>35.279995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38.159999999999997" table:style-name="ce1">
            <text:p>38.16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41.040005000000001" table:style-name="ce1">
            <text:p>41.040005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43.920009999999998" table:style-name="ce1">
            <text:p>43.92001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46.800013999999997" table:style-name="ce1">
            <text:p>46.800014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49.680019999999999" table:style-name="ce1">
            <text:p>49.68002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53.280025000000002" table:style-name="ce1">
            <text:p>53.280025</text:p>
          </table:table-cell>
          <table:table-cell table:number-columns-repeated="16382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56.880029999999998" table:style-name="ce1">
            <text:p>56.88003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60.480038" table:style-name="ce1">
            <text:p>60.480038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64.080039999999997" table:style-name="ce1">
            <text:p>64.08004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67.680046000000004" table:style-name="ce1">
            <text:p>67.680046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71.280050000000003" table:style-name="ce1">
            <text:p>71.28005</text:p>
          </table:table-cell>
          <table:table-cell table:number-columns-repeated="16382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74.88006" table:style-name="ce1">
            <text:p>74.88006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78.480063999999999" table:style-name="ce1">
            <text:p>78.480064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82.080070000000006" table:style-name="ce1">
            <text:p>82.08007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85.680080000000004" table:style-name="ce1">
            <text:p>85.68008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89.280079999999998" table:style-name="ce1">
            <text:p>89.28008</text:p>
          </table:table-cell>
          <table:table-cell table:number-columns-repeated="16382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92.880089999999996" table:style-name="ce1">
            <text:p>92.88009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96.480095000000006" table:style-name="ce1">
            <text:p>96.480095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100.0801" table:style-name="ce1">
            <text:p>100.0801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103.68011" table:style-name="ce1">
            <text:p>103.68011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106.56010999999999" table:style-name="ce1">
            <text:p>106.56011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109.44011999999999" table:style-name="ce1">
            <text:p>109.44012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112.32012" table:style-name="ce1">
            <text:p>112.32012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115.20013" table:style-name="ce1">
            <text:p>115.20013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118.08013" table:style-name="ce1">
            <text:p>118.08013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120.96014" table:style-name="ce1">
            <text:p>120.96014</text:p>
          </table:table-cell>
          <table:table-cell table:number-columns-repeated="16382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123.84014000000001" table:style-name="ce1">
            <text:p>123.84014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126.720146" table:style-name="ce1">
            <text:p>126.720146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130.32014000000001" table:style-name="ce1">
            <text:p>130.32014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133.92015000000001" table:style-name="ce1">
            <text:p>133.92015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159.38297" table:style-name="ce1">
            <text:p>159.38297</text:p>
          </table:table-cell>
          <table:table-cell table:number-columns-repeated="16382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184.84576000000001" table:style-name="ce1">
            <text:p>184.84576</text:p>
          </table:table-cell>
          <table:table-cell table:number-columns-repeated="16382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210.30856" table:style-name="ce1">
            <text:p>210.30856</text:p>
          </table:table-cell>
          <table:table-cell table:number-columns-repeated="16382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235.77135999999999" table:style-name="ce1">
            <text:p>235.77136</text:p>
          </table:table-cell>
          <table:table-cell table:number-columns-repeated="16382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261.23415999999997" table:style-name="ce1">
            <text:p>261.23416</text:p>
          </table:table-cell>
          <table:table-cell table:number-columns-repeated="16382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286.69695999999999" table:style-name="ce1">
            <text:p>286.69696</text:p>
          </table:table-cell>
          <table:table-cell table:number-columns-repeated="16382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312.15976000000001" table:style-name="ce1">
            <text:p>312.15976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337.62256000000002" table:style-name="ce1">
            <text:p>337.62256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363.08535999999998" table:style-name="ce1">
            <text:p>363.08536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388.54816" table:style-name="ce1">
            <text:p>388.54816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414.01096000000001" table:style-name="ce1">
            <text:p>414.01096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417.61095999999998" table:style-name="ce1">
            <text:p>417.61096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421.21096999999997" table:style-name="ce1">
            <text:p>421.21097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424.81097" table:style-name="ce1">
            <text:p>424.81097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428.41098" table:style-name="ce1">
            <text:p>428.41098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432.01100000000002" table:style-name="ce1">
            <text:p>432.011</text:p>
          </table:table-cell>
          <table:table-cell table:number-columns-repeated="16382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435.61099999999999" table:style-name="ce1">
            <text:p>435.611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439.93099999999998" table:style-name="ce1">
            <text:p>439.931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444.25099999999998" table:style-name="ce1">
            <text:p>444.251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448.57100000000003" table:style-name="ce1">
            <text:p>448.571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452.89102000000003" table:style-name="ce1">
            <text:p>452.89102</text:p>
          </table:table-cell>
          <table:table-cell table:number-columns-repeated="16382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457.21102999999999" table:style-name="ce1">
            <text:p>457.21103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461.53104000000002" table:style-name="ce1">
            <text:p>461.53104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465.85104000000001" table:style-name="ce1">
            <text:p>465.85104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470.17104999999998" table:style-name="ce1">
            <text:p>470.17105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474.49106" table:style-name="ce1">
            <text:p>474.49106</text:p>
          </table:table-cell>
          <table:table-cell table:number-columns-repeated="16382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478.81106999999997" table:style-name="ce1">
            <text:p>478.81107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483.13107000000002" table:style-name="ce1">
            <text:p>483.13107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487.45107999999999" table:style-name="ce1">
            <text:p>487.45108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491.77109999999999" table:style-name="ce1">
            <text:p>491.7711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496.09109999999998" table:style-name="ce1">
            <text:p>496.0911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501.1311" table:style-name="ce1">
            <text:p>501.1311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506.17110000000002" table:style-name="ce1">
            <text:p>506.1711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510.49112000000002" table:style-name="ce1">
            <text:p>510.49112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514.81104000000005" table:style-name="ce1">
            <text:p>514.81104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519.13085999999998" table:style-name="ce1">
            <text:p>519.13086</text:p>
          </table:table-cell>
          <table:table-cell table:number-columns-repeated="16382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523.45069999999998" table:style-name="ce1">
            <text:p>523.4507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527.77049999999997" table:style-name="ce1">
            <text:p>527.7705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532.09032999999999" table:style-name="ce1">
            <text:p>532.09033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536.41016000000002" table:style-name="ce1">
            <text:p>536.41016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540.73" table:style-name="ce1">
            <text:p>540.73</text:p>
          </table:table-cell>
          <table:table-cell table:number-columns-repeated="16382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545.0498" table:style-name="ce1">
            <text:p>545.0498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549.36959999999999" table:style-name="ce1">
            <text:p>549.3696</text:p>
          </table:table-cell>
          <table:table-cell table:number-columns-repeated="16382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575.55224999999996" table:style-name="ce1">
            <text:p>575.55225</text:p>
          </table:table-cell>
          <table:table-cell table:number-columns-repeated="16382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601.73486000000003" table:style-name="ce1">
            <text:p>601.73486</text:p>
          </table:table-cell>
          <table:table-cell table:number-columns-repeated="16382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627.91750000000002" table:style-name="ce1">
            <text:p>627.9175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654.82006999999999" table:style-name="ce1">
            <text:p>654.82007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681.72266000000002" table:style-name="ce1">
            <text:p>681.72266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709.34519999999998" table:style-name="ce1">
            <text:p>709.3452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736.96780000000001" table:style-name="ce1">
            <text:p>736.9678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764.59032999999999" table:style-name="ce1">
            <text:p>764.59033</text:p>
          </table:table-cell>
          <table:table-cell table:number-columns-repeated="16382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792.21289999999999" table:style-name="ce1">
            <text:p>792.2129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819.83545000000004" table:style-name="ce1">
            <text:p>819.83545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825.59519999999998" table:style-name="ce1">
            <text:p>825.5952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831.35500000000002" table:style-name="ce1">
            <text:p>831.355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837.11474999999996" table:style-name="ce1">
            <text:p>837.11475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842.87450000000001" table:style-name="ce1">
            <text:p>842.8745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848.63430000000005" table:style-name="ce1">
            <text:p>848.6343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854.39404000000002" table:style-name="ce1">
            <text:p>854.39404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860.15380000000005" table:style-name="ce1">
            <text:p>860.1538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865.91359999999997" table:style-name="ce1">
            <text:p>865.9136</text:p>
          </table:table-cell>
          <table:table-cell table:number-columns-repeated="16382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871.67334000000005" table:style-name="ce1">
            <text:p>871.67334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877.43309999999997" table:style-name="ce1">
            <text:p>877.4331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883.19290000000001" table:style-name="ce1">
            <text:p>883.1929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888.95263999999997" table:style-name="ce1">
            <text:p>888.95264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894.7124" table:style-name="ce1">
            <text:p>894.7124</text:p>
          </table:table-cell>
          <table:table-cell table:number-columns-repeated="16382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900.47217000000001" table:style-name="ce1">
            <text:p>900.47217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906.23193000000003" table:style-name="ce1">
            <text:p>906.23193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911.99170000000004" table:style-name="ce1">
            <text:p>911.9917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917.75145999999995" table:style-name="ce1">
            <text:p>917.75146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923.51120000000003" table:style-name="ce1">
            <text:p>923.5112</text:p>
          </table:table-cell>
          <table:table-cell table:number-columns-repeated="16382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929.27099999999996" table:style-name="ce1">
            <text:p>929.271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935.03075999999999" table:style-name="ce1">
            <text:p>935.03076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940.79049999999995" table:style-name="ce1">
            <text:p>940.7905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946.55029999999999" table:style-name="ce1">
            <text:p>946.5503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973.4529" table:style-name="ce1">
            <text:p>973.4529</text:p>
          </table:table-cell>
          <table:table-cell table:number-columns-repeated="16382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1000.35547" table:style-name="ce1">
            <text:p>1000.35547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1027.258" table:style-name="ce1">
            <text:p>1027.258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1054.1605999999999" table:style-name="ce1">
            <text:p>1054.1606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1081.0632000000001" table:style-name="ce1">
            <text:p>1081.0632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1107.2457999999999" table:style-name="ce1">
            <text:p>1107.2458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1133.4285" table:style-name="ce1">
            <text:p>1133.4285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1159.6111000000001" table:style-name="ce1">
            <text:p>1159.6111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1185.7936999999999" table:style-name="ce1">
            <text:p>1185.7937</text:p>
          </table:table-cell>
          <table:table-cell table:number-columns-repeated="16382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1211.9763" table:style-name="ce1">
            <text:p>1211.9763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1217.0161000000001" table:style-name="ce1">
            <text:p>1217.0161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22.0559000000001" table:style-name="ce1">
            <text:p>1222.0559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1227.0957000000001" table:style-name="ce1">
            <text:p>1227.0957</text:p>
          </table:table-cell>
          <table:table-cell table:number-columns-repeated="16382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1232.1355000000001" table:style-name="ce1">
            <text:p>1232.1355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1237.1753000000001" table:style-name="ce1">
            <text:p>1237.1753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1242.2150999999999" table:style-name="ce1">
            <text:p>1242.2151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1247.2548999999999" table:style-name="ce1">
            <text:p>1247.2549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1252.2946999999999" table:style-name="ce1">
            <text:p>1252.2947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1257.3344999999999" table:style-name="ce1">
            <text:p>1257.3345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1262.3742999999999" table:style-name="ce1">
            <text:p>1262.3743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1267.4141" table:style-name="ce1">
            <text:p>1267.4141</text:p>
          </table:table-cell>
          <table:table-cell table:number-columns-repeated="16382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1272.4539" table:style-name="ce1">
            <text:p>1272.4539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1277.4937" table:style-name="ce1">
            <text:p>1277.4937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1282.5334" table:style-name="ce1">
            <text:p>1282.5334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1287.5732" table:style-name="ce1">
            <text:p>1287.5732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1292.6130000000001" table:style-name="ce1">
            <text:p>1292.613</text:p>
          </table:table-cell>
          <table:table-cell table:number-columns-repeated="16382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1297.6528000000001" table:style-name="ce1">
            <text:p>1297.6528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1301.9727" table:style-name="ce1">
            <text:p>1301.9727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1306.2925" table:style-name="ce1">
            <text:p>1306.2925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1310.6123" table:style-name="ce1">
            <text:p>1310.6123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1314.9321" table:style-name="ce1">
            <text:p>1314.9321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1318.5319999999999" table:style-name="ce1">
            <text:p>1318.532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1343.9946" table:style-name="ce1">
            <text:p>1343.9946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1369.4573" table:style-name="ce1">
            <text:p>1369.4573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1394.9199000000001" table:style-name="ce1">
            <text:p>1394.9199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1420.3825999999999" table:style-name="ce1">
            <text:p>1420.3826</text:p>
          </table:table-cell>
          <table:table-cell table:number-columns-repeated="16382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445.8452" table:style-name="ce1">
            <text:p>1445.8452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1471.3079" table:style-name="ce1">
            <text:p>1471.3079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1496.7705000000001" table:style-name="ce1">
            <text:p>1496.7705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1522.9530999999999" table:style-name="ce1">
            <text:p>1522.9531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1549.8557000000001" table:style-name="ce1">
            <text:p>1549.8557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1576.7583" table:style-name="ce1">
            <text:p>1576.7583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1603.6609000000001" table:style-name="ce1">
            <text:p>1603.6609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1630.5635" table:style-name="ce1">
            <text:p>1630.563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1656.7461000000001" table:style-name="ce1">
            <text:p>1656.7461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1661.0659000000001" table:style-name="ce1">
            <text:p>1661.0659</text:p>
          </table:table-cell>
          <table:table-cell table:number-columns-repeated="16382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1665.3857" table:style-name="ce1">
            <text:p>1665.3857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1669.7056" table:style-name="ce1">
            <text:p>1669.7056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1674.0254" table:style-name="ce1">
            <text:p>1674.0254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1678.3452" table:style-name="ce1">
            <text:p>1678.3452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1682.665" table:style-name="ce1">
            <text:p>1682.665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1686.9848999999999" table:style-name="ce1">
            <text:p>1686.9849</text:p>
          </table:table-cell>
          <table:table-cell table:number-columns-repeated="16382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1691.3046999999999" table:style-name="ce1">
            <text:p>1691.3047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1717.4873" table:style-name="ce1">
            <text:p>1717.4873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1743.6699000000001" table:style-name="ce1">
            <text:p>1743.6699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1769.8525" table:style-name="ce1">
            <text:p>1769.8525</text:p>
          </table:table-cell>
          <table:table-cell table:number-columns-repeated="16382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1796.0352" table:style-name="ce1">
            <text:p>1796.0352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1822.2177999999999" table:style-name="ce1">
            <text:p>1822.2178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1847.6804" table:style-name="ce1">
            <text:p>1847.6804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1873.1431" table:style-name="ce1">
            <text:p>1873.1431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1898.6057000000001" table:style-name="ce1">
            <text:p>1898.6057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924.0684000000001" table:style-name="ce1">
            <text:p>1924.0684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1949.5309999999999" table:style-name="ce1">
            <text:p>1949.531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1974.9937" table:style-name="ce1">
            <text:p>1974.9937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2000.4563000000001" table:style-name="ce1">
            <text:p>2000.4563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2004.0562" table:style-name="ce1">
            <text:p>2004.0562</text:p>
          </table:table-cell>
          <table:table-cell table:number-columns-repeated="16382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2029.5188000000001" table:style-name="ce1">
            <text:p>2029.5188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2054.9814000000001" table:style-name="ce1">
            <text:p>2054.9814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2080.444" table:style-name="ce1">
            <text:p>2080.444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2105.9067" table:style-name="ce1">
            <text:p>2105.9067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2131.3694" table:style-name="ce1">
            <text:p>2131.3694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2156.1120000000001" table:style-name="ce1">
            <text:p>2156.112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2180.8546999999999" table:style-name="ce1">
            <text:p>2180.8547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2205.5974000000001" table:style-name="ce1">
            <text:p>2205.5974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2230.34" table:style-name="ce1">
            <text:p>2230.34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2255.0828000000001" table:style-name="ce1">
            <text:p>2255.0828</text:p>
          </table:table-cell>
          <table:table-cell table:number-columns-repeated="16382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2279.8254000000002" table:style-name="ce1">
            <text:p>2279.8254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2304.5680000000002" table:style-name="ce1">
            <text:p>2304.568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2329.3108000000002" table:style-name="ce1">
            <text:p>2329.3108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2354.0535" table:style-name="ce1">
            <text:p>2354.0535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2378.7961" table:style-name="ce1">
            <text:p>2378.7961</text:p>
          </table:table-cell>
          <table:table-cell table:number-columns-repeated="16382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2403.5387999999998" table:style-name="ce1">
            <text:p>2403.5388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2428.2815000000001" table:style-name="ce1">
            <text:p>2428.2815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2453.0241999999998" table:style-name="ce1">
            <text:p>2453.0242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2477.0468999999998" table:style-name="ce1">
            <text:p>2477.0469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2501.0695999999998" table:style-name="ce1">
            <text:p>2501.0696</text:p>
          </table:table-cell>
          <table:table-cell table:number-columns-repeated="16382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2525.0922999999998" table:style-name="ce1">
            <text:p>2525.0923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2549.1149999999998" table:style-name="ce1">
            <text:p>2549.115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2573.1377000000002" table:style-name="ce1">
            <text:p>2573.1377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2597.1604000000002" table:style-name="ce1">
            <text:p>2597.1604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2621.183" table:style-name="ce1">
            <text:p>2621.183</text:p>
          </table:table-cell>
          <table:table-cell table:number-columns-repeated="16382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2645.2058000000002" table:style-name="ce1">
            <text:p>2645.2058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2647.3656999999998" table:style-name="ce1">
            <text:p>2647.3657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2649.5255999999999" table:style-name="ce1">
            <text:p>2649.5256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2651.6855" table:style-name="ce1">
            <text:p>2651.6855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2653.8454999999999" table:style-name="ce1">
            <text:p>2653.8455</text:p>
          </table:table-cell>
          <table:table-cell table:number-columns-repeated="16382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2656.7253000000001" table:style-name="ce1">
            <text:p>2656.7253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2659.6052" table:style-name="ce1">
            <text:p>2659.6052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2662.4850000000001" table:style-name="ce1">
            <text:p>2662.485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2665.3649999999998" table:style-name="ce1">
            <text:p>2665.365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2667.5250000000001" table:style-name="ce1">
            <text:p>2667.525</text:p>
          </table:table-cell>
          <table:table-cell table:number-columns-repeated="16382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2669.6848" table:style-name="ce1">
            <text:p>2669.6848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2671.8447000000001" table:style-name="ce1">
            <text:p>2671.8447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2674.0046000000002" table:style-name="ce1">
            <text:p>2674.0046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2676.1646000000001" table:style-name="ce1">
            <text:p>2676.1646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2678.3245000000002" table:style-name="ce1">
            <text:p>2678.3245</text:p>
          </table:table-cell>
          <table:table-cell table:number-columns-repeated="16382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2680.4843999999998" table:style-name="ce1">
            <text:p>2680.4844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2682.6442999999999" table:style-name="ce1">
            <text:p>2682.6443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2684.8042" table:style-name="ce1">
            <text:p>2684.8042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2686.9639999999999" table:style-name="ce1">
            <text:p>2686.964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2689.1239999999998" table:style-name="ce1">
            <text:p>2689.124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2691.2840000000001" table:style-name="ce1">
            <text:p>2691.284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2693.4438" table:style-name="ce1">
            <text:p>2693.4438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2695.6037999999999" table:style-name="ce1">
            <text:p>2695.6038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2697.7637" table:style-name="ce1">
            <text:p>2697.7637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2699.9236000000001" table:style-name="ce1">
            <text:p>2699.9236</text:p>
          </table:table-cell>
          <table:table-cell table:number-columns-repeated="16382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2702.0835000000002" table:style-name="ce1">
            <text:p>2702.0835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2704.2433999999998" table:style-name="ce1">
            <text:p>2704.2434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2706.4032999999999" table:style-name="ce1">
            <text:p>2706.4033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2708.5632000000001" table:style-name="ce1">
            <text:p>2708.5632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2710.7231000000002" table:style-name="ce1">
            <text:p>2710.7231</text:p>
          </table:table-cell>
          <table:table-cell table:number-columns-repeated="16382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2712.8829999999998" table:style-name="ce1">
            <text:p>2712.883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2715.0430000000001" table:style-name="ce1">
            <text:p>2715.043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2717.203" table:style-name="ce1">
            <text:p>2717.203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2719.3627999999999" table:style-name="ce1">
            <text:p>2719.3628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2721.5227" table:style-name="ce1">
            <text:p>2721.5227</text:p>
          </table:table-cell>
          <table:table-cell table:number-columns-repeated="16382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2723.6826000000001" table:style-name="ce1">
            <text:p>2723.6826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2725.8425000000002" table:style-name="ce1">
            <text:p>2725.8425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2728.0023999999999" table:style-name="ce1">
            <text:p>2728.0024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2730.1624000000002" table:style-name="ce1">
            <text:p>2730.1624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2732.3222999999998" table:style-name="ce1">
            <text:p>2732.3223</text:p>
          </table:table-cell>
          <table:table-cell table:number-columns-repeated="16382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2734.4821999999999" table:style-name="ce1">
            <text:p>2734.4822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2758.5050000000001" table:style-name="ce1">
            <text:p>2758.505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2782.5275999999999" table:style-name="ce1">
            <text:p>2782.5276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2806.5502999999999" table:style-name="ce1">
            <text:p>2806.5503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2830.5729999999999" table:style-name="ce1">
            <text:p>2830.573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55.3157000000001" table:style-name="ce1">
            <text:p>2855.3157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2880.0583000000001" table:style-name="ce1">
            <text:p>2880.0583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2904.8009999999999" table:style-name="ce1">
            <text:p>2904.801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2929.5437000000002" table:style-name="ce1">
            <text:p>2929.5437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2953.5664000000002" table:style-name="ce1">
            <text:p>2953.5664</text:p>
          </table:table-cell>
          <table:table-cell table:number-columns-repeated="16382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2956.4463000000001" table:style-name="ce1">
            <text:p>2956.4463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2959.3262" table:style-name="ce1">
            <text:p>2959.3262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2962.2060000000001" table:style-name="ce1">
            <text:p>2962.206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2965.0859999999998" table:style-name="ce1">
            <text:p>2965.086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2967.9657999999999" table:style-name="ce1">
            <text:p>2967.9658</text:p>
          </table:table-cell>
          <table:table-cell table:number-columns-repeated="16382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2970.8456999999999" table:style-name="ce1">
            <text:p>2970.8457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2973.7256000000002" table:style-name="ce1">
            <text:p>2973.7256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2976.6055000000001" table:style-name="ce1">
            <text:p>2976.6055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2979.4854" table:style-name="ce1">
            <text:p>2979.4854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2982.3652000000002" table:style-name="ce1">
            <text:p>2982.3652</text:p>
          </table:table-cell>
          <table:table-cell table:number-columns-repeated="16382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2985.2449999999999" table:style-name="ce1">
            <text:p>2985.245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2988.125" table:style-name="ce1">
            <text:p>2988.125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2991.0050000000001" table:style-name="ce1">
            <text:p>2991.005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2993.1648" table:style-name="ce1">
            <text:p>2993.1648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2995.3247000000001" table:style-name="ce1">
            <text:p>2995.3247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2997.4845999999998" table:style-name="ce1">
            <text:p>2997.4846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2999.6444999999999" table:style-name="ce1">
            <text:p>2999.6445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3001.8044" table:style-name="ce1">
            <text:p>3001.8044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3003.9643999999998" table:style-name="ce1">
            <text:p>3003.9644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3006.1242999999999" table:style-name="ce1">
            <text:p>3006.1243</text:p>
          </table:table-cell>
          <table:table-cell table:number-columns-repeated="16382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3008.2842000000001" table:style-name="ce1">
            <text:p>3008.2842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3010.444" table:style-name="ce1">
            <text:p>3010.444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3013.3240000000001" table:style-name="ce1">
            <text:p>3013.324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3016.2039" table:style-name="ce1">
            <text:p>3016.2039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3019.0837000000001" table:style-name="ce1">
            <text:p>3019.0837</text:p>
          </table:table-cell>
          <table:table-cell table:number-columns-repeated="16382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3021.9636" table:style-name="ce1">
            <text:p>3021.9636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3024.8434999999999" table:style-name="ce1">
            <text:p>3024.8435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3027.7233999999999" table:style-name="ce1">
            <text:p>3027.7234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3030.6033000000002" table:style-name="ce1">
            <text:p>3030.6033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3033.4832000000001" table:style-name="ce1">
            <text:p>3033.4832</text:p>
          </table:table-cell>
          <table:table-cell table:number-columns-repeated="16382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3036.3629999999998" table:style-name="ce1">
            <text:p>3036.363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3039.2429999999999" table:style-name="ce1">
            <text:p>3039.243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3042.1228000000001" table:style-name="ce1">
            <text:p>3042.1228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3045.0027" table:style-name="ce1">
            <text:p>3045.0027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3047.8825999999999" table:style-name="ce1">
            <text:p>3047.8826</text:p>
          </table:table-cell>
          <table:table-cell table:number-columns-repeated="16382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3050.7624999999998" table:style-name="ce1">
            <text:p>3050.7625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3053.6423" table:style-name="ce1">
            <text:p>3053.6423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3056.5221999999999" table:style-name="ce1">
            <text:p>3056.5222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3059.402" table:style-name="ce1">
            <text:p>3059.402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3062.2820000000002" table:style-name="ce1">
            <text:p>3062.282</text:p>
          </table:table-cell>
          <table:table-cell table:number-columns-repeated="16382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3065.1619000000001" table:style-name="ce1">
            <text:p>3065.1619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3068.0417000000002" table:style-name="ce1">
            <text:p>3068.0417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3070.2017000000001" table:style-name="ce1">
            <text:p>3070.2017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3072.3616000000002" table:style-name="ce1">
            <text:p>3072.3616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3074.5214999999998" table:style-name="ce1">
            <text:p>3074.5215</text:p>
          </table:table-cell>
          <table:table-cell table:number-columns-repeated="16382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3076.6813999999999" table:style-name="ce1">
            <text:p>3076.6814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3078.8413" table:style-name="ce1">
            <text:p>3078.8413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3081.7212" table:style-name="ce1">
            <text:p>3081.7212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3084.6010000000001" table:style-name="ce1">
            <text:p>3084.601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3087.4810000000002" table:style-name="ce1">
            <text:p>3087.481</text:p>
          </table:table-cell>
          <table:table-cell table:number-columns-repeated="16382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3090.3607999999999" table:style-name="ce1">
            <text:p>3090.3608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3093.2406999999998" table:style-name="ce1">
            <text:p>3093.2407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3096.1206000000002" table:style-name="ce1">
            <text:p>3096.1206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3099.0005000000001" table:style-name="ce1">
            <text:p>3099.0005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3101.1604000000002" table:style-name="ce1">
            <text:p>3101.1604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3104.0403000000001" table:style-name="ce1">
            <text:p>3104.0403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3106.9202" table:style-name="ce1">
            <text:p>3106.9202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3109.8" table:style-name="ce1">
            <text:p>3109.8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3112.68" table:style-name="ce1">
            <text:p>3112.68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3115.5598" table:style-name="ce1">
            <text:p>3115.5598</text:p>
          </table:table-cell>
          <table:table-cell table:number-columns-repeated="16382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3119.1597000000002" table:style-name="ce1">
            <text:p>3119.1597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3122.7595000000001" table:style-name="ce1">
            <text:p>3122.7595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3126.3593999999998" table:style-name="ce1">
            <text:p>3126.3594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3129.9591999999998" table:style-name="ce1">
            <text:p>3129.9592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3133.5590000000002" table:style-name="ce1">
            <text:p>3133.559</text:p>
          </table:table-cell>
          <table:table-cell table:number-columns-repeated="16382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3137.1590000000001" table:style-name="ce1">
            <text:p>3137.159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3140.7588000000001" table:style-name="ce1">
            <text:p>3140.7588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3144.3586" table:style-name="ce1">
            <text:p>3144.3586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3147.9585000000002" table:style-name="ce1">
            <text:p>3147.9585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3151.5583000000001" table:style-name="ce1">
            <text:p>3151.5583</text:p>
          </table:table-cell>
          <table:table-cell table:number-columns-repeated="16382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3155.1581999999999" table:style-name="ce1">
            <text:p>3155.1582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3158.7579999999998" table:style-name="ce1">
            <text:p>3158.758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3162.3580000000002" table:style-name="ce1">
            <text:p>3162.358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3165.9578000000001" table:style-name="ce1">
            <text:p>3165.9578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3169.5576000000001" table:style-name="ce1">
            <text:p>3169.5576</text:p>
          </table:table-cell>
          <table:table-cell table:number-columns-repeated="16382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3173.1574999999998" table:style-name="ce1">
            <text:p>3173.1575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3176.7573000000002" table:style-name="ce1">
            <text:p>3176.7573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3180.3571999999999" table:style-name="ce1">
            <text:p>3180.3572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3184.6770000000001" table:style-name="ce1">
            <text:p>3184.677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3188.9967999999999" table:style-name="ce1">
            <text:p>3188.9968</text:p>
          </table:table-cell>
          <table:table-cell table:number-columns-repeated="16382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3193.3166999999999" table:style-name="ce1">
            <text:p>3193.3167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3196.9164999999998" table:style-name="ce1">
            <text:p>3196.9165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3200.5164" table:style-name="ce1">
            <text:p>3200.5164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3204.1161999999999" table:style-name="ce1">
            <text:p>3204.1162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3206.9960000000001" table:style-name="ce1">
            <text:p>3206.996</text:p>
          </table:table-cell>
          <table:table-cell table:number-columns-repeated="16382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3209.8760000000002" table:style-name="ce1">
            <text:p>3209.876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3212.7559000000001" table:style-name="ce1">
            <text:p>3212.7559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3215.6356999999998" table:style-name="ce1">
            <text:p>3215.6357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3217.7957000000001" table:style-name="ce1">
            <text:p>3217.7957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3219.9555999999998" table:style-name="ce1">
            <text:p>3219.9556</text:p>
          </table:table-cell>
          <table:table-cell table:number-columns-repeated="16382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3222.1154999999999" table:style-name="ce1">
            <text:p>3222.1155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3224.2754" table:style-name="ce1">
            <text:p>3224.2754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3226.4353000000001" table:style-name="ce1">
            <text:p>3226.4353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3228.5952000000002" table:style-name="ce1">
            <text:p>3228.5952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3231.4749999999999" table:style-name="ce1">
            <text:p>3231.475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3234.355" table:style-name="ce1">
            <text:p>3234.355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3237.2348999999999" table:style-name="ce1">
            <text:p>3237.2349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3240.1147000000001" table:style-name="ce1">
            <text:p>3240.1147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3242.9946" table:style-name="ce1">
            <text:p>3242.9946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3245.8744999999999" table:style-name="ce1">
            <text:p>3245.8745</text:p>
          </table:table-cell>
          <table:table-cell table:number-columns-repeated="16382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3248.7543999999998" table:style-name="ce1">
            <text:p>3248.7544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3251.6343000000002" table:style-name="ce1">
            <text:p>3251.6343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3254.5142000000001" table:style-name="ce1">
            <text:p>3254.5142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3257.3939999999998" table:style-name="ce1">
            <text:p>3257.394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3260.2739999999999" table:style-name="ce1">
            <text:p>3260.274</text:p>
          </table:table-cell>
          <table:table-cell table:number-columns-repeated="16382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3263.1538" table:style-name="ce1">
            <text:p>3263.1538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3266.0337" table:style-name="ce1">
            <text:p>3266.0337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3268.9135999999999" table:style-name="ce1">
            <text:p>3268.9136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3271.7935000000002" table:style-name="ce1">
            <text:p>3271.7935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3274.6732999999999" table:style-name="ce1">
            <text:p>3274.6733</text:p>
          </table:table-cell>
          <table:table-cell table:number-columns-repeated="16382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3277.5531999999998" table:style-name="ce1">
            <text:p>3277.5532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3280.433" table:style-name="ce1">
            <text:p>3280.433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3283.3130000000001" table:style-name="ce1">
            <text:p>3283.313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3286.1929" table:style-name="ce1">
            <text:p>3286.1929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3289.0727999999999" table:style-name="ce1">
            <text:p>3289.0728</text:p>
          </table:table-cell>
          <table:table-cell table:number-columns-repeated="16382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3292.6725999999999" table:style-name="ce1">
            <text:p>3292.6726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3296.2725" table:style-name="ce1">
            <text:p>3296.2725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3299.8723" table:style-name="ce1">
            <text:p>3299.8723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3303.4722000000002" table:style-name="ce1">
            <text:p>3303.4722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3307.0720000000001" table:style-name="ce1">
            <text:p>3307.072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310.6718999999998" table:style-name="ce1">
            <text:p>3310.6719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3314.2716999999998" table:style-name="ce1">
            <text:p>3314.2717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3317.8715999999999" table:style-name="ce1">
            <text:p>3317.8716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3321.4713999999999" table:style-name="ce1">
            <text:p>3321.4714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3325.0713000000001" table:style-name="ce1">
            <text:p>3325.0713</text:p>
          </table:table-cell>
          <table:table-cell table:number-columns-repeated="16382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3328.6711" table:style-name="ce1">
            <text:p>3328.6711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3332.2710000000002" table:style-name="ce1">
            <text:p>3332.271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3335.8708000000001" table:style-name="ce1">
            <text:p>3335.8708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3339.4706999999999" table:style-name="ce1">
            <text:p>3339.4707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3343.0706" table:style-name="ce1">
            <text:p>3343.0706</text:p>
          </table:table-cell>
          <table:table-cell table:number-columns-repeated="16382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3345.9504000000002" table:style-name="ce1">
            <text:p>3345.9504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3348.1104" table:style-name="ce1">
            <text:p>3348.1104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3350.2703000000001" table:style-name="ce1">
            <text:p>3350.2703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3352.4301999999998" table:style-name="ce1">
            <text:p>3352.4302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3354.59" table:style-name="ce1">
            <text:p>3354.59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3356.75" table:style-name="ce1">
            <text:p>3356.75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3358.91" table:style-name="ce1">
            <text:p>3358.91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3361.0698000000002" table:style-name="ce1">
            <text:p>3361.0698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3363.2296999999999" table:style-name="ce1">
            <text:p>3363.2297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3366.1095999999998" table:style-name="ce1">
            <text:p>3366.1096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3368.9895000000001" table:style-name="ce1">
            <text:p>3368.9895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3371.8694" table:style-name="ce1">
            <text:p>3371.8694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3374.7492999999999" table:style-name="ce1">
            <text:p>3374.7493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3377.6291999999999" table:style-name="ce1">
            <text:p>3377.6292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3380.509" table:style-name="ce1">
            <text:p>3380.509</text:p>
          </table:table-cell>
          <table:table-cell table:number-columns-repeated="16382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3383.3890000000001" table:style-name="ce1">
            <text:p>3383.389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3386.2687999999998" table:style-name="ce1">
            <text:p>3386.2688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3389.1487000000002" table:style-name="ce1">
            <text:p>3389.1487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3392.0286000000001" table:style-name="ce1">
            <text:p>3392.0286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3394.9083999999998" table:style-name="ce1">
            <text:p>3394.9084</text:p>
          </table:table-cell>
          <table:table-cell table:number-columns-repeated="16382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3397.7883000000002" table:style-name="ce1">
            <text:p>3397.7883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3400.6682000000001" table:style-name="ce1">
            <text:p>3400.6682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3403.5479999999998" table:style-name="ce1">
            <text:p>3403.548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3406.4279999999999" table:style-name="ce1">
            <text:p>3406.428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3409.3078999999998" table:style-name="ce1">
            <text:p>3409.3079</text:p>
          </table:table-cell>
          <table:table-cell table:number-columns-repeated="16382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3412.1876999999999" table:style-name="ce1">
            <text:p>3412.1877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3415.0675999999999" table:style-name="ce1">
            <text:p>3415.0676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3417.9475000000002" table:style-name="ce1">
            <text:p>3417.9475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3420.8274000000001" table:style-name="ce1">
            <text:p>3420.8274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3422.9872999999998" table:style-name="ce1">
            <text:p>3422.9873</text:p>
          </table:table-cell>
          <table:table-cell table:number-columns-repeated="16382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3425.1471999999999" table:style-name="ce1">
            <text:p>3425.1472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3427.3071" table:style-name="ce1">
            <text:p>3427.3071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3429.4670000000001" table:style-name="ce1">
            <text:p>3429.467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3431.627" table:style-name="ce1">
            <text:p>3431.627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3433.067" table:style-name="ce1">
            <text:p>3433.067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3434.5068000000001" table:style-name="ce1">
            <text:p>3434.5068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3435.9468000000002" table:style-name="ce1">
            <text:p>3435.9468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3437.3867" table:style-name="ce1">
            <text:p>3437.3867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3438.8267000000001" table:style-name="ce1">
            <text:p>3438.8267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3440.2665999999999" table:style-name="ce1">
            <text:p>3440.2666</text:p>
          </table:table-cell>
          <table:table-cell table:number-columns-repeated="16382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3442.4265" table:style-name="ce1">
            <text:p>3442.4265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3445.3063999999999" table:style-name="ce1">
            <text:p>3445.3064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3448.1862999999998" table:style-name="ce1">
            <text:p>3448.1863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3451.0662000000002" table:style-name="ce1">
            <text:p>3451.0662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3453.9459999999999" table:style-name="ce1">
            <text:p>3453.946</text:p>
          </table:table-cell>
          <table:table-cell table:number-columns-repeated="16382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3456.826" table:style-name="ce1">
            <text:p>3456.826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3459.7058000000002" table:style-name="ce1">
            <text:p>3459.7058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3462.5857000000001" table:style-name="ce1">
            <text:p>3462.5857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3465.4656" table:style-name="ce1">
            <text:p>3465.4656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3468.3454999999999" table:style-name="ce1">
            <text:p>3468.3455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3471.2253000000001" table:style-name="ce1">
            <text:p>3471.2253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3474.1052" table:style-name="ce1">
            <text:p>3474.1052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3476.2651000000001" table:style-name="ce1">
            <text:p>3476.2651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3479.145" table:style-name="ce1">
            <text:p>3479.145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3482.7449000000001" table:style-name="ce1">
            <text:p>3482.7449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3487.0646999999999" table:style-name="ce1">
            <text:p>3487.0647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3491.3845000000001" table:style-name="ce1">
            <text:p>3491.3845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3495.7042999999999" table:style-name="ce1">
            <text:p>3495.7043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3500.0241999999998" table:style-name="ce1">
            <text:p>3500.0242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3504.3440000000001" table:style-name="ce1">
            <text:p>3504.344</text:p>
          </table:table-cell>
          <table:table-cell table:number-columns-repeated="16382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3508.6637999999998" table:style-name="ce1">
            <text:p>3508.6638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3512.9836" table:style-name="ce1">
            <text:p>3512.9836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3517.3035" table:style-name="ce1">
            <text:p>3517.3035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3521.6233000000002" table:style-name="ce1">
            <text:p>3521.6233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3525.9430000000002" table:style-name="ce1">
            <text:p>3525.943</text:p>
          </table:table-cell>
          <table:table-cell table:number-columns-repeated="16382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3529.5430000000001" table:style-name="ce1">
            <text:p>3529.543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3533.1428000000001" table:style-name="ce1">
            <text:p>3533.1428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3536.7426999999998" table:style-name="ce1">
            <text:p>3536.7427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3540.3425000000002" table:style-name="ce1">
            <text:p>3540.3425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3543.9423999999999" table:style-name="ce1">
            <text:p>3543.9424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3547.5421999999999" table:style-name="ce1">
            <text:p>3547.5422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3551.1419999999998" table:style-name="ce1">
            <text:p>3551.142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3554.7420000000002" table:style-name="ce1">
            <text:p>3554.742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3558.3418000000001" table:style-name="ce1">
            <text:p>3558.3418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3561.9416999999999" table:style-name="ce1">
            <text:p>3561.9417</text:p>
          </table:table-cell>
          <table:table-cell table:number-columns-repeated="16382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3565.5414999999998" table:style-name="ce1">
            <text:p>3565.5415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3569.1414" table:style-name="ce1">
            <text:p>3569.1414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3572.7411999999999" table:style-name="ce1">
            <text:p>3572.7412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3576.3409999999999" table:style-name="ce1">
            <text:p>3576.341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3579.9409999999998" table:style-name="ce1">
            <text:p>3579.941</text:p>
          </table:table-cell>
          <table:table-cell table:number-columns-repeated="16382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3583.5408000000002" table:style-name="ce1">
            <text:p>3583.5408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3587.1406000000002" table:style-name="ce1">
            <text:p>3587.1406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3590.7404999999999" table:style-name="ce1">
            <text:p>3590.7405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3595.0603000000001" table:style-name="ce1">
            <text:p>3595.0603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3599.3800999999999" table:style-name="ce1">
            <text:p>3599.3801</text:p>
          </table:table-cell>
          <table:table-cell table:number-columns-repeated="16382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3603.7" table:style-name="ce1">
            <text:p>3603.7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3608.0198" table:style-name="ce1">
            <text:p>3608.0198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3612.3395999999998" table:style-name="ce1">
            <text:p>3612.3396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3616.6594" table:style-name="ce1">
            <text:p>3616.6594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3620.9792000000002" table:style-name="ce1">
            <text:p>3620.9792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3625.299" table:style-name="ce1">
            <text:p>3625.299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3629.6190000000001" table:style-name="ce1">
            <text:p>3629.619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3633.9387000000002" table:style-name="ce1">
            <text:p>3633.9387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3638.2584999999999" table:style-name="ce1">
            <text:p>3638.2585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3642.5783999999999" table:style-name="ce1">
            <text:p>3642.5784</text:p>
          </table:table-cell>
          <table:table-cell table:number-columns-repeated="16382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3646.8982000000001" table:style-name="ce1">
            <text:p>3646.8982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3651.2179999999998" table:style-name="ce1">
            <text:p>3651.218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3655.5378000000001" table:style-name="ce1">
            <text:p>3655.5378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3659.8577" table:style-name="ce1">
            <text:p>3659.8577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3663.4575" table:style-name="ce1">
            <text:p>3663.4575</text:p>
          </table:table-cell>
          <table:table-cell table:number-columns-repeated="16382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3667.0574000000001" table:style-name="ce1">
            <text:p>3667.0574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3670.6572000000001" table:style-name="ce1">
            <text:p>3670.6572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3674.2570000000001" table:style-name="ce1">
            <text:p>3674.257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3677.857" table:style-name="ce1">
            <text:p>3677.857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3682.1768000000002" table:style-name="ce1">
            <text:p>3682.1768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3686.4965999999999" table:style-name="ce1">
            <text:p>3686.4966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3690.8164000000002" table:style-name="ce1">
            <text:p>3690.8164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3695.1361999999999" table:style-name="ce1">
            <text:p>3695.1362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3699.4560000000001" table:style-name="ce1">
            <text:p>3699.456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3703.7759999999998" table:style-name="ce1">
            <text:p>3703.776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3708.0956999999999" table:style-name="ce1">
            <text:p>3708.0957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3712.4155000000001" table:style-name="ce1">
            <text:p>3712.4155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3716.7354" table:style-name="ce1">
            <text:p>3716.7354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3721.0551999999998" table:style-name="ce1">
            <text:p>3721.0552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3725.375" table:style-name="ce1">
            <text:p>3725.375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29.6948000000002" table:style-name="ce1">
            <text:p>3729.6948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3734.0146" table:style-name="ce1">
            <text:p>3734.0146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3738.3344999999999" table:style-name="ce1">
            <text:p>3738.3345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3742.6543000000001" table:style-name="ce1">
            <text:p>3742.6543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3746.9740000000002" table:style-name="ce1">
            <text:p>3746.974</text:p>
          </table:table-cell>
          <table:table-cell table:number-columns-repeated="16382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3751.2939999999999" table:style-name="ce1">
            <text:p>3751.294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3755.6138000000001" table:style-name="ce1">
            <text:p>3755.6138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3759.9335999999998" table:style-name="ce1">
            <text:p>3759.9336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3764.2534000000001" table:style-name="ce1">
            <text:p>3764.2534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3768.5731999999998" table:style-name="ce1">
            <text:p>3768.5732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3772.893" table:style-name="ce1">
            <text:p>3772.893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3777.2130000000002" table:style-name="ce1">
            <text:p>3777.213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3781.5327000000002" table:style-name="ce1">
            <text:p>3781.5327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3785.1325999999999" table:style-name="ce1">
            <text:p>3785.1326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3788.7323999999999" table:style-name="ce1">
            <text:p>3788.7324</text:p>
          </table:table-cell>
          <table:table-cell table:number-columns-repeated="16382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3792.3323" table:style-name="ce1">
            <text:p>3792.3323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3795.9321" table:style-name="ce1">
            <text:p>3795.9321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3799.5320000000002" table:style-name="ce1">
            <text:p>3799.532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3803.1318000000001" table:style-name="ce1">
            <text:p>3803.1318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3806.7316999999998" table:style-name="ce1">
            <text:p>3806.7317</text:p>
          </table:table-cell>
          <table:table-cell table:number-columns-repeated="16382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3810.3314999999998" table:style-name="ce1">
            <text:p>3810.3315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3813.9313999999999" table:style-name="ce1">
            <text:p>3813.9314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3817.5313000000001" table:style-name="ce1">
            <text:p>3817.5313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3821.1309999999999" table:style-name="ce1">
            <text:p>3821.131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3824.7310000000002" table:style-name="ce1">
            <text:p>3824.731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3828.3308000000002" table:style-name="ce1">
            <text:p>3828.3308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3831.9306999999999" table:style-name="ce1">
            <text:p>3831.9307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3835.5304999999998" table:style-name="ce1">
            <text:p>3835.5305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3839.1304" table:style-name="ce1">
            <text:p>3839.1304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3842.0102999999999" table:style-name="ce1">
            <text:p>3842.0103</text:p>
          </table:table-cell>
          <table:table-cell table:number-columns-repeated="16382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3844.8901000000001" table:style-name="ce1">
            <text:p>3844.8901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3847.77" table:style-name="ce1">
            <text:p>3847.77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3850.65" table:style-name="ce1">
            <text:p>3850.65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3853.5297999999998" table:style-name="ce1">
            <text:p>3853.5298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3856.4097000000002" table:style-name="ce1">
            <text:p>3856.4097</text:p>
          </table:table-cell>
          <table:table-cell table:number-columns-repeated="16382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3859.2896000000001" table:style-name="ce1">
            <text:p>3859.2896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3862.1694000000002" table:style-name="ce1">
            <text:p>3862.1694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3865.0493000000001" table:style-name="ce1">
            <text:p>3865.0493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3867.9292" table:style-name="ce1">
            <text:p>3867.9292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3870.8090000000002" table:style-name="ce1">
            <text:p>3870.809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3873.6889999999999" table:style-name="ce1">
            <text:p>3873.689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3876.5688" table:style-name="ce1">
            <text:p>3876.5688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3879.4486999999999" table:style-name="ce1">
            <text:p>3879.4487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3881.6086" table:style-name="ce1">
            <text:p>3881.6086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3883.7685999999999" table:style-name="ce1">
            <text:p>3883.7686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3885.9285" table:style-name="ce1">
            <text:p>3885.9285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3888.0884000000001" table:style-name="ce1">
            <text:p>3888.0884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3890.9683" table:style-name="ce1">
            <text:p>3890.9683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3893.8481000000002" table:style-name="ce1">
            <text:p>3893.8481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3896.7280000000001" table:style-name="ce1">
            <text:p>3896.728</text:p>
          </table:table-cell>
          <table:table-cell table:number-columns-repeated="16382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3899.6080000000002" table:style-name="ce1">
            <text:p>3899.608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3902.4877999999999" table:style-name="ce1">
            <text:p>3902.4878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3905.3676999999998" table:style-name="ce1">
            <text:p>3905.3677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3908.2476000000001" table:style-name="ce1">
            <text:p>3908.2476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3910.4074999999998" table:style-name="ce1">
            <text:p>3910.4075</text:p>
          </table:table-cell>
          <table:table-cell table:number-columns-repeated="16382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3912.5673999999999" table:style-name="ce1">
            <text:p>3912.5674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3914.7273" table:style-name="ce1">
            <text:p>3914.7273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3917.6071999999999" table:style-name="ce1">
            <text:p>3917.6072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3921.2069999999999" table:style-name="ce1">
            <text:p>3921.207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3924.8069999999998" table:style-name="ce1">
            <text:p>3924.807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3928.4067" table:style-name="ce1">
            <text:p>3928.4067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3932.0066000000002" table:style-name="ce1">
            <text:p>3932.0066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3935.6064000000001" table:style-name="ce1">
            <text:p>3935.6064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3939.2062999999998" table:style-name="ce1">
            <text:p>3939.2063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3942.8062" table:style-name="ce1">
            <text:p>3942.8062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3946.4059999999999" table:style-name="ce1">
            <text:p>3946.406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3950.0059000000001" table:style-name="ce1">
            <text:p>3950.0059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3953.6057000000001" table:style-name="ce1">
            <text:p>3953.6057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3957.2055999999998" table:style-name="ce1">
            <text:p>3957.2056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3960.8054000000002" table:style-name="ce1">
            <text:p>3960.8054</text:p>
          </table:table-cell>
          <table:table-cell table:number-columns-repeated="16382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3964.4052999999999" table:style-name="ce1">
            <text:p>3964.4053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3968.7249999999999" table:style-name="ce1">
            <text:p>3968.725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3973.0450000000001" table:style-name="ce1">
            <text:p>3973.045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3977.3647000000001" table:style-name="ce1">
            <text:p>3977.3647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3980.9645999999998" table:style-name="ce1">
            <text:p>3980.9646</text:p>
          </table:table-cell>
          <table:table-cell table:number-columns-repeated="16382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3984.5645" table:style-name="ce1">
            <text:p>3984.5645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3988.1642999999999" table:style-name="ce1">
            <text:p>3988.1643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3991.7642000000001" table:style-name="ce1">
            <text:p>3991.7642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3995.364" table:style-name="ce1">
            <text:p>3995.364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3998.9639000000002" table:style-name="ce1">
            <text:p>3998.9639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4002.5637000000002" table:style-name="ce1">
            <text:p>4002.5637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4006.1635999999999" table:style-name="ce1">
            <text:p>4006.1636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4009.7633999999998" table:style-name="ce1">
            <text:p>4009.7634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4013.3633" table:style-name="ce1">
            <text:p>4013.3633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4016.9630999999999" table:style-name="ce1">
            <text:p>4016.9631</text:p>
          </table:table-cell>
          <table:table-cell table:number-columns-repeated="16382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4020.5630000000001" table:style-name="ce1">
            <text:p>4020.563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4024.1628000000001" table:style-name="ce1">
            <text:p>4024.1628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4027.7627000000002" table:style-name="ce1">
            <text:p>4027.7627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4031.3625000000002" table:style-name="ce1">
            <text:p>4031.3625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4034.9623999999999" table:style-name="ce1">
            <text:p>4034.9624</text:p>
          </table:table-cell>
          <table:table-cell table:number-columns-repeated="16382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4038.5623000000001" table:style-name="ce1">
            <text:p>4038.5623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4042.1619999999998" table:style-name="ce1">
            <text:p>4042.162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4045.7620000000002" table:style-name="ce1">
            <text:p>4045.762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4049.3618000000001" table:style-name="ce1">
            <text:p>4049.3618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4052.9616999999998" table:style-name="ce1">
            <text:p>4052.9617</text:p>
          </table:table-cell>
          <table:table-cell table:number-columns-repeated="16382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4056.5614999999998" table:style-name="ce1">
            <text:p>4056.5615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4060.1614" table:style-name="ce1">
            <text:p>4060.1614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4063.7611999999999" table:style-name="ce1">
            <text:p>4063.7612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4067.3609999999999" table:style-name="ce1">
            <text:p>4067.361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4070.241" table:style-name="ce1">
            <text:p>4070.241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4073.1208000000001" table:style-name="ce1">
            <text:p>4073.1208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4076.0007000000001" table:style-name="ce1">
            <text:p>4076.0007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4079.6006000000002" table:style-name="ce1">
            <text:p>4079.6006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4083.2004000000002" table:style-name="ce1">
            <text:p>4083.2004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4086.8002999999999" table:style-name="ce1">
            <text:p>4086.8003</text:p>
          </table:table-cell>
          <table:table-cell table:number-columns-repeated="16382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4090.4000999999998" table:style-name="ce1">
            <text:p>4090.4001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4094" table:style-name="ce1">
            <text:p>4094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4097.6005999999998" table:style-name="ce1">
            <text:p>4097.6006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4101.2016999999996" table:style-name="ce1">
            <text:p>4101.2017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4104.8027000000002" table:style-name="ce1">
            <text:p>4104.8027</text:p>
          </table:table-cell>
          <table:table-cell table:number-columns-repeated="16382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4108.4040000000005" table:style-name="ce1">
            <text:p>4108.404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4112.0050000000001" table:style-name="ce1">
            <text:p>4112.005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4115.6059999999998" table:style-name="ce1">
            <text:p>4115.606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4119.2070000000003" table:style-name="ce1">
            <text:p>4119.207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4122.808" table:style-name="ce1">
            <text:p>4122.808</text:p>
          </table:table-cell>
          <table:table-cell table:number-columns-repeated="16382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4126.4089999999997" table:style-name="ce1">
            <text:p>4126.409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4130.0102999999999" table:style-name="ce1">
            <text:p>4130.0103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4133.6112999999996" table:style-name="ce1">
            <text:p>4133.6113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4137.2124000000003" table:style-name="ce1">
            <text:p>4137.2124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4140.8135000000002" table:style-name="ce1">
            <text:p>4140.8135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4144.4146000000001" table:style-name="ce1">
            <text:p>4144.4146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4148.0155999999997" table:style-name="ce1">
            <text:p>4148.0156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4151.6166999999996" table:style-name="ce1">
            <text:p>4151.6167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4155.2179999999998" table:style-name="ce1">
            <text:p>4155.218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4158.8190000000004" table:style-name="ce1">
            <text:p>4158.819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162.42" table:style-name="ce1">
            <text:p>4162.42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4166.0209999999997" table:style-name="ce1">
            <text:p>4166.021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4169.6220000000003" table:style-name="ce1">
            <text:p>4169.622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4173.223" table:style-name="ce1">
            <text:p>4173.223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4176.8239999999996" table:style-name="ce1">
            <text:p>4176.824</text:p>
          </table:table-cell>
          <table:table-cell table:number-columns-repeated="16382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4179.7049999999999" table:style-name="ce1">
            <text:p>4179.705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4182.5860000000002" table:style-name="ce1">
            <text:p>4182.586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4185.4669999999996" table:style-name="ce1">
            <text:p>4185.467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4188.3477000000003" table:style-name="ce1">
            <text:p>4188.3477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4191.2285000000002" table:style-name="ce1">
            <text:p>4191.2285</text:p>
          </table:table-cell>
          <table:table-cell table:number-columns-repeated="16382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4194.8296" table:style-name="ce1">
            <text:p>4194.8296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4198.4306999999999" table:style-name="ce1">
            <text:p>4198.4307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4202.0316999999995" table:style-name="ce1">
            <text:p>4202.0317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4205.6329999999998" table:style-name="ce1">
            <text:p>4205.633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4209.2340000000004" table:style-name="ce1">
            <text:p>4209.234</text:p>
          </table:table-cell>
          <table:table-cell table:number-columns-repeated="16382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4212.835" table:style-name="ce1">
            <text:p>4212.835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4216.4359999999997" table:style-name="ce1">
            <text:p>4216.436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4220.0370000000003" table:style-name="ce1">
            <text:p>4220.037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4223.6379999999999" table:style-name="ce1">
            <text:p>4223.638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4226.5190000000002" table:style-name="ce1">
            <text:p>4226.519</text:p>
          </table:table-cell>
          <table:table-cell table:number-columns-repeated="16382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4228.6796999999997" table:style-name="ce1">
            <text:p>4228.6797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4230.8402999999998" table:style-name="ce1">
            <text:p>4230.8403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4233.0010000000002" table:style-name="ce1">
            <text:p>4233.001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4235.1616000000004" table:style-name="ce1">
            <text:p>4235.1616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4236.6019999999999" table:style-name="ce1">
            <text:p>4236.602</text:p>
          </table:table-cell>
          <table:table-cell table:number-columns-repeated="16382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4238.0424999999996" table:style-name="ce1">
            <text:p>4238.0425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4239.4830000000002" table:style-name="ce1">
            <text:p>4239.483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4240.9233000000004" table:style-name="ce1">
            <text:p>4240.9233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4242.3639999999996" table:style-name="ce1">
            <text:p>4242.364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4243.8040000000001" table:style-name="ce1">
            <text:p>4243.804</text:p>
          </table:table-cell>
          <table:table-cell table:number-columns-repeated="16382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4245.9650000000001" table:style-name="ce1">
            <text:p>4245.965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4248.1255000000001" table:style-name="ce1">
            <text:p>4248.1255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4250.2860000000001" table:style-name="ce1">
            <text:p>4250.286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4251.7266" table:style-name="ce1">
            <text:p>4251.7266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4252.4470000000001" table:style-name="ce1">
            <text:p>4252.447</text:p>
          </table:table-cell>
          <table:table-cell table:number-columns-repeated="16382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4253.1670000000004" table:style-name="ce1">
            <text:p>4253.167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4253.8869999999997" table:style-name="ce1">
            <text:p>4253.887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4254.6073999999999" table:style-name="ce1">
            <text:p>4254.6074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4255.3275999999996" table:style-name="ce1">
            <text:p>4255.3276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4256.0479999999998" table:style-name="ce1">
            <text:p>4256.048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4256.768" table:style-name="ce1">
            <text:p>4256.768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4257.4883" table:style-name="ce1">
            <text:p>4257.4883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4258.2084999999997" table:style-name="ce1">
            <text:p>4258.2085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4258.9287000000004" table:style-name="ce1">
            <text:p>4258.9287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4259.6490000000003" table:style-name="ce1">
            <text:p>4259.649</text:p>
          </table:table-cell>
          <table:table-cell table:number-columns-repeated="16382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4260.3689999999997" table:style-name="ce1">
            <text:p>4260.369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4261.0893999999998" table:style-name="ce1">
            <text:p>4261.0894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4261.8095999999996" table:style-name="ce1">
            <text:p>4261.8096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4262.53" table:style-name="ce1">
            <text:p>4262.53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4263.25" table:style-name="ce1">
            <text:p>4263.25</text:p>
          </table:table-cell>
          <table:table-cell table:number-columns-repeated="16382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4263.97" table:style-name="ce1">
            <text:p>4263.97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4265.4106000000002" table:style-name="ce1">
            <text:p>4265.4106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4266.8509999999997" table:style-name="ce1">
            <text:p>4266.851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4268.2915000000003" table:style-name="ce1">
            <text:p>4268.2915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4269.732" table:style-name="ce1">
            <text:p>4269.732</text:p>
          </table:table-cell>
          <table:table-cell table:number-columns-repeated="16382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4271.1724000000004" table:style-name="ce1">
            <text:p>4271.1724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4272.6130000000003" table:style-name="ce1">
            <text:p>4272.613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4274.0529999999999" table:style-name="ce1">
            <text:p>4274.053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4275.4937" table:style-name="ce1">
            <text:p>4275.4937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4276.9340000000002" table:style-name="ce1">
            <text:p>4276.934</text:p>
          </table:table-cell>
          <table:table-cell table:number-columns-repeated="16382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4278.3744999999999" table:style-name="ce1">
            <text:p>4278.3745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4279.8149999999996" table:style-name="ce1">
            <text:p>4279.815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4281.2554" table:style-name="ce1">
            <text:p>4281.2554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4282.6959999999999" table:style-name="ce1">
            <text:p>4282.696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4284.1360000000004" table:style-name="ce1">
            <text:p>4284.136</text:p>
          </table:table-cell>
          <table:table-cell table:number-columns-repeated="16382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4285.5766999999996" table:style-name="ce1">
            <text:p>4285.5767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4287.0169999999998" table:style-name="ce1">
            <text:p>4287.017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4287.7372999999998" table:style-name="ce1">
            <text:p>4287.7373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4288.4575000000004" table:style-name="ce1">
            <text:p>4288.4575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4289.1777000000002" table:style-name="ce1">
            <text:p>4289.1777</text:p>
          </table:table-cell>
          <table:table-cell table:number-columns-repeated="16382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4289.8980000000001" table:style-name="ce1">
            <text:p>4289.898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4290.6180000000004" table:style-name="ce1">
            <text:p>4290.618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4291.3383999999996" table:style-name="ce1">
            <text:p>4291.3384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4292.0586000000003" table:style-name="ce1">
            <text:p>4292.0586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4292.7790000000005" table:style-name="ce1">
            <text:p>4292.779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4292.7790000000005" table:style-name="ce1">
            <text:p>4292.779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4292.7790000000005" table:style-name="ce1">
            <text:p>4292.779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4292.7790000000005" table:style-name="ce1">
            <text:p>4292.779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4292.7790000000005" table:style-name="ce1">
            <text:p>4292.779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4293.4989999999998" table:style-name="ce1">
            <text:p>4293.499</text:p>
          </table:table-cell>
          <table:table-cell table:number-columns-repeated="16382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4294.2190000000001" table:style-name="ce1">
            <text:p>4294.219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4294.9395000000004" table:style-name="ce1">
            <text:p>4294.9395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4295.6597000000002" table:style-name="ce1">
            <text:p>4295.6597</text:p>
          </table:table-cell>
          <table:table-cell table:number-columns-repeated="16382"/>
        </table:table-row>
        <table:table-row table:number-rows-repeated="1047575" table:style-name="ro2">
          <table:table-cell table:number-columns-repeated="16384"/>
        </table:table-row>
      </table:table>
      <table:table table:name="sa-quick-acc-energy-usage" table:style-name="ta1">
        <table:table-column table:style-name="co7" table:number-columns-repeated="1638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0.72" table:style-name="ce1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2.88" table:style-name="ce1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4.32" table:style-name="ce1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5.04" table:style-name="ce1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5.76" table:style-name="ce1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6.4800005000000001" table:style-name="ce1">
            <text:p>6.4800005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7.2000010000000003" table:style-name="ce1">
            <text:p>7.200001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29.782803000000001" table:style-name="ce1">
            <text:p>29.782803</text:p>
          </table:table-cell>
          <table:table-cell table:number-columns-repeated="16382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52.365600000000001" table:style-name="ce1">
            <text:p>52.3656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74.948400000000007" table:style-name="ce1">
            <text:p>74.9484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97.531204000000002" table:style-name="ce1">
            <text:p>97.531204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120.83401000000001" table:style-name="ce1">
            <text:p>120.83401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144.13681" table:style-name="ce1">
            <text:p>144.13681</text:p>
          </table:table-cell>
          <table:table-cell table:number-columns-repeated="16382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167.43960000000001" table:style-name="ce1">
            <text:p>167.4396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190.7424" table:style-name="ce1">
            <text:p>190.7424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214.04519999999999" table:style-name="ce1">
            <text:p>214.0452</text:p>
          </table:table-cell>
          <table:table-cell table:number-columns-repeated="16382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237.34799000000001" table:style-name="ce1">
            <text:p>237.34799</text:p>
          </table:table-cell>
          <table:table-cell table:number-columns-repeated="16382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238.78800000000001" table:style-name="ce1">
            <text:p>238.78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2.0908" table:style-name="ce1">
            <text:p>262.0908</text:p>
          </table:table-cell>
          <table:table-cell table:number-columns-repeated="16382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285.39359999999999" table:style-name="ce1">
            <text:p>285.3936</text:p>
          </table:table-cell>
          <table:table-cell table:number-columns-repeated="16382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308.69637999999998" table:style-name="ce1">
            <text:p>308.69638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331.99918000000002" table:style-name="ce1">
            <text:p>331.99918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356.02197000000001" table:style-name="ce1">
            <text:p>356.02197</text:p>
          </table:table-cell>
          <table:table-cell table:number-columns-repeated="16382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380.04477000000003" table:style-name="ce1">
            <text:p>380.04477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404.06756999999999" table:style-name="ce1">
            <text:p>404.06757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428.09035999999998" table:style-name="ce1">
            <text:p>428.09036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452.11315999999999" table:style-name="ce1">
            <text:p>452.11316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476.13596000000001" table:style-name="ce1">
            <text:p>476.13596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478.29595999999998" table:style-name="ce1">
            <text:p>478.29596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480.45596" table:style-name="ce1">
            <text:p>480.45596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482.61597" table:style-name="ce1">
            <text:p>482.61597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485.49597" table:style-name="ce1">
            <text:p>485.49597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510.23876999999999" table:style-name="ce1">
            <text:p>510.23877</text:p>
          </table:table-cell>
          <table:table-cell table:number-columns-repeated="16382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534.26153999999997" table:style-name="ce1">
            <text:p>534.26154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558.28423999999995" table:style-name="ce1">
            <text:p>558.28424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582.30695000000003" table:style-name="ce1">
            <text:p>582.30695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606.32965000000002" table:style-name="ce1">
            <text:p>606.32965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630.35235999999998" table:style-name="ce1">
            <text:p>630.35236</text:p>
          </table:table-cell>
          <table:table-cell table:number-columns-repeated="16382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654.37505999999996" table:style-name="ce1">
            <text:p>654.37506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678.39777000000004" table:style-name="ce1">
            <text:p>678.39777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702.42049999999995" table:style-name="ce1">
            <text:p>702.4205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726.44320000000005" table:style-name="ce1">
            <text:p>726.4432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750.46590000000003" table:style-name="ce1">
            <text:p>750.4659</text:p>
          </table:table-cell>
          <table:table-cell table:number-columns-repeated="16382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752.62580000000003" table:style-name="ce1">
            <text:p>752.6258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754.78570000000002" table:style-name="ce1">
            <text:p>754.7857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756.94560000000001" table:style-name="ce1">
            <text:p>756.9456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759.10550000000001" table:style-name="ce1">
            <text:p>759.1055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761.26544000000001" table:style-name="ce1">
            <text:p>761.26544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762.70540000000005" table:style-name="ce1">
            <text:p>762.7054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764.14530000000002" table:style-name="ce1">
            <text:p>764.1453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765.58527000000004" table:style-name="ce1">
            <text:p>765.58527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767.02520000000004" table:style-name="ce1">
            <text:p>767.0252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768.46514999999999" table:style-name="ce1">
            <text:p>768.46515</text:p>
          </table:table-cell>
          <table:table-cell table:number-columns-repeated="16382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769.90509999999995" table:style-name="ce1">
            <text:p>769.9051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771.34502999999995" table:style-name="ce1">
            <text:p>771.34503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772.78499999999997" table:style-name="ce1">
            <text:p>772.785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774.22490000000005" table:style-name="ce1">
            <text:p>774.2249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775.66485999999998" table:style-name="ce1">
            <text:p>775.66486</text:p>
          </table:table-cell>
          <table:table-cell table:number-columns-repeated="16382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777.10479999999995" table:style-name="ce1">
            <text:p>777.1048</text:p>
          </table:table-cell>
          <table:table-cell table:number-columns-repeated="16382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778.54474000000005" table:style-name="ce1">
            <text:p>778.54474</text:p>
          </table:table-cell>
          <table:table-cell table:number-columns-repeated="16382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781.42460000000005" table:style-name="ce1">
            <text:p>781.4246</text:p>
          </table:table-cell>
          <table:table-cell table:number-columns-repeated="16382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784.30449999999996" table:style-name="ce1">
            <text:p>784.3045</text:p>
          </table:table-cell>
          <table:table-cell table:number-columns-repeated="16382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787.18439999999998" table:style-name="ce1">
            <text:p>787.1844</text:p>
          </table:table-cell>
          <table:table-cell table:number-columns-repeated="16382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790.0643" table:style-name="ce1">
            <text:p>790.0643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792.94415000000004" table:style-name="ce1">
            <text:p>792.94415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795.82403999999997" table:style-name="ce1">
            <text:p>795.82404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798.70389999999998" table:style-name="ce1">
            <text:p>798.7039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801.5838" table:style-name="ce1">
            <text:p>801.5838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804.46370000000002" table:style-name="ce1">
            <text:p>804.4637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807.34357" table:style-name="ce1">
            <text:p>807.34357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810.22344999999996" table:style-name="ce1">
            <text:p>810.22345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813.10333000000003" table:style-name="ce1">
            <text:p>813.10333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815.98320000000001" table:style-name="ce1">
            <text:p>815.9832</text:p>
          </table:table-cell>
          <table:table-cell table:number-columns-repeated="16382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841.44586000000004" table:style-name="ce1">
            <text:p>841.44586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866.9085" table:style-name="ce1">
            <text:p>866.9085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892.37114999999994" table:style-name="ce1">
            <text:p>892.37115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917.8338" table:style-name="ce1">
            <text:p>917.8338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943.29645000000005" table:style-name="ce1">
            <text:p>943.29645</text:p>
          </table:table-cell>
          <table:table-cell table:number-columns-repeated="16382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968.75909999999999" table:style-name="ce1">
            <text:p>968.7591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994.22173999999995" table:style-name="ce1">
            <text:p>994.22174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1019.6844" table:style-name="ce1">
            <text:p>1019.6844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1045.1470999999999" table:style-name="ce1">
            <text:p>1045.1471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1070.6097" table:style-name="ce1">
            <text:p>1070.6097</text:p>
          </table:table-cell>
          <table:table-cell table:number-columns-repeated="16382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1074.2095999999999" table:style-name="ce1">
            <text:p>1074.2096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1099.6722" table:style-name="ce1">
            <text:p>1099.6722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1125.1349" table:style-name="ce1">
            <text:p>1125.1349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1150.5975000000001" table:style-name="ce1">
            <text:p>1150.5975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1176.0601999999999" table:style-name="ce1">
            <text:p>1176.0602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1201.5228" table:style-name="ce1">
            <text:p>1201.5228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1226.9855" table:style-name="ce1">
            <text:p>1226.9855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1251.7281" table:style-name="ce1">
            <text:p>1251.7281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1276.4708000000001" table:style-name="ce1">
            <text:p>1276.4708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1301.2135000000001" table:style-name="ce1">
            <text:p>1301.2135</text:p>
          </table:table-cell>
          <table:table-cell table:number-columns-repeated="16382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326.6760999999999" table:style-name="ce1">
            <text:p>1326.6761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1330.2760000000001" table:style-name="ce1">
            <text:p>1330.276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1333.8759" table:style-name="ce1">
            <text:p>1333.8759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337.4757" table:style-name="ce1">
            <text:p>1337.4757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341.0755999999999" table:style-name="ce1">
            <text:p>1341.0756</text:p>
          </table:table-cell>
          <table:table-cell table:number-columns-repeated="16382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344.6754000000001" table:style-name="ce1">
            <text:p>1344.6754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370.1380999999999" table:style-name="ce1">
            <text:p>1370.1381</text:p>
          </table:table-cell>
          <table:table-cell table:number-columns-repeated="16382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396.3207" table:style-name="ce1">
            <text:p>1396.3207</text:p>
          </table:table-cell>
          <table:table-cell table:number-columns-repeated="16382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422.5033000000001" table:style-name="ce1">
            <text:p>1422.5033</text:p>
          </table:table-cell>
          <table:table-cell table:number-columns-repeated="16382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448.6858999999999" table:style-name="ce1">
            <text:p>1448.6859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474.8685" table:style-name="ce1">
            <text:p>1474.8685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501.0510999999999" table:style-name="ce1">
            <text:p>1501.0511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527.2338" table:style-name="ce1">
            <text:p>1527.2338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553.4164000000001" table:style-name="ce1">
            <text:p>1553.4164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579.5989999999999" table:style-name="ce1">
            <text:p>1579.599</text:p>
          </table:table-cell>
          <table:table-cell table:number-columns-repeated="16382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605.7816" table:style-name="ce1">
            <text:p>1605.7816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1631.9641999999999" table:style-name="ce1">
            <text:p>1631.9642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1636.2840000000001" table:style-name="ce1">
            <text:p>1636.284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1640.6039000000001" table:style-name="ce1">
            <text:p>1640.6039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1644.9237000000001" table:style-name="ce1">
            <text:p>1644.9237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1671.1062999999999" table:style-name="ce1">
            <text:p>1671.1063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1697.289" table:style-name="ce1">
            <text:p>1697.289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1723.4716000000001" table:style-name="ce1">
            <text:p>1723.4716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1750.3741" table:style-name="ce1">
            <text:p>1750.3741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1776.5568000000001" table:style-name="ce1">
            <text:p>1776.5568</text:p>
          </table:table-cell>
          <table:table-cell table:number-columns-repeated="16382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802.7393999999999" table:style-name="ce1">
            <text:p>1802.7394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1828.922" table:style-name="ce1">
            <text:p>1828.922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1855.1045999999999" table:style-name="ce1">
            <text:p>1855.1046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1881.2872" table:style-name="ce1">
            <text:p>1881.2872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1907.4698000000001" table:style-name="ce1">
            <text:p>1907.4698</text:p>
          </table:table-cell>
          <table:table-cell table:number-columns-repeated="16382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1912.5096000000001" table:style-name="ce1">
            <text:p>1912.5096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1938.6922999999999" table:style-name="ce1">
            <text:p>1938.6923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1964.8749" table:style-name="ce1">
            <text:p>1964.8749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1991.0574999999999" table:style-name="ce1">
            <text:p>1991.0575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2017.9601" table:style-name="ce1">
            <text:p>2017.9601</text:p>
          </table:table-cell>
          <table:table-cell table:number-columns-repeated="16382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2044.8626999999999" table:style-name="ce1">
            <text:p>2044.8627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2071.7654000000002" table:style-name="ce1">
            <text:p>2071.7654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2098.6680000000001" table:style-name="ce1">
            <text:p>2098.668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2124.8506000000002" table:style-name="ce1">
            <text:p>2124.8506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2150.3132000000001" table:style-name="ce1">
            <text:p>2150.3132</text:p>
          </table:table-cell>
          <table:table-cell table:number-columns-repeated="16382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2175.7759999999998" table:style-name="ce1">
            <text:p>2175.776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2200.5185999999999" table:style-name="ce1">
            <text:p>2200.5186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2203.3984" table:style-name="ce1">
            <text:p>2203.3984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2206.2782999999999" table:style-name="ce1">
            <text:p>2206.2783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2209.1581999999999" table:style-name="ce1">
            <text:p>2209.1582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2212.038" table:style-name="ce1">
            <text:p>2212.038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2214.9180000000001" table:style-name="ce1">
            <text:p>2214.918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2217.7979" table:style-name="ce1">
            <text:p>2217.7979</text:p>
          </table:table-cell>
          <table:table-cell table:number-columns-repeated="16382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2220.6777000000002" table:style-name="ce1">
            <text:p>2220.6777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2223.5576000000001" table:style-name="ce1">
            <text:p>2223.5576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26.4375" table:style-name="ce1">
            <text:p>2226.4375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2230.0374000000002" table:style-name="ce1">
            <text:p>2230.0374</text:p>
          </table:table-cell>
          <table:table-cell table:number-columns-repeated="16382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2233.6372000000001" table:style-name="ce1">
            <text:p>2233.6372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2237.2370000000001" table:style-name="ce1">
            <text:p>2237.237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2240.837" table:style-name="ce1">
            <text:p>2240.837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2244.4367999999999" table:style-name="ce1">
            <text:p>2244.4368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2248.0365999999999" table:style-name="ce1">
            <text:p>2248.0366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2273.4992999999999" table:style-name="ce1">
            <text:p>2273.4993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2298.962" table:style-name="ce1">
            <text:p>2298.962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2324.4245999999998" table:style-name="ce1">
            <text:p>2324.4246</text:p>
          </table:table-cell>
          <table:table-cell table:number-columns-repeated="16382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2349.1671999999999" table:style-name="ce1">
            <text:p>2349.1672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2373.91" table:style-name="ce1">
            <text:p>2373.91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2398.6525999999999" table:style-name="ce1">
            <text:p>2398.6526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2423.3953000000001" table:style-name="ce1">
            <text:p>2423.3953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2448.1379999999999" table:style-name="ce1">
            <text:p>2448.138</text:p>
          </table:table-cell>
          <table:table-cell table:number-columns-repeated="16382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2472.8806" table:style-name="ce1">
            <text:p>2472.8806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2497.6233000000002" table:style-name="ce1">
            <text:p>2497.6233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2522.366" table:style-name="ce1">
            <text:p>2522.366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2547.1086" table:style-name="ce1">
            <text:p>2547.1086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2549.2685999999999" table:style-name="ce1">
            <text:p>2549.2686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2551.4285" table:style-name="ce1">
            <text:p>2551.4285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2553.5884000000001" table:style-name="ce1">
            <text:p>2553.5884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2555.7483000000002" table:style-name="ce1">
            <text:p>2555.7483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2557.9081999999999" table:style-name="ce1">
            <text:p>2557.9082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2560.0680000000002" table:style-name="ce1">
            <text:p>2560.068</text:p>
          </table:table-cell>
          <table:table-cell table:number-columns-repeated="16382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2562.2280000000001" table:style-name="ce1">
            <text:p>2562.228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2564.3879999999999" table:style-name="ce1">
            <text:p>2564.388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2566.5479" table:style-name="ce1">
            <text:p>2566.5479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2568.7078000000001" table:style-name="ce1">
            <text:p>2568.7078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2570.8676999999998" table:style-name="ce1">
            <text:p>2570.8677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2573.0275999999999" table:style-name="ce1">
            <text:p>2573.0276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2574.4675000000002" table:style-name="ce1">
            <text:p>2574.4675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2597.0502999999999" table:style-name="ce1">
            <text:p>2597.0503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2619.6329999999998" table:style-name="ce1">
            <text:p>2619.633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2642.2157999999999" table:style-name="ce1">
            <text:p>2642.2158</text:p>
          </table:table-cell>
          <table:table-cell table:number-columns-repeated="16382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2664.7986000000001" table:style-name="ce1">
            <text:p>2664.7986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2687.3813" table:style-name="ce1">
            <text:p>2687.3813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2709.9639999999999" table:style-name="ce1">
            <text:p>2709.964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2732.5468999999998" table:style-name="ce1">
            <text:p>2732.5469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2755.1296000000002" table:style-name="ce1">
            <text:p>2755.1296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2777.7123999999999" table:style-name="ce1">
            <text:p>2777.7124</text:p>
          </table:table-cell>
          <table:table-cell table:number-columns-repeated="16382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2800.2952" table:style-name="ce1">
            <text:p>2800.2952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2822.1579999999999" table:style-name="ce1">
            <text:p>2822.158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2844.0207999999998" table:style-name="ce1">
            <text:p>2844.0208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2865.8834999999999" table:style-name="ce1">
            <text:p>2865.8835</text:p>
          </table:table-cell>
          <table:table-cell table:number-columns-repeated="16382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2865.8834999999999" table:style-name="ce1">
            <text:p>2865.8835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2865.8834999999999" table:style-name="ce1">
            <text:p>2865.8835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2866.6035000000002" table:style-name="ce1">
            <text:p>2866.6035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2867.3235" table:style-name="ce1">
            <text:p>2867.3235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2868.0435000000002" table:style-name="ce1">
            <text:p>2868.0435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2890.6262000000002" table:style-name="ce1">
            <text:p>2890.6262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2913.2089999999998" table:style-name="ce1">
            <text:p>2913.209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2935.7917000000002" table:style-name="ce1">
            <text:p>2935.7917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2958.3744999999999" table:style-name="ce1">
            <text:p>2958.3745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2980.9573" table:style-name="ce1">
            <text:p>2980.9573</text:p>
          </table:table-cell>
          <table:table-cell table:number-columns-repeated="16382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3003.54" table:style-name="ce1">
            <text:p>3003.54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3026.1228000000001" table:style-name="ce1">
            <text:p>3026.1228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3047.9856" table:style-name="ce1">
            <text:p>3047.9856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3069.8483999999999" table:style-name="ce1">
            <text:p>3069.8484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3091.7112000000002" table:style-name="ce1">
            <text:p>3091.7112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3113.5740000000001" table:style-name="ce1">
            <text:p>3113.574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3135.4367999999999" table:style-name="ce1">
            <text:p>3135.4368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3157.2995999999998" table:style-name="ce1">
            <text:p>3157.2996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3158.0194999999999" table:style-name="ce1">
            <text:p>3158.0195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3158.7395000000001" table:style-name="ce1">
            <text:p>3158.7395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3159.4594999999999" table:style-name="ce1">
            <text:p>3159.4595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3160.1794" table:style-name="ce1">
            <text:p>3160.1794</text:p>
          </table:table-cell>
          <table:table-cell table:number-columns-repeated="16382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3182.0421999999999" table:style-name="ce1">
            <text:p>3182.0422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3203.9050000000002" table:style-name="ce1">
            <text:p>3203.905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3225.7678000000001" table:style-name="ce1">
            <text:p>3225.7678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3247.6306" table:style-name="ce1">
            <text:p>3247.6306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3269.4933999999998" table:style-name="ce1">
            <text:p>3269.4934</text:p>
          </table:table-cell>
          <table:table-cell table:number-columns-repeated="16382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3291.3562000000002" table:style-name="ce1">
            <text:p>3291.3562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3313.2190000000001" table:style-name="ce1">
            <text:p>3313.219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3335.0817999999999" table:style-name="ce1">
            <text:p>3335.0818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3356.9445999999998" table:style-name="ce1">
            <text:p>3356.9446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3378.8074000000001" table:style-name="ce1">
            <text:p>3378.8074</text:p>
          </table:table-cell>
          <table:table-cell table:number-columns-repeated="16382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3400.6702" table:style-name="ce1">
            <text:p>3400.6702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3422.5329999999999" table:style-name="ce1">
            <text:p>3422.533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3423.2530000000002" table:style-name="ce1">
            <text:p>3423.253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3423.973" table:style-name="ce1">
            <text:p>3423.973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3424.6929" table:style-name="ce1">
            <text:p>3424.6929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3425.4128000000001" table:style-name="ce1">
            <text:p>3425.4128</text:p>
          </table:table-cell>
          <table:table-cell table:number-columns-repeated="16382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3426.1327999999999" table:style-name="ce1">
            <text:p>3426.1328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3427.5727999999999" table:style-name="ce1">
            <text:p>3427.5728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3429.0127000000002" table:style-name="ce1">
            <text:p>3429.0127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3430.4526000000001" table:style-name="ce1">
            <text:p>3430.4526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3431.8926000000001" table:style-name="ce1">
            <text:p>3431.8926</text:p>
          </table:table-cell>
          <table:table-cell table:number-columns-repeated="16382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3433.3325" table:style-name="ce1">
            <text:p>3433.3325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3434.7725" table:style-name="ce1">
            <text:p>3434.7725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3436.2123999999999" table:style-name="ce1">
            <text:p>3436.2124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3437.6523000000002" table:style-name="ce1">
            <text:p>3437.6523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3439.8123000000001" table:style-name="ce1">
            <text:p>3439.8123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41.9722000000002" table:style-name="ce1">
            <text:p>3441.9722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3444.1320000000001" table:style-name="ce1">
            <text:p>3444.132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3446.2919999999999" table:style-name="ce1">
            <text:p>3446.292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3448.4520000000002" table:style-name="ce1">
            <text:p>3448.452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3449.8917999999999" table:style-name="ce1">
            <text:p>3449.8918</text:p>
          </table:table-cell>
          <table:table-cell table:number-columns-repeated="16382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3451.3317999999999" table:style-name="ce1">
            <text:p>3451.3318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3452.7716999999998" table:style-name="ce1">
            <text:p>3452.7717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3454.2116999999998" table:style-name="ce1">
            <text:p>3454.2117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3455.6516000000001" table:style-name="ce1">
            <text:p>3455.6516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3457.0916000000002" table:style-name="ce1">
            <text:p>3457.0916</text:p>
          </table:table-cell>
          <table:table-cell table:number-columns-repeated="16382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3458.5315000000001" table:style-name="ce1">
            <text:p>3458.5315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3459.9713999999999" table:style-name="ce1">
            <text:p>3459.9714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3461.4114" table:style-name="ce1">
            <text:p>3461.4114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3462.8512999999998" table:style-name="ce1">
            <text:p>3462.8513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3464.2912999999999" table:style-name="ce1">
            <text:p>3464.2913</text:p>
          </table:table-cell>
          <table:table-cell table:number-columns-repeated="16382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3465.7312000000002" table:style-name="ce1">
            <text:p>3465.7312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3467.1711" table:style-name="ce1">
            <text:p>3467.1711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3468.6109999999999" table:style-name="ce1">
            <text:p>3468.611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3470.0509999999999" table:style-name="ce1">
            <text:p>3470.051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3471.491" table:style-name="ce1">
            <text:p>3471.491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3472.931" table:style-name="ce1">
            <text:p>3472.931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3475.0907999999999" table:style-name="ce1">
            <text:p>3475.0908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3477.2507000000001" table:style-name="ce1">
            <text:p>3477.2507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3479.4106000000002" table:style-name="ce1">
            <text:p>3479.4106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3482.2905000000001" table:style-name="ce1">
            <text:p>3482.2905</text:p>
          </table:table-cell>
          <table:table-cell table:number-columns-repeated="16382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3485.1704" table:style-name="ce1">
            <text:p>3485.1704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3488.0502999999999" table:style-name="ce1">
            <text:p>3488.0503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3491.6500999999998" table:style-name="ce1">
            <text:p>3491.6501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3495.25" table:style-name="ce1">
            <text:p>3495.25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3498.8499000000002" table:style-name="ce1">
            <text:p>3498.8499</text:p>
          </table:table-cell>
          <table:table-cell table:number-columns-repeated="16382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3502.4497000000001" table:style-name="ce1">
            <text:p>3502.4497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3506.0495999999998" table:style-name="ce1">
            <text:p>3506.0496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3509.6493999999998" table:style-name="ce1">
            <text:p>3509.6494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3513.2492999999999" table:style-name="ce1">
            <text:p>3513.2493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3516.1291999999999" table:style-name="ce1">
            <text:p>3516.1292</text:p>
          </table:table-cell>
          <table:table-cell table:number-columns-repeated="16382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3519.009" table:style-name="ce1">
            <text:p>3519.009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3521.8890000000001" table:style-name="ce1">
            <text:p>3521.889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3524.7687999999998" table:style-name="ce1">
            <text:p>3524.7688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3527.6487000000002" table:style-name="ce1">
            <text:p>3527.6487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3530.5286000000001" table:style-name="ce1">
            <text:p>3530.5286</text:p>
          </table:table-cell>
          <table:table-cell table:number-columns-repeated="16382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3533.4083999999998" table:style-name="ce1">
            <text:p>3533.4084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3536.2883000000002" table:style-name="ce1">
            <text:p>3536.2883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3539.1682000000001" table:style-name="ce1">
            <text:p>3539.1682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3542.0479999999998" table:style-name="ce1">
            <text:p>3542.048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3545.6480000000001" table:style-name="ce1">
            <text:p>3545.648</text:p>
          </table:table-cell>
          <table:table-cell table:number-columns-repeated="16382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3549.2478000000001" table:style-name="ce1">
            <text:p>3549.2478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3552.8476999999998" table:style-name="ce1">
            <text:p>3552.8477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3556.4475000000002" table:style-name="ce1">
            <text:p>3556.4475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3560.0473999999999" table:style-name="ce1">
            <text:p>3560.0474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3563.6471999999999" table:style-name="ce1">
            <text:p>3563.6472</text:p>
          </table:table-cell>
          <table:table-cell table:number-columns-repeated="16382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3567.2469999999998" table:style-name="ce1">
            <text:p>3567.247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3570.8470000000002" table:style-name="ce1">
            <text:p>3570.847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3574.4468000000002" table:style-name="ce1">
            <text:p>3574.4468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3578.0466000000001" table:style-name="ce1">
            <text:p>3578.0466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3581.6464999999998" table:style-name="ce1">
            <text:p>3581.6465</text:p>
          </table:table-cell>
          <table:table-cell table:number-columns-repeated="16382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3585.2462999999998" table:style-name="ce1">
            <text:p>3585.2463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3588.8462" table:style-name="ce1">
            <text:p>3588.8462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3592.4459999999999" table:style-name="ce1">
            <text:p>3592.446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3596.0459999999998" table:style-name="ce1">
            <text:p>3596.046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3599.6457999999998" table:style-name="ce1">
            <text:p>3599.6458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3603.2456000000002" table:style-name="ce1">
            <text:p>3603.2456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3606.8454999999999" table:style-name="ce1">
            <text:p>3606.8455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3610.4452999999999" table:style-name="ce1">
            <text:p>3610.4453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3614.0452" table:style-name="ce1">
            <text:p>3614.0452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3617.645" table:style-name="ce1">
            <text:p>3617.645</text:p>
          </table:table-cell>
          <table:table-cell table:number-columns-repeated="16382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3621.2449000000001" table:style-name="ce1">
            <text:p>3621.2449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3625.5646999999999" table:style-name="ce1">
            <text:p>3625.5647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3629.8845000000001" table:style-name="ce1">
            <text:p>3629.8845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3633.4843999999998" table:style-name="ce1">
            <text:p>3633.4844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3637.0841999999998" table:style-name="ce1">
            <text:p>3637.0842</text:p>
          </table:table-cell>
          <table:table-cell table:number-columns-repeated="16382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3640.6840000000002" table:style-name="ce1">
            <text:p>3640.684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3644.2840000000001" table:style-name="ce1">
            <text:p>3644.284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3647.8838000000001" table:style-name="ce1">
            <text:p>3647.8838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3651.4836" table:style-name="ce1">
            <text:p>3651.4836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3655.0835000000002" table:style-name="ce1">
            <text:p>3655.0835</text:p>
          </table:table-cell>
          <table:table-cell table:number-columns-repeated="16382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3657.9634000000001" table:style-name="ce1">
            <text:p>3657.9634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3660.8433" table:style-name="ce1">
            <text:p>3660.8433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3663.7231000000002" table:style-name="ce1">
            <text:p>3663.7231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3666.6030000000001" table:style-name="ce1">
            <text:p>3666.603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3670.203" table:style-name="ce1">
            <text:p>3670.203</text:p>
          </table:table-cell>
          <table:table-cell table:number-columns-repeated="16382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3673.8027000000002" table:style-name="ce1">
            <text:p>3673.8027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3677.4025999999999" table:style-name="ce1">
            <text:p>3677.4026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3681.0023999999999" table:style-name="ce1">
            <text:p>3681.0024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3684.6023" table:style-name="ce1">
            <text:p>3684.6023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3688.2021" table:style-name="ce1">
            <text:p>3688.2021</text:p>
          </table:table-cell>
          <table:table-cell table:number-columns-repeated="16382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3691.8020000000001" table:style-name="ce1">
            <text:p>3691.802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3695.4018999999998" table:style-name="ce1">
            <text:p>3695.4019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3699.0016999999998" table:style-name="ce1">
            <text:p>3699.0017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3702.6016" table:style-name="ce1">
            <text:p>3702.6016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3706.2013999999999" table:style-name="ce1">
            <text:p>3706.2014</text:p>
          </table:table-cell>
          <table:table-cell table:number-columns-repeated="16382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3709.8013000000001" table:style-name="ce1">
            <text:p>3709.8013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3713.4011" table:style-name="ce1">
            <text:p>3713.4011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3717.0010000000002" table:style-name="ce1">
            <text:p>3717.001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3721.3208" table:style-name="ce1">
            <text:p>3721.3208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3725.6406000000002" table:style-name="ce1">
            <text:p>3725.6406</text:p>
          </table:table-cell>
          <table:table-cell table:number-columns-repeated="16382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3729.9603999999999" table:style-name="ce1">
            <text:p>3729.9604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3734.2802999999999" table:style-name="ce1">
            <text:p>3734.2803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3738.6" table:style-name="ce1">
            <text:p>3738.6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3742.92" table:style-name="ce1">
            <text:p>3742.92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3747.2397000000001" table:style-name="ce1">
            <text:p>3747.2397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3751.5596" table:style-name="ce1">
            <text:p>3751.5596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3755.8793999999998" table:style-name="ce1">
            <text:p>3755.8794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3760.1992" table:style-name="ce1">
            <text:p>3760.1992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3764.5189999999998" table:style-name="ce1">
            <text:p>3764.519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3768.8389000000002" table:style-name="ce1">
            <text:p>3768.8389</text:p>
          </table:table-cell>
          <table:table-cell table:number-columns-repeated="16382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3773.1587" table:style-name="ce1">
            <text:p>3773.1587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3777.4785000000002" table:style-name="ce1">
            <text:p>3777.4785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3781.7982999999999" table:style-name="ce1">
            <text:p>3781.7983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3785.3982000000001" table:style-name="ce1">
            <text:p>3785.3982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3788.998" table:style-name="ce1">
            <text:p>3788.998</text:p>
          </table:table-cell>
          <table:table-cell table:number-columns-repeated="16382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3792.598" table:style-name="ce1">
            <text:p>3792.598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3796.1977999999999" table:style-name="ce1">
            <text:p>3796.1978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3799.7975999999999" table:style-name="ce1">
            <text:p>3799.7976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3803.3975" table:style-name="ce1">
            <text:p>3803.3975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3806.9973" table:style-name="ce1">
            <text:p>3806.9973</text:p>
          </table:table-cell>
          <table:table-cell table:number-columns-repeated="16382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3810.5972000000002" table:style-name="ce1">
            <text:p>3810.5972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3814.1970000000001" table:style-name="ce1">
            <text:p>3814.197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3817.7968999999998" table:style-name="ce1">
            <text:p>3817.7969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3821.3966999999998" table:style-name="ce1">
            <text:p>3821.3967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3824.9965999999999" table:style-name="ce1">
            <text:p>3824.9966</text:p>
          </table:table-cell>
          <table:table-cell table:number-columns-repeated="16382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3828.5963999999999" table:style-name="ce1">
            <text:p>3828.5964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3832.1963000000001" table:style-name="ce1">
            <text:p>3832.1963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3835.7961" table:style-name="ce1">
            <text:p>3835.7961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3839.3960000000002" table:style-name="ce1">
            <text:p>3839.396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3842.9958000000001" table:style-name="ce1">
            <text:p>3842.995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46.5956999999999" table:style-name="ce1">
            <text:p>3846.5957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3850.1956" table:style-name="ce1">
            <text:p>3850.1956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3853.7954" table:style-name="ce1">
            <text:p>3853.7954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3857.3953000000001" table:style-name="ce1">
            <text:p>3857.3953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3860.9949999999999" table:style-name="ce1">
            <text:p>3860.995</text:p>
          </table:table-cell>
          <table:table-cell table:number-columns-repeated="16382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3865.3150000000001" table:style-name="ce1">
            <text:p>3865.315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3869.6347999999998" table:style-name="ce1">
            <text:p>3869.6348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3873.9546" table:style-name="ce1">
            <text:p>3873.9546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3878.2743999999998" table:style-name="ce1">
            <text:p>3878.2744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3882.5942" table:style-name="ce1">
            <text:p>3882.5942</text:p>
          </table:table-cell>
          <table:table-cell table:number-columns-repeated="16382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3886.9140000000002" table:style-name="ce1">
            <text:p>3886.914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3891.2339999999999" table:style-name="ce1">
            <text:p>3891.234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3895.5536999999999" table:style-name="ce1">
            <text:p>3895.5537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3899.8735000000001" table:style-name="ce1">
            <text:p>3899.8735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3904.1934000000001" table:style-name="ce1">
            <text:p>3904.1934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3907.7932000000001" table:style-name="ce1">
            <text:p>3907.7932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3910.6729999999998" table:style-name="ce1">
            <text:p>3910.673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3913.5529999999999" table:style-name="ce1">
            <text:p>3913.553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3917.1527999999998" table:style-name="ce1">
            <text:p>3917.1528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3920.7527" table:style-name="ce1">
            <text:p>3920.7527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3924.3525" table:style-name="ce1">
            <text:p>3924.3525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3927.9524000000001" table:style-name="ce1">
            <text:p>3927.9524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3931.5522000000001" table:style-name="ce1">
            <text:p>3931.5522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3935.152" table:style-name="ce1">
            <text:p>3935.152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3938.752" table:style-name="ce1">
            <text:p>3938.752</text:p>
          </table:table-cell>
          <table:table-cell table:number-columns-repeated="16382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3942.3517999999999" table:style-name="ce1">
            <text:p>3942.3518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3945.9517000000001" table:style-name="ce1">
            <text:p>3945.9517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3949.5515" table:style-name="ce1">
            <text:p>3949.5515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3953.1514000000002" table:style-name="ce1">
            <text:p>3953.1514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3956.7512000000002" table:style-name="ce1">
            <text:p>3956.7512</text:p>
          </table:table-cell>
          <table:table-cell table:number-columns-repeated="16382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3960.3510000000001" table:style-name="ce1">
            <text:p>3960.351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3963.951" table:style-name="ce1">
            <text:p>3963.951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3967.5508" table:style-name="ce1">
            <text:p>3967.5508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3971.1505999999999" table:style-name="ce1">
            <text:p>3971.1506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3974.7505000000001" table:style-name="ce1">
            <text:p>3974.7505</text:p>
          </table:table-cell>
          <table:table-cell table:number-columns-repeated="16382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3978.3503000000001" table:style-name="ce1">
            <text:p>3978.3503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3981.9502000000002" table:style-name="ce1">
            <text:p>3981.9502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3985.55" table:style-name="ce1">
            <text:p>3985.55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3989.15" table:style-name="ce1">
            <text:p>3989.15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3992.7498000000001" table:style-name="ce1">
            <text:p>3992.7498</text:p>
          </table:table-cell>
          <table:table-cell table:number-columns-repeated="16382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3996.3496" table:style-name="ce1">
            <text:p>3996.3496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3999.9495000000002" table:style-name="ce1">
            <text:p>3999.9495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4002.8292999999999" table:style-name="ce1">
            <text:p>4002.8293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4005.7091999999998" table:style-name="ce1">
            <text:p>4005.7092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4008.5889999999999" table:style-name="ce1">
            <text:p>4008.589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4012.1889999999999" table:style-name="ce1">
            <text:p>4012.189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4015.7887999999998" table:style-name="ce1">
            <text:p>4015.7888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4019.3887" table:style-name="ce1">
            <text:p>4019.3887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4022.9884999999999" table:style-name="ce1">
            <text:p>4022.9885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4026.5884000000001" table:style-name="ce1">
            <text:p>4026.5884</text:p>
          </table:table-cell>
          <table:table-cell table:number-columns-repeated="16382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4030.1882000000001" table:style-name="ce1">
            <text:p>4030.1882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4033.788" table:style-name="ce1">
            <text:p>4033.788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4037.3879999999999" table:style-name="ce1">
            <text:p>4037.388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4040.9877999999999" table:style-name="ce1">
            <text:p>4040.9878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4044.5875999999998" table:style-name="ce1">
            <text:p>4044.5876</text:p>
          </table:table-cell>
          <table:table-cell table:number-columns-repeated="16382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4048.1875" table:style-name="ce1">
            <text:p>4048.1875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4051.7874000000002" table:style-name="ce1">
            <text:p>4051.7874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4055.3872000000001" table:style-name="ce1">
            <text:p>4055.3872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4058.2669999999998" table:style-name="ce1">
            <text:p>4058.267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4061.1469999999999" table:style-name="ce1">
            <text:p>4061.147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4063.3069999999998" table:style-name="ce1">
            <text:p>4063.307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4065.4668000000001" table:style-name="ce1">
            <text:p>4065.4668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4067.6266999999998" table:style-name="ce1">
            <text:p>4067.6267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4069.7865999999999" table:style-name="ce1">
            <text:p>4069.7866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4072.6664999999998" table:style-name="ce1">
            <text:p>4072.6665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4075.5464000000002" table:style-name="ce1">
            <text:p>4075.5464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4078.4263000000001" table:style-name="ce1">
            <text:p>4078.4263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4081.3062" table:style-name="ce1">
            <text:p>4081.3062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4084.1860000000001" table:style-name="ce1">
            <text:p>4084.186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4087.0659999999998" table:style-name="ce1">
            <text:p>4087.066</text:p>
          </table:table-cell>
          <table:table-cell table:number-columns-repeated="16382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4089.2258000000002" table:style-name="ce1">
            <text:p>4089.2258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4091.3856999999998" table:style-name="ce1">
            <text:p>4091.3857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4093.5457000000001" table:style-name="ce1">
            <text:p>4093.5457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4095.7055999999998" table:style-name="ce1">
            <text:p>4095.7056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4097.866" table:style-name="ce1">
            <text:p>4097.866</text:p>
          </table:table-cell>
          <table:table-cell table:number-columns-repeated="16382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4100.027" table:style-name="ce1">
            <text:p>4100.027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4102.1875" table:style-name="ce1">
            <text:p>4102.1875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4104.348" table:style-name="ce1">
            <text:p>4104.348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4106.509" table:style-name="ce1">
            <text:p>4106.509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4108.6693999999998" table:style-name="ce1">
            <text:p>4108.6694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4110.83" table:style-name="ce1">
            <text:p>4110.83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4112.9907000000003" table:style-name="ce1">
            <text:p>4112.9907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4115.1513999999997" table:style-name="ce1">
            <text:p>4115.1514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4117.3119999999999" table:style-name="ce1">
            <text:p>4117.312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4119.4727000000003" table:style-name="ce1">
            <text:p>4119.4727</text:p>
          </table:table-cell>
          <table:table-cell table:number-columns-repeated="16382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4121.6333000000004" table:style-name="ce1">
            <text:p>4121.6333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4123.7939999999999" table:style-name="ce1">
            <text:p>4123.794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4125.9546" table:style-name="ce1">
            <text:p>4125.9546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4128.1149999999998" table:style-name="ce1">
            <text:p>4128.115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4130.2759999999998" table:style-name="ce1">
            <text:p>4130.276</text:p>
          </table:table-cell>
          <table:table-cell table:number-columns-repeated="16382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4132.4364999999998" table:style-name="ce1">
            <text:p>4132.4365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4135.3173999999999" table:style-name="ce1">
            <text:p>4135.3174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4138.1980000000003" table:style-name="ce1">
            <text:p>4138.198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4140.3590000000004" table:style-name="ce1">
            <text:p>4140.359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4142.5195000000003" table:style-name="ce1">
            <text:p>4142.5195</text:p>
          </table:table-cell>
          <table:table-cell table:number-columns-repeated="16382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4144.68" table:style-name="ce1">
            <text:p>4144.68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4146.8410000000003" table:style-name="ce1">
            <text:p>4146.841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4149.0015000000003" table:style-name="ce1">
            <text:p>4149.0015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4151.1620000000003" table:style-name="ce1">
            <text:p>4151.162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4153.3227999999999" table:style-name="ce1">
            <text:p>4153.3228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4155.4834000000001" table:style-name="ce1">
            <text:p>4155.4834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4157.6440000000002" table:style-name="ce1">
            <text:p>4157.644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4159.8046999999997" table:style-name="ce1">
            <text:p>4159.8047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4161.9652999999998" table:style-name="ce1">
            <text:p>4161.9653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4164.1260000000002" table:style-name="ce1">
            <text:p>4164.126</text:p>
          </table:table-cell>
          <table:table-cell table:number-columns-repeated="16382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4166.2866000000004" table:style-name="ce1">
            <text:p>4166.2866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4168.4472999999998" table:style-name="ce1">
            <text:p>4168.4473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4170.6080000000002" table:style-name="ce1">
            <text:p>4170.608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4172.7686000000003" table:style-name="ce1">
            <text:p>4172.7686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4174.9290000000001" table:style-name="ce1">
            <text:p>4174.929</text:p>
          </table:table-cell>
          <table:table-cell table:number-columns-repeated="16382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4177.09" table:style-name="ce1">
            <text:p>4177.09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4179.2505000000001" table:style-name="ce1">
            <text:p>4179.2505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4181.4110000000001" table:style-name="ce1">
            <text:p>4181.411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4183.5720000000001" table:style-name="ce1">
            <text:p>4183.572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4185.7323999999999" table:style-name="ce1">
            <text:p>4185.7324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4187.893" table:style-name="ce1">
            <text:p>4187.893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4190.0537000000004" table:style-name="ce1">
            <text:p>4190.0537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4192.2143999999998" table:style-name="ce1">
            <text:p>4192.2144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4195.0950000000003" table:style-name="ce1">
            <text:p>4195.095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4197.9759999999997" table:style-name="ce1">
            <text:p>4197.976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4200.857" table:style-name="ce1">
            <text:p>4200.857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4203.7380000000003" table:style-name="ce1">
            <text:p>4203.738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4206.6187" table:style-name="ce1">
            <text:p>4206.6187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4209.4994999999999" table:style-name="ce1">
            <text:p>4209.4995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4212.3804" table:style-name="ce1">
            <text:p>4212.380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15.2610000000004" table:style-name="ce1">
            <text:p>4215.261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4218.1419999999998" table:style-name="ce1">
            <text:p>4218.142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4221.0230000000001" table:style-name="ce1">
            <text:p>4221.023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4223.9040000000005" table:style-name="ce1">
            <text:p>4223.904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4226.7847000000002" table:style-name="ce1">
            <text:p>4226.7847</text:p>
          </table:table-cell>
          <table:table-cell table:number-columns-repeated="16382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4229.6655000000001" table:style-name="ce1">
            <text:p>4229.6655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4232.5464000000002" table:style-name="ce1">
            <text:p>4232.5464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4235.4272000000001" table:style-name="ce1">
            <text:p>4235.4272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4237.5879999999997" table:style-name="ce1">
            <text:p>4237.588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4239.7484999999997" table:style-name="ce1">
            <text:p>4239.7485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4241.9089999999997" table:style-name="ce1">
            <text:p>4241.909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4243.3495999999996" table:style-name="ce1">
            <text:p>4243.3496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4244.79" table:style-name="ce1">
            <text:p>4244.79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4246.2304999999997" table:style-name="ce1">
            <text:p>4246.2305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4247.6710000000003" table:style-name="ce1">
            <text:p>4247.671</text:p>
          </table:table-cell>
          <table:table-cell table:number-columns-repeated="16382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4249.1112999999996" table:style-name="ce1">
            <text:p>4249.1113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4250.5519999999997" table:style-name="ce1">
            <text:p>4250.552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4251.9920000000002" table:style-name="ce1">
            <text:p>4251.992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4253.4326000000001" table:style-name="ce1">
            <text:p>4253.4326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4254.8729999999996" table:style-name="ce1">
            <text:p>4254.873</text:p>
          </table:table-cell>
          <table:table-cell table:number-columns-repeated="16382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4256.3135000000002" table:style-name="ce1">
            <text:p>4256.3135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4257.0337" table:style-name="ce1">
            <text:p>4257.0337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4257.7539999999999" table:style-name="ce1">
            <text:p>4257.754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4258.4740000000002" table:style-name="ce1">
            <text:p>4258.474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4259.1943000000001" table:style-name="ce1">
            <text:p>4259.1943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4259.9146000000001" table:style-name="ce1">
            <text:p>4259.9146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4260.6350000000002" table:style-name="ce1">
            <text:p>4260.635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4261.3549999999996" table:style-name="ce1">
            <text:p>4261.355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4262.0749999999998" table:style-name="ce1">
            <text:p>4262.075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4262.7954" table:style-name="ce1">
            <text:p>4262.7954</text:p>
          </table:table-cell>
          <table:table-cell table:number-columns-repeated="16382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4263.5155999999997" table:style-name="ce1">
            <text:p>4263.5156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4264.2359999999999" table:style-name="ce1">
            <text:p>4264.236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4264.9560000000001" table:style-name="ce1">
            <text:p>4264.956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4265.6763000000001" table:style-name="ce1">
            <text:p>4265.6763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4266.3964999999998" table:style-name="ce1">
            <text:p>4266.3965</text:p>
          </table:table-cell>
          <table:table-cell table:number-columns-repeated="16382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4267.1166999999996" table:style-name="ce1">
            <text:p>4267.1167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4267.8370000000004" table:style-name="ce1">
            <text:p>4267.837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4268.5569999999998" table:style-name="ce1">
            <text:p>4268.557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4269.2772999999997" table:style-name="ce1">
            <text:p>4269.2773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4269.9975999999997" table:style-name="ce1">
            <text:p>4269.9976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4270.7179999999998" table:style-name="ce1">
            <text:p>4270.718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4271.4380000000001" table:style-name="ce1">
            <text:p>4271.438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4272.1580000000004" table:style-name="ce1">
            <text:p>4272.158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4272.8783999999996" table:style-name="ce1">
            <text:p>4272.8784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4274.3190000000004" table:style-name="ce1">
            <text:p>4274.319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4275.7592999999997" table:style-name="ce1">
            <text:p>4275.7593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4277.1997000000001" table:style-name="ce1">
            <text:p>4277.1997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4278.6400000000003" table:style-name="ce1">
            <text:p>4278.64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4280.0806000000002" table:style-name="ce1">
            <text:p>4280.0806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4281.5209999999997" table:style-name="ce1">
            <text:p>4281.521</text:p>
          </table:table-cell>
          <table:table-cell table:number-columns-repeated="16382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4282.9614000000001" table:style-name="ce1">
            <text:p>4282.9614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4284.402" table:style-name="ce1">
            <text:p>4284.402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4285.8423000000003" table:style-name="ce1">
            <text:p>4285.8423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4287.2826999999997" table:style-name="ce1">
            <text:p>4287.2827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4288.723" table:style-name="ce1">
            <text:p>4288.723</text:p>
          </table:table-cell>
          <table:table-cell table:number-columns-repeated="16382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4290.1635999999999" table:style-name="ce1">
            <text:p>4290.1636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4291.6040000000003" table:style-name="ce1">
            <text:p>4291.604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4293.0443999999998" table:style-name="ce1">
            <text:p>4293.0444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4295.2049999999999" table:style-name="ce1">
            <text:p>4295.205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4297.3657000000003" table:style-name="ce1">
            <text:p>4297.3657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4299.5263999999997" table:style-name="ce1">
            <text:p>4299.5264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4301.6869999999999" table:style-name="ce1">
            <text:p>4301.687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4303.8477000000003" table:style-name="ce1">
            <text:p>4303.8477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4306.0083000000004" table:style-name="ce1">
            <text:p>4306.0083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4308.1689999999999" table:style-name="ce1">
            <text:p>4308.169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4310.3296" table:style-name="ce1">
            <text:p>4310.3296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4312.49" table:style-name="ce1">
            <text:p>4312.49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4314.6509999999998" table:style-name="ce1">
            <text:p>4314.651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4316.8114999999998" table:style-name="ce1">
            <text:p>4316.8115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4318.9719999999998" table:style-name="ce1">
            <text:p>4318.972</text:p>
          </table:table-cell>
          <table:table-cell table:number-columns-repeated="16382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4321.1329999999998" table:style-name="ce1">
            <text:p>4321.133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4323.2934999999998" table:style-name="ce1">
            <text:p>4323.2935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4325.4539999999997" table:style-name="ce1">
            <text:p>4325.454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4327.6147000000001" table:style-name="ce1">
            <text:p>4327.6147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4329.7754000000004" table:style-name="ce1">
            <text:p>4329.7754</text:p>
          </table:table-cell>
          <table:table-cell table:number-columns-repeated="16382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4331.9359999999997" table:style-name="ce1">
            <text:p>4331.936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4334.0967000000001" table:style-name="ce1">
            <text:p>4334.0967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4336.2573000000002" table:style-name="ce1">
            <text:p>4336.2573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4338.4179999999997" table:style-name="ce1">
            <text:p>4338.418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4340.5785999999998" table:style-name="ce1">
            <text:p>4340.5786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4342.7393000000002" table:style-name="ce1">
            <text:p>4342.7393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4344.8999999999996" table:style-name="ce1">
            <text:p>4344.9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4347.0604999999996" table:style-name="ce1">
            <text:p>4347.0605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4349.2209999999995" table:style-name="ce1">
            <text:p>4349.221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4351.3819999999996" table:style-name="ce1">
            <text:p>4351.382</text:p>
          </table:table-cell>
          <table:table-cell table:number-columns-repeated="16382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4353.5424999999996" table:style-name="ce1">
            <text:p>4353.5425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4355.7030000000004" table:style-name="ce1">
            <text:p>4355.703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4357.8639999999996" table:style-name="ce1">
            <text:p>4357.864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4360.0244000000002" table:style-name="ce1">
            <text:p>4360.0244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4362.1850000000004" table:style-name="ce1">
            <text:p>4362.185</text:p>
          </table:table-cell>
          <table:table-cell table:number-columns-repeated="16382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4364.3456999999999" table:style-name="ce1">
            <text:p>4364.3457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4366.5063" table:style-name="ce1">
            <text:p>4366.5063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4368.6670000000004" table:style-name="ce1">
            <text:p>4368.667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4370.8275999999996" table:style-name="ce1">
            <text:p>4370.8276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4372.9883" table:style-name="ce1">
            <text:p>4372.9883</text:p>
          </table:table-cell>
          <table:table-cell table:number-columns-repeated="16382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4375.1490000000003" table:style-name="ce1">
            <text:p>4375.149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4377.3095999999996" table:style-name="ce1">
            <text:p>4377.3096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4378.75" table:style-name="ce1">
            <text:p>4378.75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4380.1904000000004" table:style-name="ce1">
            <text:p>4380.1904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4381.6310000000003" table:style-name="ce1">
            <text:p>4381.631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4383.0712999999996" table:style-name="ce1">
            <text:p>4383.0713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4384.5117" table:style-name="ce1">
            <text:p>4384.5117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4385.9520000000002" table:style-name="ce1">
            <text:p>4385.952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4387.3926000000001" table:style-name="ce1">
            <text:p>4387.3926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4388.8329999999996" table:style-name="ce1">
            <text:p>4388.833</text:p>
          </table:table-cell>
          <table:table-cell table:number-columns-repeated="16382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4390.2734" table:style-name="ce1">
            <text:p>4390.2734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4391.7139999999999" table:style-name="ce1">
            <text:p>4391.714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4393.1543000000001" table:style-name="ce1">
            <text:p>4393.1543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4394.5946999999996" table:style-name="ce1">
            <text:p>4394.5947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4396.0349999999999" table:style-name="ce1">
            <text:p>4396.035</text:p>
          </table:table-cell>
          <table:table-cell table:number-columns-repeated="16382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4397.4755999999998" table:style-name="ce1">
            <text:p>4397.4756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4398.9160000000002" table:style-name="ce1">
            <text:p>4398.916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4400.3563999999997" table:style-name="ce1">
            <text:p>4400.3564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4401.7969999999996" table:style-name="ce1">
            <text:p>4401.797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4403.2372999999998" table:style-name="ce1">
            <text:p>4403.2373</text:p>
          </table:table-cell>
          <table:table-cell table:number-columns-repeated="16382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4404.6777000000002" table:style-name="ce1">
            <text:p>4404.6777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4406.1180000000004" table:style-name="ce1">
            <text:p>4406.118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4406.8383999999996" table:style-name="ce1">
            <text:p>4406.8384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4407.5586000000003" table:style-name="ce1">
            <text:p>4407.5586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4408.2790000000005" table:style-name="ce1">
            <text:p>4408.279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4408.9989999999998" table:style-name="ce1">
            <text:p>4408.999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4409.7190000000001" table:style-name="ce1">
            <text:p>4409.719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4410.4395000000004" table:style-name="ce1">
            <text:p>4410.4395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4411.1597000000002" table:style-name="ce1">
            <text:p>4411.1597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4411.88" table:style-name="ce1">
            <text:p>4411.88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12.6000000000004" table:style-name="ce1">
            <text:p>4412.6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4413.3203000000003" table:style-name="ce1">
            <text:p>4413.3203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4414.0405000000001" table:style-name="ce1">
            <text:p>4414.0405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4414.7606999999998" table:style-name="ce1">
            <text:p>4414.7607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4415.4809999999998" table:style-name="ce1">
            <text:p>4415.481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4416.201" table:style-name="ce1">
            <text:p>4416.201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4416.9214000000002" table:style-name="ce1">
            <text:p>4416.9214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4417.6415999999999" table:style-name="ce1">
            <text:p>4417.6416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4418.3620000000001" table:style-name="ce1">
            <text:p>4418.362</text:p>
          </table:table-cell>
          <table:table-cell table:number-columns-repeated="16382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4419.0820000000003" table:style-name="ce1">
            <text:p>4419.082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4419.8022000000001" table:style-name="ce1">
            <text:p>4419.8022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4420.5225" table:style-name="ce1">
            <text:p>4420.5225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4421.2426999999998" table:style-name="ce1">
            <text:p>4421.2427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4421.9629999999997" table:style-name="ce1">
            <text:p>4421.963</text:p>
          </table:table-cell>
          <table:table-cell table:number-columns-repeated="16382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4422.683" table:style-name="ce1">
            <text:p>4422.683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4423.4032999999999" table:style-name="ce1">
            <text:p>4423.4033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4424.1234999999997" table:style-name="ce1">
            <text:p>4424.1235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4424.8437999999996" table:style-name="ce1">
            <text:p>4424.8438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4425.5640000000003" table:style-name="ce1">
            <text:p>4425.564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4426.2839999999997" table:style-name="ce1">
            <text:p>4426.284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4427.0043999999998" table:style-name="ce1">
            <text:p>4427.0044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4427.7245999999996" table:style-name="ce1">
            <text:p>4427.7246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4428.4449999999997" table:style-name="ce1">
            <text:p>4428.445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14T15:59:47Z</dc:date>
    <meta:editing-cycles>18</meta:editing-cycles>
    <meta:editing-duration>PT3213S</meta:editing-duration>
  </office:meta>
</office:document-meta>
</file>